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cript-lb.xml" manifest:media-type="text/xml"/>
  <manifest:file-entry manifest:full-path="Basic/VBAProject/ThisWorkbook.xml" manifest:media-type="text/xml"/>
  <manifest:file-entry manifest:full-path="Basic/VBAProject/Feuil9.xml" manifest:media-type="text/xml"/>
  <manifest:file-entry manifest:full-path="Basic/VBAProject/Feuil8.xml" manifest:media-type="text/xml"/>
  <manifest:file-entry manifest:full-path="Basic/VBAProject/Feuil6.xml" manifest:media-type="text/xml"/>
  <manifest:file-entry manifest:full-path="Basic/VBAProject/Feuil5.xml" manifest:media-type="text/xml"/>
  <manifest:file-entry manifest:full-path="Basic/VBAProject/Feuil4.xml" manifest:media-type="text/xml"/>
  <manifest:file-entry manifest:full-path="Basic/VBAProject/Feuil3.xml" manifest:media-type="text/xml"/>
  <manifest:file-entry manifest:full-path="Basic/VBAProject/Feuil2.xml" manifest:media-type="text/xml"/>
  <manifest:file-entry manifest:full-path="Basic/VBAProject/Feuil7.xml" manifest:media-type="text/xml"/>
  <manifest:file-entry manifest:full-path="Basic/VBAProject/Feuil12.xml" manifest:media-type="text/xml"/>
  <manifest:file-entry manifest:full-path="Basic/VBAProject/Feuil10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" svg:font-family="Courier"/>
    <style:font-face style:name="Courier New" svg:font-family="'Courier New'"/>
    <style:font-face style:name="Helv" svg:font-family="Helv"/>
    <style:font-face style:name="MS Sans Serif" svg:font-family="'MS Sans Serif'"/>
    <style:font-face style:name="Times New Roman" svg:font-family="'Times New Roman'"/>
    <style:font-face style:name="Verdana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10.125cm"/>
    </style:style>
    <style:style style:name="co3" style:family="table-column">
      <style:table-column-properties fo:break-before="auto" style:column-width="2.237cm"/>
    </style:style>
    <style:style style:name="co4" style:family="table-column">
      <style:table-column-properties fo:break-before="auto" style:column-width="10.936cm"/>
    </style:style>
    <style:style style:name="co5" style:family="table-column">
      <style:table-column-properties fo:break-before="auto" style:column-width="2.824cm"/>
    </style:style>
    <style:style style:name="co6" style:family="table-column">
      <style:table-column-properties fo:break-before="auto" style:column-width="3.02cm"/>
    </style:style>
    <style:style style:name="co7" style:family="table-column">
      <style:table-column-properties fo:break-before="auto" style:column-width="4.055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Documentation">
      <style:table-properties table:display="true" style:writing-mode="lr-tb"/>
    </style:style>
    <style:style style:name="ta2" style:family="table" style:master-page-name="PageStyle_5f_Année_20_2014">
      <style:table-properties table:display="true" style:writing-mode="lr-tb"/>
    </style:style>
    <style:style style:name="ta3" style:family="table" style:master-page-name="PageStyle_5f_Année_20_2013">
      <style:table-properties table:display="true" style:writing-mode="lr-tb"/>
    </style:style>
    <style:style style:name="ta4" style:family="table" style:master-page-name="PageStyle_5f_Année_20_2012">
      <style:table-properties table:display="true" style:writing-mode="lr-tb"/>
    </style:style>
    <style:style style:name="ta5" style:family="table" style:master-page-name="PageStyle_5f_Année_20_2011">
      <style:table-properties table:display="true" style:writing-mode="lr-tb"/>
    </style:style>
    <style:style style:name="ta6" style:family="table" style:master-page-name="PageStyle_5f_Année_20_2010">
      <style:table-properties table:display="true" style:writing-mode="lr-tb"/>
    </style:style>
    <style:style style:name="ta7" style:family="table" style:master-page-name="PageStyle_5f_Année_20_2009">
      <style:table-properties table:display="true" style:writing-mode="lr-tb"/>
    </style:style>
    <style:style style:name="ta8" style:family="table" style:master-page-name="PageStyle_5f_Année_20_2008">
      <style:table-properties table:display="true" style:writing-mode="lr-tb"/>
    </style:style>
    <style:style style:name="ta9" style:family="table" style:master-page-name="PageStyle_5f_Année_20_2007">
      <style:table-properties table:display="true" style:writing-mode="lr-tb"/>
    </style:style>
    <style:style style:name="ta10" style:family="table" style:master-page-name="PageStyle_5f_Année_20_2006">
      <style:table-properties table:display="true" style:writing-mode="lr-tb"/>
    </style:style>
    <style:style style:name="ce1" style:family="table-cell" style:parent-style-name="normal_5f_NTH0211_5f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" style:family="table-cell" style:parent-style-name="Normal_5f_NTH0211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normal_5f_NTH0211_5f_1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Lien_20_hypertex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1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a_extref" style:family="table">
      <style:table-properties table:display="false"/>
    </style:style>
    <style:style style:name="T1" style:family="text">
      <style:text-properties fo:color="#0000ff" style:font-name="Arial" fo:font-size="8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FR" style:country-asian="CN" style:country-complex="IN" style:font-name-asian="Droid Sans Fallback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Documentatio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5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Métadonnées internet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Définitions Insee</text:p>
          </table:table-cell>
          <table:table-cell table:style-name="ce4" office:value-type="string" calcext:value-type="string">
            <text:p><text:span text:style-name="T1"><text:a xlink:href="http://insee.fr/fr/methodes/default.asp?page=definitions/evenement-domicilie.htm" xlink:type="simple">Evènement (d'état civil) domicilié</text:a></text:span>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4" office:value-type="string" calcext:value-type="string">
            <text:p><text:span text:style-name="T1"><text:a xlink:href="http://insee.fr/fr/methodes/default.asp?page=definitions/etat-civil.htm" xlink:type="simple">Etat civil</text:a></text:span>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<text:span text:style-name="T1"><text:a xlink:href="http://www.insee.fr/fr/methodes/default.asp?page=definitions/pop-sans-double-comptes-rp99.htm" xlink:type="simple">Population sans doubles comptes</text:a></text:span>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4" office:value-type="string" calcext:value-type="string">
            <text:p><text:span text:style-name="T1"><text:a xlink:href="http://www.insee.fr/fr/methodes/default.asp?page=definitions/recensement-de-la-population.htm" xlink:type="simple">Recensement de la population</text:a></text:span>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4" office:value-type="string" calcext:value-type="string">
            <text:p><text:span text:style-name="T1"><text:a xlink:href="http://www.insee.fr/fr/methodes/default.asp?page=sources/sou-adm-estimations-population.htm" xlink:type="simple">Estimations de population</text:a></text:span></text:p>
          </table:table-cell>
          <table:table-cell table:number-columns-repeated="1022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>
          <table:table-cell table:style-name="ce3"/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ée 2014" table:style-name="ta2">
        <office:forms form:automatic-focus="false" form:apply-design-mode="false"/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2" table:default-cell-style-name="ce16"/>
        <table:table-column table:style-name="co7" table:number-columns-repeated="9" table:default-cell-style-name="ce16"/>
        <table:table-column table:style-name="co8" table:number-columns-repeated="1010" table:default-cell-style-name="Default"/>
        <table:table-row table:style-name="ro2">
          <table:table-cell table:style-name="ce5" office:value-type="string" calcext:value-type="string">
            <text:p>Population selon le sexe et l’âge au 1er janvier <text:s/>2014 </text:p>
          </table:table-cell>
          <table:table-cell table:style-name="ce5"/>
          <table:table-cell table:style-name="ce22"/>
          <table:table-cell table:number-columns-repeated="1021"/>
        </table:table-row>
        <table:table-row table:style-name="ro2">
          <table:table-cell table:style-name="ce6"/>
          <table:table-cell table:style-name="ce5"/>
          <table:table-cell table:number-columns-repeated="1022"/>
        </table:table-row>
        <table:table-row table:style-name="ro2">
          <table:table-cell table:style-name="ce7" table:number-columns-repeated="2"/>
          <table:table-cell table:number-columns-repeated="2"/>
          <table:table-cell table:style-name="ce26" office:value-type="string" calcext:value-type="string">
            <text:p>en nombre</text:p>
          </table:table-cell>
          <table:table-cell table:number-columns-repeated="1019"/>
        </table:table-row>
        <table:table-row table:style-name="ro2">
          <table:table-cell table:style-name="ce8" table:number-columns-spanned="1" table:number-rows-spanned="2"/>
          <table:table-cell table:style-name="ce17" office:value-type="string" calcext:value-type="string" table:number-columns-spanned="4" table:number-rows-spanned="1">
            <text:p>Au 1er <text:s/>janvier 2014 (p)</text:p>
          </table:table-cell>
          <table:covered-table-cell table:number-columns-repeated="3" table:style-name="ce23"/>
          <table:table-cell table:number-columns-repeated="1019"/>
        </table:table-row>
        <table:table-row table:style-name="ro3">
          <table:covered-table-cell table:style-name="ce9"/>
          <table:table-cell table:style-name="ce18" office:value-type="string" calcext:value-type="string">
            <text:p>Bas-Rhin</text:p>
          </table:table-cell>
          <table:table-cell table:style-name="ce18" office:value-type="string" calcext:value-type="string">
            <text:p>Haut-Rhin</text:p>
          </table:table-cell>
          <table:table-cell table:style-name="ce24" office:value-type="string" calcext:value-type="string">
            <text:p>Alsace</text:p>
          </table:table-cell>
          <table:table-cell table:style-name="ce27" office:value-type="string" calcext:value-type="string">
            <text:p>France 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 table:number-columns-spanned="5" table:number-rows-spanned="1">
            <text:p>Ensemble</text:p>
          </table:table-cell>
          <table:covered-table-cell table:number-columns-repeated="4" table:style-name="ce9"/>
          <table:table-cell table:number-columns-repeated="1019"/>
        </table:table-row>
        <table:table-row table:style-name="ro5">
          <table:table-cell table:style-name="ce11" office:value-type="string" calcext:value-type="string">
            <text:p>moins de 20 ans</text:p>
          </table:table-cell>
          <table:table-cell table:style-name="ce19" office:value-type="float" office:value="264011" calcext:value-type="float">
            <text:p>264 011</text:p>
          </table:table-cell>
          <table:table-cell table:style-name="ce19" office:value-type="float" office:value="182039" calcext:value-type="float">
            <text:p>182 039</text:p>
          </table:table-cell>
          <table:table-cell table:style-name="ce19" office:value-type="float" office:value="446050" calcext:value-type="float">
            <text:p>446 050</text:p>
          </table:table-cell>
          <table:table-cell table:style-name="ce19" office:value-type="float" office:value="16171587" calcext:value-type="float">
            <text:p>16 171 587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de 0 à 4 ans</text:p>
          </table:table-cell>
          <table:table-cell table:style-name="ce20" office:value-type="float" office:value="63860" calcext:value-type="float">
            <text:p>63 860</text:p>
          </table:table-cell>
          <table:table-cell table:style-name="ce20" office:value-type="float" office:value="45197" calcext:value-type="float">
            <text:p>45 197</text:p>
          </table:table-cell>
          <table:table-cell table:style-name="ce19" office:value-type="float" office:value="109057" calcext:value-type="float">
            <text:p>109 057</text:p>
          </table:table-cell>
          <table:table-cell table:style-name="ce20" office:value-type="float" office:value="4002721" calcext:value-type="float">
            <text:p>4 002 721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de 5 à 9 ans</text:p>
          </table:table-cell>
          <table:table-cell table:style-name="ce20" office:value-type="float" office:value="65469" calcext:value-type="float">
            <text:p>65 469</text:p>
          </table:table-cell>
          <table:table-cell table:style-name="ce20" office:value-type="float" office:value="46419" calcext:value-type="float">
            <text:p>46 419</text:p>
          </table:table-cell>
          <table:table-cell table:style-name="ce19" office:value-type="float" office:value="111888" calcext:value-type="float">
            <text:p>111 888</text:p>
          </table:table-cell>
          <table:table-cell table:style-name="ce20" office:value-type="float" office:value="4102602" calcext:value-type="float">
            <text:p>4 102 60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0" office:value-type="float" office:value="65910" calcext:value-type="float">
            <text:p>65 910</text:p>
          </table:table-cell>
          <table:table-cell table:style-name="ce20" office:value-type="float" office:value="46818" calcext:value-type="float">
            <text:p>46 818</text:p>
          </table:table-cell>
          <table:table-cell table:style-name="ce19" office:value-type="float" office:value="112728" calcext:value-type="float">
            <text:p>112 728</text:p>
          </table:table-cell>
          <table:table-cell table:style-name="ce20" office:value-type="float" office:value="4110240" calcext:value-type="float">
            <text:p>4 110 24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0" office:value-type="float" office:value="68772" calcext:value-type="float">
            <text:p>68 772</text:p>
          </table:table-cell>
          <table:table-cell table:style-name="ce20" office:value-type="float" office:value="43605" calcext:value-type="float">
            <text:p>43 605</text:p>
          </table:table-cell>
          <table:table-cell table:style-name="ce19" office:value-type="float" office:value="112377" calcext:value-type="float">
            <text:p>112 377</text:p>
          </table:table-cell>
          <table:table-cell table:style-name="ce20" office:value-type="float" office:value="3956024" calcext:value-type="float">
            <text:p>3 956 024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19" office:value-type="float" office:value="285939" calcext:value-type="float">
            <text:p>285 939</text:p>
          </table:table-cell>
          <table:table-cell table:style-name="ce19" office:value-type="float" office:value="178914" calcext:value-type="float">
            <text:p>178 914</text:p>
          </table:table-cell>
          <table:table-cell table:style-name="ce19" office:value-type="float" office:value="464853" calcext:value-type="float">
            <text:p>464 853</text:p>
          </table:table-cell>
          <table:table-cell table:style-name="ce19" office:value-type="float" office:value="16001614" calcext:value-type="float">
            <text:p>16 001 61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0" office:value-type="float" office:value="75604" calcext:value-type="float">
            <text:p>75 604</text:p>
          </table:table-cell>
          <table:table-cell table:style-name="ce20" office:value-type="float" office:value="39738" calcext:value-type="float">
            <text:p>39 738</text:p>
          </table:table-cell>
          <table:table-cell table:style-name="ce19" office:value-type="float" office:value="115342" calcext:value-type="float">
            <text:p>115 342</text:p>
          </table:table-cell>
          <table:table-cell table:style-name="ce20" office:value-type="float" office:value="3857615" calcext:value-type="float">
            <text:p>3 857 61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0" office:value-type="float" office:value="69868" calcext:value-type="float">
            <text:p>69 868</text:p>
          </table:table-cell>
          <table:table-cell table:style-name="ce20" office:value-type="float" office:value="44658" calcext:value-type="float">
            <text:p>44 658</text:p>
          </table:table-cell>
          <table:table-cell table:style-name="ce19" office:value-type="float" office:value="114526" calcext:value-type="float">
            <text:p>114 526</text:p>
          </table:table-cell>
          <table:table-cell table:style-name="ce20" office:value-type="float" office:value="3956232" calcext:value-type="float">
            <text:p>3 956 23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0" office:value-type="float" office:value="72039" calcext:value-type="float">
            <text:p>72 039</text:p>
          </table:table-cell>
          <table:table-cell table:style-name="ce20" office:value-type="float" office:value="47924" calcext:value-type="float">
            <text:p>47 924</text:p>
          </table:table-cell>
          <table:table-cell table:style-name="ce19" office:value-type="float" office:value="119963" calcext:value-type="float">
            <text:p>119 963</text:p>
          </table:table-cell>
          <table:table-cell table:style-name="ce20" office:value-type="float" office:value="4120902" calcext:value-type="float">
            <text:p>4 120 90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0" office:value-type="float" office:value="68428" calcext:value-type="float">
            <text:p>68 428</text:p>
          </table:table-cell>
          <table:table-cell table:style-name="ce20" office:value-type="float" office:value="46594" calcext:value-type="float">
            <text:p>46 594</text:p>
          </table:table-cell>
          <table:table-cell table:style-name="ce19" office:value-type="float" office:value="115022" calcext:value-type="float">
            <text:p>115 022</text:p>
          </table:table-cell>
          <table:table-cell table:style-name="ce20" office:value-type="float" office:value="4066865" calcext:value-type="float">
            <text:p>4 066 865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19" office:value-type="float" office:value="312169" calcext:value-type="float">
            <text:p>312 169</text:p>
          </table:table-cell>
          <table:table-cell table:style-name="ce19" office:value-type="float" office:value="217590" calcext:value-type="float">
            <text:p>217 590</text:p>
          </table:table-cell>
          <table:table-cell table:style-name="ce19" office:value-type="float" office:value="529759" calcext:value-type="float">
            <text:p>529 759</text:p>
          </table:table-cell>
          <table:table-cell table:style-name="ce19" office:value-type="float" office:value="17709879" calcext:value-type="float">
            <text:p>17 709 87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0" office:value-type="float" office:value="79098" calcext:value-type="float">
            <text:p>79 098</text:p>
          </table:table-cell>
          <table:table-cell table:style-name="ce20" office:value-type="float" office:value="54723" calcext:value-type="float">
            <text:p>54 723</text:p>
          </table:table-cell>
          <table:table-cell table:style-name="ce19" office:value-type="float" office:value="133821" calcext:value-type="float">
            <text:p>133 821</text:p>
          </table:table-cell>
          <table:table-cell table:style-name="ce20" office:value-type="float" office:value="4578135" calcext:value-type="float">
            <text:p>4 578 13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0" office:value-type="float" office:value="80321" calcext:value-type="float">
            <text:p>80 321</text:p>
          </table:table-cell>
          <table:table-cell table:style-name="ce20" office:value-type="float" office:value="56033" calcext:value-type="float">
            <text:p>56 033</text:p>
          </table:table-cell>
          <table:table-cell table:style-name="ce19" office:value-type="float" office:value="136354" calcext:value-type="float">
            <text:p>136 354</text:p>
          </table:table-cell>
          <table:table-cell table:style-name="ce20" office:value-type="float" office:value="4519891" calcext:value-type="float">
            <text:p>4 519 89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0" office:value-type="float" office:value="78459" calcext:value-type="float">
            <text:p>78 459</text:p>
          </table:table-cell>
          <table:table-cell table:style-name="ce20" office:value-type="float" office:value="54623" calcext:value-type="float">
            <text:p>54 623</text:p>
          </table:table-cell>
          <table:table-cell table:style-name="ce19" office:value-type="float" office:value="133082" calcext:value-type="float">
            <text:p>133 082</text:p>
          </table:table-cell>
          <table:table-cell table:style-name="ce20" office:value-type="float" office:value="4417879" calcext:value-type="float">
            <text:p>4 417 87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0" office:value-type="float" office:value="74291" calcext:value-type="float">
            <text:p>74 291</text:p>
          </table:table-cell>
          <table:table-cell table:style-name="ce20" office:value-type="float" office:value="52211" calcext:value-type="float">
            <text:p>52 211</text:p>
          </table:table-cell>
          <table:table-cell table:style-name="ce19" office:value-type="float" office:value="126502" calcext:value-type="float">
            <text:p>126 502</text:p>
          </table:table-cell>
          <table:table-cell table:style-name="ce20" office:value-type="float" office:value="4193974" calcext:value-type="float">
            <text:p>4 193 974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19" office:value-type="float" office:value="158495" calcext:value-type="float">
            <text:p>158 495</text:p>
          </table:table-cell>
          <table:table-cell table:style-name="ce19" office:value-type="float" office:value="114335" calcext:value-type="float">
            <text:p>114 335</text:p>
          </table:table-cell>
          <table:table-cell table:style-name="ce19" office:value-type="float" office:value="272830" calcext:value-type="float">
            <text:p>272 830</text:p>
          </table:table-cell>
          <table:table-cell table:style-name="ce19" office:value-type="float" office:value="9941571" calcext:value-type="float">
            <text:p>9 941 57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0" office:value-type="float" office:value="67641" calcext:value-type="float">
            <text:p>67 641</text:p>
          </table:table-cell>
          <table:table-cell table:style-name="ce20" office:value-type="float" office:value="48594" calcext:value-type="float">
            <text:p>48 594</text:p>
          </table:table-cell>
          <table:table-cell table:style-name="ce19" office:value-type="float" office:value="116235" calcext:value-type="float">
            <text:p>116 235</text:p>
          </table:table-cell>
          <table:table-cell table:style-name="ce20" office:value-type="float" office:value="4078007" calcext:value-type="float">
            <text:p>4 078 00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0" office:value-type="float" office:value="50065" calcext:value-type="float">
            <text:p>50 065</text:p>
          </table:table-cell>
          <table:table-cell table:style-name="ce20" office:value-type="float" office:value="36738" calcext:value-type="float">
            <text:p>36 738</text:p>
          </table:table-cell>
          <table:table-cell table:style-name="ce19" office:value-type="float" office:value="86803" calcext:value-type="float">
            <text:p>86 803</text:p>
          </table:table-cell>
          <table:table-cell table:style-name="ce20" office:value-type="float" office:value="3467721" calcext:value-type="float">
            <text:p>3 467 72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0" office:value-type="float" office:value="40789" calcext:value-type="float">
            <text:p>40 789</text:p>
          </table:table-cell>
          <table:table-cell table:style-name="ce20" office:value-type="float" office:value="29003" calcext:value-type="float">
            <text:p>29 003</text:p>
          </table:table-cell>
          <table:table-cell table:style-name="ce19" office:value-type="float" office:value="69792" calcext:value-type="float">
            <text:p>69 792</text:p>
          </table:table-cell>
          <table:table-cell table:style-name="ce20" office:value-type="float" office:value="2395843" calcext:value-type="float">
            <text:p>2 395 843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19" office:value-type="float" office:value="89802" calcext:value-type="float">
            <text:p>89 802</text:p>
          </table:table-cell>
          <table:table-cell table:style-name="ce19" office:value-type="float" office:value="65479" calcext:value-type="float">
            <text:p>65 479</text:p>
          </table:table-cell>
          <table:table-cell table:style-name="ce19" office:value-type="float" office:value="155281" calcext:value-type="float">
            <text:p>155 281</text:p>
          </table:table-cell>
          <table:table-cell table:style-name="ce19" office:value-type="float" office:value="5976043" calcext:value-type="float">
            <text:p>5 976 04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0" office:value-type="float" office:value="35588" calcext:value-type="float">
            <text:p>35 588</text:p>
          </table:table-cell>
          <table:table-cell table:style-name="ce20" office:value-type="float" office:value="25823" calcext:value-type="float">
            <text:p>25 823</text:p>
          </table:table-cell>
          <table:table-cell table:style-name="ce19" office:value-type="float" office:value="61411" calcext:value-type="float">
            <text:p>61 411</text:p>
          </table:table-cell>
          <table:table-cell table:style-name="ce20" office:value-type="float" office:value="2222063" calcext:value-type="float">
            <text:p>2 222 06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0" office:value-type="float" office:value="28027" calcext:value-type="float">
            <text:p>28 027</text:p>
          </table:table-cell>
          <table:table-cell table:style-name="ce20" office:value-type="float" office:value="21071" calcext:value-type="float">
            <text:p>21 071</text:p>
          </table:table-cell>
          <table:table-cell table:style-name="ce19" office:value-type="float" office:value="49098" calcext:value-type="float">
            <text:p>49 098</text:p>
          </table:table-cell>
          <table:table-cell table:style-name="ce20" office:value-type="float" office:value="1867346" calcext:value-type="float">
            <text:p>1 867 34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0" office:value-type="float" office:value="17479" calcext:value-type="float">
            <text:p>17 479</text:p>
          </table:table-cell>
          <table:table-cell table:style-name="ce20" office:value-type="float" office:value="12692" calcext:value-type="float">
            <text:p>12 692</text:p>
          </table:table-cell>
          <table:table-cell table:style-name="ce19" office:value-type="float" office:value="30171" calcext:value-type="float">
            <text:p>30 171</text:p>
          </table:table-cell>
          <table:table-cell table:style-name="ce20" office:value-type="float" office:value="1215082" calcext:value-type="float">
            <text:p>1 215 08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0" office:value-type="float" office:value="7467" calcext:value-type="float">
            <text:p>7 467</text:p>
          </table:table-cell>
          <table:table-cell table:style-name="ce20" office:value-type="float" office:value="5172" calcext:value-type="float">
            <text:p>5 172</text:p>
          </table:table-cell>
          <table:table-cell table:style-name="ce19" office:value-type="float" office:value="12639" calcext:value-type="float">
            <text:p>12 639</text:p>
          </table:table-cell>
          <table:table-cell table:style-name="ce20" office:value-type="float" office:value="557336" calcext:value-type="float">
            <text:p>557 33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0" office:value-type="float" office:value="1241" calcext:value-type="float">
            <text:p>1 241</text:p>
          </table:table-cell>
          <table:table-cell table:style-name="ce20" office:value-type="float" office:value="721" calcext:value-type="float">
            <text:p>721</text:p>
          </table:table-cell>
          <table:table-cell table:style-name="ce19" office:value-type="float" office:value="1962" calcext:value-type="float">
            <text:p>1 962</text:p>
          </table:table-cell>
          <table:table-cell table:style-name="ce20" office:value-type="float" office:value="114216" calcext:value-type="float">
            <text:p>114 216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19" office:value-type="float" office:value="1110416" calcext:value-type="float">
            <text:p>1 110 416</text:p>
          </table:table-cell>
          <table:table-cell table:style-name="ce19" office:value-type="float" office:value="758357" calcext:value-type="float">
            <text:p>758 357</text:p>
          </table:table-cell>
          <table:table-cell table:style-name="ce19" office:value-type="float" office:value="1868773" calcext:value-type="float">
            <text:p>1 868 773</text:p>
          </table:table-cell>
          <table:table-cell table:style-name="ce19" office:value-type="float" office:value="65800694" calcext:value-type="float">
            <text:p>65 800 69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21" office:value-type="float" office:value="172758" calcext:value-type="float">
            <text:p>172 758</text:p>
          </table:table-cell>
          <table:table-cell table:style-name="ce21" office:value-type="float" office:value="119680" calcext:value-type="float">
            <text:p>119 680</text:p>
          </table:table-cell>
          <table:table-cell table:style-name="ce25" office:value-type="float" office:value="292438" calcext:value-type="float">
            <text:p>292 438</text:p>
          </table:table-cell>
          <table:table-cell table:style-name="ce21" office:value-type="float" office:value="10589937" calcext:value-type="float">
            <text:p>10 589 93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21" office:value-type="float" office:value="530575" calcext:value-type="float">
            <text:p>530 575</text:p>
          </table:table-cell>
          <table:table-cell table:style-name="ce21" office:value-type="float" office:value="344532" calcext:value-type="float">
            <text:p>344 532</text:p>
          </table:table-cell>
          <table:table-cell table:style-name="ce25" office:value-type="float" office:value="875107" calcext:value-type="float">
            <text:p>875 107</text:p>
          </table:table-cell>
          <table:table-cell table:style-name="ce21" office:value-type="float" office:value="29966756" calcext:value-type="float">
            <text:p>29 966 756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21" office:value-type="float" office:value="750966" calcext:value-type="float">
            <text:p>750 966</text:p>
          </table:table-cell>
          <table:table-cell table:style-name="ce21" office:value-type="float" office:value="499960" calcext:value-type="float">
            <text:p>499 960</text:p>
          </table:table-cell>
          <table:table-cell table:style-name="ce25" office:value-type="float" office:value="1250926" calcext:value-type="float">
            <text:p>1 250 926</text:p>
          </table:table-cell>
          <table:table-cell table:style-name="ce21" office:value-type="float" office:value="42656616" calcext:value-type="float">
            <text:p>42 656 616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21" office:value-type="float" office:value="891284" calcext:value-type="float">
            <text:p>891 284</text:p>
          </table:table-cell>
          <table:table-cell table:style-name="ce21" office:value-type="float" office:value="603615" calcext:value-type="float">
            <text:p>603 615</text:p>
          </table:table-cell>
          <table:table-cell table:style-name="ce25" office:value-type="float" office:value="1494899" calcext:value-type="float">
            <text:p>1 494 899</text:p>
          </table:table-cell>
          <table:table-cell table:style-name="ce21" office:value-type="float" office:value="52087329" calcext:value-type="float">
            <text:p>52 087 32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21" office:value-type="float" office:value="180656" calcext:value-type="float">
            <text:p>180 656</text:p>
          </table:table-cell>
          <table:table-cell table:style-name="ce21" office:value-type="float" office:value="131220" calcext:value-type="float">
            <text:p>131 220</text:p>
          </table:table-cell>
          <table:table-cell table:style-name="ce25" office:value-type="float" office:value="311876" calcext:value-type="float">
            <text:p>311 876</text:p>
          </table:table-cell>
          <table:table-cell table:style-name="ce21" office:value-type="float" office:value="11839607" calcext:value-type="float">
            <text:p>11 839 607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 table:number-columns-spanned="5" table:number-rows-spanned="1">
            <text:p>Hommes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1" office:value-type="string" calcext:value-type="string">
            <text:p>moins de 20 ans</text:p>
          </table:table-cell>
          <table:table-cell table:style-name="ce19" office:value-type="float" office:value="135262" calcext:value-type="float">
            <text:p>135 262</text:p>
          </table:table-cell>
          <table:table-cell table:style-name="ce19" office:value-type="float" office:value="93011" calcext:value-type="float">
            <text:p>93 011</text:p>
          </table:table-cell>
          <table:table-cell table:style-name="ce19" office:value-type="float" office:value="228273" calcext:value-type="float">
            <text:p>228 273</text:p>
          </table:table-cell>
          <table:table-cell table:style-name="ce19" office:value-type="float" office:value="8270176" calcext:value-type="float">
            <text:p>8 270 17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0 à 4 ans</text:p>
          </table:table-cell>
          <table:table-cell table:style-name="ce20" office:value-type="float" office:value="32910" calcext:value-type="float">
            <text:p>32 910</text:p>
          </table:table-cell>
          <table:table-cell table:style-name="ce20" office:value-type="float" office:value="23112" calcext:value-type="float">
            <text:p>23 112</text:p>
          </table:table-cell>
          <table:table-cell table:style-name="ce19" office:value-type="float" office:value="56022" calcext:value-type="float">
            <text:p>56 022</text:p>
          </table:table-cell>
          <table:table-cell table:style-name="ce20" office:value-type="float" office:value="2045008" calcext:value-type="float">
            <text:p>2 045 00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 à 9 ans</text:p>
          </table:table-cell>
          <table:table-cell table:style-name="ce20" office:value-type="float" office:value="33413" calcext:value-type="float">
            <text:p>33 413</text:p>
          </table:table-cell>
          <table:table-cell table:style-name="ce20" office:value-type="float" office:value="23646" calcext:value-type="float">
            <text:p>23 646</text:p>
          </table:table-cell>
          <table:table-cell table:style-name="ce19" office:value-type="float" office:value="57059" calcext:value-type="float">
            <text:p>57 059</text:p>
          </table:table-cell>
          <table:table-cell table:style-name="ce20" office:value-type="float" office:value="2097644" calcext:value-type="float">
            <text:p>2 097 64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0" office:value-type="float" office:value="33978" calcext:value-type="float">
            <text:p>33 978</text:p>
          </table:table-cell>
          <table:table-cell table:style-name="ce20" office:value-type="float" office:value="23876" calcext:value-type="float">
            <text:p>23 876</text:p>
          </table:table-cell>
          <table:table-cell table:style-name="ce19" office:value-type="float" office:value="57854" calcext:value-type="float">
            <text:p>57 854</text:p>
          </table:table-cell>
          <table:table-cell table:style-name="ce20" office:value-type="float" office:value="2102529" calcext:value-type="float">
            <text:p>2 102 52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0" office:value-type="float" office:value="34961" calcext:value-type="float">
            <text:p>34 961</text:p>
          </table:table-cell>
          <table:table-cell table:style-name="ce20" office:value-type="float" office:value="22377" calcext:value-type="float">
            <text:p>22 377</text:p>
          </table:table-cell>
          <table:table-cell table:style-name="ce19" office:value-type="float" office:value="57338" calcext:value-type="float">
            <text:p>57 338</text:p>
          </table:table-cell>
          <table:table-cell table:style-name="ce20" office:value-type="float" office:value="2024995" calcext:value-type="float">
            <text:p>2 024 995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19" office:value-type="float" office:value="140838" calcext:value-type="float">
            <text:p>140 838</text:p>
          </table:table-cell>
          <table:table-cell table:style-name="ce19" office:value-type="float" office:value="88795" calcext:value-type="float">
            <text:p>88 795</text:p>
          </table:table-cell>
          <table:table-cell table:style-name="ce19" office:value-type="float" office:value="229633" calcext:value-type="float">
            <text:p>229 633</text:p>
          </table:table-cell>
          <table:table-cell table:style-name="ce19" office:value-type="float" office:value="7939835" calcext:value-type="float">
            <text:p>7 939 83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0" office:value-type="float" office:value="37184" calcext:value-type="float">
            <text:p>37 184</text:p>
          </table:table-cell>
          <table:table-cell table:style-name="ce20" office:value-type="float" office:value="20263" calcext:value-type="float">
            <text:p>20 263</text:p>
          </table:table-cell>
          <table:table-cell table:style-name="ce19" office:value-type="float" office:value="57447" calcext:value-type="float">
            <text:p>57 447</text:p>
          </table:table-cell>
          <table:table-cell table:style-name="ce20" office:value-type="float" office:value="1944996" calcext:value-type="float">
            <text:p>1 944 99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0" office:value-type="float" office:value="34498" calcext:value-type="float">
            <text:p>34 498</text:p>
          </table:table-cell>
          <table:table-cell table:style-name="ce20" office:value-type="float" office:value="21910" calcext:value-type="float">
            <text:p>21 910</text:p>
          </table:table-cell>
          <table:table-cell table:style-name="ce19" office:value-type="float" office:value="56408" calcext:value-type="float">
            <text:p>56 408</text:p>
          </table:table-cell>
          <table:table-cell table:style-name="ce20" office:value-type="float" office:value="1952208" calcext:value-type="float">
            <text:p>1 952 20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0" office:value-type="float" office:value="35252" calcext:value-type="float">
            <text:p>35 252</text:p>
          </table:table-cell>
          <table:table-cell table:style-name="ce20" office:value-type="float" office:value="23392" calcext:value-type="float">
            <text:p>23 392</text:p>
          </table:table-cell>
          <table:table-cell table:style-name="ce19" office:value-type="float" office:value="58644" calcext:value-type="float">
            <text:p>58 644</text:p>
          </table:table-cell>
          <table:table-cell table:style-name="ce20" office:value-type="float" office:value="2026229" calcext:value-type="float">
            <text:p>2 026 22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0" office:value-type="float" office:value="33904" calcext:value-type="float">
            <text:p>33 904</text:p>
          </table:table-cell>
          <table:table-cell table:style-name="ce20" office:value-type="float" office:value="23230" calcext:value-type="float">
            <text:p>23 230</text:p>
          </table:table-cell>
          <table:table-cell table:style-name="ce19" office:value-type="float" office:value="57134" calcext:value-type="float">
            <text:p>57 134</text:p>
          </table:table-cell>
          <table:table-cell table:style-name="ce20" office:value-type="float" office:value="2016402" calcext:value-type="float">
            <text:p>2 016 402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19" office:value-type="float" office:value="155258" calcext:value-type="float">
            <text:p>155 258</text:p>
          </table:table-cell>
          <table:table-cell table:style-name="ce19" office:value-type="float" office:value="108509" calcext:value-type="float">
            <text:p>108 509</text:p>
          </table:table-cell>
          <table:table-cell table:style-name="ce19" office:value-type="float" office:value="263767" calcext:value-type="float">
            <text:p>263 767</text:p>
          </table:table-cell>
          <table:table-cell table:style-name="ce19" office:value-type="float" office:value="8694218" calcext:value-type="float">
            <text:p>8 694 21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0" office:value-type="float" office:value="39608" calcext:value-type="float">
            <text:p>39 608</text:p>
          </table:table-cell>
          <table:table-cell table:style-name="ce20" office:value-type="float" office:value="27510" calcext:value-type="float">
            <text:p>27 510</text:p>
          </table:table-cell>
          <table:table-cell table:style-name="ce19" office:value-type="float" office:value="67118" calcext:value-type="float">
            <text:p>67 118</text:p>
          </table:table-cell>
          <table:table-cell table:style-name="ce20" office:value-type="float" office:value="2272151" calcext:value-type="float">
            <text:p>2 272 15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0" office:value-type="float" office:value="40638" calcext:value-type="float">
            <text:p>40 638</text:p>
          </table:table-cell>
          <table:table-cell table:style-name="ce20" office:value-type="float" office:value="28125" calcext:value-type="float">
            <text:p>28 125</text:p>
          </table:table-cell>
          <table:table-cell table:style-name="ce19" office:value-type="float" office:value="68763" calcext:value-type="float">
            <text:p>68 763</text:p>
          </table:table-cell>
          <table:table-cell table:style-name="ce20" office:value-type="float" office:value="2228410" calcext:value-type="float">
            <text:p>2 228 41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0" office:value-type="float" office:value="38663" calcext:value-type="float">
            <text:p>38 663</text:p>
          </table:table-cell>
          <table:table-cell table:style-name="ce20" office:value-type="float" office:value="27192" calcext:value-type="float">
            <text:p>27 192</text:p>
          </table:table-cell>
          <table:table-cell table:style-name="ce19" office:value-type="float" office:value="65855" calcext:value-type="float">
            <text:p>65 855</text:p>
          </table:table-cell>
          <table:table-cell table:style-name="ce20" office:value-type="float" office:value="2162569" calcext:value-type="float">
            <text:p>2 162 56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0" office:value-type="float" office:value="36349" calcext:value-type="float">
            <text:p>36 349</text:p>
          </table:table-cell>
          <table:table-cell table:style-name="ce20" office:value-type="float" office:value="25682" calcext:value-type="float">
            <text:p>25 682</text:p>
          </table:table-cell>
          <table:table-cell table:style-name="ce19" office:value-type="float" office:value="62031" calcext:value-type="float">
            <text:p>62 031</text:p>
          </table:table-cell>
          <table:table-cell table:style-name="ce20" office:value-type="float" office:value="2031088" calcext:value-type="float">
            <text:p>2 031 088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19" office:value-type="float" office:value="76861" calcext:value-type="float">
            <text:p>76 861</text:p>
          </table:table-cell>
          <table:table-cell table:style-name="ce19" office:value-type="float" office:value="55906" calcext:value-type="float">
            <text:p>55 906</text:p>
          </table:table-cell>
          <table:table-cell table:style-name="ce19" office:value-type="float" office:value="132767" calcext:value-type="float">
            <text:p>132 767</text:p>
          </table:table-cell>
          <table:table-cell table:style-name="ce19" office:value-type="float" office:value="4707937" calcext:value-type="float">
            <text:p>4 707 93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0" office:value-type="float" office:value="33310" calcext:value-type="float">
            <text:p>33 310</text:p>
          </table:table-cell>
          <table:table-cell table:style-name="ce20" office:value-type="float" office:value="24124" calcext:value-type="float">
            <text:p>24 124</text:p>
          </table:table-cell>
          <table:table-cell table:style-name="ce19" office:value-type="float" office:value="57434" calcext:value-type="float">
            <text:p>57 434</text:p>
          </table:table-cell>
          <table:table-cell table:style-name="ce20" office:value-type="float" office:value="1955708" calcext:value-type="float">
            <text:p>1 955 70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0" office:value-type="float" office:value="24293" calcext:value-type="float">
            <text:p>24 293</text:p>
          </table:table-cell>
          <table:table-cell table:style-name="ce20" office:value-type="float" office:value="18001" calcext:value-type="float">
            <text:p>18 001</text:p>
          </table:table-cell>
          <table:table-cell table:style-name="ce19" office:value-type="float" office:value="42294" calcext:value-type="float">
            <text:p>42 294</text:p>
          </table:table-cell>
          <table:table-cell table:style-name="ce20" office:value-type="float" office:value="1648385" calcext:value-type="float">
            <text:p>1 648 38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0" office:value-type="float" office:value="19258" calcext:value-type="float">
            <text:p>19 258</text:p>
          </table:table-cell>
          <table:table-cell table:style-name="ce20" office:value-type="float" office:value="13781" calcext:value-type="float">
            <text:p>13 781</text:p>
          </table:table-cell>
          <table:table-cell table:style-name="ce19" office:value-type="float" office:value="33039" calcext:value-type="float">
            <text:p>33 039</text:p>
          </table:table-cell>
          <table:table-cell table:style-name="ce20" office:value-type="float" office:value="1103844" calcext:value-type="float">
            <text:p>1 103 844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19" office:value-type="float" office:value="33198" calcext:value-type="float">
            <text:p>33 198</text:p>
          </table:table-cell>
          <table:table-cell table:style-name="ce19" office:value-type="float" office:value="24762" calcext:value-type="float">
            <text:p>24 762</text:p>
          </table:table-cell>
          <table:table-cell table:style-name="ce19" office:value-type="float" office:value="57960" calcext:value-type="float">
            <text:p>57 960</text:p>
          </table:table-cell>
          <table:table-cell table:style-name="ce19" office:value-type="float" office:value="2258484" calcext:value-type="float">
            <text:p>2 258 48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0" office:value-type="float" office:value="15314" calcext:value-type="float">
            <text:p>15 314</text:p>
          </table:table-cell>
          <table:table-cell table:style-name="ce20" office:value-type="float" office:value="11134" calcext:value-type="float">
            <text:p>11 134</text:p>
          </table:table-cell>
          <table:table-cell table:style-name="ce19" office:value-type="float" office:value="26448" calcext:value-type="float">
            <text:p>26 448</text:p>
          </table:table-cell>
          <table:table-cell table:style-name="ce20" office:value-type="float" office:value="954317" calcext:value-type="float">
            <text:p>954 31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0" office:value-type="float" office:value="10600" calcext:value-type="float">
            <text:p>10 600</text:p>
          </table:table-cell>
          <table:table-cell table:style-name="ce20" office:value-type="float" office:value="8136" calcext:value-type="float">
            <text:p>8 136</text:p>
          </table:table-cell>
          <table:table-cell table:style-name="ce19" office:value-type="float" office:value="18736" calcext:value-type="float">
            <text:p>18 736</text:p>
          </table:table-cell>
          <table:table-cell table:style-name="ce20" office:value-type="float" office:value="724959" calcext:value-type="float">
            <text:p>724 95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0" office:value-type="float" office:value="5303" calcext:value-type="float">
            <text:p>5 303</text:p>
          </table:table-cell>
          <table:table-cell table:style-name="ce20" office:value-type="float" office:value="4000" calcext:value-type="float">
            <text:p>4 000</text:p>
          </table:table-cell>
          <table:table-cell table:style-name="ce19" office:value-type="float" office:value="9303" calcext:value-type="float">
            <text:p>9 303</text:p>
          </table:table-cell>
          <table:table-cell table:style-name="ce20" office:value-type="float" office:value="405559" calcext:value-type="float">
            <text:p>405 55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0" office:value-type="float" office:value="1733" calcext:value-type="float">
            <text:p>1 733</text:p>
          </table:table-cell>
          <table:table-cell table:style-name="ce20" office:value-type="float" office:value="1373" calcext:value-type="float">
            <text:p>1 373</text:p>
          </table:table-cell>
          <table:table-cell table:style-name="ce19" office:value-type="float" office:value="3106" calcext:value-type="float">
            <text:p>3 106</text:p>
          </table:table-cell>
          <table:table-cell table:style-name="ce20" office:value-type="float" office:value="151995" calcext:value-type="float">
            <text:p>151 99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0" office:value-type="float" office:value="248" calcext:value-type="float">
            <text:p>248</text:p>
          </table:table-cell>
          <table:table-cell table:style-name="ce20" office:value-type="float" office:value="119" calcext:value-type="float">
            <text:p>119</text:p>
          </table:table-cell>
          <table:table-cell table:style-name="ce19" office:value-type="float" office:value="367" calcext:value-type="float">
            <text:p>367</text:p>
          </table:table-cell>
          <table:table-cell table:style-name="ce20" office:value-type="float" office:value="21654" calcext:value-type="float">
            <text:p>21 654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 hommes</text:p>
          </table:table-cell>
          <table:table-cell table:style-name="ce19" office:value-type="float" office:value="541417" calcext:value-type="float">
            <text:p>541 417</text:p>
          </table:table-cell>
          <table:table-cell table:style-name="ce19" office:value-type="float" office:value="370983" calcext:value-type="float">
            <text:p>370 983</text:p>
          </table:table-cell>
          <table:table-cell table:style-name="ce19" office:value-type="float" office:value="912400" calcext:value-type="float">
            <text:p>912 400</text:p>
          </table:table-cell>
          <table:table-cell table:style-name="ce19" office:value-type="float" office:value="31870650" calcext:value-type="float">
            <text:p>31 870 650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21" office:value-type="float" office:value="88616" calcext:value-type="float">
            <text:p>88 616</text:p>
          </table:table-cell>
          <table:table-cell table:style-name="ce21" office:value-type="float" office:value="61078" calcext:value-type="float">
            <text:p>61 078</text:p>
          </table:table-cell>
          <table:table-cell table:style-name="ce25" office:value-type="float" office:value="149694" calcext:value-type="float">
            <text:p>149 694</text:p>
          </table:table-cell>
          <table:table-cell table:style-name="ce21" office:value-type="float" office:value="5418377" calcext:value-type="float">
            <text:p>5 418 37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21" office:value-type="float" office:value="264262" calcext:value-type="float">
            <text:p>264 262</text:p>
          </table:table-cell>
          <table:table-cell table:style-name="ce21" office:value-type="float" office:value="172375" calcext:value-type="float">
            <text:p>172 375</text:p>
          </table:table-cell>
          <table:table-cell table:style-name="ce25" office:value-type="float" office:value="436637" calcext:value-type="float">
            <text:p>436 637</text:p>
          </table:table-cell>
          <table:table-cell table:style-name="ce21" office:value-type="float" office:value="14912912" calcext:value-type="float">
            <text:p>14 912 912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21" office:value-type="float" office:value="372584" calcext:value-type="float">
            <text:p>372 584</text:p>
          </table:table-cell>
          <table:table-cell table:style-name="ce21" office:value-type="float" office:value="249373" calcext:value-type="float">
            <text:p>249 373</text:p>
          </table:table-cell>
          <table:table-cell table:style-name="ce25" office:value-type="float" office:value="621957" calcext:value-type="float">
            <text:p>621 957</text:p>
          </table:table-cell>
          <table:table-cell table:style-name="ce21" office:value-type="float" office:value="21062277" calcext:value-type="float">
            <text:p>21 062 27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21" office:value-type="float" office:value="428597" calcext:value-type="float">
            <text:p>428 597</text:p>
          </table:table-cell>
          <table:table-cell table:style-name="ce21" office:value-type="float" office:value="291848" calcext:value-type="float">
            <text:p>291 848</text:p>
          </table:table-cell>
          <table:table-cell table:style-name="ce25" office:value-type="float" office:value="720445" calcext:value-type="float">
            <text:p>720 445</text:p>
          </table:table-cell>
          <table:table-cell table:style-name="ce21" office:value-type="float" office:value="24838097" calcext:value-type="float">
            <text:p>24 838 09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21" office:value-type="float" office:value="76749" calcext:value-type="float">
            <text:p>76 749</text:p>
          </table:table-cell>
          <table:table-cell table:style-name="ce21" office:value-type="float" office:value="56544" calcext:value-type="float">
            <text:p>56 544</text:p>
          </table:table-cell>
          <table:table-cell table:style-name="ce25" office:value-type="float" office:value="133293" calcext:value-type="float">
            <text:p>133 293</text:p>
          </table:table-cell>
          <table:table-cell table:style-name="ce21" office:value-type="float" office:value="5010713" calcext:value-type="float">
            <text:p>5 010 713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 table:number-columns-spanned="5" table:number-rows-spanned="1">
            <text:p>Femmes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1" office:value-type="string" calcext:value-type="string">
            <text:p>moins de 20 ans</text:p>
          </table:table-cell>
          <table:table-cell table:style-name="ce19" office:value-type="float" office:value="128749" calcext:value-type="float">
            <text:p>128 749</text:p>
          </table:table-cell>
          <table:table-cell table:style-name="ce19" office:value-type="float" office:value="89028" calcext:value-type="float">
            <text:p>89 028</text:p>
          </table:table-cell>
          <table:table-cell table:style-name="ce19" office:value-type="float" office:value="217777" calcext:value-type="float">
            <text:p>217 777</text:p>
          </table:table-cell>
          <table:table-cell table:style-name="ce19" office:value-type="float" office:value="7901411" calcext:value-type="float">
            <text:p>7 901 41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0 à 4 ans</text:p>
          </table:table-cell>
          <table:table-cell table:style-name="ce20" office:value-type="float" office:value="30950" calcext:value-type="float">
            <text:p>30 950</text:p>
          </table:table-cell>
          <table:table-cell table:style-name="ce20" office:value-type="float" office:value="22085" calcext:value-type="float">
            <text:p>22 085</text:p>
          </table:table-cell>
          <table:table-cell table:style-name="ce19" office:value-type="float" office:value="53035" calcext:value-type="float">
            <text:p>53 035</text:p>
          </table:table-cell>
          <table:table-cell table:style-name="ce20" office:value-type="float" office:value="1957713" calcext:value-type="float">
            <text:p>1 957 71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 à 9 ans</text:p>
          </table:table-cell>
          <table:table-cell table:style-name="ce20" office:value-type="float" office:value="32056" calcext:value-type="float">
            <text:p>32 056</text:p>
          </table:table-cell>
          <table:table-cell table:style-name="ce20" office:value-type="float" office:value="22773" calcext:value-type="float">
            <text:p>22 773</text:p>
          </table:table-cell>
          <table:table-cell table:style-name="ce19" office:value-type="float" office:value="54829" calcext:value-type="float">
            <text:p>54 829</text:p>
          </table:table-cell>
          <table:table-cell table:style-name="ce20" office:value-type="float" office:value="2004958" calcext:value-type="float">
            <text:p>2 004 95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0" office:value-type="float" office:value="31932" calcext:value-type="float">
            <text:p>31 932</text:p>
          </table:table-cell>
          <table:table-cell table:style-name="ce20" office:value-type="float" office:value="22942" calcext:value-type="float">
            <text:p>22 942</text:p>
          </table:table-cell>
          <table:table-cell table:style-name="ce19" office:value-type="float" office:value="54874" calcext:value-type="float">
            <text:p>54 874</text:p>
          </table:table-cell>
          <table:table-cell table:style-name="ce20" office:value-type="float" office:value="2007711" calcext:value-type="float">
            <text:p>2 007 71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0" office:value-type="float" office:value="33811" calcext:value-type="float">
            <text:p>33 811</text:p>
          </table:table-cell>
          <table:table-cell table:style-name="ce20" office:value-type="float" office:value="21228" calcext:value-type="float">
            <text:p>21 228</text:p>
          </table:table-cell>
          <table:table-cell table:style-name="ce19" office:value-type="float" office:value="55039" calcext:value-type="float">
            <text:p>55 039</text:p>
          </table:table-cell>
          <table:table-cell table:style-name="ce20" office:value-type="float" office:value="1931029" calcext:value-type="float">
            <text:p>1 931 029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19" office:value-type="float" office:value="145101" calcext:value-type="float">
            <text:p>145 101</text:p>
          </table:table-cell>
          <table:table-cell table:style-name="ce19" office:value-type="float" office:value="90119" calcext:value-type="float">
            <text:p>90 119</text:p>
          </table:table-cell>
          <table:table-cell table:style-name="ce19" office:value-type="float" office:value="235220" calcext:value-type="float">
            <text:p>235 220</text:p>
          </table:table-cell>
          <table:table-cell table:style-name="ce19" office:value-type="float" office:value="8061779" calcext:value-type="float">
            <text:p>8 061 77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0" office:value-type="float" office:value="38420" calcext:value-type="float">
            <text:p>38 420</text:p>
          </table:table-cell>
          <table:table-cell table:style-name="ce20" office:value-type="float" office:value="19475" calcext:value-type="float">
            <text:p>19 475</text:p>
          </table:table-cell>
          <table:table-cell table:style-name="ce19" office:value-type="float" office:value="57895" calcext:value-type="float">
            <text:p>57 895</text:p>
          </table:table-cell>
          <table:table-cell table:style-name="ce20" office:value-type="float" office:value="1912619" calcext:value-type="float">
            <text:p>1 912 61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0" office:value-type="float" office:value="35370" calcext:value-type="float">
            <text:p>35 370</text:p>
          </table:table-cell>
          <table:table-cell table:style-name="ce20" office:value-type="float" office:value="22748" calcext:value-type="float">
            <text:p>22 748</text:p>
          </table:table-cell>
          <table:table-cell table:style-name="ce19" office:value-type="float" office:value="58118" calcext:value-type="float">
            <text:p>58 118</text:p>
          </table:table-cell>
          <table:table-cell table:style-name="ce20" office:value-type="float" office:value="2004024" calcext:value-type="float">
            <text:p>2 004 02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0" office:value-type="float" office:value="36787" calcext:value-type="float">
            <text:p>36 787</text:p>
          </table:table-cell>
          <table:table-cell table:style-name="ce20" office:value-type="float" office:value="24532" calcext:value-type="float">
            <text:p>24 532</text:p>
          </table:table-cell>
          <table:table-cell table:style-name="ce19" office:value-type="float" office:value="61319" calcext:value-type="float">
            <text:p>61 319</text:p>
          </table:table-cell>
          <table:table-cell table:style-name="ce20" office:value-type="float" office:value="2094673" calcext:value-type="float">
            <text:p>2 094 67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0" office:value-type="float" office:value="34524" calcext:value-type="float">
            <text:p>34 524</text:p>
          </table:table-cell>
          <table:table-cell table:style-name="ce20" office:value-type="float" office:value="23364" calcext:value-type="float">
            <text:p>23 364</text:p>
          </table:table-cell>
          <table:table-cell table:style-name="ce19" office:value-type="float" office:value="57888" calcext:value-type="float">
            <text:p>57 888</text:p>
          </table:table-cell>
          <table:table-cell table:style-name="ce20" office:value-type="float" office:value="2050463" calcext:value-type="float">
            <text:p>2 050 463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19" office:value-type="float" office:value="156911" calcext:value-type="float">
            <text:p>156 911</text:p>
          </table:table-cell>
          <table:table-cell table:style-name="ce19" office:value-type="float" office:value="109081" calcext:value-type="float">
            <text:p>109 081</text:p>
          </table:table-cell>
          <table:table-cell table:style-name="ce19" office:value-type="float" office:value="265992" calcext:value-type="float">
            <text:p>265 992</text:p>
          </table:table-cell>
          <table:table-cell table:style-name="ce19" office:value-type="float" office:value="9015661" calcext:value-type="float">
            <text:p>9 015 66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0" office:value-type="float" office:value="39490" calcext:value-type="float">
            <text:p>39 490</text:p>
          </table:table-cell>
          <table:table-cell table:style-name="ce20" office:value-type="float" office:value="27213" calcext:value-type="float">
            <text:p>27 213</text:p>
          </table:table-cell>
          <table:table-cell table:style-name="ce19" office:value-type="float" office:value="66703" calcext:value-type="float">
            <text:p>66 703</text:p>
          </table:table-cell>
          <table:table-cell table:style-name="ce20" office:value-type="float" office:value="2305984" calcext:value-type="float">
            <text:p>2 305 98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0" office:value-type="float" office:value="39683" calcext:value-type="float">
            <text:p>39 683</text:p>
          </table:table-cell>
          <table:table-cell table:style-name="ce20" office:value-type="float" office:value="27908" calcext:value-type="float">
            <text:p>27 908</text:p>
          </table:table-cell>
          <table:table-cell table:style-name="ce19" office:value-type="float" office:value="67591" calcext:value-type="float">
            <text:p>67 591</text:p>
          </table:table-cell>
          <table:table-cell table:style-name="ce20" office:value-type="float" office:value="2291481" calcext:value-type="float">
            <text:p>2 291 48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0" office:value-type="float" office:value="39796" calcext:value-type="float">
            <text:p>39 796</text:p>
          </table:table-cell>
          <table:table-cell table:style-name="ce20" office:value-type="float" office:value="27431" calcext:value-type="float">
            <text:p>27 431</text:p>
          </table:table-cell>
          <table:table-cell table:style-name="ce19" office:value-type="float" office:value="67227" calcext:value-type="float">
            <text:p>67 227</text:p>
          </table:table-cell>
          <table:table-cell table:style-name="ce20" office:value-type="float" office:value="2255310" calcext:value-type="float">
            <text:p>2 255 31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0" office:value-type="float" office:value="37942" calcext:value-type="float">
            <text:p>37 942</text:p>
          </table:table-cell>
          <table:table-cell table:style-name="ce20" office:value-type="float" office:value="26529" calcext:value-type="float">
            <text:p>26 529</text:p>
          </table:table-cell>
          <table:table-cell table:style-name="ce19" office:value-type="float" office:value="64471" calcext:value-type="float">
            <text:p>64 471</text:p>
          </table:table-cell>
          <table:table-cell table:style-name="ce20" office:value-type="float" office:value="2162886" calcext:value-type="float">
            <text:p>2 162 886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19" office:value-type="float" office:value="81634" calcext:value-type="float">
            <text:p>81 634</text:p>
          </table:table-cell>
          <table:table-cell table:style-name="ce19" office:value-type="float" office:value="58429" calcext:value-type="float">
            <text:p>58 429</text:p>
          </table:table-cell>
          <table:table-cell table:style-name="ce19" office:value-type="float" office:value="140063" calcext:value-type="float">
            <text:p>140 063</text:p>
          </table:table-cell>
          <table:table-cell table:style-name="ce19" office:value-type="float" office:value="5233634" calcext:value-type="float">
            <text:p>5 233 63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0" office:value-type="float" office:value="34331" calcext:value-type="float">
            <text:p>34 331</text:p>
          </table:table-cell>
          <table:table-cell table:style-name="ce20" office:value-type="float" office:value="24470" calcext:value-type="float">
            <text:p>24 470</text:p>
          </table:table-cell>
          <table:table-cell table:style-name="ce19" office:value-type="float" office:value="58801" calcext:value-type="float">
            <text:p>58 801</text:p>
          </table:table-cell>
          <table:table-cell table:style-name="ce20" office:value-type="float" office:value="2122299" calcext:value-type="float">
            <text:p>2 122 29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0" office:value-type="float" office:value="25772" calcext:value-type="float">
            <text:p>25 772</text:p>
          </table:table-cell>
          <table:table-cell table:style-name="ce20" office:value-type="float" office:value="18737" calcext:value-type="float">
            <text:p>18 737</text:p>
          </table:table-cell>
          <table:table-cell table:style-name="ce19" office:value-type="float" office:value="44509" calcext:value-type="float">
            <text:p>44 509</text:p>
          </table:table-cell>
          <table:table-cell table:style-name="ce20" office:value-type="float" office:value="1819336" calcext:value-type="float">
            <text:p>1 819 33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0" office:value-type="float" office:value="21531" calcext:value-type="float">
            <text:p>21 531</text:p>
          </table:table-cell>
          <table:table-cell table:style-name="ce20" office:value-type="float" office:value="15222" calcext:value-type="float">
            <text:p>15 222</text:p>
          </table:table-cell>
          <table:table-cell table:style-name="ce19" office:value-type="float" office:value="36753" calcext:value-type="float">
            <text:p>36 753</text:p>
          </table:table-cell>
          <table:table-cell table:style-name="ce20" office:value-type="float" office:value="1291999" calcext:value-type="float">
            <text:p>1 291 999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19" office:value-type="float" office:value="56604" calcext:value-type="float">
            <text:p>56 604</text:p>
          </table:table-cell>
          <table:table-cell table:style-name="ce19" office:value-type="float" office:value="40717" calcext:value-type="float">
            <text:p>40 717</text:p>
          </table:table-cell>
          <table:table-cell table:style-name="ce19" office:value-type="float" office:value="97321" calcext:value-type="float">
            <text:p>97 321</text:p>
          </table:table-cell>
          <table:table-cell table:style-name="ce19" office:value-type="float" office:value="3717559" calcext:value-type="float">
            <text:p>3 717 55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0" office:value-type="float" office:value="20274" calcext:value-type="float">
            <text:p>20 274</text:p>
          </table:table-cell>
          <table:table-cell table:style-name="ce20" office:value-type="float" office:value="14689" calcext:value-type="float">
            <text:p>14 689</text:p>
          </table:table-cell>
          <table:table-cell table:style-name="ce19" office:value-type="float" office:value="34963" calcext:value-type="float">
            <text:p>34 963</text:p>
          </table:table-cell>
          <table:table-cell table:style-name="ce20" office:value-type="float" office:value="1267746" calcext:value-type="float">
            <text:p>1 267 74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0" office:value-type="float" office:value="17427" calcext:value-type="float">
            <text:p>17 427</text:p>
          </table:table-cell>
          <table:table-cell table:style-name="ce20" office:value-type="float" office:value="12935" calcext:value-type="float">
            <text:p>12 935</text:p>
          </table:table-cell>
          <table:table-cell table:style-name="ce19" office:value-type="float" office:value="30362" calcext:value-type="float">
            <text:p>30 362</text:p>
          </table:table-cell>
          <table:table-cell table:style-name="ce20" office:value-type="float" office:value="1142387" calcext:value-type="float">
            <text:p>1 142 38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0" office:value-type="float" office:value="12176" calcext:value-type="float">
            <text:p>12 176</text:p>
          </table:table-cell>
          <table:table-cell table:style-name="ce20" office:value-type="float" office:value="8692" calcext:value-type="float">
            <text:p>8 692</text:p>
          </table:table-cell>
          <table:table-cell table:style-name="ce19" office:value-type="float" office:value="20868" calcext:value-type="float">
            <text:p>20 868</text:p>
          </table:table-cell>
          <table:table-cell table:style-name="ce20" office:value-type="float" office:value="809523" calcext:value-type="float">
            <text:p>809 52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0" office:value-type="float" office:value="5734" calcext:value-type="float">
            <text:p>5 734</text:p>
          </table:table-cell>
          <table:table-cell table:style-name="ce20" office:value-type="float" office:value="3799" calcext:value-type="float">
            <text:p>3 799</text:p>
          </table:table-cell>
          <table:table-cell table:style-name="ce19" office:value-type="float" office:value="9533" calcext:value-type="float">
            <text:p>9 533</text:p>
          </table:table-cell>
          <table:table-cell table:style-name="ce20" office:value-type="float" office:value="405341" calcext:value-type="float">
            <text:p>405 34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0" office:value-type="float" office:value="993" calcext:value-type="float">
            <text:p>993</text:p>
          </table:table-cell>
          <table:table-cell table:style-name="ce20" office:value-type="float" office:value="602" calcext:value-type="float">
            <text:p>602</text:p>
          </table:table-cell>
          <table:table-cell table:style-name="ce19" office:value-type="float" office:value="1595" calcext:value-type="float">
            <text:p>1 595</text:p>
          </table:table-cell>
          <table:table-cell table:style-name="ce20" office:value-type="float" office:value="92562" calcext:value-type="float">
            <text:p>92 562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 femmes</text:p>
          </table:table-cell>
          <table:table-cell table:style-name="ce19" office:value-type="float" office:value="568999" calcext:value-type="float">
            <text:p>568 999</text:p>
          </table:table-cell>
          <table:table-cell table:style-name="ce19" office:value-type="float" office:value="387374" calcext:value-type="float">
            <text:p>387 374</text:p>
          </table:table-cell>
          <table:table-cell table:style-name="ce19" office:value-type="float" office:value="956373" calcext:value-type="float">
            <text:p>956 373</text:p>
          </table:table-cell>
          <table:table-cell table:style-name="ce19" office:value-type="float" office:value="33930044" calcext:value-type="float">
            <text:p>33 930 04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21" office:value-type="float" office:value="84142" calcext:value-type="float">
            <text:p>84 142</text:p>
          </table:table-cell>
          <table:table-cell table:style-name="ce21" office:value-type="float" office:value="58602" calcext:value-type="float">
            <text:p>58 602</text:p>
          </table:table-cell>
          <table:table-cell table:style-name="ce25" office:value-type="float" office:value="142744" calcext:value-type="float">
            <text:p>142 744</text:p>
          </table:table-cell>
          <table:table-cell table:style-name="ce21" office:value-type="float" office:value="5171560" calcext:value-type="float">
            <text:p>5 171 560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21" office:value-type="float" office:value="266313" calcext:value-type="float">
            <text:p>266 313</text:p>
          </table:table-cell>
          <table:table-cell table:style-name="ce21" office:value-type="float" office:value="172157" calcext:value-type="float">
            <text:p>172 157</text:p>
          </table:table-cell>
          <table:table-cell table:style-name="ce25" office:value-type="float" office:value="438470" calcext:value-type="float">
            <text:p>438 470</text:p>
          </table:table-cell>
          <table:table-cell table:style-name="ce21" office:value-type="float" office:value="15053844" calcext:value-type="float">
            <text:p>15 053 84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21" office:value-type="float" office:value="378382" calcext:value-type="float">
            <text:p>378 382</text:p>
          </table:table-cell>
          <table:table-cell table:style-name="ce21" office:value-type="float" office:value="250587" calcext:value-type="float">
            <text:p>250 587</text:p>
          </table:table-cell>
          <table:table-cell table:style-name="ce25" office:value-type="float" office:value="628969" calcext:value-type="float">
            <text:p>628 969</text:p>
          </table:table-cell>
          <table:table-cell table:style-name="ce21" office:value-type="float" office:value="21594339" calcext:value-type="float">
            <text:p>21 594 33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21" office:value-type="float" office:value="462687" calcext:value-type="float">
            <text:p>462 687</text:p>
          </table:table-cell>
          <table:table-cell table:style-name="ce21" office:value-type="float" office:value="311767" calcext:value-type="float">
            <text:p>311 767</text:p>
          </table:table-cell>
          <table:table-cell table:style-name="ce25" office:value-type="float" office:value="774454" calcext:value-type="float">
            <text:p>774 454</text:p>
          </table:table-cell>
          <table:table-cell table:style-name="ce21" office:value-type="float" office:value="27249232" calcext:value-type="float">
            <text:p>27 249 232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21" office:value-type="float" office:value="103907" calcext:value-type="float">
            <text:p>103 907</text:p>
          </table:table-cell>
          <table:table-cell table:style-name="ce21" office:value-type="float" office:value="74676" calcext:value-type="float">
            <text:p>74 676</text:p>
          </table:table-cell>
          <table:table-cell table:style-name="ce25" office:value-type="float" office:value="178583" calcext:value-type="float">
            <text:p>178 583</text:p>
          </table:table-cell>
          <table:table-cell table:style-name="ce21" office:value-type="float" office:value="6828894" calcext:value-type="float">
            <text:p>6 828 894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(p) : données provisoires.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Source : Insee, état civil (données domiciliées), estimations de population.</text:p>
          </table:table-cell>
          <table:table-cell table:number-columns-repeated="1023"/>
        </table:table-row>
        <table:table-row table:style-name="ro2" table:number-rows-repeated="104846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chiffre" table:base-cell-address="$Documentation.$A$1" table:cell-range-address="$'Année 2014'.$B$6:.$E$104"/>
          <table:named-range table:name="entete_colonne" table:base-cell-address="$Documentation.$A$1" table:cell-range-address="$'Année 2014'.$A$4:.$E$5"/>
          <table:named-range table:name="entete_ligne" table:base-cell-address="$Documentation.$A$1" table:cell-range-address="$'Année 2014'.$A$6:.$A$104"/>
          <table:named-expression table:name="intertitre" table:base-cell-address="$Documentation.$A$1" table:expression="[$'Année 2014'.$A$6:.$E$6];[$'Année 2014'.$A$39:.$E$39];[$'Année 2014'.$A$72:.$E$72]"/>
          <table:named-range table:name="note" table:base-cell-address="$Documentation.$A$1" table:cell-range-address="$'Année 2014'.$A$105:.$A$105"/>
          <table:named-range table:name="region" table:base-cell-address="$Documentation.$A$1" table:cell-range-address="$'Année 2014'.$D$6:.$D$104"/>
          <table:named-range table:name="source" table:base-cell-address="$Documentation.$A$1" table:cell-range-address="$'Année 2014'.$A$106"/>
          <table:named-range table:name="titre" table:base-cell-address="$Documentation.$A$1" table:cell-range-address="$'Année 2014'.$A$1"/>
          <table:named-expression table:name="total" table:base-cell-address="$Documentation.$A$1" table:expression="[$'Année 2014'.$A$6:.$E$7];[$'Année 2014'.$A$12:.$E$12];[$'Année 2014'.$A$17:.$E$17];[$'Année 2014'.$A$22:.$E$22];[$'Année 2014'.$A$26:.$E$26];[$'Année 2014'.$A$32:.$E$32];[$'Année 2014'.$A$39:.$E$40];[$'Année 2014'.$A$45:.$E$45]"/>
          <table:named-expression table:name="total2" table:base-cell-address="$Documentation.$A$1" table:expression="[$'Année 2014'.$A$50:.$E$50];[$'Année 2014'.$A$55:.$E$55];[$'Année 2014'.$A$59:.$E$59];[$'Année 2014'.$A$65:.$E$65];[$'Année 2014'.$A$72:.$E$73];[$'Année 2014'.$A$78:.$E$78];[$'Année 2014'.$A$83:.$E$83];[$'Année 2014'.$A$88:.$E$88]"/>
          <table:named-expression table:name="total3" table:base-cell-address="$Documentation.$A$1" table:expression="[$'Année 2014'.$A$92:.$E$92];[$'Année 2014'.$A$98:.$E$98]"/>
          <table:named-range table:name="unite" table:base-cell-address="$Documentation.$A$1" table:cell-range-address="$'Année 2014'.$E$3"/>
          <table:named-expression table:name="ventilation" table:base-cell-address="$Documentation.$A$1" table:expression="[$'Année 2014'.$A$33:.$E$38];[$'Année 2014'.$A$66:.$E$71];[$'Année 2014'.$A$99:.$E$104]"/>
        </table:named-expressions>
      </table:table>
      <table:table table:name="Année 2013" table:style-name="ta3"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2" table:default-cell-style-name="ce16"/>
        <table:table-column table:style-name="co7" table:number-columns-repeated="9" table:default-cell-style-name="ce16"/>
        <table:table-column table:style-name="co8" table:number-columns-repeated="1010" table:default-cell-style-name="Default"/>
        <table:table-row table:style-name="ro2">
          <table:table-cell table:style-name="ce5" office:value-type="string" calcext:value-type="string">
            <text:p>Population selon le sexe et l’âge au 1er janvier <text:s/>2013 </text:p>
          </table:table-cell>
          <table:table-cell table:style-name="ce5"/>
          <table:table-cell table:style-name="ce22"/>
          <table:table-cell table:number-columns-repeated="1021"/>
        </table:table-row>
        <table:table-row table:style-name="ro2">
          <table:table-cell table:style-name="ce6"/>
          <table:table-cell table:style-name="ce5"/>
          <table:table-cell table:number-columns-repeated="1022"/>
        </table:table-row>
        <table:table-row table:style-name="ro2">
          <table:table-cell table:style-name="ce7" table:number-columns-repeated="2"/>
          <table:table-cell table:number-columns-repeated="2"/>
          <table:table-cell table:style-name="ce26" office:value-type="string" calcext:value-type="string">
            <text:p>en nombre</text:p>
          </table:table-cell>
          <table:table-cell table:number-columns-repeated="1019"/>
        </table:table-row>
        <table:table-row table:style-name="ro2">
          <table:table-cell table:style-name="ce8" table:number-columns-spanned="1" table:number-rows-spanned="2"/>
          <table:table-cell table:style-name="ce17" office:value-type="string" calcext:value-type="string" table:number-columns-spanned="4" table:number-rows-spanned="1">
            <text:p>Au 1er <text:s/>janvier 2013 </text:p>
          </table:table-cell>
          <table:covered-table-cell table:number-columns-repeated="3" table:style-name="ce23"/>
          <table:table-cell table:number-columns-repeated="1019"/>
        </table:table-row>
        <table:table-row table:style-name="ro3">
          <table:covered-table-cell table:style-name="ce9"/>
          <table:table-cell table:style-name="ce18" office:value-type="string" calcext:value-type="string">
            <text:p>Bas-Rhin</text:p>
          </table:table-cell>
          <table:table-cell table:style-name="ce18" office:value-type="string" calcext:value-type="string">
            <text:p>Haut-Rhin</text:p>
          </table:table-cell>
          <table:table-cell table:style-name="ce24" office:value-type="string" calcext:value-type="string">
            <text:p>Alsace</text:p>
          </table:table-cell>
          <table:table-cell table:style-name="ce27" office:value-type="string" calcext:value-type="string">
            <text:p>France 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 table:number-columns-spanned="5" table:number-rows-spanned="1">
            <text:p>Ensemble</text:p>
          </table:table-cell>
          <table:covered-table-cell table:number-columns-repeated="4" table:style-name="ce9"/>
          <table:table-cell table:number-columns-repeated="1019"/>
        </table:table-row>
        <table:table-row table:style-name="ro5">
          <table:table-cell table:style-name="ce11" office:value-type="string" calcext:value-type="string">
            <text:p>moins de 20 ans</text:p>
          </table:table-cell>
          <table:table-cell table:style-name="ce19" office:value-type="float" office:value="264297" calcext:value-type="float">
            <text:p>264 297</text:p>
          </table:table-cell>
          <table:table-cell table:style-name="ce19" office:value-type="float" office:value="181734" calcext:value-type="float">
            <text:p>181 734</text:p>
          </table:table-cell>
          <table:table-cell table:style-name="ce19" office:value-type="float" office:value="446031" calcext:value-type="float">
            <text:p>446 031</text:p>
          </table:table-cell>
          <table:table-cell table:style-name="ce19" office:value-type="float" office:value="16093597" calcext:value-type="float">
            <text:p>16 093 597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de 0 à 4 ans</text:p>
          </table:table-cell>
          <table:table-cell table:style-name="ce20" office:value-type="float" office:value="64191" calcext:value-type="float">
            <text:p>64 191</text:p>
          </table:table-cell>
          <table:table-cell table:style-name="ce20" office:value-type="float" office:value="45609" calcext:value-type="float">
            <text:p>45 609</text:p>
          </table:table-cell>
          <table:table-cell table:style-name="ce19" office:value-type="float" office:value="109800" calcext:value-type="float">
            <text:p>109 800</text:p>
          </table:table-cell>
          <table:table-cell table:style-name="ce20" office:value-type="float" office:value="4019226" calcext:value-type="float">
            <text:p>4 019 226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de 5 à 9 ans</text:p>
          </table:table-cell>
          <table:table-cell table:style-name="ce20" office:value-type="float" office:value="65108" calcext:value-type="float">
            <text:p>65 108</text:p>
          </table:table-cell>
          <table:table-cell table:style-name="ce20" office:value-type="float" office:value="46088" calcext:value-type="float">
            <text:p>46 088</text:p>
          </table:table-cell>
          <table:table-cell table:style-name="ce19" office:value-type="float" office:value="111196" calcext:value-type="float">
            <text:p>111 196</text:p>
          </table:table-cell>
          <table:table-cell table:style-name="ce20" office:value-type="float" office:value="4072258" calcext:value-type="float">
            <text:p>4 072 25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0" office:value-type="float" office:value="66252" calcext:value-type="float">
            <text:p>66 252</text:p>
          </table:table-cell>
          <table:table-cell table:style-name="ce20" office:value-type="float" office:value="46964" calcext:value-type="float">
            <text:p>46 964</text:p>
          </table:table-cell>
          <table:table-cell table:style-name="ce19" office:value-type="float" office:value="113216" calcext:value-type="float">
            <text:p>113 216</text:p>
          </table:table-cell>
          <table:table-cell table:style-name="ce20" office:value-type="float" office:value="4089972" calcext:value-type="float">
            <text:p>4 089 97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0" office:value-type="float" office:value="68746" calcext:value-type="float">
            <text:p>68 746</text:p>
          </table:table-cell>
          <table:table-cell table:style-name="ce20" office:value-type="float" office:value="43073" calcext:value-type="float">
            <text:p>43 073</text:p>
          </table:table-cell>
          <table:table-cell table:style-name="ce19" office:value-type="float" office:value="111819" calcext:value-type="float">
            <text:p>111 819</text:p>
          </table:table-cell>
          <table:table-cell table:style-name="ce20" office:value-type="float" office:value="3912141" calcext:value-type="float">
            <text:p>3 912 141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19" office:value-type="float" office:value="288659" calcext:value-type="float">
            <text:p>288 659</text:p>
          </table:table-cell>
          <table:table-cell table:style-name="ce19" office:value-type="float" office:value="181327" calcext:value-type="float">
            <text:p>181 327</text:p>
          </table:table-cell>
          <table:table-cell table:style-name="ce19" office:value-type="float" office:value="469986" calcext:value-type="float">
            <text:p>469 986</text:p>
          </table:table-cell>
          <table:table-cell table:style-name="ce19" office:value-type="float" office:value="16157770" calcext:value-type="float">
            <text:p>16 157 77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0" office:value-type="float" office:value="76164" calcext:value-type="float">
            <text:p>76 164</text:p>
          </table:table-cell>
          <table:table-cell table:style-name="ce20" office:value-type="float" office:value="41317" calcext:value-type="float">
            <text:p>41 317</text:p>
          </table:table-cell>
          <table:table-cell table:style-name="ce19" office:value-type="float" office:value="117481" calcext:value-type="float">
            <text:p>117 481</text:p>
          </table:table-cell>
          <table:table-cell table:style-name="ce20" office:value-type="float" office:value="3942956" calcext:value-type="float">
            <text:p>3 942 95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0" office:value-type="float" office:value="69502" calcext:value-type="float">
            <text:p>69 502</text:p>
          </table:table-cell>
          <table:table-cell table:style-name="ce20" office:value-type="float" office:value="44682" calcext:value-type="float">
            <text:p>44 682</text:p>
          </table:table-cell>
          <table:table-cell table:style-name="ce19" office:value-type="float" office:value="114184" calcext:value-type="float">
            <text:p>114 184</text:p>
          </table:table-cell>
          <table:table-cell table:style-name="ce20" office:value-type="float" office:value="3933786" calcext:value-type="float">
            <text:p>3 933 78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0" office:value-type="float" office:value="72503" calcext:value-type="float">
            <text:p>72 503</text:p>
          </table:table-cell>
          <table:table-cell table:style-name="ce20" office:value-type="float" office:value="47350" calcext:value-type="float">
            <text:p>47 350</text:p>
          </table:table-cell>
          <table:table-cell table:style-name="ce19" office:value-type="float" office:value="119853" calcext:value-type="float">
            <text:p>119 853</text:p>
          </table:table-cell>
          <table:table-cell table:style-name="ce20" office:value-type="float" office:value="4114435" calcext:value-type="float">
            <text:p>4 114 43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0" office:value-type="float" office:value="70490" calcext:value-type="float">
            <text:p>70 490</text:p>
          </table:table-cell>
          <table:table-cell table:style-name="ce20" office:value-type="float" office:value="47978" calcext:value-type="float">
            <text:p>47 978</text:p>
          </table:table-cell>
          <table:table-cell table:style-name="ce19" office:value-type="float" office:value="118468" calcext:value-type="float">
            <text:p>118 468</text:p>
          </table:table-cell>
          <table:table-cell table:style-name="ce20" office:value-type="float" office:value="4166593" calcext:value-type="float">
            <text:p>4 166 593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19" office:value-type="float" office:value="311745" calcext:value-type="float">
            <text:p>311 745</text:p>
          </table:table-cell>
          <table:table-cell table:style-name="ce19" office:value-type="float" office:value="217917" calcext:value-type="float">
            <text:p>217 917</text:p>
          </table:table-cell>
          <table:table-cell table:style-name="ce19" office:value-type="float" office:value="529662" calcext:value-type="float">
            <text:p>529 662</text:p>
          </table:table-cell>
          <table:table-cell table:style-name="ce19" office:value-type="float" office:value="17653183" calcext:value-type="float">
            <text:p>17 653 18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0" office:value-type="float" office:value="79522" calcext:value-type="float">
            <text:p>79 522</text:p>
          </table:table-cell>
          <table:table-cell table:style-name="ce20" office:value-type="float" office:value="55424" calcext:value-type="float">
            <text:p>55 424</text:p>
          </table:table-cell>
          <table:table-cell table:style-name="ce19" office:value-type="float" office:value="134946" calcext:value-type="float">
            <text:p>134 946</text:p>
          </table:table-cell>
          <table:table-cell table:style-name="ce20" office:value-type="float" office:value="4560753" calcext:value-type="float">
            <text:p>4 560 75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0" office:value-type="float" office:value="81227" calcext:value-type="float">
            <text:p>81 227</text:p>
          </table:table-cell>
          <table:table-cell table:style-name="ce20" office:value-type="float" office:value="56506" calcext:value-type="float">
            <text:p>56 506</text:p>
          </table:table-cell>
          <table:table-cell table:style-name="ce19" office:value-type="float" office:value="137733" calcext:value-type="float">
            <text:p>137 733</text:p>
          </table:table-cell>
          <table:table-cell table:style-name="ce20" office:value-type="float" office:value="4546097" calcext:value-type="float">
            <text:p>4 546 09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0" office:value-type="float" office:value="77486" calcext:value-type="float">
            <text:p>77 486</text:p>
          </table:table-cell>
          <table:table-cell table:style-name="ce20" office:value-type="float" office:value="54068" calcext:value-type="float">
            <text:p>54 068</text:p>
          </table:table-cell>
          <table:table-cell table:style-name="ce19" office:value-type="float" office:value="131554" calcext:value-type="float">
            <text:p>131 554</text:p>
          </table:table-cell>
          <table:table-cell table:style-name="ce20" office:value-type="float" office:value="4368147" calcext:value-type="float">
            <text:p>4 368 14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0" office:value-type="float" office:value="73510" calcext:value-type="float">
            <text:p>73 510</text:p>
          </table:table-cell>
          <table:table-cell table:style-name="ce20" office:value-type="float" office:value="51919" calcext:value-type="float">
            <text:p>51 919</text:p>
          </table:table-cell>
          <table:table-cell table:style-name="ce19" office:value-type="float" office:value="125429" calcext:value-type="float">
            <text:p>125 429</text:p>
          </table:table-cell>
          <table:table-cell table:style-name="ce20" office:value-type="float" office:value="4178186" calcext:value-type="float">
            <text:p>4 178 186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19" office:value-type="float" office:value="154670" calcext:value-type="float">
            <text:p>154 670</text:p>
          </table:table-cell>
          <table:table-cell table:style-name="ce19" office:value-type="float" office:value="111467" calcext:value-type="float">
            <text:p>111 467</text:p>
          </table:table-cell>
          <table:table-cell table:style-name="ce19" office:value-type="float" office:value="266137" calcext:value-type="float">
            <text:p>266 137</text:p>
          </table:table-cell>
          <table:table-cell table:style-name="ce19" office:value-type="float" office:value="9712272" calcext:value-type="float">
            <text:p>9 712 27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0" office:value-type="float" office:value="67176" calcext:value-type="float">
            <text:p>67 176</text:p>
          </table:table-cell>
          <table:table-cell table:style-name="ce20" office:value-type="float" office:value="48264" calcext:value-type="float">
            <text:p>48 264</text:p>
          </table:table-cell>
          <table:table-cell table:style-name="ce19" office:value-type="float" office:value="115440" calcext:value-type="float">
            <text:p>115 440</text:p>
          </table:table-cell>
          <table:table-cell table:style-name="ce20" office:value-type="float" office:value="4115547" calcext:value-type="float">
            <text:p>4 115 54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0" office:value-type="float" office:value="46808" calcext:value-type="float">
            <text:p>46 808</text:p>
          </table:table-cell>
          <table:table-cell table:style-name="ce20" office:value-type="float" office:value="34216" calcext:value-type="float">
            <text:p>34 216</text:p>
          </table:table-cell>
          <table:table-cell table:style-name="ce19" office:value-type="float" office:value="81024" calcext:value-type="float">
            <text:p>81 024</text:p>
          </table:table-cell>
          <table:table-cell table:style-name="ce20" office:value-type="float" office:value="3228832" calcext:value-type="float">
            <text:p>3 228 83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0" office:value-type="float" office:value="40686" calcext:value-type="float">
            <text:p>40 686</text:p>
          </table:table-cell>
          <table:table-cell table:style-name="ce20" office:value-type="float" office:value="28987" calcext:value-type="float">
            <text:p>28 987</text:p>
          </table:table-cell>
          <table:table-cell table:style-name="ce19" office:value-type="float" office:value="69673" calcext:value-type="float">
            <text:p>69 673</text:p>
          </table:table-cell>
          <table:table-cell table:style-name="ce20" office:value-type="float" office:value="2367893" calcext:value-type="float">
            <text:p>2 367 893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19" office:value-type="float" office:value="88206" calcext:value-type="float">
            <text:p>88 206</text:p>
          </table:table-cell>
          <table:table-cell table:style-name="ce19" office:value-type="float" office:value="64478" calcext:value-type="float">
            <text:p>64 478</text:p>
          </table:table-cell>
          <table:table-cell table:style-name="ce19" office:value-type="float" office:value="152684" calcext:value-type="float">
            <text:p>152 684</text:p>
          </table:table-cell>
          <table:table-cell table:style-name="ce19" office:value-type="float" office:value="5908598" calcext:value-type="float">
            <text:p>5 908 59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0" office:value-type="float" office:value="35128" calcext:value-type="float">
            <text:p>35 128</text:p>
          </table:table-cell>
          <table:table-cell table:style-name="ce20" office:value-type="float" office:value="25590" calcext:value-type="float">
            <text:p>25 590</text:p>
          </table:table-cell>
          <table:table-cell table:style-name="ce19" office:value-type="float" office:value="60718" calcext:value-type="float">
            <text:p>60 718</text:p>
          </table:table-cell>
          <table:table-cell table:style-name="ce20" office:value-type="float" office:value="2225634" calcext:value-type="float">
            <text:p>2 225 63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0" office:value-type="float" office:value="27940" calcext:value-type="float">
            <text:p>27 940</text:p>
          </table:table-cell>
          <table:table-cell table:style-name="ce20" office:value-type="float" office:value="21169" calcext:value-type="float">
            <text:p>21 169</text:p>
          </table:table-cell>
          <table:table-cell table:style-name="ce19" office:value-type="float" office:value="49109" calcext:value-type="float">
            <text:p>49 109</text:p>
          </table:table-cell>
          <table:table-cell table:style-name="ce20" office:value-type="float" office:value="1861211" calcext:value-type="float">
            <text:p>1 861 21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0" office:value-type="float" office:value="16933" calcext:value-type="float">
            <text:p>16 933</text:p>
          </table:table-cell>
          <table:table-cell table:style-name="ce20" office:value-type="float" office:value="12261" calcext:value-type="float">
            <text:p>12 261</text:p>
          </table:table-cell>
          <table:table-cell table:style-name="ce19" office:value-type="float" office:value="29194" calcext:value-type="float">
            <text:p>29 194</text:p>
          </table:table-cell>
          <table:table-cell table:style-name="ce20" office:value-type="float" office:value="1196787" calcext:value-type="float">
            <text:p>1 196 78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0" office:value-type="float" office:value="6810" calcext:value-type="float">
            <text:p>6 810</text:p>
          </table:table-cell>
          <table:table-cell table:style-name="ce20" office:value-type="float" office:value="4697" calcext:value-type="float">
            <text:p>4 697</text:p>
          </table:table-cell>
          <table:table-cell table:style-name="ce19" office:value-type="float" office:value="11507" calcext:value-type="float">
            <text:p>11 507</text:p>
          </table:table-cell>
          <table:table-cell table:style-name="ce20" office:value-type="float" office:value="509388" calcext:value-type="float">
            <text:p>509 38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0" office:value-type="float" office:value="1395" calcext:value-type="float">
            <text:p>1 395</text:p>
          </table:table-cell>
          <table:table-cell table:style-name="ce20" office:value-type="float" office:value="761" calcext:value-type="float">
            <text:p>761</text:p>
          </table:table-cell>
          <table:table-cell table:style-name="ce19" office:value-type="float" office:value="2156" calcext:value-type="float">
            <text:p>2 156</text:p>
          </table:table-cell>
          <table:table-cell table:style-name="ce20" office:value-type="float" office:value="115578" calcext:value-type="float">
            <text:p>115 578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19" office:value-type="float" office:value="1107577" calcext:value-type="float">
            <text:p>1 107 577</text:p>
          </table:table-cell>
          <table:table-cell table:style-name="ce19" office:value-type="float" office:value="756923" calcext:value-type="float">
            <text:p>756 923</text:p>
          </table:table-cell>
          <table:table-cell table:style-name="ce19" office:value-type="float" office:value="1864500" calcext:value-type="float">
            <text:p>1 864 500</text:p>
          </table:table-cell>
          <table:table-cell table:style-name="ce19" office:value-type="float" office:value="65525420" calcext:value-type="float">
            <text:p>65 525 420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21" office:value-type="float" office:value="172218" calcext:value-type="float">
            <text:p>172 218</text:p>
          </table:table-cell>
          <table:table-cell table:style-name="ce21" office:value-type="float" office:value="119322" calcext:value-type="float">
            <text:p>119 322</text:p>
          </table:table-cell>
          <table:table-cell table:style-name="ce25" office:value-type="float" office:value="291540" calcext:value-type="float">
            <text:p>291 540</text:p>
          </table:table-cell>
          <table:table-cell table:style-name="ce21" office:value-type="float" office:value="10505104" calcext:value-type="float">
            <text:p>10 505 10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21" office:value-type="float" office:value="533766" calcext:value-type="float">
            <text:p>533 766</text:p>
          </table:table-cell>
          <table:table-cell table:style-name="ce21" office:value-type="float" office:value="347143" calcext:value-type="float">
            <text:p>347 143</text:p>
          </table:table-cell>
          <table:table-cell table:style-name="ce25" office:value-type="float" office:value="880909" calcext:value-type="float">
            <text:p>880 909</text:p>
          </table:table-cell>
          <table:table-cell table:style-name="ce21" office:value-type="float" office:value="30060491" calcext:value-type="float">
            <text:p>30 060 49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21" office:value-type="float" office:value="751938" calcext:value-type="float">
            <text:p>751 938</text:p>
          </table:table-cell>
          <table:table-cell table:style-name="ce21" office:value-type="float" office:value="501394" calcext:value-type="float">
            <text:p>501 394</text:p>
          </table:table-cell>
          <table:table-cell table:style-name="ce25" office:value-type="float" office:value="1253332" calcext:value-type="float">
            <text:p>1 253 332</text:p>
          </table:table-cell>
          <table:table-cell table:style-name="ce21" office:value-type="float" office:value="42722371" calcext:value-type="float">
            <text:p>42 722 37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21" office:value-type="float" office:value="887514" calcext:value-type="float">
            <text:p>887 514</text:p>
          </table:table-cell>
          <table:table-cell table:style-name="ce21" office:value-type="float" office:value="601781" calcext:value-type="float">
            <text:p>601 781</text:p>
          </table:table-cell>
          <table:table-cell table:style-name="ce25" office:value-type="float" office:value="1489295" calcext:value-type="float">
            <text:p>1 489 295</text:p>
          </table:table-cell>
          <table:table-cell table:style-name="ce21" office:value-type="float" office:value="51838029" calcext:value-type="float">
            <text:p>51 838 02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21" office:value-type="float" office:value="175700" calcext:value-type="float">
            <text:p>175 700</text:p>
          </table:table-cell>
          <table:table-cell table:style-name="ce21" office:value-type="float" office:value="127681" calcext:value-type="float">
            <text:p>127 681</text:p>
          </table:table-cell>
          <table:table-cell table:style-name="ce25" office:value-type="float" office:value="303381" calcext:value-type="float">
            <text:p>303 381</text:p>
          </table:table-cell>
          <table:table-cell table:style-name="ce21" office:value-type="float" office:value="11505323" calcext:value-type="float">
            <text:p>11 505 323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 table:number-columns-spanned="5" table:number-rows-spanned="1">
            <text:p>Hommes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1" office:value-type="string" calcext:value-type="string">
            <text:p>moins de 20 ans</text:p>
          </table:table-cell>
          <table:table-cell table:style-name="ce19" office:value-type="float" office:value="135408" calcext:value-type="float">
            <text:p>135 408</text:p>
          </table:table-cell>
          <table:table-cell table:style-name="ce19" office:value-type="float" office:value="92843" calcext:value-type="float">
            <text:p>92 843</text:p>
          </table:table-cell>
          <table:table-cell table:style-name="ce19" office:value-type="float" office:value="228251" calcext:value-type="float">
            <text:p>228 251</text:p>
          </table:table-cell>
          <table:table-cell table:style-name="ce19" office:value-type="float" office:value="8231288" calcext:value-type="float">
            <text:p>8 231 28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0 à 4 ans</text:p>
          </table:table-cell>
          <table:table-cell table:style-name="ce20" office:value-type="float" office:value="33032" calcext:value-type="float">
            <text:p>33 032</text:p>
          </table:table-cell>
          <table:table-cell table:style-name="ce20" office:value-type="float" office:value="23325" calcext:value-type="float">
            <text:p>23 325</text:p>
          </table:table-cell>
          <table:table-cell table:style-name="ce19" office:value-type="float" office:value="56357" calcext:value-type="float">
            <text:p>56 357</text:p>
          </table:table-cell>
          <table:table-cell table:style-name="ce20" office:value-type="float" office:value="2053115" calcext:value-type="float">
            <text:p>2 053 11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 à 9 ans</text:p>
          </table:table-cell>
          <table:table-cell table:style-name="ce20" office:value-type="float" office:value="33211" calcext:value-type="float">
            <text:p>33 211</text:p>
          </table:table-cell>
          <table:table-cell table:style-name="ce20" office:value-type="float" office:value="23491" calcext:value-type="float">
            <text:p>23 491</text:p>
          </table:table-cell>
          <table:table-cell table:style-name="ce19" office:value-type="float" office:value="56702" calcext:value-type="float">
            <text:p>56 702</text:p>
          </table:table-cell>
          <table:table-cell table:style-name="ce20" office:value-type="float" office:value="2082251" calcext:value-type="float">
            <text:p>2 082 25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0" office:value-type="float" office:value="34154" calcext:value-type="float">
            <text:p>34 154</text:p>
          </table:table-cell>
          <table:table-cell table:style-name="ce20" office:value-type="float" office:value="23873" calcext:value-type="float">
            <text:p>23 873</text:p>
          </table:table-cell>
          <table:table-cell table:style-name="ce19" office:value-type="float" office:value="58027" calcext:value-type="float">
            <text:p>58 027</text:p>
          </table:table-cell>
          <table:table-cell table:style-name="ce20" office:value-type="float" office:value="2093654" calcext:value-type="float">
            <text:p>2 093 65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0" office:value-type="float" office:value="35011" calcext:value-type="float">
            <text:p>35 011</text:p>
          </table:table-cell>
          <table:table-cell table:style-name="ce20" office:value-type="float" office:value="22154" calcext:value-type="float">
            <text:p>22 154</text:p>
          </table:table-cell>
          <table:table-cell table:style-name="ce19" office:value-type="float" office:value="57165" calcext:value-type="float">
            <text:p>57 165</text:p>
          </table:table-cell>
          <table:table-cell table:style-name="ce20" office:value-type="float" office:value="2002268" calcext:value-type="float">
            <text:p>2 002 268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19" office:value-type="float" office:value="142375" calcext:value-type="float">
            <text:p>142 375</text:p>
          </table:table-cell>
          <table:table-cell table:style-name="ce19" office:value-type="float" office:value="90260" calcext:value-type="float">
            <text:p>90 260</text:p>
          </table:table-cell>
          <table:table-cell table:style-name="ce19" office:value-type="float" office:value="232635" calcext:value-type="float">
            <text:p>232 635</text:p>
          </table:table-cell>
          <table:table-cell table:style-name="ce19" office:value-type="float" office:value="8019339" calcext:value-type="float">
            <text:p>8 019 33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0" office:value-type="float" office:value="37284" calcext:value-type="float">
            <text:p>37 284</text:p>
          </table:table-cell>
          <table:table-cell table:style-name="ce20" office:value-type="float" office:value="21066" calcext:value-type="float">
            <text:p>21 066</text:p>
          </table:table-cell>
          <table:table-cell table:style-name="ce19" office:value-type="float" office:value="58350" calcext:value-type="float">
            <text:p>58 350</text:p>
          </table:table-cell>
          <table:table-cell table:style-name="ce20" office:value-type="float" office:value="1986231" calcext:value-type="float">
            <text:p>1 986 23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0" office:value-type="float" office:value="34278" calcext:value-type="float">
            <text:p>34 278</text:p>
          </table:table-cell>
          <table:table-cell table:style-name="ce20" office:value-type="float" office:value="22040" calcext:value-type="float">
            <text:p>22 040</text:p>
          </table:table-cell>
          <table:table-cell table:style-name="ce19" office:value-type="float" office:value="56318" calcext:value-type="float">
            <text:p>56 318</text:p>
          </table:table-cell>
          <table:table-cell table:style-name="ce20" office:value-type="float" office:value="1941348" calcext:value-type="float">
            <text:p>1 941 34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0" office:value-type="float" office:value="35640" calcext:value-type="float">
            <text:p>35 640</text:p>
          </table:table-cell>
          <table:table-cell table:style-name="ce20" office:value-type="float" office:value="23156" calcext:value-type="float">
            <text:p>23 156</text:p>
          </table:table-cell>
          <table:table-cell table:style-name="ce19" office:value-type="float" office:value="58796" calcext:value-type="float">
            <text:p>58 796</text:p>
          </table:table-cell>
          <table:table-cell table:style-name="ce20" office:value-type="float" office:value="2025093" calcext:value-type="float">
            <text:p>2 025 09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0" office:value-type="float" office:value="35173" calcext:value-type="float">
            <text:p>35 173</text:p>
          </table:table-cell>
          <table:table-cell table:style-name="ce20" office:value-type="float" office:value="23998" calcext:value-type="float">
            <text:p>23 998</text:p>
          </table:table-cell>
          <table:table-cell table:style-name="ce19" office:value-type="float" office:value="59171" calcext:value-type="float">
            <text:p>59 171</text:p>
          </table:table-cell>
          <table:table-cell table:style-name="ce20" office:value-type="float" office:value="2066667" calcext:value-type="float">
            <text:p>2 066 667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19" office:value-type="float" office:value="154965" calcext:value-type="float">
            <text:p>154 965</text:p>
          </table:table-cell>
          <table:table-cell table:style-name="ce19" office:value-type="float" office:value="108521" calcext:value-type="float">
            <text:p>108 521</text:p>
          </table:table-cell>
          <table:table-cell table:style-name="ce19" office:value-type="float" office:value="263486" calcext:value-type="float">
            <text:p>263 486</text:p>
          </table:table-cell>
          <table:table-cell table:style-name="ce19" office:value-type="float" office:value="8660835" calcext:value-type="float">
            <text:p>8 660 83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0" office:value-type="float" office:value="39717" calcext:value-type="float">
            <text:p>39 717</text:p>
          </table:table-cell>
          <table:table-cell table:style-name="ce20" office:value-type="float" office:value="27896" calcext:value-type="float">
            <text:p>27 896</text:p>
          </table:table-cell>
          <table:table-cell table:style-name="ce19" office:value-type="float" office:value="67613" calcext:value-type="float">
            <text:p>67 613</text:p>
          </table:table-cell>
          <table:table-cell table:style-name="ce20" office:value-type="float" office:value="2261546" calcext:value-type="float">
            <text:p>2 261 54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0" office:value-type="float" office:value="40980" calcext:value-type="float">
            <text:p>40 980</text:p>
          </table:table-cell>
          <table:table-cell table:style-name="ce20" office:value-type="float" office:value="28257" calcext:value-type="float">
            <text:p>28 257</text:p>
          </table:table-cell>
          <table:table-cell table:style-name="ce19" office:value-type="float" office:value="69237" calcext:value-type="float">
            <text:p>69 237</text:p>
          </table:table-cell>
          <table:table-cell table:style-name="ce20" office:value-type="float" office:value="2240614" calcext:value-type="float">
            <text:p>2 240 61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0" office:value-type="float" office:value="38142" calcext:value-type="float">
            <text:p>38 142</text:p>
          </table:table-cell>
          <table:table-cell table:style-name="ce20" office:value-type="float" office:value="26987" calcext:value-type="float">
            <text:p>26 987</text:p>
          </table:table-cell>
          <table:table-cell table:style-name="ce19" office:value-type="float" office:value="65129" calcext:value-type="float">
            <text:p>65 129</text:p>
          </table:table-cell>
          <table:table-cell table:style-name="ce20" office:value-type="float" office:value="2136047" calcext:value-type="float">
            <text:p>2 136 04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0" office:value-type="float" office:value="36126" calcext:value-type="float">
            <text:p>36 126</text:p>
          </table:table-cell>
          <table:table-cell table:style-name="ce20" office:value-type="float" office:value="25381" calcext:value-type="float">
            <text:p>25 381</text:p>
          </table:table-cell>
          <table:table-cell table:style-name="ce19" office:value-type="float" office:value="61507" calcext:value-type="float">
            <text:p>61 507</text:p>
          </table:table-cell>
          <table:table-cell table:style-name="ce20" office:value-type="float" office:value="2022628" calcext:value-type="float">
            <text:p>2 022 628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19" office:value-type="float" office:value="74933" calcext:value-type="float">
            <text:p>74 933</text:p>
          </table:table-cell>
          <table:table-cell table:style-name="ce19" office:value-type="float" office:value="54688" calcext:value-type="float">
            <text:p>54 688</text:p>
          </table:table-cell>
          <table:table-cell table:style-name="ce19" office:value-type="float" office:value="129621" calcext:value-type="float">
            <text:p>129 621</text:p>
          </table:table-cell>
          <table:table-cell table:style-name="ce19" office:value-type="float" office:value="4600605" calcext:value-type="float">
            <text:p>4 600 60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0" office:value-type="float" office:value="33008" calcext:value-type="float">
            <text:p>33 008</text:p>
          </table:table-cell>
          <table:table-cell table:style-name="ce20" office:value-type="float" office:value="24163" calcext:value-type="float">
            <text:p>24 163</text:p>
          </table:table-cell>
          <table:table-cell table:style-name="ce19" office:value-type="float" office:value="57171" calcext:value-type="float">
            <text:p>57 171</text:p>
          </table:table-cell>
          <table:table-cell table:style-name="ce20" office:value-type="float" office:value="1980705" calcext:value-type="float">
            <text:p>1 980 70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0" office:value-type="float" office:value="22792" calcext:value-type="float">
            <text:p>22 792</text:p>
          </table:table-cell>
          <table:table-cell table:style-name="ce20" office:value-type="float" office:value="16791" calcext:value-type="float">
            <text:p>16 791</text:p>
          </table:table-cell>
          <table:table-cell table:style-name="ce19" office:value-type="float" office:value="39583" calcext:value-type="float">
            <text:p>39 583</text:p>
          </table:table-cell>
          <table:table-cell table:style-name="ce20" office:value-type="float" office:value="1534612" calcext:value-type="float">
            <text:p>1 534 61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0" office:value-type="float" office:value="19133" calcext:value-type="float">
            <text:p>19 133</text:p>
          </table:table-cell>
          <table:table-cell table:style-name="ce20" office:value-type="float" office:value="13734" calcext:value-type="float">
            <text:p>13 734</text:p>
          </table:table-cell>
          <table:table-cell table:style-name="ce19" office:value-type="float" office:value="32867" calcext:value-type="float">
            <text:p>32 867</text:p>
          </table:table-cell>
          <table:table-cell table:style-name="ce20" office:value-type="float" office:value="1085288" calcext:value-type="float">
            <text:p>1 085 288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19" office:value-type="float" office:value="32202" calcext:value-type="float">
            <text:p>32 202</text:p>
          </table:table-cell>
          <table:table-cell table:style-name="ce19" office:value-type="float" office:value="24081" calcext:value-type="float">
            <text:p>24 081</text:p>
          </table:table-cell>
          <table:table-cell table:style-name="ce19" office:value-type="float" office:value="56283" calcext:value-type="float">
            <text:p>56 283</text:p>
          </table:table-cell>
          <table:table-cell table:style-name="ce19" office:value-type="float" office:value="2219863" calcext:value-type="float">
            <text:p>2 219 86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0" office:value-type="float" office:value="14844" calcext:value-type="float">
            <text:p>14 844</text:p>
          </table:table-cell>
          <table:table-cell table:style-name="ce20" office:value-type="float" office:value="10984" calcext:value-type="float">
            <text:p>10 984</text:p>
          </table:table-cell>
          <table:table-cell table:style-name="ce19" office:value-type="float" office:value="25828" calcext:value-type="float">
            <text:p>25 828</text:p>
          </table:table-cell>
          <table:table-cell table:style-name="ce20" office:value-type="float" office:value="948428" calcext:value-type="float">
            <text:p>948 42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0" office:value-type="float" office:value="10504" calcext:value-type="float">
            <text:p>10 504</text:p>
          </table:table-cell>
          <table:table-cell table:style-name="ce20" office:value-type="float" office:value="7963" calcext:value-type="float">
            <text:p>7 963</text:p>
          </table:table-cell>
          <table:table-cell table:style-name="ce19" office:value-type="float" office:value="18467" calcext:value-type="float">
            <text:p>18 467</text:p>
          </table:table-cell>
          <table:table-cell table:style-name="ce20" office:value-type="float" office:value="717026" calcext:value-type="float">
            <text:p>717 02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0" office:value-type="float" office:value="4972" calcext:value-type="float">
            <text:p>4 972</text:p>
          </table:table-cell>
          <table:table-cell table:style-name="ce20" office:value-type="float" office:value="3789" calcext:value-type="float">
            <text:p>3 789</text:p>
          </table:table-cell>
          <table:table-cell table:style-name="ce19" office:value-type="float" office:value="8761" calcext:value-type="float">
            <text:p>8 761</text:p>
          </table:table-cell>
          <table:table-cell table:style-name="ce20" office:value-type="float" office:value="394042" calcext:value-type="float">
            <text:p>394 04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0" office:value-type="float" office:value="1634" calcext:value-type="float">
            <text:p>1 634</text:p>
          </table:table-cell>
          <table:table-cell table:style-name="ce20" office:value-type="float" office:value="1200" calcext:value-type="float">
            <text:p>1 200</text:p>
          </table:table-cell>
          <table:table-cell table:style-name="ce19" office:value-type="float" office:value="2834" calcext:value-type="float">
            <text:p>2 834</text:p>
          </table:table-cell>
          <table:table-cell table:style-name="ce20" office:value-type="float" office:value="139100" calcext:value-type="float">
            <text:p>139 10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0" office:value-type="float" office:value="248" calcext:value-type="float">
            <text:p>248</text:p>
          </table:table-cell>
          <table:table-cell table:style-name="ce20" office:value-type="float" office:value="145" calcext:value-type="float">
            <text:p>145</text:p>
          </table:table-cell>
          <table:table-cell table:style-name="ce19" office:value-type="float" office:value="393" calcext:value-type="float">
            <text:p>393</text:p>
          </table:table-cell>
          <table:table-cell table:style-name="ce20" office:value-type="float" office:value="21267" calcext:value-type="float">
            <text:p>21 267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 hommes</text:p>
          </table:table-cell>
          <table:table-cell table:style-name="ce19" office:value-type="float" office:value="539883" calcext:value-type="float">
            <text:p>539 883</text:p>
          </table:table-cell>
          <table:table-cell table:style-name="ce19" office:value-type="float" office:value="370393" calcext:value-type="float">
            <text:p>370 393</text:p>
          </table:table-cell>
          <table:table-cell table:style-name="ce19" office:value-type="float" office:value="910276" calcext:value-type="float">
            <text:p>910 276</text:p>
          </table:table-cell>
          <table:table-cell table:style-name="ce19" office:value-type="float" office:value="31731930" calcext:value-type="float">
            <text:p>31 731 930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21" office:value-type="float" office:value="88236" calcext:value-type="float">
            <text:p>88 236</text:p>
          </table:table-cell>
          <table:table-cell table:style-name="ce21" office:value-type="float" office:value="60954" calcext:value-type="float">
            <text:p>60 954</text:p>
          </table:table-cell>
          <table:table-cell table:style-name="ce25" office:value-type="float" office:value="149190" calcext:value-type="float">
            <text:p>149 190</text:p>
          </table:table-cell>
          <table:table-cell table:style-name="ce21" office:value-type="float" office:value="5375367" calcext:value-type="float">
            <text:p>5 375 36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21" office:value-type="float" office:value="265688" calcext:value-type="float">
            <text:p>265 688</text:p>
          </table:table-cell>
          <table:table-cell table:style-name="ce21" office:value-type="float" office:value="173918" calcext:value-type="float">
            <text:p>173 918</text:p>
          </table:table-cell>
          <table:table-cell table:style-name="ce25" office:value-type="float" office:value="439606" calcext:value-type="float">
            <text:p>439 606</text:p>
          </table:table-cell>
          <table:table-cell table:style-name="ce21" office:value-type="float" office:value="14957394" calcext:value-type="float">
            <text:p>14 957 39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21" office:value-type="float" office:value="372964" calcext:value-type="float">
            <text:p>372 964</text:p>
          </table:table-cell>
          <table:table-cell table:style-name="ce21" office:value-type="float" office:value="250449" calcext:value-type="float">
            <text:p>250 449</text:p>
          </table:table-cell>
          <table:table-cell table:style-name="ce25" office:value-type="float" office:value="623413" calcext:value-type="float">
            <text:p>623 413</text:p>
          </table:table-cell>
          <table:table-cell table:style-name="ce21" office:value-type="float" office:value="21096774" calcext:value-type="float">
            <text:p>21 096 77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21" office:value-type="float" office:value="426380" calcext:value-type="float">
            <text:p>426 380</text:p>
          </table:table-cell>
          <table:table-cell table:style-name="ce21" office:value-type="float" office:value="291064" calcext:value-type="float">
            <text:p>291 064</text:p>
          </table:table-cell>
          <table:table-cell table:style-name="ce25" office:value-type="float" office:value="717444" calcext:value-type="float">
            <text:p>717 444</text:p>
          </table:table-cell>
          <table:table-cell table:style-name="ce21" office:value-type="float" office:value="24712658" calcext:value-type="float">
            <text:p>24 712 658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21" office:value-type="float" office:value="74127" calcext:value-type="float">
            <text:p>74 127</text:p>
          </table:table-cell>
          <table:table-cell table:style-name="ce21" office:value-type="float" office:value="54606" calcext:value-type="float">
            <text:p>54 606</text:p>
          </table:table-cell>
          <table:table-cell table:style-name="ce25" office:value-type="float" office:value="128733" calcext:value-type="float">
            <text:p>128 733</text:p>
          </table:table-cell>
          <table:table-cell table:style-name="ce21" office:value-type="float" office:value="4839763" calcext:value-type="float">
            <text:p>4 839 763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 table:number-columns-spanned="5" table:number-rows-spanned="1">
            <text:p>Femmes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1" office:value-type="string" calcext:value-type="string">
            <text:p>moins de 20 ans</text:p>
          </table:table-cell>
          <table:table-cell table:style-name="ce19" office:value-type="float" office:value="128889" calcext:value-type="float">
            <text:p>128 889</text:p>
          </table:table-cell>
          <table:table-cell table:style-name="ce19" office:value-type="float" office:value="88891" calcext:value-type="float">
            <text:p>88 891</text:p>
          </table:table-cell>
          <table:table-cell table:style-name="ce19" office:value-type="float" office:value="217780" calcext:value-type="float">
            <text:p>217 780</text:p>
          </table:table-cell>
          <table:table-cell table:style-name="ce19" office:value-type="float" office:value="7862309" calcext:value-type="float">
            <text:p>7 862 30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0 à 4 ans</text:p>
          </table:table-cell>
          <table:table-cell table:style-name="ce20" office:value-type="float" office:value="31159" calcext:value-type="float">
            <text:p>31 159</text:p>
          </table:table-cell>
          <table:table-cell table:style-name="ce20" office:value-type="float" office:value="22284" calcext:value-type="float">
            <text:p>22 284</text:p>
          </table:table-cell>
          <table:table-cell table:style-name="ce19" office:value-type="float" office:value="53443" calcext:value-type="float">
            <text:p>53 443</text:p>
          </table:table-cell>
          <table:table-cell table:style-name="ce20" office:value-type="float" office:value="1966111" calcext:value-type="float">
            <text:p>1 966 11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 à 9 ans</text:p>
          </table:table-cell>
          <table:table-cell table:style-name="ce20" office:value-type="float" office:value="31897" calcext:value-type="float">
            <text:p>31 897</text:p>
          </table:table-cell>
          <table:table-cell table:style-name="ce20" office:value-type="float" office:value="22597" calcext:value-type="float">
            <text:p>22 597</text:p>
          </table:table-cell>
          <table:table-cell table:style-name="ce19" office:value-type="float" office:value="54494" calcext:value-type="float">
            <text:p>54 494</text:p>
          </table:table-cell>
          <table:table-cell table:style-name="ce20" office:value-type="float" office:value="1990007" calcext:value-type="float">
            <text:p>1 990 00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0" office:value-type="float" office:value="32098" calcext:value-type="float">
            <text:p>32 098</text:p>
          </table:table-cell>
          <table:table-cell table:style-name="ce20" office:value-type="float" office:value="23091" calcext:value-type="float">
            <text:p>23 091</text:p>
          </table:table-cell>
          <table:table-cell table:style-name="ce19" office:value-type="float" office:value="55189" calcext:value-type="float">
            <text:p>55 189</text:p>
          </table:table-cell>
          <table:table-cell table:style-name="ce20" office:value-type="float" office:value="1996318" calcext:value-type="float">
            <text:p>1 996 31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0" office:value-type="float" office:value="33735" calcext:value-type="float">
            <text:p>33 735</text:p>
          </table:table-cell>
          <table:table-cell table:style-name="ce20" office:value-type="float" office:value="20919" calcext:value-type="float">
            <text:p>20 919</text:p>
          </table:table-cell>
          <table:table-cell table:style-name="ce19" office:value-type="float" office:value="54654" calcext:value-type="float">
            <text:p>54 654</text:p>
          </table:table-cell>
          <table:table-cell table:style-name="ce20" office:value-type="float" office:value="1909873" calcext:value-type="float">
            <text:p>1 909 873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19" office:value-type="float" office:value="146284" calcext:value-type="float">
            <text:p>146 284</text:p>
          </table:table-cell>
          <table:table-cell table:style-name="ce19" office:value-type="float" office:value="91067" calcext:value-type="float">
            <text:p>91 067</text:p>
          </table:table-cell>
          <table:table-cell table:style-name="ce19" office:value-type="float" office:value="237351" calcext:value-type="float">
            <text:p>237 351</text:p>
          </table:table-cell>
          <table:table-cell table:style-name="ce19" office:value-type="float" office:value="8138431" calcext:value-type="float">
            <text:p>8 138 43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0" office:value-type="float" office:value="38880" calcext:value-type="float">
            <text:p>38 880</text:p>
          </table:table-cell>
          <table:table-cell table:style-name="ce20" office:value-type="float" office:value="20251" calcext:value-type="float">
            <text:p>20 251</text:p>
          </table:table-cell>
          <table:table-cell table:style-name="ce19" office:value-type="float" office:value="59131" calcext:value-type="float">
            <text:p>59 131</text:p>
          </table:table-cell>
          <table:table-cell table:style-name="ce20" office:value-type="float" office:value="1956725" calcext:value-type="float">
            <text:p>1 956 72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0" office:value-type="float" office:value="35224" calcext:value-type="float">
            <text:p>35 224</text:p>
          </table:table-cell>
          <table:table-cell table:style-name="ce20" office:value-type="float" office:value="22642" calcext:value-type="float">
            <text:p>22 642</text:p>
          </table:table-cell>
          <table:table-cell table:style-name="ce19" office:value-type="float" office:value="57866" calcext:value-type="float">
            <text:p>57 866</text:p>
          </table:table-cell>
          <table:table-cell table:style-name="ce20" office:value-type="float" office:value="1992438" calcext:value-type="float">
            <text:p>1 992 43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0" office:value-type="float" office:value="36863" calcext:value-type="float">
            <text:p>36 863</text:p>
          </table:table-cell>
          <table:table-cell table:style-name="ce20" office:value-type="float" office:value="24194" calcext:value-type="float">
            <text:p>24 194</text:p>
          </table:table-cell>
          <table:table-cell table:style-name="ce19" office:value-type="float" office:value="61057" calcext:value-type="float">
            <text:p>61 057</text:p>
          </table:table-cell>
          <table:table-cell table:style-name="ce20" office:value-type="float" office:value="2089342" calcext:value-type="float">
            <text:p>2 089 34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0" office:value-type="float" office:value="35317" calcext:value-type="float">
            <text:p>35 317</text:p>
          </table:table-cell>
          <table:table-cell table:style-name="ce20" office:value-type="float" office:value="23980" calcext:value-type="float">
            <text:p>23 980</text:p>
          </table:table-cell>
          <table:table-cell table:style-name="ce19" office:value-type="float" office:value="59297" calcext:value-type="float">
            <text:p>59 297</text:p>
          </table:table-cell>
          <table:table-cell table:style-name="ce20" office:value-type="float" office:value="2099926" calcext:value-type="float">
            <text:p>2 099 926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19" office:value-type="float" office:value="156780" calcext:value-type="float">
            <text:p>156 780</text:p>
          </table:table-cell>
          <table:table-cell table:style-name="ce19" office:value-type="float" office:value="109396" calcext:value-type="float">
            <text:p>109 396</text:p>
          </table:table-cell>
          <table:table-cell table:style-name="ce19" office:value-type="float" office:value="266176" calcext:value-type="float">
            <text:p>266 176</text:p>
          </table:table-cell>
          <table:table-cell table:style-name="ce19" office:value-type="float" office:value="8992348" calcext:value-type="float">
            <text:p>8 992 34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0" office:value-type="float" office:value="39805" calcext:value-type="float">
            <text:p>39 805</text:p>
          </table:table-cell>
          <table:table-cell table:style-name="ce20" office:value-type="float" office:value="27528" calcext:value-type="float">
            <text:p>27 528</text:p>
          </table:table-cell>
          <table:table-cell table:style-name="ce19" office:value-type="float" office:value="67333" calcext:value-type="float">
            <text:p>67 333</text:p>
          </table:table-cell>
          <table:table-cell table:style-name="ce20" office:value-type="float" office:value="2299207" calcext:value-type="float">
            <text:p>2 299 20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0" office:value-type="float" office:value="40247" calcext:value-type="float">
            <text:p>40 247</text:p>
          </table:table-cell>
          <table:table-cell table:style-name="ce20" office:value-type="float" office:value="28249" calcext:value-type="float">
            <text:p>28 249</text:p>
          </table:table-cell>
          <table:table-cell table:style-name="ce19" office:value-type="float" office:value="68496" calcext:value-type="float">
            <text:p>68 496</text:p>
          </table:table-cell>
          <table:table-cell table:style-name="ce20" office:value-type="float" office:value="2305483" calcext:value-type="float">
            <text:p>2 305 48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0" office:value-type="float" office:value="39344" calcext:value-type="float">
            <text:p>39 344</text:p>
          </table:table-cell>
          <table:table-cell table:style-name="ce20" office:value-type="float" office:value="27081" calcext:value-type="float">
            <text:p>27 081</text:p>
          </table:table-cell>
          <table:table-cell table:style-name="ce19" office:value-type="float" office:value="66425" calcext:value-type="float">
            <text:p>66 425</text:p>
          </table:table-cell>
          <table:table-cell table:style-name="ce20" office:value-type="float" office:value="2232100" calcext:value-type="float">
            <text:p>2 232 10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0" office:value-type="float" office:value="37384" calcext:value-type="float">
            <text:p>37 384</text:p>
          </table:table-cell>
          <table:table-cell table:style-name="ce20" office:value-type="float" office:value="26538" calcext:value-type="float">
            <text:p>26 538</text:p>
          </table:table-cell>
          <table:table-cell table:style-name="ce19" office:value-type="float" office:value="63922" calcext:value-type="float">
            <text:p>63 922</text:p>
          </table:table-cell>
          <table:table-cell table:style-name="ce20" office:value-type="float" office:value="2155558" calcext:value-type="float">
            <text:p>2 155 558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19" office:value-type="float" office:value="79737" calcext:value-type="float">
            <text:p>79 737</text:p>
          </table:table-cell>
          <table:table-cell table:style-name="ce19" office:value-type="float" office:value="56779" calcext:value-type="float">
            <text:p>56 779</text:p>
          </table:table-cell>
          <table:table-cell table:style-name="ce19" office:value-type="float" office:value="136516" calcext:value-type="float">
            <text:p>136 516</text:p>
          </table:table-cell>
          <table:table-cell table:style-name="ce19" office:value-type="float" office:value="5111667" calcext:value-type="float">
            <text:p>5 111 66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0" office:value-type="float" office:value="34168" calcext:value-type="float">
            <text:p>34 168</text:p>
          </table:table-cell>
          <table:table-cell table:style-name="ce20" office:value-type="float" office:value="24101" calcext:value-type="float">
            <text:p>24 101</text:p>
          </table:table-cell>
          <table:table-cell table:style-name="ce19" office:value-type="float" office:value="58269" calcext:value-type="float">
            <text:p>58 269</text:p>
          </table:table-cell>
          <table:table-cell table:style-name="ce20" office:value-type="float" office:value="2134842" calcext:value-type="float">
            <text:p>2 134 84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0" office:value-type="float" office:value="24016" calcext:value-type="float">
            <text:p>24 016</text:p>
          </table:table-cell>
          <table:table-cell table:style-name="ce20" office:value-type="float" office:value="17425" calcext:value-type="float">
            <text:p>17 425</text:p>
          </table:table-cell>
          <table:table-cell table:style-name="ce19" office:value-type="float" office:value="41441" calcext:value-type="float">
            <text:p>41 441</text:p>
          </table:table-cell>
          <table:table-cell table:style-name="ce20" office:value-type="float" office:value="1694220" calcext:value-type="float">
            <text:p>1 694 22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0" office:value-type="float" office:value="21553" calcext:value-type="float">
            <text:p>21 553</text:p>
          </table:table-cell>
          <table:table-cell table:style-name="ce20" office:value-type="float" office:value="15253" calcext:value-type="float">
            <text:p>15 253</text:p>
          </table:table-cell>
          <table:table-cell table:style-name="ce19" office:value-type="float" office:value="36806" calcext:value-type="float">
            <text:p>36 806</text:p>
          </table:table-cell>
          <table:table-cell table:style-name="ce20" office:value-type="float" office:value="1282605" calcext:value-type="float">
            <text:p>1 282 605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19" office:value-type="float" office:value="56004" calcext:value-type="float">
            <text:p>56 004</text:p>
          </table:table-cell>
          <table:table-cell table:style-name="ce19" office:value-type="float" office:value="40397" calcext:value-type="float">
            <text:p>40 397</text:p>
          </table:table-cell>
          <table:table-cell table:style-name="ce19" office:value-type="float" office:value="96401" calcext:value-type="float">
            <text:p>96 401</text:p>
          </table:table-cell>
          <table:table-cell table:style-name="ce19" office:value-type="float" office:value="3688735" calcext:value-type="float">
            <text:p>3 688 73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0" office:value-type="float" office:value="20284" calcext:value-type="float">
            <text:p>20 284</text:p>
          </table:table-cell>
          <table:table-cell table:style-name="ce20" office:value-type="float" office:value="14606" calcext:value-type="float">
            <text:p>14 606</text:p>
          </table:table-cell>
          <table:table-cell table:style-name="ce19" office:value-type="float" office:value="34890" calcext:value-type="float">
            <text:p>34 890</text:p>
          </table:table-cell>
          <table:table-cell table:style-name="ce20" office:value-type="float" office:value="1277206" calcext:value-type="float">
            <text:p>1 277 20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0" office:value-type="float" office:value="17436" calcext:value-type="float">
            <text:p>17 436</text:p>
          </table:table-cell>
          <table:table-cell table:style-name="ce20" office:value-type="float" office:value="13206" calcext:value-type="float">
            <text:p>13 206</text:p>
          </table:table-cell>
          <table:table-cell table:style-name="ce19" office:value-type="float" office:value="30642" calcext:value-type="float">
            <text:p>30 642</text:p>
          </table:table-cell>
          <table:table-cell table:style-name="ce20" office:value-type="float" office:value="1144185" calcext:value-type="float">
            <text:p>1 144 18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0" office:value-type="float" office:value="11961" calcext:value-type="float">
            <text:p>11 961</text:p>
          </table:table-cell>
          <table:table-cell table:style-name="ce20" office:value-type="float" office:value="8472" calcext:value-type="float">
            <text:p>8 472</text:p>
          </table:table-cell>
          <table:table-cell table:style-name="ce19" office:value-type="float" office:value="20433" calcext:value-type="float">
            <text:p>20 433</text:p>
          </table:table-cell>
          <table:table-cell table:style-name="ce20" office:value-type="float" office:value="802745" calcext:value-type="float">
            <text:p>802 74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0" office:value-type="float" office:value="5176" calcext:value-type="float">
            <text:p>5 176</text:p>
          </table:table-cell>
          <table:table-cell table:style-name="ce20" office:value-type="float" office:value="3497" calcext:value-type="float">
            <text:p>3 497</text:p>
          </table:table-cell>
          <table:table-cell table:style-name="ce19" office:value-type="float" office:value="8673" calcext:value-type="float">
            <text:p>8 673</text:p>
          </table:table-cell>
          <table:table-cell table:style-name="ce20" office:value-type="float" office:value="370288" calcext:value-type="float">
            <text:p>370 28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0" office:value-type="float" office:value="1147" calcext:value-type="float">
            <text:p>1 147</text:p>
          </table:table-cell>
          <table:table-cell table:style-name="ce20" office:value-type="float" office:value="616" calcext:value-type="float">
            <text:p>616</text:p>
          </table:table-cell>
          <table:table-cell table:style-name="ce19" office:value-type="float" office:value="1763" calcext:value-type="float">
            <text:p>1 763</text:p>
          </table:table-cell>
          <table:table-cell table:style-name="ce20" office:value-type="float" office:value="94311" calcext:value-type="float">
            <text:p>94 311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 femmes</text:p>
          </table:table-cell>
          <table:table-cell table:style-name="ce19" office:value-type="float" office:value="567694" calcext:value-type="float">
            <text:p>567 694</text:p>
          </table:table-cell>
          <table:table-cell table:style-name="ce19" office:value-type="float" office:value="386530" calcext:value-type="float">
            <text:p>386 530</text:p>
          </table:table-cell>
          <table:table-cell table:style-name="ce19" office:value-type="float" office:value="954224" calcext:value-type="float">
            <text:p>954 224</text:p>
          </table:table-cell>
          <table:table-cell table:style-name="ce19" office:value-type="float" office:value="33793490" calcext:value-type="float">
            <text:p>33 793 490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21" office:value-type="float" office:value="83982" calcext:value-type="float">
            <text:p>83 982</text:p>
          </table:table-cell>
          <table:table-cell table:style-name="ce21" office:value-type="float" office:value="58368" calcext:value-type="float">
            <text:p>58 368</text:p>
          </table:table-cell>
          <table:table-cell table:style-name="ce25" office:value-type="float" office:value="142350" calcext:value-type="float">
            <text:p>142 350</text:p>
          </table:table-cell>
          <table:table-cell table:style-name="ce21" office:value-type="float" office:value="5129737" calcext:value-type="float">
            <text:p>5 129 73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21" office:value-type="float" office:value="268078" calcext:value-type="float">
            <text:p>268 078</text:p>
          </table:table-cell>
          <table:table-cell table:style-name="ce21" office:value-type="float" office:value="173225" calcext:value-type="float">
            <text:p>173 225</text:p>
          </table:table-cell>
          <table:table-cell table:style-name="ce25" office:value-type="float" office:value="441303" calcext:value-type="float">
            <text:p>441 303</text:p>
          </table:table-cell>
          <table:table-cell table:style-name="ce21" office:value-type="float" office:value="15103097" calcext:value-type="float">
            <text:p>15 103 09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21" office:value-type="float" office:value="378974" calcext:value-type="float">
            <text:p>378 974</text:p>
          </table:table-cell>
          <table:table-cell table:style-name="ce21" office:value-type="float" office:value="250945" calcext:value-type="float">
            <text:p>250 945</text:p>
          </table:table-cell>
          <table:table-cell table:style-name="ce25" office:value-type="float" office:value="629919" calcext:value-type="float">
            <text:p>629 919</text:p>
          </table:table-cell>
          <table:table-cell table:style-name="ce21" office:value-type="float" office:value="21625597" calcext:value-type="float">
            <text:p>21 625 59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21" office:value-type="float" office:value="461134" calcext:value-type="float">
            <text:p>461 134</text:p>
          </table:table-cell>
          <table:table-cell table:style-name="ce21" office:value-type="float" office:value="310717" calcext:value-type="float">
            <text:p>310 717</text:p>
          </table:table-cell>
          <table:table-cell table:style-name="ce25" office:value-type="float" office:value="771851" calcext:value-type="float">
            <text:p>771 851</text:p>
          </table:table-cell>
          <table:table-cell table:style-name="ce21" office:value-type="float" office:value="27125371" calcext:value-type="float">
            <text:p>27 125 37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21" office:value-type="float" office:value="101573" calcext:value-type="float">
            <text:p>101 573</text:p>
          </table:table-cell>
          <table:table-cell table:style-name="ce21" office:value-type="float" office:value="73075" calcext:value-type="float">
            <text:p>73 075</text:p>
          </table:table-cell>
          <table:table-cell table:style-name="ce25" office:value-type="float" office:value="174648" calcext:value-type="float">
            <text:p>174 648</text:p>
          </table:table-cell>
          <table:table-cell table:style-name="ce21" office:value-type="float" office:value="6665560" calcext:value-type="float">
            <text:p>6 665 560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Source : Insee, état civil (données domiciliées), estimations de population.</text:p>
          </table:table-cell>
          <table:table-cell table:number-columns-repeated="1023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née 2012" table:style-name="ta4"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2" table:default-cell-style-name="ce16"/>
        <table:table-column table:style-name="co7" table:number-columns-repeated="9" table:default-cell-style-name="ce16"/>
        <table:table-column table:style-name="co8" table:number-columns-repeated="1010" table:default-cell-style-name="Default"/>
        <table:table-row table:style-name="ro2">
          <table:table-cell table:style-name="ce5" office:value-type="string" calcext:value-type="string">
            <text:p>Population selon le sexe et l’âge au 1er janvier <text:s/>2012 </text:p>
          </table:table-cell>
          <table:table-cell table:style-name="ce5"/>
          <table:table-cell table:style-name="ce22"/>
          <table:table-cell table:number-columns-repeated="1021"/>
        </table:table-row>
        <table:table-row table:style-name="ro2">
          <table:table-cell table:style-name="ce6"/>
          <table:table-cell table:style-name="ce5"/>
          <table:table-cell table:number-columns-repeated="1022"/>
        </table:table-row>
        <table:table-row table:style-name="ro2">
          <table:table-cell table:style-name="ce7" table:number-columns-repeated="2"/>
          <table:table-cell table:number-columns-repeated="2"/>
          <table:table-cell table:style-name="ce26" office:value-type="string" calcext:value-type="string">
            <text:p>en nombre</text:p>
          </table:table-cell>
          <table:table-cell table:number-columns-repeated="1019"/>
        </table:table-row>
        <table:table-row table:style-name="ro2">
          <table:table-cell table:style-name="ce8" table:number-columns-spanned="1" table:number-rows-spanned="2"/>
          <table:table-cell table:style-name="ce17" office:value-type="string" calcext:value-type="string" table:number-columns-spanned="4" table:number-rows-spanned="1">
            <text:p>Au 1er <text:s/>janvier 2012 </text:p>
          </table:table-cell>
          <table:covered-table-cell table:number-columns-repeated="3" table:style-name="ce23"/>
          <table:table-cell table:number-columns-repeated="1019"/>
        </table:table-row>
        <table:table-row table:style-name="ro3">
          <table:covered-table-cell table:style-name="ce9"/>
          <table:table-cell table:style-name="ce18" office:value-type="string" calcext:value-type="string">
            <text:p>Bas-Rhin</text:p>
          </table:table-cell>
          <table:table-cell table:style-name="ce18" office:value-type="string" calcext:value-type="string">
            <text:p>Haut-Rhin</text:p>
          </table:table-cell>
          <table:table-cell table:style-name="ce24" office:value-type="string" calcext:value-type="string">
            <text:p>Alsace</text:p>
          </table:table-cell>
          <table:table-cell table:style-name="ce27" office:value-type="string" calcext:value-type="string">
            <text:p>France 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 table:number-columns-spanned="5" table:number-rows-spanned="1">
            <text:p>Ensemble</text:p>
          </table:table-cell>
          <table:covered-table-cell table:number-columns-repeated="4" table:style-name="ce9"/>
          <table:table-cell table:number-columns-repeated="1019"/>
        </table:table-row>
        <table:table-row table:style-name="ro5">
          <table:table-cell table:style-name="ce11" office:value-type="string" calcext:value-type="string">
            <text:p>moins de 20 ans</text:p>
          </table:table-cell>
          <table:table-cell table:style-name="ce19" office:value-type="float" office:value="265092" calcext:value-type="float">
            <text:p>265 092</text:p>
          </table:table-cell>
          <table:table-cell table:style-name="ce19" office:value-type="float" office:value="181956" calcext:value-type="float">
            <text:p>181 956</text:p>
          </table:table-cell>
          <table:table-cell table:style-name="ce19" office:value-type="float" office:value="447048" calcext:value-type="float">
            <text:p>447 048</text:p>
          </table:table-cell>
          <table:table-cell table:style-name="ce19" office:value-type="float" office:value="16047113" calcext:value-type="float">
            <text:p>16 047 113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de 0 à 4 ans</text:p>
          </table:table-cell>
          <table:table-cell table:style-name="ce20" office:value-type="float" office:value="64628" calcext:value-type="float">
            <text:p>64 628</text:p>
          </table:table-cell>
          <table:table-cell table:style-name="ce20" office:value-type="float" office:value="45571" calcext:value-type="float">
            <text:p>45 571</text:p>
          </table:table-cell>
          <table:table-cell table:style-name="ce19" office:value-type="float" office:value="110199" calcext:value-type="float">
            <text:p>110 199</text:p>
          </table:table-cell>
          <table:table-cell table:style-name="ce20" office:value-type="float" office:value="4018563" calcext:value-type="float">
            <text:p>4 018 563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de 5 à 9 ans</text:p>
          </table:table-cell>
          <table:table-cell table:style-name="ce20" office:value-type="float" office:value="64631" calcext:value-type="float">
            <text:p>64 631</text:p>
          </table:table-cell>
          <table:table-cell table:style-name="ce20" office:value-type="float" office:value="46132" calcext:value-type="float">
            <text:p>46 132</text:p>
          </table:table-cell>
          <table:table-cell table:style-name="ce19" office:value-type="float" office:value="110763" calcext:value-type="float">
            <text:p>110 763</text:p>
          </table:table-cell>
          <table:table-cell table:style-name="ce20" office:value-type="float" office:value="4052500" calcext:value-type="float">
            <text:p>4 052 50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0" office:value-type="float" office:value="66326" calcext:value-type="float">
            <text:p>66 326</text:p>
          </table:table-cell>
          <table:table-cell table:style-name="ce20" office:value-type="float" office:value="47147" calcext:value-type="float">
            <text:p>47 147</text:p>
          </table:table-cell>
          <table:table-cell table:style-name="ce19" office:value-type="float" office:value="113473" calcext:value-type="float">
            <text:p>113 473</text:p>
          </table:table-cell>
          <table:table-cell table:style-name="ce20" office:value-type="float" office:value="4052651" calcext:value-type="float">
            <text:p>4 052 65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0" office:value-type="float" office:value="69507" calcext:value-type="float">
            <text:p>69 507</text:p>
          </table:table-cell>
          <table:table-cell table:style-name="ce20" office:value-type="float" office:value="43106" calcext:value-type="float">
            <text:p>43 106</text:p>
          </table:table-cell>
          <table:table-cell table:style-name="ce19" office:value-type="float" office:value="112613" calcext:value-type="float">
            <text:p>112 613</text:p>
          </table:table-cell>
          <table:table-cell table:style-name="ce20" office:value-type="float" office:value="3923399" calcext:value-type="float">
            <text:p>3 923 399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19" office:value-type="float" office:value="291503" calcext:value-type="float">
            <text:p>291 503</text:p>
          </table:table-cell>
          <table:table-cell table:style-name="ce19" office:value-type="float" office:value="183645" calcext:value-type="float">
            <text:p>183 645</text:p>
          </table:table-cell>
          <table:table-cell table:style-name="ce19" office:value-type="float" office:value="475148" calcext:value-type="float">
            <text:p>475 148</text:p>
          </table:table-cell>
          <table:table-cell table:style-name="ce19" office:value-type="float" office:value="16296152" calcext:value-type="float">
            <text:p>16 296 15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0" office:value-type="float" office:value="76405" calcext:value-type="float">
            <text:p>76 405</text:p>
          </table:table-cell>
          <table:table-cell table:style-name="ce20" office:value-type="float" office:value="41981" calcext:value-type="float">
            <text:p>41 981</text:p>
          </table:table-cell>
          <table:table-cell table:style-name="ce19" office:value-type="float" office:value="118386" calcext:value-type="float">
            <text:p>118 386</text:p>
          </table:table-cell>
          <table:table-cell table:style-name="ce20" office:value-type="float" office:value="3985089" calcext:value-type="float">
            <text:p>3 985 08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0" office:value-type="float" office:value="70704" calcext:value-type="float">
            <text:p>70 704</text:p>
          </table:table-cell>
          <table:table-cell table:style-name="ce20" office:value-type="float" office:value="45215" calcext:value-type="float">
            <text:p>45 215</text:p>
          </table:table-cell>
          <table:table-cell table:style-name="ce19" office:value-type="float" office:value="115919" calcext:value-type="float">
            <text:p>115 919</text:p>
          </table:table-cell>
          <table:table-cell table:style-name="ce20" office:value-type="float" office:value="3961640" calcext:value-type="float">
            <text:p>3 961 64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0" office:value-type="float" office:value="71234" calcext:value-type="float">
            <text:p>71 234</text:p>
          </table:table-cell>
          <table:table-cell table:style-name="ce20" office:value-type="float" office:value="46787" calcext:value-type="float">
            <text:p>46 787</text:p>
          </table:table-cell>
          <table:table-cell table:style-name="ce19" office:value-type="float" office:value="118021" calcext:value-type="float">
            <text:p>118 021</text:p>
          </table:table-cell>
          <table:table-cell table:style-name="ce20" office:value-type="float" office:value="4066346" calcext:value-type="float">
            <text:p>4 066 34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0" office:value-type="float" office:value="73160" calcext:value-type="float">
            <text:p>73 160</text:p>
          </table:table-cell>
          <table:table-cell table:style-name="ce20" office:value-type="float" office:value="49662" calcext:value-type="float">
            <text:p>49 662</text:p>
          </table:table-cell>
          <table:table-cell table:style-name="ce19" office:value-type="float" office:value="122822" calcext:value-type="float">
            <text:p>122 822</text:p>
          </table:table-cell>
          <table:table-cell table:style-name="ce20" office:value-type="float" office:value="4283077" calcext:value-type="float">
            <text:p>4 283 077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19" office:value-type="float" office:value="311197" calcext:value-type="float">
            <text:p>311 197</text:p>
          </table:table-cell>
          <table:table-cell table:style-name="ce19" office:value-type="float" office:value="217985" calcext:value-type="float">
            <text:p>217 985</text:p>
          </table:table-cell>
          <table:table-cell table:style-name="ce19" office:value-type="float" office:value="529182" calcext:value-type="float">
            <text:p>529 182</text:p>
          </table:table-cell>
          <table:table-cell table:style-name="ce19" office:value-type="float" office:value="17594927" calcext:value-type="float">
            <text:p>17 594 92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0" office:value-type="float" office:value="79391" calcext:value-type="float">
            <text:p>79 391</text:p>
          </table:table-cell>
          <table:table-cell table:style-name="ce20" office:value-type="float" office:value="55602" calcext:value-type="float">
            <text:p>55 602</text:p>
          </table:table-cell>
          <table:table-cell table:style-name="ce19" office:value-type="float" office:value="134993" calcext:value-type="float">
            <text:p>134 993</text:p>
          </table:table-cell>
          <table:table-cell table:style-name="ce20" office:value-type="float" office:value="4516754" calcext:value-type="float">
            <text:p>4 516 75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0" office:value-type="float" office:value="81382" calcext:value-type="float">
            <text:p>81 382</text:p>
          </table:table-cell>
          <table:table-cell table:style-name="ce20" office:value-type="float" office:value="56474" calcext:value-type="float">
            <text:p>56 474</text:p>
          </table:table-cell>
          <table:table-cell table:style-name="ce19" office:value-type="float" office:value="137856" calcext:value-type="float">
            <text:p>137 856</text:p>
          </table:table-cell>
          <table:table-cell table:style-name="ce20" office:value-type="float" office:value="4549144" calcext:value-type="float">
            <text:p>4 549 14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0" office:value-type="float" office:value="77206" calcext:value-type="float">
            <text:p>77 206</text:p>
          </table:table-cell>
          <table:table-cell table:style-name="ce20" office:value-type="float" office:value="54031" calcext:value-type="float">
            <text:p>54 031</text:p>
          </table:table-cell>
          <table:table-cell table:style-name="ce19" office:value-type="float" office:value="131237" calcext:value-type="float">
            <text:p>131 237</text:p>
          </table:table-cell>
          <table:table-cell table:style-name="ce20" office:value-type="float" office:value="4348336" calcext:value-type="float">
            <text:p>4 348 33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0" office:value-type="float" office:value="73218" calcext:value-type="float">
            <text:p>73 218</text:p>
          </table:table-cell>
          <table:table-cell table:style-name="ce20" office:value-type="float" office:value="51878" calcext:value-type="float">
            <text:p>51 878</text:p>
          </table:table-cell>
          <table:table-cell table:style-name="ce19" office:value-type="float" office:value="125096" calcext:value-type="float">
            <text:p>125 096</text:p>
          </table:table-cell>
          <table:table-cell table:style-name="ce20" office:value-type="float" office:value="4180693" calcext:value-type="float">
            <text:p>4 180 693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19" office:value-type="float" office:value="150271" calcext:value-type="float">
            <text:p>150 271</text:p>
          </table:table-cell>
          <table:table-cell table:style-name="ce19" office:value-type="float" office:value="107807" calcext:value-type="float">
            <text:p>107 807</text:p>
          </table:table-cell>
          <table:table-cell table:style-name="ce19" office:value-type="float" office:value="258078" calcext:value-type="float">
            <text:p>258 078</text:p>
          </table:table-cell>
          <table:table-cell table:style-name="ce19" office:value-type="float" office:value="9458720" calcext:value-type="float">
            <text:p>9 458 72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0" office:value-type="float" office:value="65829" calcext:value-type="float">
            <text:p>65 829</text:p>
          </table:table-cell>
          <table:table-cell table:style-name="ce20" office:value-type="float" office:value="47238" calcext:value-type="float">
            <text:p>47 238</text:p>
          </table:table-cell>
          <table:table-cell table:style-name="ce19" office:value-type="float" office:value="113067" calcext:value-type="float">
            <text:p>113 067</text:p>
          </table:table-cell>
          <table:table-cell table:style-name="ce20" office:value-type="float" office:value="4121143" calcext:value-type="float">
            <text:p>4 121 14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0" office:value-type="float" office:value="44220" calcext:value-type="float">
            <text:p>44 220</text:p>
          </table:table-cell>
          <table:table-cell table:style-name="ce20" office:value-type="float" office:value="32137" calcext:value-type="float">
            <text:p>32 137</text:p>
          </table:table-cell>
          <table:table-cell table:style-name="ce19" office:value-type="float" office:value="76357" calcext:value-type="float">
            <text:p>76 357</text:p>
          </table:table-cell>
          <table:table-cell table:style-name="ce20" office:value-type="float" office:value="2966697" calcext:value-type="float">
            <text:p>2 966 69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0" office:value-type="float" office:value="40222" calcext:value-type="float">
            <text:p>40 222</text:p>
          </table:table-cell>
          <table:table-cell table:style-name="ce20" office:value-type="float" office:value="28432" calcext:value-type="float">
            <text:p>28 432</text:p>
          </table:table-cell>
          <table:table-cell table:style-name="ce19" office:value-type="float" office:value="68654" calcext:value-type="float">
            <text:p>68 654</text:p>
          </table:table-cell>
          <table:table-cell table:style-name="ce20" office:value-type="float" office:value="2370880" calcext:value-type="float">
            <text:p>2 370 880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19" office:value-type="float" office:value="86604" calcext:value-type="float">
            <text:p>86 604</text:p>
          </table:table-cell>
          <table:table-cell table:style-name="ce19" office:value-type="float" office:value="63809" calcext:value-type="float">
            <text:p>63 809</text:p>
          </table:table-cell>
          <table:table-cell table:style-name="ce19" office:value-type="float" office:value="150413" calcext:value-type="float">
            <text:p>150 413</text:p>
          </table:table-cell>
          <table:table-cell table:style-name="ce19" office:value-type="float" office:value="5844329" calcext:value-type="float">
            <text:p>5 844 32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0" office:value-type="float" office:value="35003" calcext:value-type="float">
            <text:p>35 003</text:p>
          </table:table-cell>
          <table:table-cell table:style-name="ce20" office:value-type="float" office:value="25901" calcext:value-type="float">
            <text:p>25 901</text:p>
          </table:table-cell>
          <table:table-cell table:style-name="ce19" office:value-type="float" office:value="60904" calcext:value-type="float">
            <text:p>60 904</text:p>
          </table:table-cell>
          <table:table-cell table:style-name="ce20" office:value-type="float" office:value="2253255" calcext:value-type="float">
            <text:p>2 253 25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0" office:value-type="float" office:value="27668" calcext:value-type="float">
            <text:p>27 668</text:p>
          </table:table-cell>
          <table:table-cell table:style-name="ce20" office:value-type="float" office:value="20963" calcext:value-type="float">
            <text:p>20 963</text:p>
          </table:table-cell>
          <table:table-cell table:style-name="ce19" office:value-type="float" office:value="48631" calcext:value-type="float">
            <text:p>48 631</text:p>
          </table:table-cell>
          <table:table-cell table:style-name="ce20" office:value-type="float" office:value="1832893" calcext:value-type="float">
            <text:p>1 832 89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0" office:value-type="float" office:value="16430" calcext:value-type="float">
            <text:p>16 430</text:p>
          </table:table-cell>
          <table:table-cell table:style-name="ce20" office:value-type="float" office:value="11868" calcext:value-type="float">
            <text:p>11 868</text:p>
          </table:table-cell>
          <table:table-cell table:style-name="ce19" office:value-type="float" office:value="28298" calcext:value-type="float">
            <text:p>28 298</text:p>
          </table:table-cell>
          <table:table-cell table:style-name="ce20" office:value-type="float" office:value="1183871" calcext:value-type="float">
            <text:p>1 183 87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0" office:value-type="float" office:value="6016" calcext:value-type="float">
            <text:p>6 016</text:p>
          </table:table-cell>
          <table:table-cell table:style-name="ce20" office:value-type="float" office:value="4123" calcext:value-type="float">
            <text:p>4 123</text:p>
          </table:table-cell>
          <table:table-cell table:style-name="ce19" office:value-type="float" office:value="10139" calcext:value-type="float">
            <text:p>10 139</text:p>
          </table:table-cell>
          <table:table-cell table:style-name="ce20" office:value-type="float" office:value="450545" calcext:value-type="float">
            <text:p>450 54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0" office:value-type="float" office:value="1487" calcext:value-type="float">
            <text:p>1 487</text:p>
          </table:table-cell>
          <table:table-cell table:style-name="ce20" office:value-type="float" office:value="954" calcext:value-type="float">
            <text:p>954</text:p>
          </table:table-cell>
          <table:table-cell table:style-name="ce19" office:value-type="float" office:value="2441" calcext:value-type="float">
            <text:p>2 441</text:p>
          </table:table-cell>
          <table:table-cell table:style-name="ce20" office:value-type="float" office:value="123765" calcext:value-type="float">
            <text:p>123 765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19" office:value-type="float" office:value="1104667" calcext:value-type="float">
            <text:p>1 104 667</text:p>
          </table:table-cell>
          <table:table-cell table:style-name="ce19" office:value-type="float" office:value="755202" calcext:value-type="float">
            <text:p>755 202</text:p>
          </table:table-cell>
          <table:table-cell table:style-name="ce19" office:value-type="float" office:value="1859869" calcext:value-type="float">
            <text:p>1 859 869</text:p>
          </table:table-cell>
          <table:table-cell table:style-name="ce19" office:value-type="float" office:value="65241241" calcext:value-type="float">
            <text:p>65 241 24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21" office:value-type="float" office:value="172080" calcext:value-type="float">
            <text:p>172 080</text:p>
          </table:table-cell>
          <table:table-cell table:style-name="ce21" office:value-type="float" office:value="118684" calcext:value-type="float">
            <text:p>118 684</text:p>
          </table:table-cell>
          <table:table-cell table:style-name="ce25" office:value-type="float" office:value="290764" calcext:value-type="float">
            <text:p>290 764</text:p>
          </table:table-cell>
          <table:table-cell table:style-name="ce21" office:value-type="float" office:value="10407539" calcext:value-type="float">
            <text:p>10 407 53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21" office:value-type="float" office:value="537699" calcext:value-type="float">
            <text:p>537 699</text:p>
          </table:table-cell>
          <table:table-cell table:style-name="ce21" office:value-type="float" office:value="349922" calcext:value-type="float">
            <text:p>349 922</text:p>
          </table:table-cell>
          <table:table-cell table:style-name="ce25" office:value-type="float" office:value="887621" calcext:value-type="float">
            <text:p>887 621</text:p>
          </table:table-cell>
          <table:table-cell table:style-name="ce21" office:value-type="float" office:value="30169669" calcext:value-type="float">
            <text:p>30 169 66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21" office:value-type="float" office:value="753952" calcext:value-type="float">
            <text:p>753 952</text:p>
          </table:table-cell>
          <table:table-cell table:style-name="ce21" office:value-type="float" office:value="503069" calcext:value-type="float">
            <text:p>503 069</text:p>
          </table:table-cell>
          <table:table-cell table:style-name="ce25" office:value-type="float" office:value="1257021" calcext:value-type="float">
            <text:p>1 257 021</text:p>
          </table:table-cell>
          <table:table-cell table:style-name="ce21" office:value-type="float" office:value="42819841" calcext:value-type="float">
            <text:p>42 819 84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21" office:value-type="float" office:value="884992" calcext:value-type="float">
            <text:p>884 992</text:p>
          </table:table-cell>
          <table:table-cell table:style-name="ce21" office:value-type="float" office:value="600770" calcext:value-type="float">
            <text:p>600 770</text:p>
          </table:table-cell>
          <table:table-cell table:style-name="ce25" office:value-type="float" office:value="1485762" calcext:value-type="float">
            <text:p>1 485 762</text:p>
          </table:table-cell>
          <table:table-cell table:style-name="ce21" office:value-type="float" office:value="51639855" calcext:value-type="float">
            <text:p>51 639 855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21" office:value-type="float" office:value="171046" calcext:value-type="float">
            <text:p>171 046</text:p>
          </table:table-cell>
          <table:table-cell table:style-name="ce21" office:value-type="float" office:value="124378" calcext:value-type="float">
            <text:p>124 378</text:p>
          </table:table-cell>
          <table:table-cell table:style-name="ce25" office:value-type="float" office:value="295424" calcext:value-type="float">
            <text:p>295 424</text:p>
          </table:table-cell>
          <table:table-cell table:style-name="ce21" office:value-type="float" office:value="11181906" calcext:value-type="float">
            <text:p>11 181 906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 table:number-columns-spanned="5" table:number-rows-spanned="1">
            <text:p>Hommes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1" office:value-type="string" calcext:value-type="string">
            <text:p>moins de 20 ans</text:p>
          </table:table-cell>
          <table:table-cell table:style-name="ce19" office:value-type="float" office:value="135668" calcext:value-type="float">
            <text:p>135 668</text:p>
          </table:table-cell>
          <table:table-cell table:style-name="ce19" office:value-type="float" office:value="92991" calcext:value-type="float">
            <text:p>92 991</text:p>
          </table:table-cell>
          <table:table-cell table:style-name="ce19" office:value-type="float" office:value="228659" calcext:value-type="float">
            <text:p>228 659</text:p>
          </table:table-cell>
          <table:table-cell table:style-name="ce19" office:value-type="float" office:value="8208786" calcext:value-type="float">
            <text:p>8 208 78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0 à 4 ans</text:p>
          </table:table-cell>
          <table:table-cell table:style-name="ce20" office:value-type="float" office:value="33235" calcext:value-type="float">
            <text:p>33 235</text:p>
          </table:table-cell>
          <table:table-cell table:style-name="ce20" office:value-type="float" office:value="23274" calcext:value-type="float">
            <text:p>23 274</text:p>
          </table:table-cell>
          <table:table-cell table:style-name="ce19" office:value-type="float" office:value="56509" calcext:value-type="float">
            <text:p>56 509</text:p>
          </table:table-cell>
          <table:table-cell table:style-name="ce20" office:value-type="float" office:value="2052667" calcext:value-type="float">
            <text:p>2 052 66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 à 9 ans</text:p>
          </table:table-cell>
          <table:table-cell table:style-name="ce20" office:value-type="float" office:value="32982" calcext:value-type="float">
            <text:p>32 982</text:p>
          </table:table-cell>
          <table:table-cell table:style-name="ce20" office:value-type="float" office:value="23544" calcext:value-type="float">
            <text:p>23 544</text:p>
          </table:table-cell>
          <table:table-cell table:style-name="ce19" office:value-type="float" office:value="56526" calcext:value-type="float">
            <text:p>56 526</text:p>
          </table:table-cell>
          <table:table-cell table:style-name="ce20" office:value-type="float" office:value="2073269" calcext:value-type="float">
            <text:p>2 073 26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0" office:value-type="float" office:value="34292" calcext:value-type="float">
            <text:p>34 292</text:p>
          </table:table-cell>
          <table:table-cell table:style-name="ce20" office:value-type="float" office:value="23948" calcext:value-type="float">
            <text:p>23 948</text:p>
          </table:table-cell>
          <table:table-cell table:style-name="ce19" office:value-type="float" office:value="58240" calcext:value-type="float">
            <text:p>58 240</text:p>
          </table:table-cell>
          <table:table-cell table:style-name="ce20" office:value-type="float" office:value="2075465" calcext:value-type="float">
            <text:p>2 075 46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0" office:value-type="float" office:value="35159" calcext:value-type="float">
            <text:p>35 159</text:p>
          </table:table-cell>
          <table:table-cell table:style-name="ce20" office:value-type="float" office:value="22225" calcext:value-type="float">
            <text:p>22 225</text:p>
          </table:table-cell>
          <table:table-cell table:style-name="ce19" office:value-type="float" office:value="57384" calcext:value-type="float">
            <text:p>57 384</text:p>
          </table:table-cell>
          <table:table-cell table:style-name="ce20" office:value-type="float" office:value="2007385" calcext:value-type="float">
            <text:p>2 007 385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19" office:value-type="float" office:value="143909" calcext:value-type="float">
            <text:p>143 909</text:p>
          </table:table-cell>
          <table:table-cell table:style-name="ce19" office:value-type="float" office:value="91496" calcext:value-type="float">
            <text:p>91 496</text:p>
          </table:table-cell>
          <table:table-cell table:style-name="ce19" office:value-type="float" office:value="235405" calcext:value-type="float">
            <text:p>235 405</text:p>
          </table:table-cell>
          <table:table-cell table:style-name="ce19" office:value-type="float" office:value="8090278" calcext:value-type="float">
            <text:p>8 090 27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0" office:value-type="float" office:value="37515" calcext:value-type="float">
            <text:p>37 515</text:p>
          </table:table-cell>
          <table:table-cell table:style-name="ce20" office:value-type="float" office:value="21385" calcext:value-type="float">
            <text:p>21 385</text:p>
          </table:table-cell>
          <table:table-cell table:style-name="ce19" office:value-type="float" office:value="58900" calcext:value-type="float">
            <text:p>58 900</text:p>
          </table:table-cell>
          <table:table-cell table:style-name="ce20" office:value-type="float" office:value="2006435" calcext:value-type="float">
            <text:p>2 006 43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0" office:value-type="float" office:value="34647" calcext:value-type="float">
            <text:p>34 647</text:p>
          </table:table-cell>
          <table:table-cell table:style-name="ce20" office:value-type="float" office:value="22340" calcext:value-type="float">
            <text:p>22 340</text:p>
          </table:table-cell>
          <table:table-cell table:style-name="ce19" office:value-type="float" office:value="56987" calcext:value-type="float">
            <text:p>56 987</text:p>
          </table:table-cell>
          <table:table-cell table:style-name="ce20" office:value-type="float" office:value="1954082" calcext:value-type="float">
            <text:p>1 954 08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0" office:value-type="float" office:value="35230" calcext:value-type="float">
            <text:p>35 230</text:p>
          </table:table-cell>
          <table:table-cell table:style-name="ce20" office:value-type="float" office:value="23103" calcext:value-type="float">
            <text:p>23 103</text:p>
          </table:table-cell>
          <table:table-cell table:style-name="ce19" office:value-type="float" office:value="58333" calcext:value-type="float">
            <text:p>58 333</text:p>
          </table:table-cell>
          <table:table-cell table:style-name="ce20" office:value-type="float" office:value="2004005" calcext:value-type="float">
            <text:p>2 004 00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0" office:value-type="float" office:value="36517" calcext:value-type="float">
            <text:p>36 517</text:p>
          </table:table-cell>
          <table:table-cell table:style-name="ce20" office:value-type="float" office:value="24668" calcext:value-type="float">
            <text:p>24 668</text:p>
          </table:table-cell>
          <table:table-cell table:style-name="ce19" office:value-type="float" office:value="61185" calcext:value-type="float">
            <text:p>61 185</text:p>
          </table:table-cell>
          <table:table-cell table:style-name="ce20" office:value-type="float" office:value="2125756" calcext:value-type="float">
            <text:p>2 125 756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19" office:value-type="float" office:value="154720" calcext:value-type="float">
            <text:p>154 720</text:p>
          </table:table-cell>
          <table:table-cell table:style-name="ce19" office:value-type="float" office:value="108709" calcext:value-type="float">
            <text:p>108 709</text:p>
          </table:table-cell>
          <table:table-cell table:style-name="ce19" office:value-type="float" office:value="263429" calcext:value-type="float">
            <text:p>263 429</text:p>
          </table:table-cell>
          <table:table-cell table:style-name="ce19" office:value-type="float" office:value="8625603" calcext:value-type="float">
            <text:p>8 625 60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0" office:value-type="float" office:value="39730" calcext:value-type="float">
            <text:p>39 730</text:p>
          </table:table-cell>
          <table:table-cell table:style-name="ce20" office:value-type="float" office:value="27948" calcext:value-type="float">
            <text:p>27 948</text:p>
          </table:table-cell>
          <table:table-cell table:style-name="ce19" office:value-type="float" office:value="67678" calcext:value-type="float">
            <text:p>67 678</text:p>
          </table:table-cell>
          <table:table-cell table:style-name="ce20" office:value-type="float" office:value="2237703" calcext:value-type="float">
            <text:p>2 237 70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0" office:value-type="float" office:value="40781" calcext:value-type="float">
            <text:p>40 781</text:p>
          </table:table-cell>
          <table:table-cell table:style-name="ce20" office:value-type="float" office:value="28379" calcext:value-type="float">
            <text:p>28 379</text:p>
          </table:table-cell>
          <table:table-cell table:style-name="ce19" office:value-type="float" office:value="69160" calcext:value-type="float">
            <text:p>69 160</text:p>
          </table:table-cell>
          <table:table-cell table:style-name="ce20" office:value-type="float" office:value="2239923" calcext:value-type="float">
            <text:p>2 239 92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0" office:value-type="float" office:value="38089" calcext:value-type="float">
            <text:p>38 089</text:p>
          </table:table-cell>
          <table:table-cell table:style-name="ce20" office:value-type="float" office:value="26918" calcext:value-type="float">
            <text:p>26 918</text:p>
          </table:table-cell>
          <table:table-cell table:style-name="ce19" office:value-type="float" office:value="65007" calcext:value-type="float">
            <text:p>65 007</text:p>
          </table:table-cell>
          <table:table-cell table:style-name="ce20" office:value-type="float" office:value="2124406" calcext:value-type="float">
            <text:p>2 124 40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0" office:value-type="float" office:value="36120" calcext:value-type="float">
            <text:p>36 120</text:p>
          </table:table-cell>
          <table:table-cell table:style-name="ce20" office:value-type="float" office:value="25464" calcext:value-type="float">
            <text:p>25 464</text:p>
          </table:table-cell>
          <table:table-cell table:style-name="ce19" office:value-type="float" office:value="61584" calcext:value-type="float">
            <text:p>61 584</text:p>
          </table:table-cell>
          <table:table-cell table:style-name="ce20" office:value-type="float" office:value="2023571" calcext:value-type="float">
            <text:p>2 023 571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19" office:value-type="float" office:value="72814" calcext:value-type="float">
            <text:p>72 814</text:p>
          </table:table-cell>
          <table:table-cell table:style-name="ce19" office:value-type="float" office:value="52879" calcext:value-type="float">
            <text:p>52 879</text:p>
          </table:table-cell>
          <table:table-cell table:style-name="ce19" office:value-type="float" office:value="125693" calcext:value-type="float">
            <text:p>125 693</text:p>
          </table:table-cell>
          <table:table-cell table:style-name="ce19" office:value-type="float" office:value="4480581" calcext:value-type="float">
            <text:p>4 480 58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0" office:value-type="float" office:value="32523" calcext:value-type="float">
            <text:p>32 523</text:p>
          </table:table-cell>
          <table:table-cell table:style-name="ce20" office:value-type="float" office:value="23746" calcext:value-type="float">
            <text:p>23 746</text:p>
          </table:table-cell>
          <table:table-cell table:style-name="ce19" office:value-type="float" office:value="56269" calcext:value-type="float">
            <text:p>56 269</text:p>
          </table:table-cell>
          <table:table-cell table:style-name="ce20" office:value-type="float" office:value="1990013" calcext:value-type="float">
            <text:p>1 990 01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0" office:value-type="float" office:value="21468" calcext:value-type="float">
            <text:p>21 468</text:p>
          </table:table-cell>
          <table:table-cell table:style-name="ce20" office:value-type="float" office:value="15749" calcext:value-type="float">
            <text:p>15 749</text:p>
          </table:table-cell>
          <table:table-cell table:style-name="ce19" office:value-type="float" office:value="37217" calcext:value-type="float">
            <text:p>37 217</text:p>
          </table:table-cell>
          <table:table-cell table:style-name="ce20" office:value-type="float" office:value="1410706" calcext:value-type="float">
            <text:p>1 410 70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0" office:value-type="float" office:value="18823" calcext:value-type="float">
            <text:p>18 823</text:p>
          </table:table-cell>
          <table:table-cell table:style-name="ce20" office:value-type="float" office:value="13384" calcext:value-type="float">
            <text:p>13 384</text:p>
          </table:table-cell>
          <table:table-cell table:style-name="ce19" office:value-type="float" office:value="32207" calcext:value-type="float">
            <text:p>32 207</text:p>
          </table:table-cell>
          <table:table-cell table:style-name="ce20" office:value-type="float" office:value="1079862" calcext:value-type="float">
            <text:p>1 079 862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19" office:value-type="float" office:value="31281" calcext:value-type="float">
            <text:p>31 281</text:p>
          </table:table-cell>
          <table:table-cell table:style-name="ce19" office:value-type="float" office:value="23581" calcext:value-type="float">
            <text:p>23 581</text:p>
          </table:table-cell>
          <table:table-cell table:style-name="ce19" office:value-type="float" office:value="54862" calcext:value-type="float">
            <text:p>54 862</text:p>
          </table:table-cell>
          <table:table-cell table:style-name="ce19" office:value-type="float" office:value="2182826" calcext:value-type="float">
            <text:p>2 182 82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0" office:value-type="float" office:value="14650" calcext:value-type="float">
            <text:p>14 650</text:p>
          </table:table-cell>
          <table:table-cell table:style-name="ce20" office:value-type="float" office:value="11050" calcext:value-type="float">
            <text:p>11 050</text:p>
          </table:table-cell>
          <table:table-cell table:style-name="ce19" office:value-type="float" office:value="25700" calcext:value-type="float">
            <text:p>25 700</text:p>
          </table:table-cell>
          <table:table-cell table:style-name="ce20" office:value-type="float" office:value="952500" calcext:value-type="float">
            <text:p>952 50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0" office:value-type="float" office:value="10220" calcext:value-type="float">
            <text:p>10 220</text:p>
          </table:table-cell>
          <table:table-cell table:style-name="ce20" office:value-type="float" office:value="7772" calcext:value-type="float">
            <text:p>7 772</text:p>
          </table:table-cell>
          <table:table-cell table:style-name="ce19" office:value-type="float" office:value="17992" calcext:value-type="float">
            <text:p>17 992</text:p>
          </table:table-cell>
          <table:table-cell table:style-name="ce20" office:value-type="float" office:value="699740" calcext:value-type="float">
            <text:p>699 74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0" office:value-type="float" office:value="4669" calcext:value-type="float">
            <text:p>4 669</text:p>
          </table:table-cell>
          <table:table-cell table:style-name="ce20" office:value-type="float" office:value="3568" calcext:value-type="float">
            <text:p>3 568</text:p>
          </table:table-cell>
          <table:table-cell table:style-name="ce19" office:value-type="float" office:value="8237" calcext:value-type="float">
            <text:p>8 237</text:p>
          </table:table-cell>
          <table:table-cell table:style-name="ce20" office:value-type="float" office:value="385154" calcext:value-type="float">
            <text:p>385 15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0" office:value-type="float" office:value="1480" calcext:value-type="float">
            <text:p>1 480</text:p>
          </table:table-cell>
          <table:table-cell table:style-name="ce20" office:value-type="float" office:value="1018" calcext:value-type="float">
            <text:p>1 018</text:p>
          </table:table-cell>
          <table:table-cell table:style-name="ce19" office:value-type="float" office:value="2498" calcext:value-type="float">
            <text:p>2 498</text:p>
          </table:table-cell>
          <table:table-cell table:style-name="ce20" office:value-type="float" office:value="122718" calcext:value-type="float">
            <text:p>122 71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0" office:value-type="float" office:value="262" calcext:value-type="float">
            <text:p>262</text:p>
          </table:table-cell>
          <table:table-cell table:style-name="ce20" office:value-type="float" office:value="173" calcext:value-type="float">
            <text:p>173</text:p>
          </table:table-cell>
          <table:table-cell table:style-name="ce19" office:value-type="float" office:value="435" calcext:value-type="float">
            <text:p>435</text:p>
          </table:table-cell>
          <table:table-cell table:style-name="ce20" office:value-type="float" office:value="22714" calcext:value-type="float">
            <text:p>22 714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 hommes</text:p>
          </table:table-cell>
          <table:table-cell table:style-name="ce19" office:value-type="float" office:value="538392" calcext:value-type="float">
            <text:p>538 392</text:p>
          </table:table-cell>
          <table:table-cell table:style-name="ce19" office:value-type="float" office:value="369656" calcext:value-type="float">
            <text:p>369 656</text:p>
          </table:table-cell>
          <table:table-cell table:style-name="ce19" office:value-type="float" office:value="908048" calcext:value-type="float">
            <text:p>908 048</text:p>
          </table:table-cell>
          <table:table-cell table:style-name="ce19" office:value-type="float" office:value="31588074" calcext:value-type="float">
            <text:p>31 588 07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21" office:value-type="float" office:value="88102" calcext:value-type="float">
            <text:p>88 102</text:p>
          </table:table-cell>
          <table:table-cell table:style-name="ce21" office:value-type="float" office:value="60709" calcext:value-type="float">
            <text:p>60 709</text:p>
          </table:table-cell>
          <table:table-cell table:style-name="ce25" office:value-type="float" office:value="148811" calcext:value-type="float">
            <text:p>148 811</text:p>
          </table:table-cell>
          <table:table-cell table:style-name="ce21" office:value-type="float" office:value="5326492" calcext:value-type="float">
            <text:p>5 326 492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21" office:value-type="float" office:value="267457" calcext:value-type="float">
            <text:p>267 457</text:p>
          </table:table-cell>
          <table:table-cell table:style-name="ce21" office:value-type="float" office:value="175547" calcext:value-type="float">
            <text:p>175 547</text:p>
          </table:table-cell>
          <table:table-cell table:style-name="ce25" office:value-type="float" office:value="443004" calcext:value-type="float">
            <text:p>443 004</text:p>
          </table:table-cell>
          <table:table-cell table:style-name="ce21" office:value-type="float" office:value="15008080" calcext:value-type="float">
            <text:p>15 008 080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21" office:value-type="float" office:value="374189" calcext:value-type="float">
            <text:p>374 189</text:p>
          </table:table-cell>
          <table:table-cell table:style-name="ce21" office:value-type="float" office:value="251675" calcext:value-type="float">
            <text:p>251 675</text:p>
          </table:table-cell>
          <table:table-cell table:style-name="ce25" office:value-type="float" office:value="625864" calcext:value-type="float">
            <text:p>625 864</text:p>
          </table:table-cell>
          <table:table-cell table:style-name="ce21" office:value-type="float" office:value="21146070" calcext:value-type="float">
            <text:p>21 146 070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21" office:value-type="float" office:value="425326" calcext:value-type="float">
            <text:p>425 326</text:p>
          </table:table-cell>
          <table:table-cell table:style-name="ce21" office:value-type="float" office:value="290667" calcext:value-type="float">
            <text:p>290 667</text:p>
          </table:table-cell>
          <table:table-cell table:style-name="ce25" office:value-type="float" office:value="715993" calcext:value-type="float">
            <text:p>715 993</text:p>
          </table:table-cell>
          <table:table-cell table:style-name="ce21" office:value-type="float" office:value="24611431" calcext:value-type="float">
            <text:p>24 611 43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21" office:value-type="float" office:value="71572" calcext:value-type="float">
            <text:p>71 572</text:p>
          </table:table-cell>
          <table:table-cell table:style-name="ce21" office:value-type="float" office:value="52714" calcext:value-type="float">
            <text:p>52 714</text:p>
          </table:table-cell>
          <table:table-cell table:style-name="ce25" office:value-type="float" office:value="124286" calcext:value-type="float">
            <text:p>124 286</text:p>
          </table:table-cell>
          <table:table-cell table:style-name="ce21" office:value-type="float" office:value="4673394" calcext:value-type="float">
            <text:p>4 673 394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 table:number-columns-spanned="5" table:number-rows-spanned="1">
            <text:p>Femmes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1" office:value-type="string" calcext:value-type="string">
            <text:p>moins de 20 ans</text:p>
          </table:table-cell>
          <table:table-cell table:style-name="ce19" office:value-type="float" office:value="129424" calcext:value-type="float">
            <text:p>129 424</text:p>
          </table:table-cell>
          <table:table-cell table:style-name="ce19" office:value-type="float" office:value="88965" calcext:value-type="float">
            <text:p>88 965</text:p>
          </table:table-cell>
          <table:table-cell table:style-name="ce19" office:value-type="float" office:value="218389" calcext:value-type="float">
            <text:p>218 389</text:p>
          </table:table-cell>
          <table:table-cell table:style-name="ce19" office:value-type="float" office:value="7838327" calcext:value-type="float">
            <text:p>7 838 32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0 à 4 ans</text:p>
          </table:table-cell>
          <table:table-cell table:style-name="ce20" office:value-type="float" office:value="31393" calcext:value-type="float">
            <text:p>31 393</text:p>
          </table:table-cell>
          <table:table-cell table:style-name="ce20" office:value-type="float" office:value="22297" calcext:value-type="float">
            <text:p>22 297</text:p>
          </table:table-cell>
          <table:table-cell table:style-name="ce19" office:value-type="float" office:value="53690" calcext:value-type="float">
            <text:p>53 690</text:p>
          </table:table-cell>
          <table:table-cell table:style-name="ce20" office:value-type="float" office:value="1965896" calcext:value-type="float">
            <text:p>1 965 89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 à 9 ans</text:p>
          </table:table-cell>
          <table:table-cell table:style-name="ce20" office:value-type="float" office:value="31649" calcext:value-type="float">
            <text:p>31 649</text:p>
          </table:table-cell>
          <table:table-cell table:style-name="ce20" office:value-type="float" office:value="22588" calcext:value-type="float">
            <text:p>22 588</text:p>
          </table:table-cell>
          <table:table-cell table:style-name="ce19" office:value-type="float" office:value="54237" calcext:value-type="float">
            <text:p>54 237</text:p>
          </table:table-cell>
          <table:table-cell table:style-name="ce20" office:value-type="float" office:value="1979231" calcext:value-type="float">
            <text:p>1 979 23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0" office:value-type="float" office:value="32034" calcext:value-type="float">
            <text:p>32 034</text:p>
          </table:table-cell>
          <table:table-cell table:style-name="ce20" office:value-type="float" office:value="23199" calcext:value-type="float">
            <text:p>23 199</text:p>
          </table:table-cell>
          <table:table-cell table:style-name="ce19" office:value-type="float" office:value="55233" calcext:value-type="float">
            <text:p>55 233</text:p>
          </table:table-cell>
          <table:table-cell table:style-name="ce20" office:value-type="float" office:value="1977186" calcext:value-type="float">
            <text:p>1 977 18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0" office:value-type="float" office:value="34348" calcext:value-type="float">
            <text:p>34 348</text:p>
          </table:table-cell>
          <table:table-cell table:style-name="ce20" office:value-type="float" office:value="20881" calcext:value-type="float">
            <text:p>20 881</text:p>
          </table:table-cell>
          <table:table-cell table:style-name="ce19" office:value-type="float" office:value="55229" calcext:value-type="float">
            <text:p>55 229</text:p>
          </table:table-cell>
          <table:table-cell table:style-name="ce20" office:value-type="float" office:value="1916014" calcext:value-type="float">
            <text:p>1 916 014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19" office:value-type="float" office:value="147594" calcext:value-type="float">
            <text:p>147 594</text:p>
          </table:table-cell>
          <table:table-cell table:style-name="ce19" office:value-type="float" office:value="92149" calcext:value-type="float">
            <text:p>92 149</text:p>
          </table:table-cell>
          <table:table-cell table:style-name="ce19" office:value-type="float" office:value="239743" calcext:value-type="float">
            <text:p>239 743</text:p>
          </table:table-cell>
          <table:table-cell table:style-name="ce19" office:value-type="float" office:value="8205874" calcext:value-type="float">
            <text:p>8 205 87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0" office:value-type="float" office:value="38890" calcext:value-type="float">
            <text:p>38 890</text:p>
          </table:table-cell>
          <table:table-cell table:style-name="ce20" office:value-type="float" office:value="20596" calcext:value-type="float">
            <text:p>20 596</text:p>
          </table:table-cell>
          <table:table-cell table:style-name="ce19" office:value-type="float" office:value="59486" calcext:value-type="float">
            <text:p>59 486</text:p>
          </table:table-cell>
          <table:table-cell table:style-name="ce20" office:value-type="float" office:value="1978654" calcext:value-type="float">
            <text:p>1 978 65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0" office:value-type="float" office:value="36057" calcext:value-type="float">
            <text:p>36 057</text:p>
          </table:table-cell>
          <table:table-cell table:style-name="ce20" office:value-type="float" office:value="22875" calcext:value-type="float">
            <text:p>22 875</text:p>
          </table:table-cell>
          <table:table-cell table:style-name="ce19" office:value-type="float" office:value="58932" calcext:value-type="float">
            <text:p>58 932</text:p>
          </table:table-cell>
          <table:table-cell table:style-name="ce20" office:value-type="float" office:value="2007558" calcext:value-type="float">
            <text:p>2 007 55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0" office:value-type="float" office:value="36004" calcext:value-type="float">
            <text:p>36 004</text:p>
          </table:table-cell>
          <table:table-cell table:style-name="ce20" office:value-type="float" office:value="23684" calcext:value-type="float">
            <text:p>23 684</text:p>
          </table:table-cell>
          <table:table-cell table:style-name="ce19" office:value-type="float" office:value="59688" calcext:value-type="float">
            <text:p>59 688</text:p>
          </table:table-cell>
          <table:table-cell table:style-name="ce20" office:value-type="float" office:value="2062341" calcext:value-type="float">
            <text:p>2 062 34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0" office:value-type="float" office:value="36643" calcext:value-type="float">
            <text:p>36 643</text:p>
          </table:table-cell>
          <table:table-cell table:style-name="ce20" office:value-type="float" office:value="24994" calcext:value-type="float">
            <text:p>24 994</text:p>
          </table:table-cell>
          <table:table-cell table:style-name="ce19" office:value-type="float" office:value="61637" calcext:value-type="float">
            <text:p>61 637</text:p>
          </table:table-cell>
          <table:table-cell table:style-name="ce20" office:value-type="float" office:value="2157321" calcext:value-type="float">
            <text:p>2 157 321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19" office:value-type="float" office:value="156477" calcext:value-type="float">
            <text:p>156 477</text:p>
          </table:table-cell>
          <table:table-cell table:style-name="ce19" office:value-type="float" office:value="109276" calcext:value-type="float">
            <text:p>109 276</text:p>
          </table:table-cell>
          <table:table-cell table:style-name="ce19" office:value-type="float" office:value="265753" calcext:value-type="float">
            <text:p>265 753</text:p>
          </table:table-cell>
          <table:table-cell table:style-name="ce19" office:value-type="float" office:value="8969324" calcext:value-type="float">
            <text:p>8 969 32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0" office:value-type="float" office:value="39661" calcext:value-type="float">
            <text:p>39 661</text:p>
          </table:table-cell>
          <table:table-cell table:style-name="ce20" office:value-type="float" office:value="27654" calcext:value-type="float">
            <text:p>27 654</text:p>
          </table:table-cell>
          <table:table-cell table:style-name="ce19" office:value-type="float" office:value="67315" calcext:value-type="float">
            <text:p>67 315</text:p>
          </table:table-cell>
          <table:table-cell table:style-name="ce20" office:value-type="float" office:value="2279051" calcext:value-type="float">
            <text:p>2 279 05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0" office:value-type="float" office:value="40601" calcext:value-type="float">
            <text:p>40 601</text:p>
          </table:table-cell>
          <table:table-cell table:style-name="ce20" office:value-type="float" office:value="28095" calcext:value-type="float">
            <text:p>28 095</text:p>
          </table:table-cell>
          <table:table-cell table:style-name="ce19" office:value-type="float" office:value="68696" calcext:value-type="float">
            <text:p>68 696</text:p>
          </table:table-cell>
          <table:table-cell table:style-name="ce20" office:value-type="float" office:value="2309221" calcext:value-type="float">
            <text:p>2 309 22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0" office:value-type="float" office:value="39117" calcext:value-type="float">
            <text:p>39 117</text:p>
          </table:table-cell>
          <table:table-cell table:style-name="ce20" office:value-type="float" office:value="27113" calcext:value-type="float">
            <text:p>27 113</text:p>
          </table:table-cell>
          <table:table-cell table:style-name="ce19" office:value-type="float" office:value="66230" calcext:value-type="float">
            <text:p>66 230</text:p>
          </table:table-cell>
          <table:table-cell table:style-name="ce20" office:value-type="float" office:value="2223930" calcext:value-type="float">
            <text:p>2 223 93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0" office:value-type="float" office:value="37098" calcext:value-type="float">
            <text:p>37 098</text:p>
          </table:table-cell>
          <table:table-cell table:style-name="ce20" office:value-type="float" office:value="26414" calcext:value-type="float">
            <text:p>26 414</text:p>
          </table:table-cell>
          <table:table-cell table:style-name="ce19" office:value-type="float" office:value="63512" calcext:value-type="float">
            <text:p>63 512</text:p>
          </table:table-cell>
          <table:table-cell table:style-name="ce20" office:value-type="float" office:value="2157122" calcext:value-type="float">
            <text:p>2 157 122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19" office:value-type="float" office:value="77457" calcext:value-type="float">
            <text:p>77 457</text:p>
          </table:table-cell>
          <table:table-cell table:style-name="ce19" office:value-type="float" office:value="54928" calcext:value-type="float">
            <text:p>54 928</text:p>
          </table:table-cell>
          <table:table-cell table:style-name="ce19" office:value-type="float" office:value="132385" calcext:value-type="float">
            <text:p>132 385</text:p>
          </table:table-cell>
          <table:table-cell table:style-name="ce19" office:value-type="float" office:value="4978139" calcext:value-type="float">
            <text:p>4 978 13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0" office:value-type="float" office:value="33306" calcext:value-type="float">
            <text:p>33 306</text:p>
          </table:table-cell>
          <table:table-cell table:style-name="ce20" office:value-type="float" office:value="23492" calcext:value-type="float">
            <text:p>23 492</text:p>
          </table:table-cell>
          <table:table-cell table:style-name="ce19" office:value-type="float" office:value="56798" calcext:value-type="float">
            <text:p>56 798</text:p>
          </table:table-cell>
          <table:table-cell table:style-name="ce20" office:value-type="float" office:value="2131130" calcext:value-type="float">
            <text:p>2 131 13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0" office:value-type="float" office:value="22752" calcext:value-type="float">
            <text:p>22 752</text:p>
          </table:table-cell>
          <table:table-cell table:style-name="ce20" office:value-type="float" office:value="16388" calcext:value-type="float">
            <text:p>16 388</text:p>
          </table:table-cell>
          <table:table-cell table:style-name="ce19" office:value-type="float" office:value="39140" calcext:value-type="float">
            <text:p>39 140</text:p>
          </table:table-cell>
          <table:table-cell table:style-name="ce20" office:value-type="float" office:value="1555991" calcext:value-type="float">
            <text:p>1 555 99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0" office:value-type="float" office:value="21399" calcext:value-type="float">
            <text:p>21 399</text:p>
          </table:table-cell>
          <table:table-cell table:style-name="ce20" office:value-type="float" office:value="15048" calcext:value-type="float">
            <text:p>15 048</text:p>
          </table:table-cell>
          <table:table-cell table:style-name="ce19" office:value-type="float" office:value="36447" calcext:value-type="float">
            <text:p>36 447</text:p>
          </table:table-cell>
          <table:table-cell table:style-name="ce20" office:value-type="float" office:value="1291018" calcext:value-type="float">
            <text:p>1 291 018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19" office:value-type="float" office:value="55323" calcext:value-type="float">
            <text:p>55 323</text:p>
          </table:table-cell>
          <table:table-cell table:style-name="ce19" office:value-type="float" office:value="40228" calcext:value-type="float">
            <text:p>40 228</text:p>
          </table:table-cell>
          <table:table-cell table:style-name="ce19" office:value-type="float" office:value="95551" calcext:value-type="float">
            <text:p>95 551</text:p>
          </table:table-cell>
          <table:table-cell table:style-name="ce19" office:value-type="float" office:value="3661503" calcext:value-type="float">
            <text:p>3 661 50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0" office:value-type="float" office:value="20353" calcext:value-type="float">
            <text:p>20 353</text:p>
          </table:table-cell>
          <table:table-cell table:style-name="ce20" office:value-type="float" office:value="14851" calcext:value-type="float">
            <text:p>14 851</text:p>
          </table:table-cell>
          <table:table-cell table:style-name="ce19" office:value-type="float" office:value="35204" calcext:value-type="float">
            <text:p>35 204</text:p>
          </table:table-cell>
          <table:table-cell table:style-name="ce20" office:value-type="float" office:value="1300755" calcext:value-type="float">
            <text:p>1 300 75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0" office:value-type="float" office:value="17448" calcext:value-type="float">
            <text:p>17 448</text:p>
          </table:table-cell>
          <table:table-cell table:style-name="ce20" office:value-type="float" office:value="13191" calcext:value-type="float">
            <text:p>13 191</text:p>
          </table:table-cell>
          <table:table-cell table:style-name="ce19" office:value-type="float" office:value="30639" calcext:value-type="float">
            <text:p>30 639</text:p>
          </table:table-cell>
          <table:table-cell table:style-name="ce20" office:value-type="float" office:value="1133153" calcext:value-type="float">
            <text:p>1 133 15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0" office:value-type="float" office:value="11761" calcext:value-type="float">
            <text:p>11 761</text:p>
          </table:table-cell>
          <table:table-cell table:style-name="ce20" office:value-type="float" office:value="8300" calcext:value-type="float">
            <text:p>8 300</text:p>
          </table:table-cell>
          <table:table-cell table:style-name="ce19" office:value-type="float" office:value="20061" calcext:value-type="float">
            <text:p>20 061</text:p>
          </table:table-cell>
          <table:table-cell table:style-name="ce20" office:value-type="float" office:value="798717" calcext:value-type="float">
            <text:p>798 71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0" office:value-type="float" office:value="4536" calcext:value-type="float">
            <text:p>4 536</text:p>
          </table:table-cell>
          <table:table-cell table:style-name="ce20" office:value-type="float" office:value="3105" calcext:value-type="float">
            <text:p>3 105</text:p>
          </table:table-cell>
          <table:table-cell table:style-name="ce19" office:value-type="float" office:value="7641" calcext:value-type="float">
            <text:p>7 641</text:p>
          </table:table-cell>
          <table:table-cell table:style-name="ce20" office:value-type="float" office:value="327827" calcext:value-type="float">
            <text:p>327 82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0" office:value-type="float" office:value="1225" calcext:value-type="float">
            <text:p>1 225</text:p>
          </table:table-cell>
          <table:table-cell table:style-name="ce20" office:value-type="float" office:value="781" calcext:value-type="float">
            <text:p>781</text:p>
          </table:table-cell>
          <table:table-cell table:style-name="ce19" office:value-type="float" office:value="2006" calcext:value-type="float">
            <text:p>2 006</text:p>
          </table:table-cell>
          <table:table-cell table:style-name="ce20" office:value-type="float" office:value="101051" calcext:value-type="float">
            <text:p>101 051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 femmes</text:p>
          </table:table-cell>
          <table:table-cell table:style-name="ce19" office:value-type="float" office:value="566275" calcext:value-type="float">
            <text:p>566 275</text:p>
          </table:table-cell>
          <table:table-cell table:style-name="ce19" office:value-type="float" office:value="385546" calcext:value-type="float">
            <text:p>385 546</text:p>
          </table:table-cell>
          <table:table-cell table:style-name="ce19" office:value-type="float" office:value="951821" calcext:value-type="float">
            <text:p>951 821</text:p>
          </table:table-cell>
          <table:table-cell table:style-name="ce19" office:value-type="float" office:value="33653167" calcext:value-type="float">
            <text:p>33 653 16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21" office:value-type="float" office:value="83978" calcext:value-type="float">
            <text:p>83 978</text:p>
          </table:table-cell>
          <table:table-cell table:style-name="ce21" office:value-type="float" office:value="57975" calcext:value-type="float">
            <text:p>57 975</text:p>
          </table:table-cell>
          <table:table-cell table:style-name="ce25" office:value-type="float" office:value="141953" calcext:value-type="float">
            <text:p>141 953</text:p>
          </table:table-cell>
          <table:table-cell table:style-name="ce21" office:value-type="float" office:value="5081047" calcext:value-type="float">
            <text:p>5 081 04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21" office:value-type="float" office:value="270242" calcext:value-type="float">
            <text:p>270 242</text:p>
          </table:table-cell>
          <table:table-cell table:style-name="ce21" office:value-type="float" office:value="174375" calcext:value-type="float">
            <text:p>174 375</text:p>
          </table:table-cell>
          <table:table-cell table:style-name="ce25" office:value-type="float" office:value="444617" calcext:value-type="float">
            <text:p>444 617</text:p>
          </table:table-cell>
          <table:table-cell table:style-name="ce21" office:value-type="float" office:value="15161589" calcext:value-type="float">
            <text:p>15 161 58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21" office:value-type="float" office:value="379763" calcext:value-type="float">
            <text:p>379 763</text:p>
          </table:table-cell>
          <table:table-cell table:style-name="ce21" office:value-type="float" office:value="251394" calcext:value-type="float">
            <text:p>251 394</text:p>
          </table:table-cell>
          <table:table-cell table:style-name="ce25" office:value-type="float" office:value="631157" calcext:value-type="float">
            <text:p>631 157</text:p>
          </table:table-cell>
          <table:table-cell table:style-name="ce21" office:value-type="float" office:value="21673771" calcext:value-type="float">
            <text:p>21 673 77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21" office:value-type="float" office:value="459666" calcext:value-type="float">
            <text:p>459 666</text:p>
          </table:table-cell>
          <table:table-cell table:style-name="ce21" office:value-type="float" office:value="310103" calcext:value-type="float">
            <text:p>310 103</text:p>
          </table:table-cell>
          <table:table-cell table:style-name="ce25" office:value-type="float" office:value="769769" calcext:value-type="float">
            <text:p>769 769</text:p>
          </table:table-cell>
          <table:table-cell table:style-name="ce21" office:value-type="float" office:value="27028424" calcext:value-type="float">
            <text:p>27 028 42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21" office:value-type="float" office:value="99474" calcext:value-type="float">
            <text:p>99 474</text:p>
          </table:table-cell>
          <table:table-cell table:style-name="ce21" office:value-type="float" office:value="71664" calcext:value-type="float">
            <text:p>71 664</text:p>
          </table:table-cell>
          <table:table-cell table:style-name="ce25" office:value-type="float" office:value="171138" calcext:value-type="float">
            <text:p>171 138</text:p>
          </table:table-cell>
          <table:table-cell table:style-name="ce21" office:value-type="float" office:value="6508512" calcext:value-type="float">
            <text:p>6 508 512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Source : Insee, état civil (données domiciliées), estimations de population.</text:p>
          </table:table-cell>
          <table:table-cell table:number-columns-repeated="1023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née 2011" table:style-name="ta5"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2" table:default-cell-style-name="ce16"/>
        <table:table-column table:style-name="co7" table:number-columns-repeated="9" table:default-cell-style-name="ce16"/>
        <table:table-column table:style-name="co8" table:number-columns-repeated="1010" table:default-cell-style-name="Default"/>
        <table:table-row table:style-name="ro2">
          <table:table-cell table:style-name="ce5" office:value-type="string" calcext:value-type="string">
            <text:p>Population selon le sexe et l’âge au 1er janvier <text:s/>2011 </text:p>
          </table:table-cell>
          <table:table-cell table:style-name="ce5"/>
          <table:table-cell table:style-name="ce22"/>
          <table:table-cell table:number-columns-repeated="1021"/>
        </table:table-row>
        <table:table-row table:style-name="ro2">
          <table:table-cell table:style-name="ce6"/>
          <table:table-cell table:style-name="ce5"/>
          <table:table-cell table:number-columns-repeated="1022"/>
        </table:table-row>
        <table:table-row table:style-name="ro2">
          <table:table-cell table:style-name="ce7" table:number-columns-repeated="2"/>
          <table:table-cell table:number-columns-repeated="2"/>
          <table:table-cell table:style-name="ce26" office:value-type="string" calcext:value-type="string">
            <text:p>en nombre</text:p>
          </table:table-cell>
          <table:table-cell table:number-columns-repeated="1019"/>
        </table:table-row>
        <table:table-row table:style-name="ro2">
          <table:table-cell table:style-name="ce8" table:number-columns-spanned="1" table:number-rows-spanned="2"/>
          <table:table-cell table:style-name="ce17" office:value-type="string" calcext:value-type="string" table:number-columns-spanned="4" table:number-rows-spanned="1">
            <text:p>Au 1er <text:s/>janvier 2011 </text:p>
          </table:table-cell>
          <table:covered-table-cell table:number-columns-repeated="3" table:style-name="ce23"/>
          <table:table-cell table:number-columns-repeated="1019"/>
        </table:table-row>
        <table:table-row table:style-name="ro3">
          <table:covered-table-cell table:style-name="ce9"/>
          <table:table-cell table:style-name="ce18" office:value-type="string" calcext:value-type="string">
            <text:p>Bas-Rhin</text:p>
          </table:table-cell>
          <table:table-cell table:style-name="ce18" office:value-type="string" calcext:value-type="string">
            <text:p>Haut-Rhin</text:p>
          </table:table-cell>
          <table:table-cell table:style-name="ce24" office:value-type="string" calcext:value-type="string">
            <text:p>Alsace</text:p>
          </table:table-cell>
          <table:table-cell table:style-name="ce27" office:value-type="string" calcext:value-type="string">
            <text:p>France 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 table:number-columns-spanned="5" table:number-rows-spanned="1">
            <text:p>Ensemble</text:p>
          </table:table-cell>
          <table:covered-table-cell table:number-columns-repeated="4" table:style-name="ce9"/>
          <table:table-cell table:number-columns-repeated="1019"/>
        </table:table-row>
        <table:table-row table:style-name="ro5">
          <table:table-cell table:style-name="ce11" office:value-type="string" calcext:value-type="string">
            <text:p>moins de 20 ans</text:p>
          </table:table-cell>
          <table:table-cell table:style-name="ce19" office:value-type="float" office:value="265227" calcext:value-type="float">
            <text:p>265 227</text:p>
          </table:table-cell>
          <table:table-cell table:style-name="ce19" office:value-type="float" office:value="182885" calcext:value-type="float">
            <text:p>182 885</text:p>
          </table:table-cell>
          <table:table-cell table:style-name="ce19" office:value-type="float" office:value="448112" calcext:value-type="float">
            <text:p>448 112</text:p>
          </table:table-cell>
          <table:table-cell table:style-name="ce19" office:value-type="float" office:value="16038270" calcext:value-type="float">
            <text:p>16 038 270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de 0 à 4 ans</text:p>
          </table:table-cell>
          <table:table-cell table:style-name="ce20" office:value-type="float" office:value="65192" calcext:value-type="float">
            <text:p>65 192</text:p>
          </table:table-cell>
          <table:table-cell table:style-name="ce20" office:value-type="float" office:value="45574" calcext:value-type="float">
            <text:p>45 574</text:p>
          </table:table-cell>
          <table:table-cell table:style-name="ce19" office:value-type="float" office:value="110766" calcext:value-type="float">
            <text:p>110 766</text:p>
          </table:table-cell>
          <table:table-cell table:style-name="ce20" office:value-type="float" office:value="4025142" calcext:value-type="float">
            <text:p>4 025 142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de 5 à 9 ans</text:p>
          </table:table-cell>
          <table:table-cell table:style-name="ce20" office:value-type="float" office:value="63939" calcext:value-type="float">
            <text:p>63 939</text:p>
          </table:table-cell>
          <table:table-cell table:style-name="ce20" office:value-type="float" office:value="46085" calcext:value-type="float">
            <text:p>46 085</text:p>
          </table:table-cell>
          <table:table-cell table:style-name="ce19" office:value-type="float" office:value="110024" calcext:value-type="float">
            <text:p>110 024</text:p>
          </table:table-cell>
          <table:table-cell table:style-name="ce20" office:value-type="float" office:value="4025857" calcext:value-type="float">
            <text:p>4 025 85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0" office:value-type="float" office:value="65418" calcext:value-type="float">
            <text:p>65 418</text:p>
          </table:table-cell>
          <table:table-cell table:style-name="ce20" office:value-type="float" office:value="47112" calcext:value-type="float">
            <text:p>47 112</text:p>
          </table:table-cell>
          <table:table-cell table:style-name="ce19" office:value-type="float" office:value="112530" calcext:value-type="float">
            <text:p>112 530</text:p>
          </table:table-cell>
          <table:table-cell table:style-name="ce20" office:value-type="float" office:value="4009944" calcext:value-type="float">
            <text:p>4 009 94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0" office:value-type="float" office:value="70678" calcext:value-type="float">
            <text:p>70 678</text:p>
          </table:table-cell>
          <table:table-cell table:style-name="ce20" office:value-type="float" office:value="44114" calcext:value-type="float">
            <text:p>44 114</text:p>
          </table:table-cell>
          <table:table-cell table:style-name="ce19" office:value-type="float" office:value="114792" calcext:value-type="float">
            <text:p>114 792</text:p>
          </table:table-cell>
          <table:table-cell table:style-name="ce20" office:value-type="float" office:value="3977327" calcext:value-type="float">
            <text:p>3 977 327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19" office:value-type="float" office:value="294438" calcext:value-type="float">
            <text:p>294 438</text:p>
          </table:table-cell>
          <table:table-cell table:style-name="ce19" office:value-type="float" office:value="185467" calcext:value-type="float">
            <text:p>185 467</text:p>
          </table:table-cell>
          <table:table-cell table:style-name="ce19" office:value-type="float" office:value="479905" calcext:value-type="float">
            <text:p>479 905</text:p>
          </table:table-cell>
          <table:table-cell table:style-name="ce19" office:value-type="float" office:value="16402388" calcext:value-type="float">
            <text:p>16 402 38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0" office:value-type="float" office:value="76907" calcext:value-type="float">
            <text:p>76 907</text:p>
          </table:table-cell>
          <table:table-cell table:style-name="ce20" office:value-type="float" office:value="42381" calcext:value-type="float">
            <text:p>42 381</text:p>
          </table:table-cell>
          <table:table-cell table:style-name="ce19" office:value-type="float" office:value="119288" calcext:value-type="float">
            <text:p>119 288</text:p>
          </table:table-cell>
          <table:table-cell table:style-name="ce20" office:value-type="float" office:value="4014582" calcext:value-type="float">
            <text:p>4 014 58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0" office:value-type="float" office:value="71465" calcext:value-type="float">
            <text:p>71 465</text:p>
          </table:table-cell>
          <table:table-cell table:style-name="ce20" office:value-type="float" office:value="45547" calcext:value-type="float">
            <text:p>45 547</text:p>
          </table:table-cell>
          <table:table-cell table:style-name="ce19" office:value-type="float" office:value="117012" calcext:value-type="float">
            <text:p>117 012</text:p>
          </table:table-cell>
          <table:table-cell table:style-name="ce20" office:value-type="float" office:value="3981562" calcext:value-type="float">
            <text:p>3 981 56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0" office:value-type="float" office:value="70112" calcext:value-type="float">
            <text:p>70 112</text:p>
          </table:table-cell>
          <table:table-cell table:style-name="ce20" office:value-type="float" office:value="45773" calcext:value-type="float">
            <text:p>45 773</text:p>
          </table:table-cell>
          <table:table-cell table:style-name="ce19" office:value-type="float" office:value="115885" calcext:value-type="float">
            <text:p>115 885</text:p>
          </table:table-cell>
          <table:table-cell table:style-name="ce20" office:value-type="float" office:value="3990751" calcext:value-type="float">
            <text:p>3 990 75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0" office:value-type="float" office:value="75954" calcext:value-type="float">
            <text:p>75 954</text:p>
          </table:table-cell>
          <table:table-cell table:style-name="ce20" office:value-type="float" office:value="51766" calcext:value-type="float">
            <text:p>51 766</text:p>
          </table:table-cell>
          <table:table-cell table:style-name="ce19" office:value-type="float" office:value="127720" calcext:value-type="float">
            <text:p>127 720</text:p>
          </table:table-cell>
          <table:table-cell table:style-name="ce20" office:value-type="float" office:value="4415493" calcext:value-type="float">
            <text:p>4 415 493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19" office:value-type="float" office:value="308983" calcext:value-type="float">
            <text:p>308 983</text:p>
          </table:table-cell>
          <table:table-cell table:style-name="ce19" office:value-type="float" office:value="217498" calcext:value-type="float">
            <text:p>217 498</text:p>
          </table:table-cell>
          <table:table-cell table:style-name="ce19" office:value-type="float" office:value="526481" calcext:value-type="float">
            <text:p>526 481</text:p>
          </table:table-cell>
          <table:table-cell table:style-name="ce19" office:value-type="float" office:value="17517720" calcext:value-type="float">
            <text:p>17 517 72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0" office:value-type="float" office:value="79312" calcext:value-type="float">
            <text:p>79 312</text:p>
          </table:table-cell>
          <table:table-cell table:style-name="ce20" office:value-type="float" office:value="55945" calcext:value-type="float">
            <text:p>55 945</text:p>
          </table:table-cell>
          <table:table-cell table:style-name="ce19" office:value-type="float" office:value="135257" calcext:value-type="float">
            <text:p>135 257</text:p>
          </table:table-cell>
          <table:table-cell table:style-name="ce20" office:value-type="float" office:value="4499436" calcext:value-type="float">
            <text:p>4 499 43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0" office:value-type="float" office:value="80919" calcext:value-type="float">
            <text:p>80 919</text:p>
          </table:table-cell>
          <table:table-cell table:style-name="ce20" office:value-type="float" office:value="56399" calcext:value-type="float">
            <text:p>56 399</text:p>
          </table:table-cell>
          <table:table-cell table:style-name="ce19" office:value-type="float" office:value="137318" calcext:value-type="float">
            <text:p>137 318</text:p>
          </table:table-cell>
          <table:table-cell table:style-name="ce20" office:value-type="float" office:value="4527651" calcext:value-type="float">
            <text:p>4 527 65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0" office:value-type="float" office:value="76584" calcext:value-type="float">
            <text:p>76 584</text:p>
          </table:table-cell>
          <table:table-cell table:style-name="ce20" office:value-type="float" office:value="53507" calcext:value-type="float">
            <text:p>53 507</text:p>
          </table:table-cell>
          <table:table-cell table:style-name="ce19" office:value-type="float" office:value="130091" calcext:value-type="float">
            <text:p>130 091</text:p>
          </table:table-cell>
          <table:table-cell table:style-name="ce20" office:value-type="float" office:value="4321435" calcext:value-type="float">
            <text:p>4 321 43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0" office:value-type="float" office:value="72168" calcext:value-type="float">
            <text:p>72 168</text:p>
          </table:table-cell>
          <table:table-cell table:style-name="ce20" office:value-type="float" office:value="51647" calcext:value-type="float">
            <text:p>51 647</text:p>
          </table:table-cell>
          <table:table-cell table:style-name="ce19" office:value-type="float" office:value="123815" calcext:value-type="float">
            <text:p>123 815</text:p>
          </table:table-cell>
          <table:table-cell table:style-name="ce20" office:value-type="float" office:value="4169198" calcext:value-type="float">
            <text:p>4 169 198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19" office:value-type="float" office:value="145891" calcext:value-type="float">
            <text:p>145 891</text:p>
          </table:table-cell>
          <table:table-cell table:style-name="ce19" office:value-type="float" office:value="104958" calcext:value-type="float">
            <text:p>104 958</text:p>
          </table:table-cell>
          <table:table-cell table:style-name="ce19" office:value-type="float" office:value="250849" calcext:value-type="float">
            <text:p>250 849</text:p>
          </table:table-cell>
          <table:table-cell table:style-name="ce19" office:value-type="float" office:value="9218011" calcext:value-type="float">
            <text:p>9 218 01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0" office:value-type="float" office:value="64152" calcext:value-type="float">
            <text:p>64 152</text:p>
          </table:table-cell>
          <table:table-cell table:style-name="ce20" office:value-type="float" office:value="46245" calcext:value-type="float">
            <text:p>46 245</text:p>
          </table:table-cell>
          <table:table-cell table:style-name="ce19" office:value-type="float" office:value="110397" calcext:value-type="float">
            <text:p>110 397</text:p>
          </table:table-cell>
          <table:table-cell table:style-name="ce20" office:value-type="float" office:value="4106061" calcext:value-type="float">
            <text:p>4 106 06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0" office:value-type="float" office:value="42368" calcext:value-type="float">
            <text:p>42 368</text:p>
          </table:table-cell>
          <table:table-cell table:style-name="ce20" office:value-type="float" office:value="30291" calcext:value-type="float">
            <text:p>30 291</text:p>
          </table:table-cell>
          <table:table-cell table:style-name="ce19" office:value-type="float" office:value="72659" calcext:value-type="float">
            <text:p>72 659</text:p>
          </table:table-cell>
          <table:table-cell table:style-name="ce20" office:value-type="float" office:value="2682232" calcext:value-type="float">
            <text:p>2 682 23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0" office:value-type="float" office:value="39371" calcext:value-type="float">
            <text:p>39 371</text:p>
          </table:table-cell>
          <table:table-cell table:style-name="ce20" office:value-type="float" office:value="28422" calcext:value-type="float">
            <text:p>28 422</text:p>
          </table:table-cell>
          <table:table-cell table:style-name="ce19" office:value-type="float" office:value="67793" calcext:value-type="float">
            <text:p>67 793</text:p>
          </table:table-cell>
          <table:table-cell table:style-name="ce20" office:value-type="float" office:value="2429718" calcext:value-type="float">
            <text:p>2 429 718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19" office:value-type="float" office:value="84730" calcext:value-type="float">
            <text:p>84 730</text:p>
          </table:table-cell>
          <table:table-cell table:style-name="ce19" office:value-type="float" office:value="62248" calcext:value-type="float">
            <text:p>62 248</text:p>
          </table:table-cell>
          <table:table-cell table:style-name="ce19" office:value-type="float" office:value="146978" calcext:value-type="float">
            <text:p>146 978</text:p>
          </table:table-cell>
          <table:table-cell table:style-name="ce19" office:value-type="float" office:value="5757011" calcext:value-type="float">
            <text:p>5 757 01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0" office:value-type="float" office:value="35140" calcext:value-type="float">
            <text:p>35 140</text:p>
          </table:table-cell>
          <table:table-cell table:style-name="ce20" office:value-type="float" office:value="25981" calcext:value-type="float">
            <text:p>25 981</text:p>
          </table:table-cell>
          <table:table-cell table:style-name="ce19" office:value-type="float" office:value="61121" calcext:value-type="float">
            <text:p>61 121</text:p>
          </table:table-cell>
          <table:table-cell table:style-name="ce20" office:value-type="float" office:value="2267643" calcext:value-type="float">
            <text:p>2 267 64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0" office:value-type="float" office:value="26935" calcext:value-type="float">
            <text:p>26 935</text:p>
          </table:table-cell>
          <table:table-cell table:style-name="ce20" office:value-type="float" office:value="20231" calcext:value-type="float">
            <text:p>20 231</text:p>
          </table:table-cell>
          <table:table-cell table:style-name="ce19" office:value-type="float" office:value="47166" calcext:value-type="float">
            <text:p>47 166</text:p>
          </table:table-cell>
          <table:table-cell table:style-name="ce20" office:value-type="float" office:value="1809747" calcext:value-type="float">
            <text:p>1 809 74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0" office:value-type="float" office:value="16429" calcext:value-type="float">
            <text:p>16 429</text:p>
          </table:table-cell>
          <table:table-cell table:style-name="ce20" office:value-type="float" office:value="11714" calcext:value-type="float">
            <text:p>11 714</text:p>
          </table:table-cell>
          <table:table-cell table:style-name="ce19" office:value-type="float" office:value="28143" calcext:value-type="float">
            <text:p>28 143</text:p>
          </table:table-cell>
          <table:table-cell table:style-name="ce20" office:value-type="float" office:value="1170012" calcext:value-type="float">
            <text:p>1 170 01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0" office:value-type="float" office:value="4731" calcext:value-type="float">
            <text:p>4 731</text:p>
          </table:table-cell>
          <table:table-cell table:style-name="ce20" office:value-type="float" office:value="3244" calcext:value-type="float">
            <text:p>3 244</text:p>
          </table:table-cell>
          <table:table-cell table:style-name="ce19" office:value-type="float" office:value="7975" calcext:value-type="float">
            <text:p>7 975</text:p>
          </table:table-cell>
          <table:table-cell table:style-name="ce20" office:value-type="float" office:value="375089" calcext:value-type="float">
            <text:p>375 08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0" office:value-type="float" office:value="1495" calcext:value-type="float">
            <text:p>1 495</text:p>
          </table:table-cell>
          <table:table-cell table:style-name="ce20" office:value-type="float" office:value="1078" calcext:value-type="float">
            <text:p>1 078</text:p>
          </table:table-cell>
          <table:table-cell table:style-name="ce19" office:value-type="float" office:value="2573" calcext:value-type="float">
            <text:p>2 573</text:p>
          </table:table-cell>
          <table:table-cell table:style-name="ce20" office:value-type="float" office:value="134520" calcext:value-type="float">
            <text:p>134 520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19" office:value-type="float" office:value="1099269" calcext:value-type="float">
            <text:p>1 099 269</text:p>
          </table:table-cell>
          <table:table-cell table:style-name="ce19" office:value-type="float" office:value="753056" calcext:value-type="float">
            <text:p>753 056</text:p>
          </table:table-cell>
          <table:table-cell table:style-name="ce19" office:value-type="float" office:value="1852325" calcext:value-type="float">
            <text:p>1 852 325</text:p>
          </table:table-cell>
          <table:table-cell table:style-name="ce19" office:value-type="float" office:value="64933400" calcext:value-type="float">
            <text:p>64 933 400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21" office:value-type="float" office:value="171933" calcext:value-type="float">
            <text:p>171 933</text:p>
          </table:table-cell>
          <table:table-cell table:style-name="ce21" office:value-type="float" office:value="119551" calcext:value-type="float">
            <text:p>119 551</text:p>
          </table:table-cell>
          <table:table-cell table:style-name="ce25" office:value-type="float" office:value="291484" calcext:value-type="float">
            <text:p>291 484</text:p>
          </table:table-cell>
          <table:table-cell table:style-name="ce21" office:value-type="float" office:value="10393264" calcext:value-type="float">
            <text:p>10 393 26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21" office:value-type="float" office:value="540740" calcext:value-type="float">
            <text:p>540 740</text:p>
          </table:table-cell>
          <table:table-cell table:style-name="ce21" office:value-type="float" office:value="352865" calcext:value-type="float">
            <text:p>352 865</text:p>
          </table:table-cell>
          <table:table-cell table:style-name="ce25" office:value-type="float" office:value="893605" calcext:value-type="float">
            <text:p>893 605</text:p>
          </table:table-cell>
          <table:table-cell table:style-name="ce21" office:value-type="float" office:value="30289623" calcext:value-type="float">
            <text:p>30 289 623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21" office:value-type="float" office:value="738251" calcext:value-type="float">
            <text:p>738 251</text:p>
          </table:table-cell>
          <table:table-cell table:style-name="ce21" office:value-type="float" office:value="493324" calcext:value-type="float">
            <text:p>493 324</text:p>
          </table:table-cell>
          <table:table-cell table:style-name="ce25" office:value-type="float" office:value="1231575" calcext:value-type="float">
            <text:p>1 231 575</text:p>
          </table:table-cell>
          <table:table-cell table:style-name="ce21" office:value-type="float" office:value="42003496" calcext:value-type="float">
            <text:p>42 003 496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21" office:value-type="float" office:value="864080" calcext:value-type="float">
            <text:p>864 080</text:p>
          </table:table-cell>
          <table:table-cell table:style-name="ce21" office:value-type="float" office:value="587519" calcext:value-type="float">
            <text:p>587 519</text:p>
          </table:table-cell>
          <table:table-cell table:style-name="ce25" office:value-type="float" office:value="1451599" calcext:value-type="float">
            <text:p>1 451 599</text:p>
          </table:table-cell>
          <table:table-cell table:style-name="ce21" office:value-type="float" office:value="50526509" calcext:value-type="float">
            <text:p>50 526 50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21" office:value-type="float" office:value="166469" calcext:value-type="float">
            <text:p>166 469</text:p>
          </table:table-cell>
          <table:table-cell table:style-name="ce21" office:value-type="float" office:value="120961" calcext:value-type="float">
            <text:p>120 961</text:p>
          </table:table-cell>
          <table:table-cell table:style-name="ce25" office:value-type="float" office:value="287430" calcext:value-type="float">
            <text:p>287 430</text:p>
          </table:table-cell>
          <table:table-cell table:style-name="ce21" office:value-type="float" office:value="10868961" calcext:value-type="float">
            <text:p>10 868 961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 table:number-columns-spanned="5" table:number-rows-spanned="1">
            <text:p>Hommes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1" office:value-type="string" calcext:value-type="string">
            <text:p>moins de 20 ans</text:p>
          </table:table-cell>
          <table:table-cell table:style-name="ce19" office:value-type="float" office:value="135810" calcext:value-type="float">
            <text:p>135 810</text:p>
          </table:table-cell>
          <table:table-cell table:style-name="ce19" office:value-type="float" office:value="93644" calcext:value-type="float">
            <text:p>93 644</text:p>
          </table:table-cell>
          <table:table-cell table:style-name="ce19" office:value-type="float" office:value="229454" calcext:value-type="float">
            <text:p>229 454</text:p>
          </table:table-cell>
          <table:table-cell table:style-name="ce19" office:value-type="float" office:value="8206625" calcext:value-type="float">
            <text:p>8 206 62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0 à 4 ans</text:p>
          </table:table-cell>
          <table:table-cell table:style-name="ce20" office:value-type="float" office:value="33531" calcext:value-type="float">
            <text:p>33 531</text:p>
          </table:table-cell>
          <table:table-cell table:style-name="ce20" office:value-type="float" office:value="23398" calcext:value-type="float">
            <text:p>23 398</text:p>
          </table:table-cell>
          <table:table-cell table:style-name="ce19" office:value-type="float" office:value="56929" calcext:value-type="float">
            <text:p>56 929</text:p>
          </table:table-cell>
          <table:table-cell table:style-name="ce20" office:value-type="float" office:value="2058752" calcext:value-type="float">
            <text:p>2 058 75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 à 9 ans</text:p>
          </table:table-cell>
          <table:table-cell table:style-name="ce20" office:value-type="float" office:value="32655" calcext:value-type="float">
            <text:p>32 655</text:p>
          </table:table-cell>
          <table:table-cell table:style-name="ce20" office:value-type="float" office:value="23639" calcext:value-type="float">
            <text:p>23 639</text:p>
          </table:table-cell>
          <table:table-cell table:style-name="ce19" office:value-type="float" office:value="56294" calcext:value-type="float">
            <text:p>56 294</text:p>
          </table:table-cell>
          <table:table-cell table:style-name="ce20" office:value-type="float" office:value="2059282" calcext:value-type="float">
            <text:p>2 059 28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0" office:value-type="float" office:value="33793" calcext:value-type="float">
            <text:p>33 793</text:p>
          </table:table-cell>
          <table:table-cell table:style-name="ce20" office:value-type="float" office:value="23866" calcext:value-type="float">
            <text:p>23 866</text:p>
          </table:table-cell>
          <table:table-cell table:style-name="ce19" office:value-type="float" office:value="57659" calcext:value-type="float">
            <text:p>57 659</text:p>
          </table:table-cell>
          <table:table-cell table:style-name="ce20" office:value-type="float" office:value="2053966" calcext:value-type="float">
            <text:p>2 053 96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0" office:value-type="float" office:value="35831" calcext:value-type="float">
            <text:p>35 831</text:p>
          </table:table-cell>
          <table:table-cell table:style-name="ce20" office:value-type="float" office:value="22741" calcext:value-type="float">
            <text:p>22 741</text:p>
          </table:table-cell>
          <table:table-cell table:style-name="ce19" office:value-type="float" office:value="58572" calcext:value-type="float">
            <text:p>58 572</text:p>
          </table:table-cell>
          <table:table-cell table:style-name="ce20" office:value-type="float" office:value="2034625" calcext:value-type="float">
            <text:p>2 034 625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19" office:value-type="float" office:value="145295" calcext:value-type="float">
            <text:p>145 295</text:p>
          </table:table-cell>
          <table:table-cell table:style-name="ce19" office:value-type="float" office:value="92685" calcext:value-type="float">
            <text:p>92 685</text:p>
          </table:table-cell>
          <table:table-cell table:style-name="ce19" office:value-type="float" office:value="237980" calcext:value-type="float">
            <text:p>237 980</text:p>
          </table:table-cell>
          <table:table-cell table:style-name="ce19" office:value-type="float" office:value="8148417" calcext:value-type="float">
            <text:p>8 148 41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0" office:value-type="float" office:value="37474" calcext:value-type="float">
            <text:p>37 474</text:p>
          </table:table-cell>
          <table:table-cell table:style-name="ce20" office:value-type="float" office:value="21696" calcext:value-type="float">
            <text:p>21 696</text:p>
          </table:table-cell>
          <table:table-cell table:style-name="ce19" office:value-type="float" office:value="59170" calcext:value-type="float">
            <text:p>59 170</text:p>
          </table:table-cell>
          <table:table-cell table:style-name="ce20" office:value-type="float" office:value="2020408" calcext:value-type="float">
            <text:p>2 020 40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0" office:value-type="float" office:value="34917" calcext:value-type="float">
            <text:p>34 917</text:p>
          </table:table-cell>
          <table:table-cell table:style-name="ce20" office:value-type="float" office:value="22596" calcext:value-type="float">
            <text:p>22 596</text:p>
          </table:table-cell>
          <table:table-cell table:style-name="ce19" office:value-type="float" office:value="57513" calcext:value-type="float">
            <text:p>57 513</text:p>
          </table:table-cell>
          <table:table-cell table:style-name="ce20" office:value-type="float" office:value="1962583" calcext:value-type="float">
            <text:p>1 962 58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0" office:value-type="float" office:value="34992" calcext:value-type="float">
            <text:p>34 992</text:p>
          </table:table-cell>
          <table:table-cell table:style-name="ce20" office:value-type="float" office:value="22579" calcext:value-type="float">
            <text:p>22 579</text:p>
          </table:table-cell>
          <table:table-cell table:style-name="ce19" office:value-type="float" office:value="57571" calcext:value-type="float">
            <text:p>57 571</text:p>
          </table:table-cell>
          <table:table-cell table:style-name="ce20" office:value-type="float" office:value="1971509" calcext:value-type="float">
            <text:p>1 971 50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0" office:value-type="float" office:value="37912" calcext:value-type="float">
            <text:p>37 912</text:p>
          </table:table-cell>
          <table:table-cell table:style-name="ce20" office:value-type="float" office:value="25814" calcext:value-type="float">
            <text:p>25 814</text:p>
          </table:table-cell>
          <table:table-cell table:style-name="ce19" office:value-type="float" office:value="63726" calcext:value-type="float">
            <text:p>63 726</text:p>
          </table:table-cell>
          <table:table-cell table:style-name="ce20" office:value-type="float" office:value="2193917" calcext:value-type="float">
            <text:p>2 193 917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19" office:value-type="float" office:value="153939" calcext:value-type="float">
            <text:p>153 939</text:p>
          </table:table-cell>
          <table:table-cell table:style-name="ce19" office:value-type="float" office:value="108562" calcext:value-type="float">
            <text:p>108 562</text:p>
          </table:table-cell>
          <table:table-cell table:style-name="ce19" office:value-type="float" office:value="262501" calcext:value-type="float">
            <text:p>262 501</text:p>
          </table:table-cell>
          <table:table-cell table:style-name="ce19" office:value-type="float" office:value="8585288" calcext:value-type="float">
            <text:p>8 585 28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0" office:value-type="float" office:value="39774" calcext:value-type="float">
            <text:p>39 774</text:p>
          </table:table-cell>
          <table:table-cell table:style-name="ce20" office:value-type="float" office:value="28137" calcext:value-type="float">
            <text:p>28 137</text:p>
          </table:table-cell>
          <table:table-cell table:style-name="ce19" office:value-type="float" office:value="67911" calcext:value-type="float">
            <text:p>67 911</text:p>
          </table:table-cell>
          <table:table-cell table:style-name="ce20" office:value-type="float" office:value="2226922" calcext:value-type="float">
            <text:p>2 226 92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0" office:value-type="float" office:value="40475" calcext:value-type="float">
            <text:p>40 475</text:p>
          </table:table-cell>
          <table:table-cell table:style-name="ce20" office:value-type="float" office:value="28258" calcext:value-type="float">
            <text:p>28 258</text:p>
          </table:table-cell>
          <table:table-cell table:style-name="ce19" office:value-type="float" office:value="68733" calcext:value-type="float">
            <text:p>68 733</text:p>
          </table:table-cell>
          <table:table-cell table:style-name="ce20" office:value-type="float" office:value="2226400" calcext:value-type="float">
            <text:p>2 226 40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0" office:value-type="float" office:value="37782" calcext:value-type="float">
            <text:p>37 782</text:p>
          </table:table-cell>
          <table:table-cell table:style-name="ce20" office:value-type="float" office:value="26663" calcext:value-type="float">
            <text:p>26 663</text:p>
          </table:table-cell>
          <table:table-cell table:style-name="ce19" office:value-type="float" office:value="64445" calcext:value-type="float">
            <text:p>64 445</text:p>
          </table:table-cell>
          <table:table-cell table:style-name="ce20" office:value-type="float" office:value="2110922" calcext:value-type="float">
            <text:p>2 110 92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0" office:value-type="float" office:value="35908" calcext:value-type="float">
            <text:p>35 908</text:p>
          </table:table-cell>
          <table:table-cell table:style-name="ce20" office:value-type="float" office:value="25504" calcext:value-type="float">
            <text:p>25 504</text:p>
          </table:table-cell>
          <table:table-cell table:style-name="ce19" office:value-type="float" office:value="61412" calcext:value-type="float">
            <text:p>61 412</text:p>
          </table:table-cell>
          <table:table-cell table:style-name="ce20" office:value-type="float" office:value="2021044" calcext:value-type="float">
            <text:p>2 021 044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19" office:value-type="float" office:value="70671" calcext:value-type="float">
            <text:p>70 671</text:p>
          </table:table-cell>
          <table:table-cell table:style-name="ce19" office:value-type="float" office:value="51540" calcext:value-type="float">
            <text:p>51 540</text:p>
          </table:table-cell>
          <table:table-cell table:style-name="ce19" office:value-type="float" office:value="122211" calcext:value-type="float">
            <text:p>122 211</text:p>
          </table:table-cell>
          <table:table-cell table:style-name="ce19" office:value-type="float" office:value="4362929" calcext:value-type="float">
            <text:p>4 362 92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0" office:value-type="float" office:value="31874" calcext:value-type="float">
            <text:p>31 874</text:p>
          </table:table-cell>
          <table:table-cell table:style-name="ce20" office:value-type="float" office:value="23467" calcext:value-type="float">
            <text:p>23 467</text:p>
          </table:table-cell>
          <table:table-cell table:style-name="ce19" office:value-type="float" office:value="55341" calcext:value-type="float">
            <text:p>55 341</text:p>
          </table:table-cell>
          <table:table-cell table:style-name="ce20" office:value-type="float" office:value="1987922" calcext:value-type="float">
            <text:p>1 987 92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0" office:value-type="float" office:value="20544" calcext:value-type="float">
            <text:p>20 544</text:p>
          </table:table-cell>
          <table:table-cell table:style-name="ce20" office:value-type="float" office:value="14842" calcext:value-type="float">
            <text:p>14 842</text:p>
          </table:table-cell>
          <table:table-cell table:style-name="ce19" office:value-type="float" office:value="35386" calcext:value-type="float">
            <text:p>35 386</text:p>
          </table:table-cell>
          <table:table-cell table:style-name="ce20" office:value-type="float" office:value="1274392" calcext:value-type="float">
            <text:p>1 274 39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0" office:value-type="float" office:value="18253" calcext:value-type="float">
            <text:p>18 253</text:p>
          </table:table-cell>
          <table:table-cell table:style-name="ce20" office:value-type="float" office:value="13231" calcext:value-type="float">
            <text:p>13 231</text:p>
          </table:table-cell>
          <table:table-cell table:style-name="ce19" office:value-type="float" office:value="31484" calcext:value-type="float">
            <text:p>31 484</text:p>
          </table:table-cell>
          <table:table-cell table:style-name="ce20" office:value-type="float" office:value="1100615" calcext:value-type="float">
            <text:p>1 100 615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19" office:value-type="float" office:value="30593" calcext:value-type="float">
            <text:p>30 593</text:p>
          </table:table-cell>
          <table:table-cell table:style-name="ce19" office:value-type="float" office:value="22672" calcext:value-type="float">
            <text:p>22 672</text:p>
          </table:table-cell>
          <table:table-cell table:style-name="ce19" office:value-type="float" office:value="53265" calcext:value-type="float">
            <text:p>53 265</text:p>
          </table:table-cell>
          <table:table-cell table:style-name="ce19" office:value-type="float" office:value="2137698" calcext:value-type="float">
            <text:p>2 137 69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0" office:value-type="float" office:value="14623" calcext:value-type="float">
            <text:p>14 623</text:p>
          </table:table-cell>
          <table:table-cell table:style-name="ce20" office:value-type="float" office:value="10882" calcext:value-type="float">
            <text:p>10 882</text:p>
          </table:table-cell>
          <table:table-cell table:style-name="ce19" office:value-type="float" office:value="25505" calcext:value-type="float">
            <text:p>25 505</text:p>
          </table:table-cell>
          <table:table-cell table:style-name="ce20" office:value-type="float" office:value="952097" calcext:value-type="float">
            <text:p>952 09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0" office:value-type="float" office:value="9744" calcext:value-type="float">
            <text:p>9 744</text:p>
          </table:table-cell>
          <table:table-cell table:style-name="ce20" office:value-type="float" office:value="7423" calcext:value-type="float">
            <text:p>7 423</text:p>
          </table:table-cell>
          <table:table-cell table:style-name="ce19" office:value-type="float" office:value="17167" calcext:value-type="float">
            <text:p>17 167</text:p>
          </table:table-cell>
          <table:table-cell table:style-name="ce20" office:value-type="float" office:value="683102" calcext:value-type="float">
            <text:p>683 10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0" office:value-type="float" office:value="4849" calcext:value-type="float">
            <text:p>4 849</text:p>
          </table:table-cell>
          <table:table-cell table:style-name="ce20" office:value-type="float" office:value="3302" calcext:value-type="float">
            <text:p>3 302</text:p>
          </table:table-cell>
          <table:table-cell table:style-name="ce19" office:value-type="float" office:value="8151" calcext:value-type="float">
            <text:p>8 151</text:p>
          </table:table-cell>
          <table:table-cell table:style-name="ce20" office:value-type="float" office:value="377020" calcext:value-type="float">
            <text:p>377 02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0" office:value-type="float" office:value="1146" calcext:value-type="float">
            <text:p>1 146</text:p>
          </table:table-cell>
          <table:table-cell table:style-name="ce20" office:value-type="float" office:value="838" calcext:value-type="float">
            <text:p>838</text:p>
          </table:table-cell>
          <table:table-cell table:style-name="ce19" office:value-type="float" office:value="1984" calcext:value-type="float">
            <text:p>1 984</text:p>
          </table:table-cell>
          <table:table-cell table:style-name="ce20" office:value-type="float" office:value="100646" calcext:value-type="float">
            <text:p>100 64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0" office:value-type="float" office:value="231" calcext:value-type="float">
            <text:p>231</text:p>
          </table:table-cell>
          <table:table-cell table:style-name="ce20" office:value-type="float" office:value="227" calcext:value-type="float">
            <text:p>227</text:p>
          </table:table-cell>
          <table:table-cell table:style-name="ce19" office:value-type="float" office:value="458" calcext:value-type="float">
            <text:p>458</text:p>
          </table:table-cell>
          <table:table-cell table:style-name="ce20" office:value-type="float" office:value="24833" calcext:value-type="float">
            <text:p>24 833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 hommes</text:p>
          </table:table-cell>
          <table:table-cell table:style-name="ce19" office:value-type="float" office:value="536308" calcext:value-type="float">
            <text:p>536 308</text:p>
          </table:table-cell>
          <table:table-cell table:style-name="ce19" office:value-type="float" office:value="369103" calcext:value-type="float">
            <text:p>369 103</text:p>
          </table:table-cell>
          <table:table-cell table:style-name="ce19" office:value-type="float" office:value="905411" calcext:value-type="float">
            <text:p>905 411</text:p>
          </table:table-cell>
          <table:table-cell table:style-name="ce19" office:value-type="float" office:value="31440957" calcext:value-type="float">
            <text:p>31 440 95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21" office:value-type="float" office:value="87598" calcext:value-type="float">
            <text:p>87 598</text:p>
          </table:table-cell>
          <table:table-cell table:style-name="ce21" office:value-type="float" office:value="61071" calcext:value-type="float">
            <text:p>61 071</text:p>
          </table:table-cell>
          <table:table-cell table:style-name="ce25" office:value-type="float" office:value="148669" calcext:value-type="float">
            <text:p>148 669</text:p>
          </table:table-cell>
          <table:table-cell table:style-name="ce21" office:value-type="float" office:value="5336215" calcext:value-type="float">
            <text:p>5 336 215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21" office:value-type="float" office:value="268954" calcext:value-type="float">
            <text:p>268 954</text:p>
          </table:table-cell>
          <table:table-cell table:style-name="ce21" office:value-type="float" office:value="177253" calcext:value-type="float">
            <text:p>177 253</text:p>
          </table:table-cell>
          <table:table-cell table:style-name="ce25" office:value-type="float" office:value="446207" calcext:value-type="float">
            <text:p>446 207</text:p>
          </table:table-cell>
          <table:table-cell table:style-name="ce21" office:value-type="float" office:value="15069255" calcext:value-type="float">
            <text:p>15 069 255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21" office:value-type="float" office:value="366939" calcext:value-type="float">
            <text:p>366 939</text:p>
          </table:table-cell>
          <table:table-cell table:style-name="ce21" office:value-type="float" office:value="247455" calcext:value-type="float">
            <text:p>247 455</text:p>
          </table:table-cell>
          <table:table-cell table:style-name="ce25" office:value-type="float" office:value="614394" calcext:value-type="float">
            <text:p>614 394</text:p>
          </table:table-cell>
          <table:table-cell table:style-name="ce21" office:value-type="float" office:value="20756252" calcext:value-type="float">
            <text:p>20 756 252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21" office:value-type="float" office:value="415533" calcext:value-type="float">
            <text:p>415 533</text:p>
          </table:table-cell>
          <table:table-cell table:style-name="ce21" office:value-type="float" office:value="284441" calcext:value-type="float">
            <text:p>284 441</text:p>
          </table:table-cell>
          <table:table-cell table:style-name="ce25" office:value-type="float" office:value="699974" calcext:value-type="float">
            <text:p>699 974</text:p>
          </table:table-cell>
          <table:table-cell table:style-name="ce21" office:value-type="float" office:value="24067850" calcext:value-type="float">
            <text:p>24 067 850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21" office:value-type="float" office:value="69390" calcext:value-type="float">
            <text:p>69 390</text:p>
          </table:table-cell>
          <table:table-cell table:style-name="ce21" office:value-type="float" office:value="50745" calcext:value-type="float">
            <text:p>50 745</text:p>
          </table:table-cell>
          <table:table-cell table:style-name="ce25" office:value-type="float" office:value="120135" calcext:value-type="float">
            <text:p>120 135</text:p>
          </table:table-cell>
          <table:table-cell table:style-name="ce21" office:value-type="float" office:value="4512705" calcext:value-type="float">
            <text:p>4 512 705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 table:number-columns-spanned="5" table:number-rows-spanned="1">
            <text:p>Femmes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1" office:value-type="string" calcext:value-type="string">
            <text:p>moins de 20 ans</text:p>
          </table:table-cell>
          <table:table-cell table:style-name="ce19" office:value-type="float" office:value="129417" calcext:value-type="float">
            <text:p>129 417</text:p>
          </table:table-cell>
          <table:table-cell table:style-name="ce19" office:value-type="float" office:value="89241" calcext:value-type="float">
            <text:p>89 241</text:p>
          </table:table-cell>
          <table:table-cell table:style-name="ce19" office:value-type="float" office:value="218658" calcext:value-type="float">
            <text:p>218 658</text:p>
          </table:table-cell>
          <table:table-cell table:style-name="ce19" office:value-type="float" office:value="7831645" calcext:value-type="float">
            <text:p>7 831 64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0 à 4 ans</text:p>
          </table:table-cell>
          <table:table-cell table:style-name="ce20" office:value-type="float" office:value="31661" calcext:value-type="float">
            <text:p>31 661</text:p>
          </table:table-cell>
          <table:table-cell table:style-name="ce20" office:value-type="float" office:value="22176" calcext:value-type="float">
            <text:p>22 176</text:p>
          </table:table-cell>
          <table:table-cell table:style-name="ce19" office:value-type="float" office:value="53837" calcext:value-type="float">
            <text:p>53 837</text:p>
          </table:table-cell>
          <table:table-cell table:style-name="ce20" office:value-type="float" office:value="1966390" calcext:value-type="float">
            <text:p>1 966 39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 à 9 ans</text:p>
          </table:table-cell>
          <table:table-cell table:style-name="ce20" office:value-type="float" office:value="31284" calcext:value-type="float">
            <text:p>31 284</text:p>
          </table:table-cell>
          <table:table-cell table:style-name="ce20" office:value-type="float" office:value="22446" calcext:value-type="float">
            <text:p>22 446</text:p>
          </table:table-cell>
          <table:table-cell table:style-name="ce19" office:value-type="float" office:value="53730" calcext:value-type="float">
            <text:p>53 730</text:p>
          </table:table-cell>
          <table:table-cell table:style-name="ce20" office:value-type="float" office:value="1966575" calcext:value-type="float">
            <text:p>1 966 57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0" office:value-type="float" office:value="31625" calcext:value-type="float">
            <text:p>31 625</text:p>
          </table:table-cell>
          <table:table-cell table:style-name="ce20" office:value-type="float" office:value="23246" calcext:value-type="float">
            <text:p>23 246</text:p>
          </table:table-cell>
          <table:table-cell table:style-name="ce19" office:value-type="float" office:value="54871" calcext:value-type="float">
            <text:p>54 871</text:p>
          </table:table-cell>
          <table:table-cell table:style-name="ce20" office:value-type="float" office:value="1955978" calcext:value-type="float">
            <text:p>1 955 97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0" office:value-type="float" office:value="34847" calcext:value-type="float">
            <text:p>34 847</text:p>
          </table:table-cell>
          <table:table-cell table:style-name="ce20" office:value-type="float" office:value="21373" calcext:value-type="float">
            <text:p>21 373</text:p>
          </table:table-cell>
          <table:table-cell table:style-name="ce19" office:value-type="float" office:value="56220" calcext:value-type="float">
            <text:p>56 220</text:p>
          </table:table-cell>
          <table:table-cell table:style-name="ce20" office:value-type="float" office:value="1942702" calcext:value-type="float">
            <text:p>1 942 702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19" office:value-type="float" office:value="149143" calcext:value-type="float">
            <text:p>149 143</text:p>
          </table:table-cell>
          <table:table-cell table:style-name="ce19" office:value-type="float" office:value="92782" calcext:value-type="float">
            <text:p>92 782</text:p>
          </table:table-cell>
          <table:table-cell table:style-name="ce19" office:value-type="float" office:value="241925" calcext:value-type="float">
            <text:p>241 925</text:p>
          </table:table-cell>
          <table:table-cell table:style-name="ce19" office:value-type="float" office:value="8253971" calcext:value-type="float">
            <text:p>8 253 97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0" office:value-type="float" office:value="39433" calcext:value-type="float">
            <text:p>39 433</text:p>
          </table:table-cell>
          <table:table-cell table:style-name="ce20" office:value-type="float" office:value="20685" calcext:value-type="float">
            <text:p>20 685</text:p>
          </table:table-cell>
          <table:table-cell table:style-name="ce19" office:value-type="float" office:value="60118" calcext:value-type="float">
            <text:p>60 118</text:p>
          </table:table-cell>
          <table:table-cell table:style-name="ce20" office:value-type="float" office:value="1994174" calcext:value-type="float">
            <text:p>1 994 17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0" office:value-type="float" office:value="36548" calcext:value-type="float">
            <text:p>36 548</text:p>
          </table:table-cell>
          <table:table-cell table:style-name="ce20" office:value-type="float" office:value="22951" calcext:value-type="float">
            <text:p>22 951</text:p>
          </table:table-cell>
          <table:table-cell table:style-name="ce19" office:value-type="float" office:value="59499" calcext:value-type="float">
            <text:p>59 499</text:p>
          </table:table-cell>
          <table:table-cell table:style-name="ce20" office:value-type="float" office:value="2018979" calcext:value-type="float">
            <text:p>2 018 97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0" office:value-type="float" office:value="35120" calcext:value-type="float">
            <text:p>35 120</text:p>
          </table:table-cell>
          <table:table-cell table:style-name="ce20" office:value-type="float" office:value="23194" calcext:value-type="float">
            <text:p>23 194</text:p>
          </table:table-cell>
          <table:table-cell table:style-name="ce19" office:value-type="float" office:value="58314" calcext:value-type="float">
            <text:p>58 314</text:p>
          </table:table-cell>
          <table:table-cell table:style-name="ce20" office:value-type="float" office:value="2019242" calcext:value-type="float">
            <text:p>2 019 24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0" office:value-type="float" office:value="38042" calcext:value-type="float">
            <text:p>38 042</text:p>
          </table:table-cell>
          <table:table-cell table:style-name="ce20" office:value-type="float" office:value="25952" calcext:value-type="float">
            <text:p>25 952</text:p>
          </table:table-cell>
          <table:table-cell table:style-name="ce19" office:value-type="float" office:value="63994" calcext:value-type="float">
            <text:p>63 994</text:p>
          </table:table-cell>
          <table:table-cell table:style-name="ce20" office:value-type="float" office:value="2221576" calcext:value-type="float">
            <text:p>2 221 576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19" office:value-type="float" office:value="155044" calcext:value-type="float">
            <text:p>155 044</text:p>
          </table:table-cell>
          <table:table-cell table:style-name="ce19" office:value-type="float" office:value="108936" calcext:value-type="float">
            <text:p>108 936</text:p>
          </table:table-cell>
          <table:table-cell table:style-name="ce19" office:value-type="float" office:value="263980" calcext:value-type="float">
            <text:p>263 980</text:p>
          </table:table-cell>
          <table:table-cell table:style-name="ce19" office:value-type="float" office:value="8932432" calcext:value-type="float">
            <text:p>8 932 43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0" office:value-type="float" office:value="39538" calcext:value-type="float">
            <text:p>39 538</text:p>
          </table:table-cell>
          <table:table-cell table:style-name="ce20" office:value-type="float" office:value="27808" calcext:value-type="float">
            <text:p>27 808</text:p>
          </table:table-cell>
          <table:table-cell table:style-name="ce19" office:value-type="float" office:value="67346" calcext:value-type="float">
            <text:p>67 346</text:p>
          </table:table-cell>
          <table:table-cell table:style-name="ce20" office:value-type="float" office:value="2272514" calcext:value-type="float">
            <text:p>2 272 51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0" office:value-type="float" office:value="40444" calcext:value-type="float">
            <text:p>40 444</text:p>
          </table:table-cell>
          <table:table-cell table:style-name="ce20" office:value-type="float" office:value="28141" calcext:value-type="float">
            <text:p>28 141</text:p>
          </table:table-cell>
          <table:table-cell table:style-name="ce19" office:value-type="float" office:value="68585" calcext:value-type="float">
            <text:p>68 585</text:p>
          </table:table-cell>
          <table:table-cell table:style-name="ce20" office:value-type="float" office:value="2301251" calcext:value-type="float">
            <text:p>2 301 25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0" office:value-type="float" office:value="38802" calcext:value-type="float">
            <text:p>38 802</text:p>
          </table:table-cell>
          <table:table-cell table:style-name="ce20" office:value-type="float" office:value="26844" calcext:value-type="float">
            <text:p>26 844</text:p>
          </table:table-cell>
          <table:table-cell table:style-name="ce19" office:value-type="float" office:value="65646" calcext:value-type="float">
            <text:p>65 646</text:p>
          </table:table-cell>
          <table:table-cell table:style-name="ce20" office:value-type="float" office:value="2210513" calcext:value-type="float">
            <text:p>2 210 51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0" office:value-type="float" office:value="36260" calcext:value-type="float">
            <text:p>36 260</text:p>
          </table:table-cell>
          <table:table-cell table:style-name="ce20" office:value-type="float" office:value="26143" calcext:value-type="float">
            <text:p>26 143</text:p>
          </table:table-cell>
          <table:table-cell table:style-name="ce19" office:value-type="float" office:value="62403" calcext:value-type="float">
            <text:p>62 403</text:p>
          </table:table-cell>
          <table:table-cell table:style-name="ce20" office:value-type="float" office:value="2148154" calcext:value-type="float">
            <text:p>2 148 154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19" office:value-type="float" office:value="75220" calcext:value-type="float">
            <text:p>75 220</text:p>
          </table:table-cell>
          <table:table-cell table:style-name="ce19" office:value-type="float" office:value="53418" calcext:value-type="float">
            <text:p>53 418</text:p>
          </table:table-cell>
          <table:table-cell table:style-name="ce19" office:value-type="float" office:value="128638" calcext:value-type="float">
            <text:p>128 638</text:p>
          </table:table-cell>
          <table:table-cell table:style-name="ce19" office:value-type="float" office:value="4855082" calcext:value-type="float">
            <text:p>4 855 08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0" office:value-type="float" office:value="32278" calcext:value-type="float">
            <text:p>32 278</text:p>
          </table:table-cell>
          <table:table-cell table:style-name="ce20" office:value-type="float" office:value="22778" calcext:value-type="float">
            <text:p>22 778</text:p>
          </table:table-cell>
          <table:table-cell table:style-name="ce19" office:value-type="float" office:value="55056" calcext:value-type="float">
            <text:p>55 056</text:p>
          </table:table-cell>
          <table:table-cell table:style-name="ce20" office:value-type="float" office:value="2118139" calcext:value-type="float">
            <text:p>2 118 13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0" office:value-type="float" office:value="21824" calcext:value-type="float">
            <text:p>21 824</text:p>
          </table:table-cell>
          <table:table-cell table:style-name="ce20" office:value-type="float" office:value="15449" calcext:value-type="float">
            <text:p>15 449</text:p>
          </table:table-cell>
          <table:table-cell table:style-name="ce19" office:value-type="float" office:value="37273" calcext:value-type="float">
            <text:p>37 273</text:p>
          </table:table-cell>
          <table:table-cell table:style-name="ce20" office:value-type="float" office:value="1407840" calcext:value-type="float">
            <text:p>1 407 84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0" office:value-type="float" office:value="21118" calcext:value-type="float">
            <text:p>21 118</text:p>
          </table:table-cell>
          <table:table-cell table:style-name="ce20" office:value-type="float" office:value="15191" calcext:value-type="float">
            <text:p>15 191</text:p>
          </table:table-cell>
          <table:table-cell table:style-name="ce19" office:value-type="float" office:value="36309" calcext:value-type="float">
            <text:p>36 309</text:p>
          </table:table-cell>
          <table:table-cell table:style-name="ce20" office:value-type="float" office:value="1329103" calcext:value-type="float">
            <text:p>1 329 103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19" office:value-type="float" office:value="54137" calcext:value-type="float">
            <text:p>54 137</text:p>
          </table:table-cell>
          <table:table-cell table:style-name="ce19" office:value-type="float" office:value="39576" calcext:value-type="float">
            <text:p>39 576</text:p>
          </table:table-cell>
          <table:table-cell table:style-name="ce19" office:value-type="float" office:value="93713" calcext:value-type="float">
            <text:p>93 713</text:p>
          </table:table-cell>
          <table:table-cell table:style-name="ce19" office:value-type="float" office:value="3619313" calcext:value-type="float">
            <text:p>3 619 31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0" office:value-type="float" office:value="20517" calcext:value-type="float">
            <text:p>20 517</text:p>
          </table:table-cell>
          <table:table-cell table:style-name="ce20" office:value-type="float" office:value="15099" calcext:value-type="float">
            <text:p>15 099</text:p>
          </table:table-cell>
          <table:table-cell table:style-name="ce19" office:value-type="float" office:value="35616" calcext:value-type="float">
            <text:p>35 616</text:p>
          </table:table-cell>
          <table:table-cell table:style-name="ce20" office:value-type="float" office:value="1315546" calcext:value-type="float">
            <text:p>1 315 54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0" office:value-type="float" office:value="17191" calcext:value-type="float">
            <text:p>17 191</text:p>
          </table:table-cell>
          <table:table-cell table:style-name="ce20" office:value-type="float" office:value="12808" calcext:value-type="float">
            <text:p>12 808</text:p>
          </table:table-cell>
          <table:table-cell table:style-name="ce19" office:value-type="float" office:value="29999" calcext:value-type="float">
            <text:p>29 999</text:p>
          </table:table-cell>
          <table:table-cell table:style-name="ce20" office:value-type="float" office:value="1126645" calcext:value-type="float">
            <text:p>1 126 64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0" office:value-type="float" office:value="11580" calcext:value-type="float">
            <text:p>11 580</text:p>
          </table:table-cell>
          <table:table-cell table:style-name="ce20" office:value-type="float" office:value="8412" calcext:value-type="float">
            <text:p>8 412</text:p>
          </table:table-cell>
          <table:table-cell table:style-name="ce19" office:value-type="float" office:value="19992" calcext:value-type="float">
            <text:p>19 992</text:p>
          </table:table-cell>
          <table:table-cell table:style-name="ce20" office:value-type="float" office:value="792992" calcext:value-type="float">
            <text:p>792 99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0" office:value-type="float" office:value="3585" calcext:value-type="float">
            <text:p>3 585</text:p>
          </table:table-cell>
          <table:table-cell table:style-name="ce20" office:value-type="float" office:value="2406" calcext:value-type="float">
            <text:p>2 406</text:p>
          </table:table-cell>
          <table:table-cell table:style-name="ce19" office:value-type="float" office:value="5991" calcext:value-type="float">
            <text:p>5 991</text:p>
          </table:table-cell>
          <table:table-cell table:style-name="ce20" office:value-type="float" office:value="274443" calcext:value-type="float">
            <text:p>274 44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0" office:value-type="float" office:value="1264" calcext:value-type="float">
            <text:p>1 264</text:p>
          </table:table-cell>
          <table:table-cell table:style-name="ce20" office:value-type="float" office:value="851" calcext:value-type="float">
            <text:p>851</text:p>
          </table:table-cell>
          <table:table-cell table:style-name="ce19" office:value-type="float" office:value="2115" calcext:value-type="float">
            <text:p>2 115</text:p>
          </table:table-cell>
          <table:table-cell table:style-name="ce20" office:value-type="float" office:value="109687" calcext:value-type="float">
            <text:p>109 687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 femmes</text:p>
          </table:table-cell>
          <table:table-cell table:style-name="ce19" office:value-type="float" office:value="562961" calcext:value-type="float">
            <text:p>562 961</text:p>
          </table:table-cell>
          <table:table-cell table:style-name="ce19" office:value-type="float" office:value="383953" calcext:value-type="float">
            <text:p>383 953</text:p>
          </table:table-cell>
          <table:table-cell table:style-name="ce19" office:value-type="float" office:value="946914" calcext:value-type="float">
            <text:p>946 914</text:p>
          </table:table-cell>
          <table:table-cell table:style-name="ce19" office:value-type="float" office:value="33492443" calcext:value-type="float">
            <text:p>33 492 443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21" office:value-type="float" office:value="83919" calcext:value-type="float">
            <text:p>83 919</text:p>
          </table:table-cell>
          <table:table-cell table:style-name="ce21" office:value-type="float" office:value="58510" calcext:value-type="float">
            <text:p>58 510</text:p>
          </table:table-cell>
          <table:table-cell table:style-name="ce25" office:value-type="float" office:value="142429" calcext:value-type="float">
            <text:p>142 429</text:p>
          </table:table-cell>
          <table:table-cell table:style-name="ce21" office:value-type="float" office:value="5072608" calcext:value-type="float">
            <text:p>5 072 608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21" office:value-type="float" office:value="271786" calcext:value-type="float">
            <text:p>271 786</text:p>
          </table:table-cell>
          <table:table-cell table:style-name="ce21" office:value-type="float" office:value="175612" calcext:value-type="float">
            <text:p>175 612</text:p>
          </table:table-cell>
          <table:table-cell table:style-name="ce25" office:value-type="float" office:value="447398" calcext:value-type="float">
            <text:p>447 398</text:p>
          </table:table-cell>
          <table:table-cell table:style-name="ce21" office:value-type="float" office:value="15220368" calcext:value-type="float">
            <text:p>15 220 368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21" office:value-type="float" office:value="371312" calcext:value-type="float">
            <text:p>371 312</text:p>
          </table:table-cell>
          <table:table-cell table:style-name="ce21" office:value-type="float" office:value="245869" calcext:value-type="float">
            <text:p>245 869</text:p>
          </table:table-cell>
          <table:table-cell table:style-name="ce25" office:value-type="float" office:value="617181" calcext:value-type="float">
            <text:p>617 181</text:p>
          </table:table-cell>
          <table:table-cell table:style-name="ce21" office:value-type="float" office:value="21247244" calcext:value-type="float">
            <text:p>21 247 24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21" office:value-type="float" office:value="448547" calcext:value-type="float">
            <text:p>448 547</text:p>
          </table:table-cell>
          <table:table-cell table:style-name="ce21" office:value-type="float" office:value="303078" calcext:value-type="float">
            <text:p>303 078</text:p>
          </table:table-cell>
          <table:table-cell table:style-name="ce25" office:value-type="float" office:value="751625" calcext:value-type="float">
            <text:p>751 625</text:p>
          </table:table-cell>
          <table:table-cell table:style-name="ce21" office:value-type="float" office:value="26458659" calcext:value-type="float">
            <text:p>26 458 65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21" office:value-type="float" office:value="97079" calcext:value-type="float">
            <text:p>97 079</text:p>
          </table:table-cell>
          <table:table-cell table:style-name="ce21" office:value-type="float" office:value="70216" calcext:value-type="float">
            <text:p>70 216</text:p>
          </table:table-cell>
          <table:table-cell table:style-name="ce25" office:value-type="float" office:value="167295" calcext:value-type="float">
            <text:p>167 295</text:p>
          </table:table-cell>
          <table:table-cell table:style-name="ce21" office:value-type="float" office:value="6356256" calcext:value-type="float">
            <text:p>6 356 256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Source : Insee, état-civil (données domiciliées), estimations de population.</text:p>
          </table:table-cell>
          <table:table-cell table:number-columns-repeated="1023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née 2010" table:style-name="ta6"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2" table:default-cell-style-name="ce16"/>
        <table:table-column table:style-name="co7" table:number-columns-repeated="9" table:default-cell-style-name="ce16"/>
        <table:table-column table:style-name="co8" table:number-columns-repeated="1010" table:default-cell-style-name="Default"/>
        <table:table-row table:style-name="ro2">
          <table:table-cell table:style-name="ce5" office:value-type="string" calcext:value-type="string">
            <text:p>Population selon le sexe et l’âge au 1er janvier <text:s/>2010 </text:p>
          </table:table-cell>
          <table:table-cell table:style-name="ce5"/>
          <table:table-cell table:style-name="ce22"/>
          <table:table-cell table:number-columns-repeated="1021"/>
        </table:table-row>
        <table:table-row table:style-name="ro2">
          <table:table-cell table:style-name="ce6"/>
          <table:table-cell table:style-name="ce5"/>
          <table:table-cell table:number-columns-repeated="1022"/>
        </table:table-row>
        <table:table-row table:style-name="ro2">
          <table:table-cell table:style-name="ce7" table:number-columns-repeated="2"/>
          <table:table-cell table:number-columns-repeated="2"/>
          <table:table-cell table:style-name="ce26" office:value-type="string" calcext:value-type="string">
            <text:p>en nombre</text:p>
          </table:table-cell>
          <table:table-cell table:number-columns-repeated="1019"/>
        </table:table-row>
        <table:table-row table:style-name="ro2">
          <table:table-cell table:style-name="ce8" table:number-columns-spanned="1" table:number-rows-spanned="2"/>
          <table:table-cell table:style-name="ce17" office:value-type="string" calcext:value-type="string" table:number-columns-spanned="4" table:number-rows-spanned="1">
            <text:p>Au 1er <text:s/>janvier 2010 </text:p>
          </table:table-cell>
          <table:covered-table-cell table:number-columns-repeated="3" table:style-name="ce23"/>
          <table:table-cell table:number-columns-repeated="1019"/>
        </table:table-row>
        <table:table-row table:style-name="ro3">
          <table:covered-table-cell table:style-name="ce9"/>
          <table:table-cell table:style-name="ce18" office:value-type="string" calcext:value-type="string">
            <text:p>Bas-Rhin</text:p>
          </table:table-cell>
          <table:table-cell table:style-name="ce18" office:value-type="string" calcext:value-type="string">
            <text:p>Haut-Rhin</text:p>
          </table:table-cell>
          <table:table-cell table:style-name="ce24" office:value-type="string" calcext:value-type="string">
            <text:p>Alsace</text:p>
          </table:table-cell>
          <table:table-cell table:style-name="ce27" office:value-type="string" calcext:value-type="string">
            <text:p>France 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 table:number-columns-spanned="5" table:number-rows-spanned="1">
            <text:p>Ensemble</text:p>
          </table:table-cell>
          <table:covered-table-cell table:number-columns-repeated="4" table:style-name="ce9"/>
          <table:table-cell table:number-columns-repeated="1019"/>
        </table:table-row>
        <table:table-row table:style-name="ro5">
          <table:table-cell table:style-name="ce11" office:value-type="string" calcext:value-type="string">
            <text:p>moins de 20 ans</text:p>
          </table:table-cell>
          <table:table-cell table:style-name="ce19" office:value-type="float" office:value="265297" calcext:value-type="float">
            <text:p>265 297</text:p>
          </table:table-cell>
          <table:table-cell table:style-name="ce19" office:value-type="float" office:value="182397" calcext:value-type="float">
            <text:p>182 397</text:p>
          </table:table-cell>
          <table:table-cell table:style-name="ce19" office:value-type="float" office:value="447694" calcext:value-type="float">
            <text:p>447 694</text:p>
          </table:table-cell>
          <table:table-cell table:style-name="ce19" office:value-type="float" office:value="16010535" calcext:value-type="float">
            <text:p>16 010 535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de 0 à 4 ans</text:p>
          </table:table-cell>
          <table:table-cell table:style-name="ce20" office:value-type="float" office:value="64541" calcext:value-type="float">
            <text:p>64 541</text:p>
          </table:table-cell>
          <table:table-cell table:style-name="ce20" office:value-type="float" office:value="44849" calcext:value-type="float">
            <text:p>44 849</text:p>
          </table:table-cell>
          <table:table-cell table:style-name="ce19" office:value-type="float" office:value="109390" calcext:value-type="float">
            <text:p>109 390</text:p>
          </table:table-cell>
          <table:table-cell table:style-name="ce20" office:value-type="float" office:value="4004061" calcext:value-type="float">
            <text:p>4 004 061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de 5 à 9 ans</text:p>
          </table:table-cell>
          <table:table-cell table:style-name="ce20" office:value-type="float" office:value="64868" calcext:value-type="float">
            <text:p>64 868</text:p>
          </table:table-cell>
          <table:table-cell table:style-name="ce20" office:value-type="float" office:value="46393" calcext:value-type="float">
            <text:p>46 393</text:p>
          </table:table-cell>
          <table:table-cell table:style-name="ce19" office:value-type="float" office:value="111261" calcext:value-type="float">
            <text:p>111 261</text:p>
          </table:table-cell>
          <table:table-cell table:style-name="ce20" office:value-type="float" office:value="4040986" calcext:value-type="float">
            <text:p>4 040 98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0" office:value-type="float" office:value="65144" calcext:value-type="float">
            <text:p>65 144</text:p>
          </table:table-cell>
          <table:table-cell table:style-name="ce20" office:value-type="float" office:value="46651" calcext:value-type="float">
            <text:p>46 651</text:p>
          </table:table-cell>
          <table:table-cell table:style-name="ce19" office:value-type="float" office:value="111795" calcext:value-type="float">
            <text:p>111 795</text:p>
          </table:table-cell>
          <table:table-cell table:style-name="ce20" office:value-type="float" office:value="3953904" calcext:value-type="float">
            <text:p>3 953 90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0" office:value-type="float" office:value="70744" calcext:value-type="float">
            <text:p>70 744</text:p>
          </table:table-cell>
          <table:table-cell table:style-name="ce20" office:value-type="float" office:value="44504" calcext:value-type="float">
            <text:p>44 504</text:p>
          </table:table-cell>
          <table:table-cell table:style-name="ce19" office:value-type="float" office:value="115248" calcext:value-type="float">
            <text:p>115 248</text:p>
          </table:table-cell>
          <table:table-cell table:style-name="ce20" office:value-type="float" office:value="4011584" calcext:value-type="float">
            <text:p>4 011 584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19" office:value-type="float" office:value="295829" calcext:value-type="float">
            <text:p>295 829</text:p>
          </table:table-cell>
          <table:table-cell table:style-name="ce19" office:value-type="float" office:value="187513" calcext:value-type="float">
            <text:p>187 513</text:p>
          </table:table-cell>
          <table:table-cell table:style-name="ce19" office:value-type="float" office:value="483342" calcext:value-type="float">
            <text:p>483 342</text:p>
          </table:table-cell>
          <table:table-cell table:style-name="ce19" office:value-type="float" office:value="16487969" calcext:value-type="float">
            <text:p>16 487 96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0" office:value-type="float" office:value="76096" calcext:value-type="float">
            <text:p>76 096</text:p>
          </table:table-cell>
          <table:table-cell table:style-name="ce20" office:value-type="float" office:value="42789" calcext:value-type="float">
            <text:p>42 789</text:p>
          </table:table-cell>
          <table:table-cell table:style-name="ce19" office:value-type="float" office:value="118885" calcext:value-type="float">
            <text:p>118 885</text:p>
          </table:table-cell>
          <table:table-cell table:style-name="ce20" office:value-type="float" office:value="4030881" calcext:value-type="float">
            <text:p>4 030 88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0" office:value-type="float" office:value="72809" calcext:value-type="float">
            <text:p>72 809</text:p>
          </table:table-cell>
          <table:table-cell table:style-name="ce20" office:value-type="float" office:value="46054" calcext:value-type="float">
            <text:p>46 054</text:p>
          </table:table-cell>
          <table:table-cell table:style-name="ce19" office:value-type="float" office:value="118863" calcext:value-type="float">
            <text:p>118 863</text:p>
          </table:table-cell>
          <table:table-cell table:style-name="ce20" office:value-type="float" office:value="4017109" calcext:value-type="float">
            <text:p>4 017 10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0" office:value-type="float" office:value="68352" calcext:value-type="float">
            <text:p>68 352</text:p>
          </table:table-cell>
          <table:table-cell table:style-name="ce20" office:value-type="float" office:value="44708" calcext:value-type="float">
            <text:p>44 708</text:p>
          </table:table-cell>
          <table:table-cell table:style-name="ce19" office:value-type="float" office:value="113060" calcext:value-type="float">
            <text:p>113 060</text:p>
          </table:table-cell>
          <table:table-cell table:style-name="ce20" office:value-type="float" office:value="3931027" calcext:value-type="float">
            <text:p>3 931 02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0" office:value-type="float" office:value="78572" calcext:value-type="float">
            <text:p>78 572</text:p>
          </table:table-cell>
          <table:table-cell table:style-name="ce20" office:value-type="float" office:value="53962" calcext:value-type="float">
            <text:p>53 962</text:p>
          </table:table-cell>
          <table:table-cell table:style-name="ce19" office:value-type="float" office:value="132534" calcext:value-type="float">
            <text:p>132 534</text:p>
          </table:table-cell>
          <table:table-cell table:style-name="ce20" office:value-type="float" office:value="4508952" calcext:value-type="float">
            <text:p>4 508 952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19" office:value-type="float" office:value="310329" calcext:value-type="float">
            <text:p>310 329</text:p>
          </table:table-cell>
          <table:table-cell table:style-name="ce19" office:value-type="float" office:value="217066" calcext:value-type="float">
            <text:p>217 066</text:p>
          </table:table-cell>
          <table:table-cell table:style-name="ce19" office:value-type="float" office:value="527395" calcext:value-type="float">
            <text:p>527 395</text:p>
          </table:table-cell>
          <table:table-cell table:style-name="ce19" office:value-type="float" office:value="17509261" calcext:value-type="float">
            <text:p>17 509 26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0" office:value-type="float" office:value="80320" calcext:value-type="float">
            <text:p>80 320</text:p>
          </table:table-cell>
          <table:table-cell table:style-name="ce20" office:value-type="float" office:value="56210" calcext:value-type="float">
            <text:p>56 210</text:p>
          </table:table-cell>
          <table:table-cell table:style-name="ce19" office:value-type="float" office:value="136530" calcext:value-type="float">
            <text:p>136 530</text:p>
          </table:table-cell>
          <table:table-cell table:style-name="ce20" office:value-type="float" office:value="4505708" calcext:value-type="float">
            <text:p>4 505 70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0" office:value-type="float" office:value="80676" calcext:value-type="float">
            <text:p>80 676</text:p>
          </table:table-cell>
          <table:table-cell table:style-name="ce20" office:value-type="float" office:value="56051" calcext:value-type="float">
            <text:p>56 051</text:p>
          </table:table-cell>
          <table:table-cell table:style-name="ce19" office:value-type="float" office:value="136727" calcext:value-type="float">
            <text:p>136 727</text:p>
          </table:table-cell>
          <table:table-cell table:style-name="ce20" office:value-type="float" office:value="4504285" calcext:value-type="float">
            <text:p>4 504 28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0" office:value-type="float" office:value="76792" calcext:value-type="float">
            <text:p>76 792</text:p>
          </table:table-cell>
          <table:table-cell table:style-name="ce20" office:value-type="float" office:value="53165" calcext:value-type="float">
            <text:p>53 165</text:p>
          </table:table-cell>
          <table:table-cell table:style-name="ce19" office:value-type="float" office:value="129957" calcext:value-type="float">
            <text:p>129 957</text:p>
          </table:table-cell>
          <table:table-cell table:style-name="ce20" office:value-type="float" office:value="4296483" calcext:value-type="float">
            <text:p>4 296 48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0" office:value-type="float" office:value="72541" calcext:value-type="float">
            <text:p>72 541</text:p>
          </table:table-cell>
          <table:table-cell table:style-name="ce20" office:value-type="float" office:value="51640" calcext:value-type="float">
            <text:p>51 640</text:p>
          </table:table-cell>
          <table:table-cell table:style-name="ce19" office:value-type="float" office:value="124181" calcext:value-type="float">
            <text:p>124 181</text:p>
          </table:table-cell>
          <table:table-cell table:style-name="ce20" office:value-type="float" office:value="4202785" calcext:value-type="float">
            <text:p>4 202 785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19" office:value-type="float" office:value="141907" calcext:value-type="float">
            <text:p>141 907</text:p>
          </table:table-cell>
          <table:table-cell table:style-name="ce19" office:value-type="float" office:value="101485" calcext:value-type="float">
            <text:p>101 485</text:p>
          </table:table-cell>
          <table:table-cell table:style-name="ce19" office:value-type="float" office:value="243392" calcext:value-type="float">
            <text:p>243 392</text:p>
          </table:table-cell>
          <table:table-cell table:style-name="ce19" office:value-type="float" office:value="8945716" calcext:value-type="float">
            <text:p>8 945 71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0" office:value-type="float" office:value="58495" calcext:value-type="float">
            <text:p>58 495</text:p>
          </table:table-cell>
          <table:table-cell table:style-name="ce20" office:value-type="float" office:value="42323" calcext:value-type="float">
            <text:p>42 323</text:p>
          </table:table-cell>
          <table:table-cell table:style-name="ce19" office:value-type="float" office:value="100818" calcext:value-type="float">
            <text:p>100 818</text:p>
          </table:table-cell>
          <table:table-cell table:style-name="ce20" office:value-type="float" office:value="3873473" calcext:value-type="float">
            <text:p>3 873 47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0" office:value-type="float" office:value="43409" calcext:value-type="float">
            <text:p>43 409</text:p>
          </table:table-cell>
          <table:table-cell table:style-name="ce20" office:value-type="float" office:value="30584" calcext:value-type="float">
            <text:p>30 584</text:p>
          </table:table-cell>
          <table:table-cell table:style-name="ce19" office:value-type="float" office:value="73993" calcext:value-type="float">
            <text:p>73 993</text:p>
          </table:table-cell>
          <table:table-cell table:style-name="ce20" office:value-type="float" office:value="2609263" calcext:value-type="float">
            <text:p>2 609 26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0" office:value-type="float" office:value="40003" calcext:value-type="float">
            <text:p>40 003</text:p>
          </table:table-cell>
          <table:table-cell table:style-name="ce20" office:value-type="float" office:value="28578" calcext:value-type="float">
            <text:p>28 578</text:p>
          </table:table-cell>
          <table:table-cell table:style-name="ce19" office:value-type="float" office:value="68581" calcext:value-type="float">
            <text:p>68 581</text:p>
          </table:table-cell>
          <table:table-cell table:style-name="ce20" office:value-type="float" office:value="2462980" calcext:value-type="float">
            <text:p>2 462 980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19" office:value-type="float" office:value="82543" calcext:value-type="float">
            <text:p>82 543</text:p>
          </table:table-cell>
          <table:table-cell table:style-name="ce19" office:value-type="float" office:value="61321" calcext:value-type="float">
            <text:p>61 321</text:p>
          </table:table-cell>
          <table:table-cell table:style-name="ce19" office:value-type="float" office:value="143864" calcext:value-type="float">
            <text:p>143 864</text:p>
          </table:table-cell>
          <table:table-cell table:style-name="ce19" office:value-type="float" office:value="5659458" calcext:value-type="float">
            <text:p>5 659 45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0" office:value-type="float" office:value="35391" calcext:value-type="float">
            <text:p>35 391</text:p>
          </table:table-cell>
          <table:table-cell table:style-name="ce20" office:value-type="float" office:value="26501" calcext:value-type="float">
            <text:p>26 501</text:p>
          </table:table-cell>
          <table:table-cell table:style-name="ce19" office:value-type="float" office:value="61892" calcext:value-type="float">
            <text:p>61 892</text:p>
          </table:table-cell>
          <table:table-cell table:style-name="ce20" office:value-type="float" office:value="2292174" calcext:value-type="float">
            <text:p>2 292 17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0" office:value-type="float" office:value="26301" calcext:value-type="float">
            <text:p>26 301</text:p>
          </table:table-cell>
          <table:table-cell table:style-name="ce20" office:value-type="float" office:value="19646" calcext:value-type="float">
            <text:p>19 646</text:p>
          </table:table-cell>
          <table:table-cell table:style-name="ce19" office:value-type="float" office:value="45947" calcext:value-type="float">
            <text:p>45 947</text:p>
          </table:table-cell>
          <table:table-cell table:style-name="ce20" office:value-type="float" office:value="1775893" calcext:value-type="float">
            <text:p>1 775 89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0" office:value-type="float" office:value="15793" calcext:value-type="float">
            <text:p>15 793</text:p>
          </table:table-cell>
          <table:table-cell table:style-name="ce20" office:value-type="float" office:value="11635" calcext:value-type="float">
            <text:p>11 635</text:p>
          </table:table-cell>
          <table:table-cell table:style-name="ce19" office:value-type="float" office:value="27428" calcext:value-type="float">
            <text:p>27 428</text:p>
          </table:table-cell>
          <table:table-cell table:style-name="ce20" office:value-type="float" office:value="1155266" calcext:value-type="float">
            <text:p>1 155 26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0" office:value-type="float" office:value="3682" calcext:value-type="float">
            <text:p>3 682</text:p>
          </table:table-cell>
          <table:table-cell table:style-name="ce20" office:value-type="float" office:value="2385" calcext:value-type="float">
            <text:p>2 385</text:p>
          </table:table-cell>
          <table:table-cell table:style-name="ce19" office:value-type="float" office:value="6067" calcext:value-type="float">
            <text:p>6 067</text:p>
          </table:table-cell>
          <table:table-cell table:style-name="ce20" office:value-type="float" office:value="293086" calcext:value-type="float">
            <text:p>293 08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0" office:value-type="float" office:value="1376" calcext:value-type="float">
            <text:p>1 376</text:p>
          </table:table-cell>
          <table:table-cell table:style-name="ce20" office:value-type="float" office:value="1154" calcext:value-type="float">
            <text:p>1 154</text:p>
          </table:table-cell>
          <table:table-cell table:style-name="ce19" office:value-type="float" office:value="2530" calcext:value-type="float">
            <text:p>2 530</text:p>
          </table:table-cell>
          <table:table-cell table:style-name="ce20" office:value-type="float" office:value="143039" calcext:value-type="float">
            <text:p>143 039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19" office:value-type="float" office:value="1095905" calcext:value-type="float">
            <text:p>1 095 905</text:p>
          </table:table-cell>
          <table:table-cell table:style-name="ce19" office:value-type="float" office:value="749782" calcext:value-type="float">
            <text:p>749 782</text:p>
          </table:table-cell>
          <table:table-cell table:style-name="ce19" office:value-type="float" office:value="1845687" calcext:value-type="float">
            <text:p>1 845 687</text:p>
          </table:table-cell>
          <table:table-cell table:style-name="ce19" office:value-type="float" office:value="64612939" calcext:value-type="float">
            <text:p>64 612 93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21" office:value-type="float" office:value="172809" calcext:value-type="float">
            <text:p>172 809</text:p>
          </table:table-cell>
          <table:table-cell table:style-name="ce21" office:value-type="float" office:value="119723" calcext:value-type="float">
            <text:p>119 723</text:p>
          </table:table-cell>
          <table:table-cell table:style-name="ce25" office:value-type="float" office:value="292532" calcext:value-type="float">
            <text:p>292 532</text:p>
          </table:table-cell>
          <table:table-cell table:style-name="ce21" office:value-type="float" office:value="10381682" calcext:value-type="float">
            <text:p>10 381 682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21" office:value-type="float" office:value="543239" calcext:value-type="float">
            <text:p>543 239</text:p>
          </table:table-cell>
          <table:table-cell table:style-name="ce21" office:value-type="float" office:value="355190" calcext:value-type="float">
            <text:p>355 190</text:p>
          </table:table-cell>
          <table:table-cell table:style-name="ce25" office:value-type="float" office:value="898429" calcext:value-type="float">
            <text:p>898 429</text:p>
          </table:table-cell>
          <table:table-cell table:style-name="ce21" office:value-type="float" office:value="30389075" calcext:value-type="float">
            <text:p>30 389 075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21" office:value-type="float" office:value="735397" calcext:value-type="float">
            <text:p>735 397</text:p>
          </table:table-cell>
          <table:table-cell table:style-name="ce21" office:value-type="float" office:value="491406" calcext:value-type="float">
            <text:p>491 406</text:p>
          </table:table-cell>
          <table:table-cell table:style-name="ce25" office:value-type="float" office:value="1226803" calcext:value-type="float">
            <text:p>1 226 803</text:p>
          </table:table-cell>
          <table:table-cell table:style-name="ce21" office:value-type="float" office:value="41882287" calcext:value-type="float">
            <text:p>41 882 28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21" office:value-type="float" office:value="860871" calcext:value-type="float">
            <text:p>860 871</text:p>
          </table:table-cell>
          <table:table-cell table:style-name="ce21" office:value-type="float" office:value="585105" calcext:value-type="float">
            <text:p>585 105</text:p>
          </table:table-cell>
          <table:table-cell table:style-name="ce25" office:value-type="float" office:value="1445976" calcext:value-type="float">
            <text:p>1 445 976</text:p>
          </table:table-cell>
          <table:table-cell table:style-name="ce21" office:value-type="float" office:value="50253999" calcext:value-type="float">
            <text:p>50 253 99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21" office:value-type="float" office:value="165955" calcext:value-type="float">
            <text:p>165 955</text:p>
          </table:table-cell>
          <table:table-cell table:style-name="ce21" office:value-type="float" office:value="120483" calcext:value-type="float">
            <text:p>120 483</text:p>
          </table:table-cell>
          <table:table-cell table:style-name="ce25" office:value-type="float" office:value="286438" calcext:value-type="float">
            <text:p>286 438</text:p>
          </table:table-cell>
          <table:table-cell table:style-name="ce21" office:value-type="float" office:value="10731701" calcext:value-type="float">
            <text:p>10 731 701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 table:number-columns-spanned="5" table:number-rows-spanned="1">
            <text:p>Hommes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1" office:value-type="string" calcext:value-type="string">
            <text:p>moins de 20 ans</text:p>
          </table:table-cell>
          <table:table-cell table:style-name="ce19" office:value-type="float" office:value="135118" calcext:value-type="float">
            <text:p>135 118</text:p>
          </table:table-cell>
          <table:table-cell table:style-name="ce19" office:value-type="float" office:value="93257" calcext:value-type="float">
            <text:p>93 257</text:p>
          </table:table-cell>
          <table:table-cell table:style-name="ce19" office:value-type="float" office:value="228375" calcext:value-type="float">
            <text:p>228 375</text:p>
          </table:table-cell>
          <table:table-cell table:style-name="ce19" office:value-type="float" office:value="8190886" calcext:value-type="float">
            <text:p>8 190 88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0 à 4 ans</text:p>
          </table:table-cell>
          <table:table-cell table:style-name="ce20" office:value-type="float" office:value="33035" calcext:value-type="float">
            <text:p>33 035</text:p>
          </table:table-cell>
          <table:table-cell table:style-name="ce20" office:value-type="float" office:value="22990" calcext:value-type="float">
            <text:p>22 990</text:p>
          </table:table-cell>
          <table:table-cell table:style-name="ce19" office:value-type="float" office:value="56025" calcext:value-type="float">
            <text:p>56 025</text:p>
          </table:table-cell>
          <table:table-cell table:style-name="ce20" office:value-type="float" office:value="2046041" calcext:value-type="float">
            <text:p>2 046 04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 à 9 ans</text:p>
          </table:table-cell>
          <table:table-cell table:style-name="ce20" office:value-type="float" office:value="33132" calcext:value-type="float">
            <text:p>33 132</text:p>
          </table:table-cell>
          <table:table-cell table:style-name="ce20" office:value-type="float" office:value="23653" calcext:value-type="float">
            <text:p>23 653</text:p>
          </table:table-cell>
          <table:table-cell table:style-name="ce19" office:value-type="float" office:value="56785" calcext:value-type="float">
            <text:p>56 785</text:p>
          </table:table-cell>
          <table:table-cell table:style-name="ce20" office:value-type="float" office:value="2067633" calcext:value-type="float">
            <text:p>2 067 63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0" office:value-type="float" office:value="33493" calcext:value-type="float">
            <text:p>33 493</text:p>
          </table:table-cell>
          <table:table-cell table:style-name="ce20" office:value-type="float" office:value="23719" calcext:value-type="float">
            <text:p>23 719</text:p>
          </table:table-cell>
          <table:table-cell table:style-name="ce19" office:value-type="float" office:value="57212" calcext:value-type="float">
            <text:p>57 212</text:p>
          </table:table-cell>
          <table:table-cell table:style-name="ce20" office:value-type="float" office:value="2026122" calcext:value-type="float">
            <text:p>2 026 12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0" office:value-type="float" office:value="35458" calcext:value-type="float">
            <text:p>35 458</text:p>
          </table:table-cell>
          <table:table-cell table:style-name="ce20" office:value-type="float" office:value="22895" calcext:value-type="float">
            <text:p>22 895</text:p>
          </table:table-cell>
          <table:table-cell table:style-name="ce19" office:value-type="float" office:value="58353" calcext:value-type="float">
            <text:p>58 353</text:p>
          </table:table-cell>
          <table:table-cell table:style-name="ce20" office:value-type="float" office:value="2051090" calcext:value-type="float">
            <text:p>2 051 090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19" office:value-type="float" office:value="146174" calcext:value-type="float">
            <text:p>146 174</text:p>
          </table:table-cell>
          <table:table-cell table:style-name="ce19" office:value-type="float" office:value="93706" calcext:value-type="float">
            <text:p>93 706</text:p>
          </table:table-cell>
          <table:table-cell table:style-name="ce19" office:value-type="float" office:value="239880" calcext:value-type="float">
            <text:p>239 880</text:p>
          </table:table-cell>
          <table:table-cell table:style-name="ce19" office:value-type="float" office:value="8192127" calcext:value-type="float">
            <text:p>8 192 12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0" office:value-type="float" office:value="37096" calcext:value-type="float">
            <text:p>37 096</text:p>
          </table:table-cell>
          <table:table-cell table:style-name="ce20" office:value-type="float" office:value="21708" calcext:value-type="float">
            <text:p>21 708</text:p>
          </table:table-cell>
          <table:table-cell table:style-name="ce19" office:value-type="float" office:value="58804" calcext:value-type="float">
            <text:p>58 804</text:p>
          </table:table-cell>
          <table:table-cell table:style-name="ce20" office:value-type="float" office:value="2025819" calcext:value-type="float">
            <text:p>2 025 81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0" office:value-type="float" office:value="35721" calcext:value-type="float">
            <text:p>35 721</text:p>
          </table:table-cell>
          <table:table-cell table:style-name="ce20" office:value-type="float" office:value="22829" calcext:value-type="float">
            <text:p>22 829</text:p>
          </table:table-cell>
          <table:table-cell table:style-name="ce19" office:value-type="float" office:value="58550" calcext:value-type="float">
            <text:p>58 550</text:p>
          </table:table-cell>
          <table:table-cell table:style-name="ce20" office:value-type="float" office:value="1982080" calcext:value-type="float">
            <text:p>1 982 08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0" office:value-type="float" office:value="34175" calcext:value-type="float">
            <text:p>34 175</text:p>
          </table:table-cell>
          <table:table-cell table:style-name="ce20" office:value-type="float" office:value="22199" calcext:value-type="float">
            <text:p>22 199</text:p>
          </table:table-cell>
          <table:table-cell table:style-name="ce19" office:value-type="float" office:value="56374" calcext:value-type="float">
            <text:p>56 374</text:p>
          </table:table-cell>
          <table:table-cell table:style-name="ce20" office:value-type="float" office:value="1944541" calcext:value-type="float">
            <text:p>1 944 54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0" office:value-type="float" office:value="39182" calcext:value-type="float">
            <text:p>39 182</text:p>
          </table:table-cell>
          <table:table-cell table:style-name="ce20" office:value-type="float" office:value="26970" calcext:value-type="float">
            <text:p>26 970</text:p>
          </table:table-cell>
          <table:table-cell table:style-name="ce19" office:value-type="float" office:value="66152" calcext:value-type="float">
            <text:p>66 152</text:p>
          </table:table-cell>
          <table:table-cell table:style-name="ce20" office:value-type="float" office:value="2239687" calcext:value-type="float">
            <text:p>2 239 687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19" office:value-type="float" office:value="154753" calcext:value-type="float">
            <text:p>154 753</text:p>
          </table:table-cell>
          <table:table-cell table:style-name="ce19" office:value-type="float" office:value="108477" calcext:value-type="float">
            <text:p>108 477</text:p>
          </table:table-cell>
          <table:table-cell table:style-name="ce19" office:value-type="float" office:value="263230" calcext:value-type="float">
            <text:p>263 230</text:p>
          </table:table-cell>
          <table:table-cell table:style-name="ce19" office:value-type="float" office:value="8578489" calcext:value-type="float">
            <text:p>8 578 48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0" office:value-type="float" office:value="40522" calcext:value-type="float">
            <text:p>40 522</text:p>
          </table:table-cell>
          <table:table-cell table:style-name="ce20" office:value-type="float" office:value="28346" calcext:value-type="float">
            <text:p>28 346</text:p>
          </table:table-cell>
          <table:table-cell table:style-name="ce19" office:value-type="float" office:value="68868" calcext:value-type="float">
            <text:p>68 868</text:p>
          </table:table-cell>
          <table:table-cell table:style-name="ce20" office:value-type="float" office:value="2228780" calcext:value-type="float">
            <text:p>2 228 78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0" office:value-type="float" office:value="40004" calcext:value-type="float">
            <text:p>40 004</text:p>
          </table:table-cell>
          <table:table-cell table:style-name="ce20" office:value-type="float" office:value="27984" calcext:value-type="float">
            <text:p>27 984</text:p>
          </table:table-cell>
          <table:table-cell table:style-name="ce19" office:value-type="float" office:value="67988" calcext:value-type="float">
            <text:p>67 988</text:p>
          </table:table-cell>
          <table:table-cell table:style-name="ce20" office:value-type="float" office:value="2213089" calcext:value-type="float">
            <text:p>2 213 08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0" office:value-type="float" office:value="37787" calcext:value-type="float">
            <text:p>37 787</text:p>
          </table:table-cell>
          <table:table-cell table:style-name="ce20" office:value-type="float" office:value="26381" calcext:value-type="float">
            <text:p>26 381</text:p>
          </table:table-cell>
          <table:table-cell table:style-name="ce19" office:value-type="float" office:value="64168" calcext:value-type="float">
            <text:p>64 168</text:p>
          </table:table-cell>
          <table:table-cell table:style-name="ce20" office:value-type="float" office:value="2094138" calcext:value-type="float">
            <text:p>2 094 13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0" office:value-type="float" office:value="36440" calcext:value-type="float">
            <text:p>36 440</text:p>
          </table:table-cell>
          <table:table-cell table:style-name="ce20" office:value-type="float" office:value="25766" calcext:value-type="float">
            <text:p>25 766</text:p>
          </table:table-cell>
          <table:table-cell table:style-name="ce19" office:value-type="float" office:value="62206" calcext:value-type="float">
            <text:p>62 206</text:p>
          </table:table-cell>
          <table:table-cell table:style-name="ce20" office:value-type="float" office:value="2042482" calcext:value-type="float">
            <text:p>2 042 482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19" office:value-type="float" office:value="68421" calcext:value-type="float">
            <text:p>68 421</text:p>
          </table:table-cell>
          <table:table-cell table:style-name="ce19" office:value-type="float" office:value="49590" calcext:value-type="float">
            <text:p>49 590</text:p>
          </table:table-cell>
          <table:table-cell table:style-name="ce19" office:value-type="float" office:value="118011" calcext:value-type="float">
            <text:p>118 011</text:p>
          </table:table-cell>
          <table:table-cell table:style-name="ce19" office:value-type="float" office:value="4225603" calcext:value-type="float">
            <text:p>4 225 60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0" office:value-type="float" office:value="29166" calcext:value-type="float">
            <text:p>29 166</text:p>
          </table:table-cell>
          <table:table-cell table:style-name="ce20" office:value-type="float" office:value="21492" calcext:value-type="float">
            <text:p>21 492</text:p>
          </table:table-cell>
          <table:table-cell table:style-name="ce19" office:value-type="float" office:value="50658" calcext:value-type="float">
            <text:p>50 658</text:p>
          </table:table-cell>
          <table:table-cell table:style-name="ce20" office:value-type="float" office:value="1878634" calcext:value-type="float">
            <text:p>1 878 63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0" office:value-type="float" office:value="20924" calcext:value-type="float">
            <text:p>20 924</text:p>
          </table:table-cell>
          <table:table-cell table:style-name="ce20" office:value-type="float" office:value="15087" calcext:value-type="float">
            <text:p>15 087</text:p>
          </table:table-cell>
          <table:table-cell table:style-name="ce19" office:value-type="float" office:value="36011" calcext:value-type="float">
            <text:p>36 011</text:p>
          </table:table-cell>
          <table:table-cell table:style-name="ce20" office:value-type="float" office:value="1238478" calcext:value-type="float">
            <text:p>1 238 47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0" office:value-type="float" office:value="18331" calcext:value-type="float">
            <text:p>18 331</text:p>
          </table:table-cell>
          <table:table-cell table:style-name="ce20" office:value-type="float" office:value="13011" calcext:value-type="float">
            <text:p>13 011</text:p>
          </table:table-cell>
          <table:table-cell table:style-name="ce19" office:value-type="float" office:value="31342" calcext:value-type="float">
            <text:p>31 342</text:p>
          </table:table-cell>
          <table:table-cell table:style-name="ce20" office:value-type="float" office:value="1108491" calcext:value-type="float">
            <text:p>1 108 491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19" office:value-type="float" office:value="29567" calcext:value-type="float">
            <text:p>29 567</text:p>
          </table:table-cell>
          <table:table-cell table:style-name="ce19" office:value-type="float" office:value="22125" calcext:value-type="float">
            <text:p>22 125</text:p>
          </table:table-cell>
          <table:table-cell table:style-name="ce19" office:value-type="float" office:value="51692" calcext:value-type="float">
            <text:p>51 692</text:p>
          </table:table-cell>
          <table:table-cell table:style-name="ce19" office:value-type="float" office:value="2092427" calcext:value-type="float">
            <text:p>2 092 42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0" office:value-type="float" office:value="14532" calcext:value-type="float">
            <text:p>14 532</text:p>
          </table:table-cell>
          <table:table-cell table:style-name="ce20" office:value-type="float" office:value="10988" calcext:value-type="float">
            <text:p>10 988</text:p>
          </table:table-cell>
          <table:table-cell table:style-name="ce19" office:value-type="float" office:value="25520" calcext:value-type="float">
            <text:p>25 520</text:p>
          </table:table-cell>
          <table:table-cell table:style-name="ce20" office:value-type="float" office:value="955971" calcext:value-type="float">
            <text:p>955 97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0" office:value-type="float" office:value="9305" calcext:value-type="float">
            <text:p>9 305</text:p>
          </table:table-cell>
          <table:table-cell table:style-name="ce20" office:value-type="float" office:value="7058" calcext:value-type="float">
            <text:p>7 058</text:p>
          </table:table-cell>
          <table:table-cell table:style-name="ce19" office:value-type="float" office:value="16363" calcext:value-type="float">
            <text:p>16 363</text:p>
          </table:table-cell>
          <table:table-cell table:style-name="ce20" office:value-type="float" office:value="663962" calcext:value-type="float">
            <text:p>663 96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0" office:value-type="float" office:value="4604" calcext:value-type="float">
            <text:p>4 604</text:p>
          </table:table-cell>
          <table:table-cell table:style-name="ce20" office:value-type="float" office:value="3297" calcext:value-type="float">
            <text:p>3 297</text:p>
          </table:table-cell>
          <table:table-cell table:style-name="ce19" office:value-type="float" office:value="7901" calcext:value-type="float">
            <text:p>7 901</text:p>
          </table:table-cell>
          <table:table-cell table:style-name="ce20" office:value-type="float" office:value="370056" calcext:value-type="float">
            <text:p>370 05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0" office:value-type="float" office:value="893" calcext:value-type="float">
            <text:p>893</text:p>
          </table:table-cell>
          <table:table-cell table:style-name="ce20" office:value-type="float" office:value="575" calcext:value-type="float">
            <text:p>575</text:p>
          </table:table-cell>
          <table:table-cell table:style-name="ce19" office:value-type="float" office:value="1468" calcext:value-type="float">
            <text:p>1 468</text:p>
          </table:table-cell>
          <table:table-cell table:style-name="ce20" office:value-type="float" office:value="75945" calcext:value-type="float">
            <text:p>75 94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0" office:value-type="float" office:value="233" calcext:value-type="float">
            <text:p>233</text:p>
          </table:table-cell>
          <table:table-cell table:style-name="ce20" office:value-type="float" office:value="207" calcext:value-type="float">
            <text:p>207</text:p>
          </table:table-cell>
          <table:table-cell table:style-name="ce19" office:value-type="float" office:value="440" calcext:value-type="float">
            <text:p>440</text:p>
          </table:table-cell>
          <table:table-cell table:style-name="ce20" office:value-type="float" office:value="26493" calcext:value-type="float">
            <text:p>26 493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 hommes</text:p>
          </table:table-cell>
          <table:table-cell table:style-name="ce19" office:value-type="float" office:value="534033" calcext:value-type="float">
            <text:p>534 033</text:p>
          </table:table-cell>
          <table:table-cell table:style-name="ce19" office:value-type="float" office:value="367155" calcext:value-type="float">
            <text:p>367 155</text:p>
          </table:table-cell>
          <table:table-cell table:style-name="ce19" office:value-type="float" office:value="901188" calcext:value-type="float">
            <text:p>901 188</text:p>
          </table:table-cell>
          <table:table-cell table:style-name="ce19" office:value-type="float" office:value="31279532" calcext:value-type="float">
            <text:p>31 279 532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21" office:value-type="float" office:value="88392" calcext:value-type="float">
            <text:p>88 392</text:p>
          </table:table-cell>
          <table:table-cell table:style-name="ce21" office:value-type="float" office:value="61115" calcext:value-type="float">
            <text:p>61 115</text:p>
          </table:table-cell>
          <table:table-cell table:style-name="ce25" office:value-type="float" office:value="149507" calcext:value-type="float">
            <text:p>149 507</text:p>
          </table:table-cell>
          <table:table-cell table:style-name="ce21" office:value-type="float" office:value="5313349" calcext:value-type="float">
            <text:p>5 313 34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21" office:value-type="float" office:value="269938" calcext:value-type="float">
            <text:p>269 938</text:p>
          </table:table-cell>
          <table:table-cell table:style-name="ce21" office:value-type="float" office:value="178402" calcext:value-type="float">
            <text:p>178 402</text:p>
          </table:table-cell>
          <table:table-cell table:style-name="ce25" office:value-type="float" office:value="448340" calcext:value-type="float">
            <text:p>448 340</text:p>
          </table:table-cell>
          <table:table-cell table:style-name="ce21" office:value-type="float" office:value="15116464" calcext:value-type="float">
            <text:p>15 116 46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21" office:value-type="float" office:value="365551" calcext:value-type="float">
            <text:p>365 551</text:p>
          </table:table-cell>
          <table:table-cell table:style-name="ce21" office:value-type="float" office:value="246570" calcext:value-type="float">
            <text:p>246 570</text:p>
          </table:table-cell>
          <table:table-cell table:style-name="ce25" office:value-type="float" office:value="612121" calcext:value-type="float">
            <text:p>612 121</text:p>
          </table:table-cell>
          <table:table-cell table:style-name="ce21" office:value-type="float" office:value="20700340" calcext:value-type="float">
            <text:p>20 700 340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21" office:value-type="float" office:value="413885" calcext:value-type="float">
            <text:p>413 885</text:p>
          </table:table-cell>
          <table:table-cell table:style-name="ce21" office:value-type="float" office:value="283114" calcext:value-type="float">
            <text:p>283 114</text:p>
          </table:table-cell>
          <table:table-cell table:style-name="ce25" office:value-type="float" office:value="696999" calcext:value-type="float">
            <text:p>696 999</text:p>
          </table:table-cell>
          <table:table-cell table:style-name="ce21" office:value-type="float" office:value="23932243" calcext:value-type="float">
            <text:p>23 932 243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21" office:value-type="float" office:value="68822" calcext:value-type="float">
            <text:p>68 822</text:p>
          </table:table-cell>
          <table:table-cell table:style-name="ce21" office:value-type="float" office:value="50223" calcext:value-type="float">
            <text:p>50 223</text:p>
          </table:table-cell>
          <table:table-cell table:style-name="ce25" office:value-type="float" office:value="119045" calcext:value-type="float">
            <text:p>119 045</text:p>
          </table:table-cell>
          <table:table-cell table:style-name="ce21" office:value-type="float" office:value="4439396" calcext:value-type="float">
            <text:p>4 439 396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 table:number-columns-spanned="5" table:number-rows-spanned="1">
            <text:p>Femmes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1" office:value-type="string" calcext:value-type="string">
            <text:p>moins de 20 ans</text:p>
          </table:table-cell>
          <table:table-cell table:style-name="ce19" office:value-type="float" office:value="130179" calcext:value-type="float">
            <text:p>130 179</text:p>
          </table:table-cell>
          <table:table-cell table:style-name="ce19" office:value-type="float" office:value="89140" calcext:value-type="float">
            <text:p>89 140</text:p>
          </table:table-cell>
          <table:table-cell table:style-name="ce19" office:value-type="float" office:value="219319" calcext:value-type="float">
            <text:p>219 319</text:p>
          </table:table-cell>
          <table:table-cell table:style-name="ce19" office:value-type="float" office:value="7819649" calcext:value-type="float">
            <text:p>7 819 64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0 à 4 ans</text:p>
          </table:table-cell>
          <table:table-cell table:style-name="ce20" office:value-type="float" office:value="31506" calcext:value-type="float">
            <text:p>31 506</text:p>
          </table:table-cell>
          <table:table-cell table:style-name="ce20" office:value-type="float" office:value="21859" calcext:value-type="float">
            <text:p>21 859</text:p>
          </table:table-cell>
          <table:table-cell table:style-name="ce19" office:value-type="float" office:value="53365" calcext:value-type="float">
            <text:p>53 365</text:p>
          </table:table-cell>
          <table:table-cell table:style-name="ce20" office:value-type="float" office:value="1958020" calcext:value-type="float">
            <text:p>1 958 02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 à 9 ans</text:p>
          </table:table-cell>
          <table:table-cell table:style-name="ce20" office:value-type="float" office:value="31736" calcext:value-type="float">
            <text:p>31 736</text:p>
          </table:table-cell>
          <table:table-cell table:style-name="ce20" office:value-type="float" office:value="22740" calcext:value-type="float">
            <text:p>22 740</text:p>
          </table:table-cell>
          <table:table-cell table:style-name="ce19" office:value-type="float" office:value="54476" calcext:value-type="float">
            <text:p>54 476</text:p>
          </table:table-cell>
          <table:table-cell table:style-name="ce20" office:value-type="float" office:value="1973353" calcext:value-type="float">
            <text:p>1 973 35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0" office:value-type="float" office:value="31651" calcext:value-type="float">
            <text:p>31 651</text:p>
          </table:table-cell>
          <table:table-cell table:style-name="ce20" office:value-type="float" office:value="22932" calcext:value-type="float">
            <text:p>22 932</text:p>
          </table:table-cell>
          <table:table-cell table:style-name="ce19" office:value-type="float" office:value="54583" calcext:value-type="float">
            <text:p>54 583</text:p>
          </table:table-cell>
          <table:table-cell table:style-name="ce20" office:value-type="float" office:value="1927782" calcext:value-type="float">
            <text:p>1 927 78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0" office:value-type="float" office:value="35286" calcext:value-type="float">
            <text:p>35 286</text:p>
          </table:table-cell>
          <table:table-cell table:style-name="ce20" office:value-type="float" office:value="21609" calcext:value-type="float">
            <text:p>21 609</text:p>
          </table:table-cell>
          <table:table-cell table:style-name="ce19" office:value-type="float" office:value="56895" calcext:value-type="float">
            <text:p>56 895</text:p>
          </table:table-cell>
          <table:table-cell table:style-name="ce20" office:value-type="float" office:value="1960494" calcext:value-type="float">
            <text:p>1 960 494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19" office:value-type="float" office:value="149655" calcext:value-type="float">
            <text:p>149 655</text:p>
          </table:table-cell>
          <table:table-cell table:style-name="ce19" office:value-type="float" office:value="93807" calcext:value-type="float">
            <text:p>93 807</text:p>
          </table:table-cell>
          <table:table-cell table:style-name="ce19" office:value-type="float" office:value="243462" calcext:value-type="float">
            <text:p>243 462</text:p>
          </table:table-cell>
          <table:table-cell table:style-name="ce19" office:value-type="float" office:value="8295842" calcext:value-type="float">
            <text:p>8 295 84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0" office:value-type="float" office:value="39000" calcext:value-type="float">
            <text:p>39 000</text:p>
          </table:table-cell>
          <table:table-cell table:style-name="ce20" office:value-type="float" office:value="21081" calcext:value-type="float">
            <text:p>21 081</text:p>
          </table:table-cell>
          <table:table-cell table:style-name="ce19" office:value-type="float" office:value="60081" calcext:value-type="float">
            <text:p>60 081</text:p>
          </table:table-cell>
          <table:table-cell table:style-name="ce20" office:value-type="float" office:value="2005062" calcext:value-type="float">
            <text:p>2 005 06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0" office:value-type="float" office:value="37088" calcext:value-type="float">
            <text:p>37 088</text:p>
          </table:table-cell>
          <table:table-cell table:style-name="ce20" office:value-type="float" office:value="23225" calcext:value-type="float">
            <text:p>23 225</text:p>
          </table:table-cell>
          <table:table-cell table:style-name="ce19" office:value-type="float" office:value="60313" calcext:value-type="float">
            <text:p>60 313</text:p>
          </table:table-cell>
          <table:table-cell table:style-name="ce20" office:value-type="float" office:value="2035029" calcext:value-type="float">
            <text:p>2 035 02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0" office:value-type="float" office:value="34177" calcext:value-type="float">
            <text:p>34 177</text:p>
          </table:table-cell>
          <table:table-cell table:style-name="ce20" office:value-type="float" office:value="22509" calcext:value-type="float">
            <text:p>22 509</text:p>
          </table:table-cell>
          <table:table-cell table:style-name="ce19" office:value-type="float" office:value="56686" calcext:value-type="float">
            <text:p>56 686</text:p>
          </table:table-cell>
          <table:table-cell table:style-name="ce20" office:value-type="float" office:value="1986486" calcext:value-type="float">
            <text:p>1 986 48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0" office:value-type="float" office:value="39390" calcext:value-type="float">
            <text:p>39 390</text:p>
          </table:table-cell>
          <table:table-cell table:style-name="ce20" office:value-type="float" office:value="26992" calcext:value-type="float">
            <text:p>26 992</text:p>
          </table:table-cell>
          <table:table-cell table:style-name="ce19" office:value-type="float" office:value="66382" calcext:value-type="float">
            <text:p>66 382</text:p>
          </table:table-cell>
          <table:table-cell table:style-name="ce20" office:value-type="float" office:value="2269265" calcext:value-type="float">
            <text:p>2 269 265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19" office:value-type="float" office:value="155576" calcext:value-type="float">
            <text:p>155 576</text:p>
          </table:table-cell>
          <table:table-cell table:style-name="ce19" office:value-type="float" office:value="108589" calcext:value-type="float">
            <text:p>108 589</text:p>
          </table:table-cell>
          <table:table-cell table:style-name="ce19" office:value-type="float" office:value="264165" calcext:value-type="float">
            <text:p>264 165</text:p>
          </table:table-cell>
          <table:table-cell table:style-name="ce19" office:value-type="float" office:value="8930772" calcext:value-type="float">
            <text:p>8 930 77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0" office:value-type="float" office:value="39798" calcext:value-type="float">
            <text:p>39 798</text:p>
          </table:table-cell>
          <table:table-cell table:style-name="ce20" office:value-type="float" office:value="27864" calcext:value-type="float">
            <text:p>27 864</text:p>
          </table:table-cell>
          <table:table-cell table:style-name="ce19" office:value-type="float" office:value="67662" calcext:value-type="float">
            <text:p>67 662</text:p>
          </table:table-cell>
          <table:table-cell table:style-name="ce20" office:value-type="float" office:value="2276928" calcext:value-type="float">
            <text:p>2 276 92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0" office:value-type="float" office:value="40672" calcext:value-type="float">
            <text:p>40 672</text:p>
          </table:table-cell>
          <table:table-cell table:style-name="ce20" office:value-type="float" office:value="28067" calcext:value-type="float">
            <text:p>28 067</text:p>
          </table:table-cell>
          <table:table-cell table:style-name="ce19" office:value-type="float" office:value="68739" calcext:value-type="float">
            <text:p>68 739</text:p>
          </table:table-cell>
          <table:table-cell table:style-name="ce20" office:value-type="float" office:value="2291196" calcext:value-type="float">
            <text:p>2 291 19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0" office:value-type="float" office:value="39005" calcext:value-type="float">
            <text:p>39 005</text:p>
          </table:table-cell>
          <table:table-cell table:style-name="ce20" office:value-type="float" office:value="26784" calcext:value-type="float">
            <text:p>26 784</text:p>
          </table:table-cell>
          <table:table-cell table:style-name="ce19" office:value-type="float" office:value="65789" calcext:value-type="float">
            <text:p>65 789</text:p>
          </table:table-cell>
          <table:table-cell table:style-name="ce20" office:value-type="float" office:value="2202345" calcext:value-type="float">
            <text:p>2 202 34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0" office:value-type="float" office:value="36101" calcext:value-type="float">
            <text:p>36 101</text:p>
          </table:table-cell>
          <table:table-cell table:style-name="ce20" office:value-type="float" office:value="25874" calcext:value-type="float">
            <text:p>25 874</text:p>
          </table:table-cell>
          <table:table-cell table:style-name="ce19" office:value-type="float" office:value="61975" calcext:value-type="float">
            <text:p>61 975</text:p>
          </table:table-cell>
          <table:table-cell table:style-name="ce20" office:value-type="float" office:value="2160303" calcext:value-type="float">
            <text:p>2 160 303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19" office:value-type="float" office:value="73486" calcext:value-type="float">
            <text:p>73 486</text:p>
          </table:table-cell>
          <table:table-cell table:style-name="ce19" office:value-type="float" office:value="51895" calcext:value-type="float">
            <text:p>51 895</text:p>
          </table:table-cell>
          <table:table-cell table:style-name="ce19" office:value-type="float" office:value="125381" calcext:value-type="float">
            <text:p>125 381</text:p>
          </table:table-cell>
          <table:table-cell table:style-name="ce19" office:value-type="float" office:value="4720113" calcext:value-type="float">
            <text:p>4 720 11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0" office:value-type="float" office:value="29329" calcext:value-type="float">
            <text:p>29 329</text:p>
          </table:table-cell>
          <table:table-cell table:style-name="ce20" office:value-type="float" office:value="20831" calcext:value-type="float">
            <text:p>20 831</text:p>
          </table:table-cell>
          <table:table-cell table:style-name="ce19" office:value-type="float" office:value="50160" calcext:value-type="float">
            <text:p>50 160</text:p>
          </table:table-cell>
          <table:table-cell table:style-name="ce20" office:value-type="float" office:value="1994839" calcext:value-type="float">
            <text:p>1 994 83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0" office:value-type="float" office:value="22485" calcext:value-type="float">
            <text:p>22 485</text:p>
          </table:table-cell>
          <table:table-cell table:style-name="ce20" office:value-type="float" office:value="15497" calcext:value-type="float">
            <text:p>15 497</text:p>
          </table:table-cell>
          <table:table-cell table:style-name="ce19" office:value-type="float" office:value="37982" calcext:value-type="float">
            <text:p>37 982</text:p>
          </table:table-cell>
          <table:table-cell table:style-name="ce20" office:value-type="float" office:value="1370785" calcext:value-type="float">
            <text:p>1 370 78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0" office:value-type="float" office:value="21672" calcext:value-type="float">
            <text:p>21 672</text:p>
          </table:table-cell>
          <table:table-cell table:style-name="ce20" office:value-type="float" office:value="15567" calcext:value-type="float">
            <text:p>15 567</text:p>
          </table:table-cell>
          <table:table-cell table:style-name="ce19" office:value-type="float" office:value="37239" calcext:value-type="float">
            <text:p>37 239</text:p>
          </table:table-cell>
          <table:table-cell table:style-name="ce20" office:value-type="float" office:value="1354489" calcext:value-type="float">
            <text:p>1 354 489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19" office:value-type="float" office:value="52976" calcext:value-type="float">
            <text:p>52 976</text:p>
          </table:table-cell>
          <table:table-cell table:style-name="ce19" office:value-type="float" office:value="39196" calcext:value-type="float">
            <text:p>39 196</text:p>
          </table:table-cell>
          <table:table-cell table:style-name="ce19" office:value-type="float" office:value="92172" calcext:value-type="float">
            <text:p>92 172</text:p>
          </table:table-cell>
          <table:table-cell table:style-name="ce19" office:value-type="float" office:value="3567031" calcext:value-type="float">
            <text:p>3 567 03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0" office:value-type="float" office:value="20859" calcext:value-type="float">
            <text:p>20 859</text:p>
          </table:table-cell>
          <table:table-cell table:style-name="ce20" office:value-type="float" office:value="15513" calcext:value-type="float">
            <text:p>15 513</text:p>
          </table:table-cell>
          <table:table-cell table:style-name="ce19" office:value-type="float" office:value="36372" calcext:value-type="float">
            <text:p>36 372</text:p>
          </table:table-cell>
          <table:table-cell table:style-name="ce20" office:value-type="float" office:value="1336203" calcext:value-type="float">
            <text:p>1 336 20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0" office:value-type="float" office:value="16996" calcext:value-type="float">
            <text:p>16 996</text:p>
          </table:table-cell>
          <table:table-cell table:style-name="ce20" office:value-type="float" office:value="12588" calcext:value-type="float">
            <text:p>12 588</text:p>
          </table:table-cell>
          <table:table-cell table:style-name="ce19" office:value-type="float" office:value="29584" calcext:value-type="float">
            <text:p>29 584</text:p>
          </table:table-cell>
          <table:table-cell table:style-name="ce20" office:value-type="float" office:value="1111931" calcext:value-type="float">
            <text:p>1 111 93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0" office:value-type="float" office:value="11189" calcext:value-type="float">
            <text:p>11 189</text:p>
          </table:table-cell>
          <table:table-cell table:style-name="ce20" office:value-type="float" office:value="8338" calcext:value-type="float">
            <text:p>8 338</text:p>
          </table:table-cell>
          <table:table-cell table:style-name="ce19" office:value-type="float" office:value="19527" calcext:value-type="float">
            <text:p>19 527</text:p>
          </table:table-cell>
          <table:table-cell table:style-name="ce20" office:value-type="float" office:value="785210" calcext:value-type="float">
            <text:p>785 21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0" office:value-type="float" office:value="2789" calcext:value-type="float">
            <text:p>2 789</text:p>
          </table:table-cell>
          <table:table-cell table:style-name="ce20" office:value-type="float" office:value="1810" calcext:value-type="float">
            <text:p>1 810</text:p>
          </table:table-cell>
          <table:table-cell table:style-name="ce19" office:value-type="float" office:value="4599" calcext:value-type="float">
            <text:p>4 599</text:p>
          </table:table-cell>
          <table:table-cell table:style-name="ce20" office:value-type="float" office:value="217141" calcext:value-type="float">
            <text:p>217 14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0" office:value-type="float" office:value="1143" calcext:value-type="float">
            <text:p>1 143</text:p>
          </table:table-cell>
          <table:table-cell table:style-name="ce20" office:value-type="float" office:value="947" calcext:value-type="float">
            <text:p>947</text:p>
          </table:table-cell>
          <table:table-cell table:style-name="ce19" office:value-type="float" office:value="2090" calcext:value-type="float">
            <text:p>2 090</text:p>
          </table:table-cell>
          <table:table-cell table:style-name="ce20" office:value-type="float" office:value="116546" calcext:value-type="float">
            <text:p>116 546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 femmes</text:p>
          </table:table-cell>
          <table:table-cell table:style-name="ce19" office:value-type="float" office:value="561872" calcext:value-type="float">
            <text:p>561 872</text:p>
          </table:table-cell>
          <table:table-cell table:style-name="ce19" office:value-type="float" office:value="382627" calcext:value-type="float">
            <text:p>382 627</text:p>
          </table:table-cell>
          <table:table-cell table:style-name="ce19" office:value-type="float" office:value="944499" calcext:value-type="float">
            <text:p>944 499</text:p>
          </table:table-cell>
          <table:table-cell table:style-name="ce19" office:value-type="float" office:value="33333407" calcext:value-type="float">
            <text:p>33 333 40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21" office:value-type="float" office:value="84417" calcext:value-type="float">
            <text:p>84 417</text:p>
          </table:table-cell>
          <table:table-cell table:style-name="ce21" office:value-type="float" office:value="58608" calcext:value-type="float">
            <text:p>58 608</text:p>
          </table:table-cell>
          <table:table-cell table:style-name="ce25" office:value-type="float" office:value="143025" calcext:value-type="float">
            <text:p>143 025</text:p>
          </table:table-cell>
          <table:table-cell table:style-name="ce21" office:value-type="float" office:value="5068333" calcext:value-type="float">
            <text:p>5 068 333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21" office:value-type="float" office:value="273301" calcext:value-type="float">
            <text:p>273 301</text:p>
          </table:table-cell>
          <table:table-cell table:style-name="ce21" office:value-type="float" office:value="176788" calcext:value-type="float">
            <text:p>176 788</text:p>
          </table:table-cell>
          <table:table-cell table:style-name="ce25" office:value-type="float" office:value="450089" calcext:value-type="float">
            <text:p>450 089</text:p>
          </table:table-cell>
          <table:table-cell table:style-name="ce21" office:value-type="float" office:value="15272611" calcext:value-type="float">
            <text:p>15 272 61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21" office:value-type="float" office:value="369846" calcext:value-type="float">
            <text:p>369 846</text:p>
          </table:table-cell>
          <table:table-cell table:style-name="ce21" office:value-type="float" office:value="244836" calcext:value-type="float">
            <text:p>244 836</text:p>
          </table:table-cell>
          <table:table-cell table:style-name="ce25" office:value-type="float" office:value="614682" calcext:value-type="float">
            <text:p>614 682</text:p>
          </table:table-cell>
          <table:table-cell table:style-name="ce21" office:value-type="float" office:value="21181947" calcext:value-type="float">
            <text:p>21 181 94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21" office:value-type="float" office:value="446986" calcext:value-type="float">
            <text:p>446 986</text:p>
          </table:table-cell>
          <table:table-cell table:style-name="ce21" office:value-type="float" office:value="301991" calcext:value-type="float">
            <text:p>301 991</text:p>
          </table:table-cell>
          <table:table-cell table:style-name="ce25" office:value-type="float" office:value="748977" calcext:value-type="float">
            <text:p>748 977</text:p>
          </table:table-cell>
          <table:table-cell table:style-name="ce21" office:value-type="float" office:value="26321756" calcext:value-type="float">
            <text:p>26 321 756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21" office:value-type="float" office:value="97133" calcext:value-type="float">
            <text:p>97 133</text:p>
          </table:table-cell>
          <table:table-cell table:style-name="ce21" office:value-type="float" office:value="70260" calcext:value-type="float">
            <text:p>70 260</text:p>
          </table:table-cell>
          <table:table-cell table:style-name="ce25" office:value-type="float" office:value="167393" calcext:value-type="float">
            <text:p>167 393</text:p>
          </table:table-cell>
          <table:table-cell table:style-name="ce21" office:value-type="float" office:value="6292305" calcext:value-type="float">
            <text:p>6 292 305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Source : Insee, estimations de population.</text:p>
          </table:table-cell>
          <table:table-cell table:number-columns-repeated="1023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née 2009" table:style-name="ta7"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2" table:default-cell-style-name="ce16"/>
        <table:table-column table:style-name="co7" table:number-columns-repeated="9" table:default-cell-style-name="ce16"/>
        <table:table-column table:style-name="co8" table:number-columns-repeated="1010" table:default-cell-style-name="Default"/>
        <table:table-row table:style-name="ro2">
          <table:table-cell table:style-name="ce5" office:value-type="string" calcext:value-type="string">
            <text:p>Population selon le sexe et l’âge au 1er janvier <text:s/>2009 </text:p>
          </table:table-cell>
          <table:table-cell table:style-name="ce5"/>
          <table:table-cell table:style-name="ce22"/>
          <table:table-cell table:number-columns-repeated="1021"/>
        </table:table-row>
        <table:table-row table:style-name="ro2">
          <table:table-cell table:style-name="ce6"/>
          <table:table-cell table:style-name="ce5"/>
          <table:table-cell table:number-columns-repeated="1022"/>
        </table:table-row>
        <table:table-row table:style-name="ro2">
          <table:table-cell table:style-name="ce7" table:number-columns-repeated="2"/>
          <table:table-cell table:number-columns-repeated="2"/>
          <table:table-cell table:style-name="ce26" office:value-type="string" calcext:value-type="string">
            <text:p>en nombre</text:p>
          </table:table-cell>
          <table:table-cell table:number-columns-repeated="1019"/>
        </table:table-row>
        <table:table-row table:style-name="ro2">
          <table:table-cell table:style-name="ce8" table:number-columns-spanned="1" table:number-rows-spanned="2"/>
          <table:table-cell table:style-name="ce17" office:value-type="string" calcext:value-type="string" table:number-columns-spanned="4" table:number-rows-spanned="1">
            <text:p>Au 1er <text:s/>janvier 2009 </text:p>
          </table:table-cell>
          <table:covered-table-cell table:number-columns-repeated="3" table:style-name="ce23"/>
          <table:table-cell table:number-columns-repeated="1019"/>
        </table:table-row>
        <table:table-row table:style-name="ro3">
          <table:covered-table-cell table:style-name="ce9"/>
          <table:table-cell table:style-name="ce18" office:value-type="string" calcext:value-type="string">
            <text:p>Bas-Rhin</text:p>
          </table:table-cell>
          <table:table-cell table:style-name="ce18" office:value-type="string" calcext:value-type="string">
            <text:p>Haut-Rhin</text:p>
          </table:table-cell>
          <table:table-cell table:style-name="ce24" office:value-type="string" calcext:value-type="string">
            <text:p>Alsace</text:p>
          </table:table-cell>
          <table:table-cell table:style-name="ce27" office:value-type="string" calcext:value-type="string">
            <text:p>France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 table:number-columns-spanned="5" table:number-rows-spanned="1">
            <text:p>Ensemble</text:p>
          </table:table-cell>
          <table:covered-table-cell table:number-columns-repeated="4" table:style-name="ce9"/>
          <table:table-cell table:number-columns-repeated="1019"/>
        </table:table-row>
        <table:table-row table:style-name="ro5">
          <table:table-cell table:style-name="ce11" office:value-type="string" calcext:value-type="string">
            <text:p>moins de 20 ans</text:p>
          </table:table-cell>
          <table:table-cell table:style-name="ce28" office:value-type="float" office:value="266037" calcext:value-type="float">
            <text:p>266 037</text:p>
          </table:table-cell>
          <table:table-cell table:style-name="ce28" office:value-type="float" office:value="183821" calcext:value-type="float">
            <text:p>183 821</text:p>
          </table:table-cell>
          <table:table-cell table:style-name="ce28" office:value-type="float" office:value="449858" calcext:value-type="float">
            <text:p>449 858</text:p>
          </table:table-cell>
          <table:table-cell table:style-name="ce28" office:value-type="float" office:value="15977308" calcext:value-type="float">
            <text:p>15 977 308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de 0 à 4 ans</text:p>
          </table:table-cell>
          <table:table-cell table:style-name="ce29" office:value-type="float" office:value="63674" calcext:value-type="float">
            <text:p>63 674</text:p>
          </table:table-cell>
          <table:table-cell table:style-name="ce29" office:value-type="float" office:value="44932" calcext:value-type="float">
            <text:p>44 932</text:p>
          </table:table-cell>
          <table:table-cell table:style-name="ce28" office:value-type="float" office:value="108606" calcext:value-type="float">
            <text:p>108 606</text:p>
          </table:table-cell>
          <table:table-cell table:style-name="ce29" office:value-type="float" office:value="3981458" calcext:value-type="float">
            <text:p>3 981 458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de 5 à 9 ans</text:p>
          </table:table-cell>
          <table:table-cell table:style-name="ce29" office:value-type="float" office:value="65910" calcext:value-type="float">
            <text:p>65 910</text:p>
          </table:table-cell>
          <table:table-cell table:style-name="ce29" office:value-type="float" office:value="46935" calcext:value-type="float">
            <text:p>46 935</text:p>
          </table:table-cell>
          <table:table-cell table:style-name="ce28" office:value-type="float" office:value="112845" calcext:value-type="float">
            <text:p>112 845</text:p>
          </table:table-cell>
          <table:table-cell table:style-name="ce29" office:value-type="float" office:value="4027440" calcext:value-type="float">
            <text:p>4 027 44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9" office:value-type="float" office:value="64614" calcext:value-type="float">
            <text:p>64 614</text:p>
          </table:table-cell>
          <table:table-cell table:style-name="ce29" office:value-type="float" office:value="46259" calcext:value-type="float">
            <text:p>46 259</text:p>
          </table:table-cell>
          <table:table-cell table:style-name="ce28" office:value-type="float" office:value="110873" calcext:value-type="float">
            <text:p>110 873</text:p>
          </table:table-cell>
          <table:table-cell table:style-name="ce29" office:value-type="float" office:value="3909053" calcext:value-type="float">
            <text:p>3 909 05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9" office:value-type="float" office:value="71839" calcext:value-type="float">
            <text:p>71 839</text:p>
          </table:table-cell>
          <table:table-cell table:style-name="ce29" office:value-type="float" office:value="45695" calcext:value-type="float">
            <text:p>45 695</text:p>
          </table:table-cell>
          <table:table-cell table:style-name="ce28" office:value-type="float" office:value="117534" calcext:value-type="float">
            <text:p>117 534</text:p>
          </table:table-cell>
          <table:table-cell table:style-name="ce29" office:value-type="float" office:value="4059357" calcext:value-type="float">
            <text:p>4 059 357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28" office:value-type="float" office:value="299239" calcext:value-type="float">
            <text:p>299 239</text:p>
          </table:table-cell>
          <table:table-cell table:style-name="ce28" office:value-type="float" office:value="189782" calcext:value-type="float">
            <text:p>189 782</text:p>
          </table:table-cell>
          <table:table-cell table:style-name="ce28" office:value-type="float" office:value="489021" calcext:value-type="float">
            <text:p>489 021</text:p>
          </table:table-cell>
          <table:table-cell table:style-name="ce28" office:value-type="float" office:value="16562199" calcext:value-type="float">
            <text:p>16 562 19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9" office:value-type="float" office:value="76421" calcext:value-type="float">
            <text:p>76 421</text:p>
          </table:table-cell>
          <table:table-cell table:style-name="ce29" office:value-type="float" office:value="43003" calcext:value-type="float">
            <text:p>43 003</text:p>
          </table:table-cell>
          <table:table-cell table:style-name="ce28" office:value-type="float" office:value="119424" calcext:value-type="float">
            <text:p>119 424</text:p>
          </table:table-cell>
          <table:table-cell table:style-name="ce29" office:value-type="float" office:value="4030922" calcext:value-type="float">
            <text:p>4 030 92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9" office:value-type="float" office:value="73675" calcext:value-type="float">
            <text:p>73 675</text:p>
          </table:table-cell>
          <table:table-cell table:style-name="ce29" office:value-type="float" office:value="46082" calcext:value-type="float">
            <text:p>46 082</text:p>
          </table:table-cell>
          <table:table-cell table:style-name="ce28" office:value-type="float" office:value="119757" calcext:value-type="float">
            <text:p>119 757</text:p>
          </table:table-cell>
          <table:table-cell table:style-name="ce29" office:value-type="float" office:value="4018123" calcext:value-type="float">
            <text:p>4 018 12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9" office:value-type="float" office:value="68588" calcext:value-type="float">
            <text:p>68 588</text:p>
          </table:table-cell>
          <table:table-cell table:style-name="ce29" office:value-type="float" office:value="45795" calcext:value-type="float">
            <text:p>45 795</text:p>
          </table:table-cell>
          <table:table-cell table:style-name="ce28" office:value-type="float" office:value="114383" calcext:value-type="float">
            <text:p>114 383</text:p>
          </table:table-cell>
          <table:table-cell table:style-name="ce29" office:value-type="float" office:value="3969891" calcext:value-type="float">
            <text:p>3 969 89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9" office:value-type="float" office:value="80555" calcext:value-type="float">
            <text:p>80 555</text:p>
          </table:table-cell>
          <table:table-cell table:style-name="ce29" office:value-type="float" office:value="54902" calcext:value-type="float">
            <text:p>54 902</text:p>
          </table:table-cell>
          <table:table-cell table:style-name="ce28" office:value-type="float" office:value="135457" calcext:value-type="float">
            <text:p>135 457</text:p>
          </table:table-cell>
          <table:table-cell table:style-name="ce29" office:value-type="float" office:value="4543263" calcext:value-type="float">
            <text:p>4 543 263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28" office:value-type="float" office:value="310288" calcext:value-type="float">
            <text:p>310 288</text:p>
          </table:table-cell>
          <table:table-cell table:style-name="ce28" office:value-type="float" office:value="216977" calcext:value-type="float">
            <text:p>216 977</text:p>
          </table:table-cell>
          <table:table-cell table:style-name="ce28" office:value-type="float" office:value="527265" calcext:value-type="float">
            <text:p>527 265</text:p>
          </table:table-cell>
          <table:table-cell table:style-name="ce28" office:value-type="float" office:value="17514001" calcext:value-type="float">
            <text:p>17 514 00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9" office:value-type="float" office:value="81608" calcext:value-type="float">
            <text:p>81 608</text:p>
          </table:table-cell>
          <table:table-cell table:style-name="ce29" office:value-type="float" office:value="56979" calcext:value-type="float">
            <text:p>56 979</text:p>
          </table:table-cell>
          <table:table-cell table:style-name="ce28" office:value-type="float" office:value="138587" calcext:value-type="float">
            <text:p>138 587</text:p>
          </table:table-cell>
          <table:table-cell table:style-name="ce29" office:value-type="float" office:value="4540951" calcext:value-type="float">
            <text:p>4 540 95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9" office:value-type="float" office:value="80075" calcext:value-type="float">
            <text:p>80 075</text:p>
          </table:table-cell>
          <table:table-cell table:style-name="ce29" office:value-type="float" office:value="55743" calcext:value-type="float">
            <text:p>55 743</text:p>
          </table:table-cell>
          <table:table-cell table:style-name="ce28" office:value-type="float" office:value="135818" calcext:value-type="float">
            <text:p>135 818</text:p>
          </table:table-cell>
          <table:table-cell table:style-name="ce29" office:value-type="float" office:value="4466101" calcext:value-type="float">
            <text:p>4 466 10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9" office:value-type="float" office:value="76937" calcext:value-type="float">
            <text:p>76 937</text:p>
          </table:table-cell>
          <table:table-cell table:style-name="ce29" office:value-type="float" office:value="53143" calcext:value-type="float">
            <text:p>53 143</text:p>
          </table:table-cell>
          <table:table-cell table:style-name="ce28" office:value-type="float" office:value="130080" calcext:value-type="float">
            <text:p>130 080</text:p>
          </table:table-cell>
          <table:table-cell table:style-name="ce29" office:value-type="float" office:value="4279092" calcext:value-type="float">
            <text:p>4 279 09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9" office:value-type="float" office:value="71668" calcext:value-type="float">
            <text:p>71 668</text:p>
          </table:table-cell>
          <table:table-cell table:style-name="ce29" office:value-type="float" office:value="51112" calcext:value-type="float">
            <text:p>51 112</text:p>
          </table:table-cell>
          <table:table-cell table:style-name="ce28" office:value-type="float" office:value="122780" calcext:value-type="float">
            <text:p>122 780</text:p>
          </table:table-cell>
          <table:table-cell table:style-name="ce29" office:value-type="float" office:value="4227857" calcext:value-type="float">
            <text:p>4 227 857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28" office:value-type="float" office:value="137930" calcext:value-type="float">
            <text:p>137 930</text:p>
          </table:table-cell>
          <table:table-cell table:style-name="ce28" office:value-type="float" office:value="98522" calcext:value-type="float">
            <text:p>98 522</text:p>
          </table:table-cell>
          <table:table-cell table:style-name="ce28" office:value-type="float" office:value="236452" calcext:value-type="float">
            <text:p>236 452</text:p>
          </table:table-cell>
          <table:table-cell table:style-name="ce28" office:value-type="float" office:value="8701188" calcext:value-type="float">
            <text:p>8 701 18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9" office:value-type="float" office:value="53439" calcext:value-type="float">
            <text:p>53 439</text:p>
          </table:table-cell>
          <table:table-cell table:style-name="ce29" office:value-type="float" office:value="38645" calcext:value-type="float">
            <text:p>38 645</text:p>
          </table:table-cell>
          <table:table-cell table:style-name="ce28" office:value-type="float" office:value="92084" calcext:value-type="float">
            <text:p>92 084</text:p>
          </table:table-cell>
          <table:table-cell table:style-name="ce29" office:value-type="float" office:value="3643459" calcext:value-type="float">
            <text:p>3 643 45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9" office:value-type="float" office:value="44507" calcext:value-type="float">
            <text:p>44 507</text:p>
          </table:table-cell>
          <table:table-cell table:style-name="ce29" office:value-type="float" office:value="31140" calcext:value-type="float">
            <text:p>31 140</text:p>
          </table:table-cell>
          <table:table-cell table:style-name="ce28" office:value-type="float" office:value="75647" calcext:value-type="float">
            <text:p>75 647</text:p>
          </table:table-cell>
          <table:table-cell table:style-name="ce29" office:value-type="float" office:value="2575960" calcext:value-type="float">
            <text:p>2 575 96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9" office:value-type="float" office:value="39984" calcext:value-type="float">
            <text:p>39 984</text:p>
          </table:table-cell>
          <table:table-cell table:style-name="ce29" office:value-type="float" office:value="28737" calcext:value-type="float">
            <text:p>28 737</text:p>
          </table:table-cell>
          <table:table-cell table:style-name="ce28" office:value-type="float" office:value="68721" calcext:value-type="float">
            <text:p>68 721</text:p>
          </table:table-cell>
          <table:table-cell table:style-name="ce29" office:value-type="float" office:value="2481769" calcext:value-type="float">
            <text:p>2 481 769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28" office:value-type="float" office:value="80945" calcext:value-type="float">
            <text:p>80 945</text:p>
          </table:table-cell>
          <table:table-cell table:style-name="ce28" office:value-type="float" office:value="59512" calcext:value-type="float">
            <text:p>59 512</text:p>
          </table:table-cell>
          <table:table-cell table:style-name="ce28" office:value-type="float" office:value="140457" calcext:value-type="float">
            <text:p>140 457</text:p>
          </table:table-cell>
          <table:table-cell table:style-name="ce28" office:value-type="float" office:value="5549804" calcext:value-type="float">
            <text:p>5 549 80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9" office:value-type="float" office:value="35089" calcext:value-type="float">
            <text:p>35 089</text:p>
          </table:table-cell>
          <table:table-cell table:style-name="ce29" office:value-type="float" office:value="26303" calcext:value-type="float">
            <text:p>26 303</text:p>
          </table:table-cell>
          <table:table-cell table:style-name="ce28" office:value-type="float" office:value="61392" calcext:value-type="float">
            <text:p>61 392</text:p>
          </table:table-cell>
          <table:table-cell table:style-name="ce29" office:value-type="float" office:value="2282334" calcext:value-type="float">
            <text:p>2 282 33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9" office:value-type="float" office:value="25698" calcext:value-type="float">
            <text:p>25 698</text:p>
          </table:table-cell>
          <table:table-cell table:style-name="ce29" office:value-type="float" office:value="19268" calcext:value-type="float">
            <text:p>19 268</text:p>
          </table:table-cell>
          <table:table-cell table:style-name="ce28" office:value-type="float" office:value="44966" calcext:value-type="float">
            <text:p>44 966</text:p>
          </table:table-cell>
          <table:table-cell table:style-name="ce29" office:value-type="float" office:value="1758570" calcext:value-type="float">
            <text:p>1 758 57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9" office:value-type="float" office:value="15308" calcext:value-type="float">
            <text:p>15 308</text:p>
          </table:table-cell>
          <table:table-cell table:style-name="ce29" office:value-type="float" office:value="10784" calcext:value-type="float">
            <text:p>10 784</text:p>
          </table:table-cell>
          <table:table-cell table:style-name="ce28" office:value-type="float" office:value="26092" calcext:value-type="float">
            <text:p>26 092</text:p>
          </table:table-cell>
          <table:table-cell table:style-name="ce29" office:value-type="float" office:value="1079960" calcext:value-type="float">
            <text:p>1 079 96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9" office:value-type="float" office:value="3375" calcext:value-type="float">
            <text:p>3 375</text:p>
          </table:table-cell>
          <table:table-cell table:style-name="ce29" office:value-type="float" office:value="2172" calcext:value-type="float">
            <text:p>2 172</text:p>
          </table:table-cell>
          <table:table-cell table:style-name="ce28" office:value-type="float" office:value="5547" calcext:value-type="float">
            <text:p>5 547</text:p>
          </table:table-cell>
          <table:table-cell table:style-name="ce29" office:value-type="float" office:value="293629" calcext:value-type="float">
            <text:p>293 62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9" office:value-type="float" office:value="1475" calcext:value-type="float">
            <text:p>1 475</text:p>
          </table:table-cell>
          <table:table-cell table:style-name="ce29" office:value-type="float" office:value="985" calcext:value-type="float">
            <text:p>985</text:p>
          </table:table-cell>
          <table:table-cell table:style-name="ce28" office:value-type="float" office:value="2460" calcext:value-type="float">
            <text:p>2 460</text:p>
          </table:table-cell>
          <table:table-cell table:style-name="ce29" office:value-type="float" office:value="135311" calcext:value-type="float">
            <text:p>135 311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28" office:value-type="float" office:value="1094439" calcext:value-type="float">
            <text:p>1 094 439</text:p>
          </table:table-cell>
          <table:table-cell table:style-name="ce28" office:value-type="float" office:value="748614" calcext:value-type="float">
            <text:p>748 614</text:p>
          </table:table-cell>
          <table:table-cell table:style-name="ce28" office:value-type="float" office:value="1843053" calcext:value-type="float">
            <text:p>1 843 053</text:p>
          </table:table-cell>
          <table:table-cell table:style-name="ce28" office:value-type="float" office:value="64304500" calcext:value-type="float">
            <text:p>64 304 500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30" office:value-type="float" office:value="173885" calcext:value-type="float">
            <text:p>173 885</text:p>
          </table:table-cell>
          <table:table-cell table:style-name="ce30" office:value-type="float" office:value="120769" calcext:value-type="float">
            <text:p>120 769</text:p>
          </table:table-cell>
          <table:table-cell table:style-name="ce31" office:value-type="float" office:value="294654" calcext:value-type="float">
            <text:p>294 654</text:p>
          </table:table-cell>
          <table:table-cell table:style-name="ce30" office:value-type="float" office:value="10373181" calcext:value-type="float">
            <text:p>10 373 18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30" office:value-type="float" office:value="548156" calcext:value-type="float">
            <text:p>548 156</text:p>
          </table:table-cell>
          <table:table-cell table:style-name="ce30" office:value-type="float" office:value="358852" calcext:value-type="float">
            <text:p>358 852</text:p>
          </table:table-cell>
          <table:table-cell table:style-name="ce31" office:value-type="float" office:value="907008" calcext:value-type="float">
            <text:p>907 008</text:p>
          </table:table-cell>
          <table:table-cell table:style-name="ce30" office:value-type="float" office:value="30491119" calcext:value-type="float">
            <text:p>30 491 11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30" office:value-type="float" office:value="734805" calcext:value-type="float">
            <text:p>734 805</text:p>
          </table:table-cell>
          <table:table-cell table:style-name="ce30" office:value-type="float" office:value="491099" calcext:value-type="float">
            <text:p>491 099</text:p>
          </table:table-cell>
          <table:table-cell table:style-name="ce31" office:value-type="float" office:value="1225904" calcext:value-type="float">
            <text:p>1 225 904</text:p>
          </table:table-cell>
          <table:table-cell table:style-name="ce30" office:value-type="float" office:value="41779016" calcext:value-type="float">
            <text:p>41 779 016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30" office:value-type="float" office:value="859222" calcext:value-type="float">
            <text:p>859 222</text:p>
          </table:table-cell>
          <table:table-cell table:style-name="ce30" office:value-type="float" office:value="582929" calcext:value-type="float">
            <text:p>582 929</text:p>
          </table:table-cell>
          <table:table-cell table:style-name="ce31" office:value-type="float" office:value="1442151" calcext:value-type="float">
            <text:p>1 442 151</text:p>
          </table:table-cell>
          <table:table-cell table:style-name="ce30" office:value-type="float" office:value="49991141" calcext:value-type="float">
            <text:p>49 991 14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30" office:value-type="float" office:value="165436" calcext:value-type="float">
            <text:p>165 436</text:p>
          </table:table-cell>
          <table:table-cell table:style-name="ce30" office:value-type="float" office:value="119389" calcext:value-type="float">
            <text:p>119 389</text:p>
          </table:table-cell>
          <table:table-cell table:style-name="ce31" office:value-type="float" office:value="284825" calcext:value-type="float">
            <text:p>284 825</text:p>
          </table:table-cell>
          <table:table-cell table:style-name="ce30" office:value-type="float" office:value="10607533" calcext:value-type="float">
            <text:p>10 607 533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 table:number-columns-spanned="5" table:number-rows-spanned="1">
            <text:p>Hommes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1" office:value-type="string" calcext:value-type="string">
            <text:p>moins de 20 ans</text:p>
          </table:table-cell>
          <table:table-cell table:style-name="ce28" office:value-type="float" office:value="135612" calcext:value-type="float">
            <text:p>135 612</text:p>
          </table:table-cell>
          <table:table-cell table:style-name="ce28" office:value-type="float" office:value="94227" calcext:value-type="float">
            <text:p>94 227</text:p>
          </table:table-cell>
          <table:table-cell table:style-name="ce28" office:value-type="float" office:value="229839" calcext:value-type="float">
            <text:p>229 839</text:p>
          </table:table-cell>
          <table:table-cell table:style-name="ce28" office:value-type="float" office:value="8174193" calcext:value-type="float">
            <text:p>8 174 19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0 à 4 ans</text:p>
          </table:table-cell>
          <table:table-cell table:style-name="ce29" office:value-type="float" office:value="32459" calcext:value-type="float">
            <text:p>32 459</text:p>
          </table:table-cell>
          <table:table-cell table:style-name="ce29" office:value-type="float" office:value="22951" calcext:value-type="float">
            <text:p>22 951</text:p>
          </table:table-cell>
          <table:table-cell table:style-name="ce28" office:value-type="float" office:value="55410" calcext:value-type="float">
            <text:p>55 410</text:p>
          </table:table-cell>
          <table:table-cell table:style-name="ce29" office:value-type="float" office:value="2035655" calcext:value-type="float">
            <text:p>2 035 65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 à 9 ans</text:p>
          </table:table-cell>
          <table:table-cell table:style-name="ce29" office:value-type="float" office:value="33799" calcext:value-type="float">
            <text:p>33 799</text:p>
          </table:table-cell>
          <table:table-cell table:style-name="ce29" office:value-type="float" office:value="23989" calcext:value-type="float">
            <text:p>23 989</text:p>
          </table:table-cell>
          <table:table-cell table:style-name="ce28" office:value-type="float" office:value="57788" calcext:value-type="float">
            <text:p>57 788</text:p>
          </table:table-cell>
          <table:table-cell table:style-name="ce29" office:value-type="float" office:value="2061469" calcext:value-type="float">
            <text:p>2 061 46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9" office:value-type="float" office:value="33206" calcext:value-type="float">
            <text:p>33 206</text:p>
          </table:table-cell>
          <table:table-cell table:style-name="ce29" office:value-type="float" office:value="23449" calcext:value-type="float">
            <text:p>23 449</text:p>
          </table:table-cell>
          <table:table-cell table:style-name="ce28" office:value-type="float" office:value="56655" calcext:value-type="float">
            <text:p>56 655</text:p>
          </table:table-cell>
          <table:table-cell table:style-name="ce29" office:value-type="float" office:value="2003371" calcext:value-type="float">
            <text:p>2 003 37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9" office:value-type="float" office:value="36148" calcext:value-type="float">
            <text:p>36 148</text:p>
          </table:table-cell>
          <table:table-cell table:style-name="ce29" office:value-type="float" office:value="23838" calcext:value-type="float">
            <text:p>23 838</text:p>
          </table:table-cell>
          <table:table-cell table:style-name="ce28" office:value-type="float" office:value="59986" calcext:value-type="float">
            <text:p>59 986</text:p>
          </table:table-cell>
          <table:table-cell table:style-name="ce29" office:value-type="float" office:value="2073698" calcext:value-type="float">
            <text:p>2 073 698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28" office:value-type="float" office:value="147743" calcext:value-type="float">
            <text:p>147 743</text:p>
          </table:table-cell>
          <table:table-cell table:style-name="ce28" office:value-type="float" office:value="94987" calcext:value-type="float">
            <text:p>94 987</text:p>
          </table:table-cell>
          <table:table-cell table:style-name="ce28" office:value-type="float" office:value="242730" calcext:value-type="float">
            <text:p>242 730</text:p>
          </table:table-cell>
          <table:table-cell table:style-name="ce28" office:value-type="float" office:value="8231876" calcext:value-type="float">
            <text:p>8 231 87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9" office:value-type="float" office:value="37153" calcext:value-type="float">
            <text:p>37 153</text:p>
          </table:table-cell>
          <table:table-cell table:style-name="ce29" office:value-type="float" office:value="21844" calcext:value-type="float">
            <text:p>21 844</text:p>
          </table:table-cell>
          <table:table-cell table:style-name="ce28" office:value-type="float" office:value="58997" calcext:value-type="float">
            <text:p>58 997</text:p>
          </table:table-cell>
          <table:table-cell table:style-name="ce29" office:value-type="float" office:value="2024937" calcext:value-type="float">
            <text:p>2 024 93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9" office:value-type="float" office:value="36209" calcext:value-type="float">
            <text:p>36 209</text:p>
          </table:table-cell>
          <table:table-cell table:style-name="ce29" office:value-type="float" office:value="22721" calcext:value-type="float">
            <text:p>22 721</text:p>
          </table:table-cell>
          <table:table-cell table:style-name="ce28" office:value-type="float" office:value="58930" calcext:value-type="float">
            <text:p>58 930</text:p>
          </table:table-cell>
          <table:table-cell table:style-name="ce29" office:value-type="float" office:value="1984692" calcext:value-type="float">
            <text:p>1 984 69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9" office:value-type="float" office:value="34098" calcext:value-type="float">
            <text:p>34 098</text:p>
          </table:table-cell>
          <table:table-cell table:style-name="ce29" office:value-type="float" office:value="22906" calcext:value-type="float">
            <text:p>22 906</text:p>
          </table:table-cell>
          <table:table-cell table:style-name="ce28" office:value-type="float" office:value="57004" calcext:value-type="float">
            <text:p>57 004</text:p>
          </table:table-cell>
          <table:table-cell table:style-name="ce29" office:value-type="float" office:value="1967480" calcext:value-type="float">
            <text:p>1 967 48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9" office:value-type="float" office:value="40283" calcext:value-type="float">
            <text:p>40 283</text:p>
          </table:table-cell>
          <table:table-cell table:style-name="ce29" office:value-type="float" office:value="27516" calcext:value-type="float">
            <text:p>27 516</text:p>
          </table:table-cell>
          <table:table-cell table:style-name="ce28" office:value-type="float" office:value="67799" calcext:value-type="float">
            <text:p>67 799</text:p>
          </table:table-cell>
          <table:table-cell table:style-name="ce29" office:value-type="float" office:value="2254767" calcext:value-type="float">
            <text:p>2 254 767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28" office:value-type="float" office:value="154669" calcext:value-type="float">
            <text:p>154 669</text:p>
          </table:table-cell>
          <table:table-cell table:style-name="ce28" office:value-type="float" office:value="108566" calcext:value-type="float">
            <text:p>108 566</text:p>
          </table:table-cell>
          <table:table-cell table:style-name="ce28" office:value-type="float" office:value="263235" calcext:value-type="float">
            <text:p>263 235</text:p>
          </table:table-cell>
          <table:table-cell table:style-name="ce28" office:value-type="float" office:value="8579852" calcext:value-type="float">
            <text:p>8 579 85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9" office:value-type="float" office:value="41012" calcext:value-type="float">
            <text:p>41 012</text:p>
          </table:table-cell>
          <table:table-cell table:style-name="ce29" office:value-type="float" office:value="28695" calcext:value-type="float">
            <text:p>28 695</text:p>
          </table:table-cell>
          <table:table-cell table:style-name="ce28" office:value-type="float" office:value="69707" calcext:value-type="float">
            <text:p>69 707</text:p>
          </table:table-cell>
          <table:table-cell table:style-name="ce29" office:value-type="float" office:value="2243347" calcext:value-type="float">
            <text:p>2 243 34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9" office:value-type="float" office:value="39700" calcext:value-type="float">
            <text:p>39 700</text:p>
          </table:table-cell>
          <table:table-cell table:style-name="ce29" office:value-type="float" office:value="27880" calcext:value-type="float">
            <text:p>27 880</text:p>
          </table:table-cell>
          <table:table-cell table:style-name="ce28" office:value-type="float" office:value="67580" calcext:value-type="float">
            <text:p>67 580</text:p>
          </table:table-cell>
          <table:table-cell table:style-name="ce29" office:value-type="float" office:value="2193385" calcext:value-type="float">
            <text:p>2 193 38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9" office:value-type="float" office:value="38120" calcext:value-type="float">
            <text:p>38 120</text:p>
          </table:table-cell>
          <table:table-cell table:style-name="ce29" office:value-type="float" office:value="26284" calcext:value-type="float">
            <text:p>26 284</text:p>
          </table:table-cell>
          <table:table-cell table:style-name="ce28" office:value-type="float" office:value="64404" calcext:value-type="float">
            <text:p>64 404</text:p>
          </table:table-cell>
          <table:table-cell table:style-name="ce29" office:value-type="float" office:value="2084320" calcext:value-type="float">
            <text:p>2 084 32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9" office:value-type="float" office:value="35837" calcext:value-type="float">
            <text:p>35 837</text:p>
          </table:table-cell>
          <table:table-cell table:style-name="ce29" office:value-type="float" office:value="25707" calcext:value-type="float">
            <text:p>25 707</text:p>
          </table:table-cell>
          <table:table-cell table:style-name="ce28" office:value-type="float" office:value="61544" calcext:value-type="float">
            <text:p>61 544</text:p>
          </table:table-cell>
          <table:table-cell table:style-name="ce29" office:value-type="float" office:value="2058800" calcext:value-type="float">
            <text:p>2 058 800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28" office:value-type="float" office:value="66287" calcext:value-type="float">
            <text:p>66 287</text:p>
          </table:table-cell>
          <table:table-cell table:style-name="ce28" office:value-type="float" office:value="47750" calcext:value-type="float">
            <text:p>47 750</text:p>
          </table:table-cell>
          <table:table-cell table:style-name="ce28" office:value-type="float" office:value="114037" calcext:value-type="float">
            <text:p>114 037</text:p>
          </table:table-cell>
          <table:table-cell table:style-name="ce28" office:value-type="float" office:value="4099630" calcext:value-type="float">
            <text:p>4 099 63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9" office:value-type="float" office:value="26690" calcext:value-type="float">
            <text:p>26 690</text:p>
          </table:table-cell>
          <table:table-cell table:style-name="ce29" office:value-type="float" office:value="19455" calcext:value-type="float">
            <text:p>19 455</text:p>
          </table:table-cell>
          <table:table-cell table:style-name="ce28" office:value-type="float" office:value="46145" calcext:value-type="float">
            <text:p>46 145</text:p>
          </table:table-cell>
          <table:table-cell table:style-name="ce29" office:value-type="float" office:value="1769194" calcext:value-type="float">
            <text:p>1 769 19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9" office:value-type="float" office:value="21539" calcext:value-type="float">
            <text:p>21 539</text:p>
          </table:table-cell>
          <table:table-cell table:style-name="ce29" office:value-type="float" office:value="15363" calcext:value-type="float">
            <text:p>15 363</text:p>
          </table:table-cell>
          <table:table-cell table:style-name="ce28" office:value-type="float" office:value="36902" calcext:value-type="float">
            <text:p>36 902</text:p>
          </table:table-cell>
          <table:table-cell table:style-name="ce29" office:value-type="float" office:value="1219733" calcext:value-type="float">
            <text:p>1 219 73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9" office:value-type="float" office:value="18058" calcext:value-type="float">
            <text:p>18 058</text:p>
          </table:table-cell>
          <table:table-cell table:style-name="ce29" office:value-type="float" office:value="12932" calcext:value-type="float">
            <text:p>12 932</text:p>
          </table:table-cell>
          <table:table-cell table:style-name="ce28" office:value-type="float" office:value="30990" calcext:value-type="float">
            <text:p>30 990</text:p>
          </table:table-cell>
          <table:table-cell table:style-name="ce29" office:value-type="float" office:value="1110703" calcext:value-type="float">
            <text:p>1 110 703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28" office:value-type="float" office:value="28652" calcext:value-type="float">
            <text:p>28 652</text:p>
          </table:table-cell>
          <table:table-cell table:style-name="ce28" office:value-type="float" office:value="21311" calcext:value-type="float">
            <text:p>21 311</text:p>
          </table:table-cell>
          <table:table-cell table:style-name="ce28" office:value-type="float" office:value="49963" calcext:value-type="float">
            <text:p>49 963</text:p>
          </table:table-cell>
          <table:table-cell table:style-name="ce28" office:value-type="float" office:value="2040294" calcext:value-type="float">
            <text:p>2 040 29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9" office:value-type="float" office:value="14423" calcext:value-type="float">
            <text:p>14 423</text:p>
          </table:table-cell>
          <table:table-cell table:style-name="ce29" office:value-type="float" office:value="10805" calcext:value-type="float">
            <text:p>10 805</text:p>
          </table:table-cell>
          <table:table-cell table:style-name="ce28" office:value-type="float" office:value="25228" calcext:value-type="float">
            <text:p>25 228</text:p>
          </table:table-cell>
          <table:table-cell table:style-name="ce29" office:value-type="float" office:value="945476" calcext:value-type="float">
            <text:p>945 47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9" office:value-type="float" office:value="8743" calcext:value-type="float">
            <text:p>8 743</text:p>
          </table:table-cell>
          <table:table-cell table:style-name="ce29" office:value-type="float" office:value="6749" calcext:value-type="float">
            <text:p>6 749</text:p>
          </table:table-cell>
          <table:table-cell table:style-name="ce28" office:value-type="float" office:value="15492" calcext:value-type="float">
            <text:p>15 492</text:p>
          </table:table-cell>
          <table:table-cell table:style-name="ce29" office:value-type="float" office:value="650893" calcext:value-type="float">
            <text:p>650 89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9" office:value-type="float" office:value="4449" calcext:value-type="float">
            <text:p>4 449</text:p>
          </table:table-cell>
          <table:table-cell table:style-name="ce29" office:value-type="float" office:value="3067" calcext:value-type="float">
            <text:p>3 067</text:p>
          </table:table-cell>
          <table:table-cell table:style-name="ce28" office:value-type="float" office:value="7516" calcext:value-type="float">
            <text:p>7 516</text:p>
          </table:table-cell>
          <table:table-cell table:style-name="ce29" office:value-type="float" office:value="345748" calcext:value-type="float">
            <text:p>345 74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9" office:value-type="float" office:value="773" calcext:value-type="float">
            <text:p>773</text:p>
          </table:table-cell>
          <table:table-cell table:style-name="ce29" office:value-type="float" office:value="518" calcext:value-type="float">
            <text:p>518</text:p>
          </table:table-cell>
          <table:table-cell table:style-name="ce28" office:value-type="float" office:value="1291" calcext:value-type="float">
            <text:p>1 291</text:p>
          </table:table-cell>
          <table:table-cell table:style-name="ce29" office:value-type="float" office:value="73520" calcext:value-type="float">
            <text:p>73 52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9" office:value-type="float" office:value="264" calcext:value-type="float">
            <text:p>264</text:p>
          </table:table-cell>
          <table:table-cell table:style-name="ce29" office:value-type="float" office:value="172" calcext:value-type="float">
            <text:p>172</text:p>
          </table:table-cell>
          <table:table-cell table:style-name="ce28" office:value-type="float" office:value="436" calcext:value-type="float">
            <text:p>436</text:p>
          </table:table-cell>
          <table:table-cell table:style-name="ce29" office:value-type="float" office:value="24657" calcext:value-type="float">
            <text:p>24 657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28" office:value-type="float" office:value="532963" calcext:value-type="float">
            <text:p>532 963</text:p>
          </table:table-cell>
          <table:table-cell table:style-name="ce28" office:value-type="float" office:value="366841" calcext:value-type="float">
            <text:p>366 841</text:p>
          </table:table-cell>
          <table:table-cell table:style-name="ce28" office:value-type="float" office:value="899804" calcext:value-type="float">
            <text:p>899 804</text:p>
          </table:table-cell>
          <table:table-cell table:style-name="ce28" office:value-type="float" office:value="31125845" calcext:value-type="float">
            <text:p>31 125 845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30" office:value-type="float" office:value="88861" calcext:value-type="float">
            <text:p>88 861</text:p>
          </table:table-cell>
          <table:table-cell table:style-name="ce30" office:value-type="float" office:value="61733" calcext:value-type="float">
            <text:p>61 733</text:p>
          </table:table-cell>
          <table:table-cell table:style-name="ce31" office:value-type="float" office:value="150594" calcext:value-type="float">
            <text:p>150 594</text:p>
          </table:table-cell>
          <table:table-cell table:style-name="ce30" office:value-type="float" office:value="5311615" calcext:value-type="float">
            <text:p>5 311 615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30" office:value-type="float" office:value="272272" calcext:value-type="float">
            <text:p>272 272</text:p>
          </table:table-cell>
          <table:table-cell table:style-name="ce30" office:value-type="float" office:value="180691" calcext:value-type="float">
            <text:p>180 691</text:p>
          </table:table-cell>
          <table:table-cell table:style-name="ce31" office:value-type="float" office:value="452963" calcext:value-type="float">
            <text:p>452 963</text:p>
          </table:table-cell>
          <table:table-cell table:style-name="ce30" office:value-type="float" office:value="15162531" calcext:value-type="float">
            <text:p>15 162 53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30" office:value-type="float" office:value="365250" calcext:value-type="float">
            <text:p>365 250</text:p>
          </table:table-cell>
          <table:table-cell table:style-name="ce30" office:value-type="float" office:value="246846" calcext:value-type="float">
            <text:p>246 846</text:p>
          </table:table-cell>
          <table:table-cell table:style-name="ce31" office:value-type="float" office:value="612096" calcext:value-type="float">
            <text:p>612 096</text:p>
          </table:table-cell>
          <table:table-cell table:style-name="ce30" office:value-type="float" office:value="20654620" calcext:value-type="float">
            <text:p>20 654 620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30" office:value-type="float" office:value="412513" calcext:value-type="float">
            <text:p>412 513</text:p>
          </table:table-cell>
          <table:table-cell table:style-name="ce30" office:value-type="float" office:value="282290" calcext:value-type="float">
            <text:p>282 290</text:p>
          </table:table-cell>
          <table:table-cell table:style-name="ce31" office:value-type="float" office:value="694803" calcext:value-type="float">
            <text:p>694 803</text:p>
          </table:table-cell>
          <table:table-cell table:style-name="ce30" office:value-type="float" office:value="23800834" calcext:value-type="float">
            <text:p>23 800 83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30" office:value-type="float" office:value="68249" calcext:value-type="float">
            <text:p>68 249</text:p>
          </table:table-cell>
          <table:table-cell table:style-name="ce30" office:value-type="float" office:value="49606" calcext:value-type="float">
            <text:p>49 606</text:p>
          </table:table-cell>
          <table:table-cell table:style-name="ce31" office:value-type="float" office:value="117855" calcext:value-type="float">
            <text:p>117 855</text:p>
          </table:table-cell>
          <table:table-cell table:style-name="ce30" office:value-type="float" office:value="4370730" calcext:value-type="float">
            <text:p>4 370 730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 table:number-columns-spanned="5" table:number-rows-spanned="1">
            <text:p>Femmes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1" office:value-type="string" calcext:value-type="string">
            <text:p>moins de 20 ans</text:p>
          </table:table-cell>
          <table:table-cell table:style-name="ce28" office:value-type="float" office:value="130425" calcext:value-type="float">
            <text:p>130 425</text:p>
          </table:table-cell>
          <table:table-cell table:style-name="ce28" office:value-type="float" office:value="89594" calcext:value-type="float">
            <text:p>89 594</text:p>
          </table:table-cell>
          <table:table-cell table:style-name="ce28" office:value-type="float" office:value="220019" calcext:value-type="float">
            <text:p>220 019</text:p>
          </table:table-cell>
          <table:table-cell table:style-name="ce28" office:value-type="float" office:value="7803115" calcext:value-type="float">
            <text:p>7 803 11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0 à 4 ans</text:p>
          </table:table-cell>
          <table:table-cell table:style-name="ce29" office:value-type="float" office:value="31215" calcext:value-type="float">
            <text:p>31 215</text:p>
          </table:table-cell>
          <table:table-cell table:style-name="ce29" office:value-type="float" office:value="21981" calcext:value-type="float">
            <text:p>21 981</text:p>
          </table:table-cell>
          <table:table-cell table:style-name="ce28" office:value-type="float" office:value="53196" calcext:value-type="float">
            <text:p>53 196</text:p>
          </table:table-cell>
          <table:table-cell table:style-name="ce29" office:value-type="float" office:value="1945803" calcext:value-type="float">
            <text:p>1 945 80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 à 9 ans</text:p>
          </table:table-cell>
          <table:table-cell table:style-name="ce29" office:value-type="float" office:value="32111" calcext:value-type="float">
            <text:p>32 111</text:p>
          </table:table-cell>
          <table:table-cell table:style-name="ce29" office:value-type="float" office:value="22946" calcext:value-type="float">
            <text:p>22 946</text:p>
          </table:table-cell>
          <table:table-cell table:style-name="ce28" office:value-type="float" office:value="55057" calcext:value-type="float">
            <text:p>55 057</text:p>
          </table:table-cell>
          <table:table-cell table:style-name="ce29" office:value-type="float" office:value="1965971" calcext:value-type="float">
            <text:p>1 965 97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9" office:value-type="float" office:value="31408" calcext:value-type="float">
            <text:p>31 408</text:p>
          </table:table-cell>
          <table:table-cell table:style-name="ce29" office:value-type="float" office:value="22810" calcext:value-type="float">
            <text:p>22 810</text:p>
          </table:table-cell>
          <table:table-cell table:style-name="ce28" office:value-type="float" office:value="54218" calcext:value-type="float">
            <text:p>54 218</text:p>
          </table:table-cell>
          <table:table-cell table:style-name="ce29" office:value-type="float" office:value="1905682" calcext:value-type="float">
            <text:p>1 905 68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9" office:value-type="float" office:value="35691" calcext:value-type="float">
            <text:p>35 691</text:p>
          </table:table-cell>
          <table:table-cell table:style-name="ce29" office:value-type="float" office:value="21857" calcext:value-type="float">
            <text:p>21 857</text:p>
          </table:table-cell>
          <table:table-cell table:style-name="ce28" office:value-type="float" office:value="57548" calcext:value-type="float">
            <text:p>57 548</text:p>
          </table:table-cell>
          <table:table-cell table:style-name="ce29" office:value-type="float" office:value="1985659" calcext:value-type="float">
            <text:p>1 985 659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28" office:value-type="float" office:value="151496" calcext:value-type="float">
            <text:p>151 496</text:p>
          </table:table-cell>
          <table:table-cell table:style-name="ce28" office:value-type="float" office:value="94795" calcext:value-type="float">
            <text:p>94 795</text:p>
          </table:table-cell>
          <table:table-cell table:style-name="ce28" office:value-type="float" office:value="246291" calcext:value-type="float">
            <text:p>246 291</text:p>
          </table:table-cell>
          <table:table-cell table:style-name="ce28" office:value-type="float" office:value="8330323" calcext:value-type="float">
            <text:p>8 330 32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9" office:value-type="float" office:value="39268" calcext:value-type="float">
            <text:p>39 268</text:p>
          </table:table-cell>
          <table:table-cell table:style-name="ce29" office:value-type="float" office:value="21159" calcext:value-type="float">
            <text:p>21 159</text:p>
          </table:table-cell>
          <table:table-cell table:style-name="ce28" office:value-type="float" office:value="60427" calcext:value-type="float">
            <text:p>60 427</text:p>
          </table:table-cell>
          <table:table-cell table:style-name="ce29" office:value-type="float" office:value="2005985" calcext:value-type="float">
            <text:p>2 005 98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9" office:value-type="float" office:value="37466" calcext:value-type="float">
            <text:p>37 466</text:p>
          </table:table-cell>
          <table:table-cell table:style-name="ce29" office:value-type="float" office:value="23361" calcext:value-type="float">
            <text:p>23 361</text:p>
          </table:table-cell>
          <table:table-cell table:style-name="ce28" office:value-type="float" office:value="60827" calcext:value-type="float">
            <text:p>60 827</text:p>
          </table:table-cell>
          <table:table-cell table:style-name="ce29" office:value-type="float" office:value="2033431" calcext:value-type="float">
            <text:p>2 033 43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9" office:value-type="float" office:value="34490" calcext:value-type="float">
            <text:p>34 490</text:p>
          </table:table-cell>
          <table:table-cell table:style-name="ce29" office:value-type="float" office:value="22889" calcext:value-type="float">
            <text:p>22 889</text:p>
          </table:table-cell>
          <table:table-cell table:style-name="ce28" office:value-type="float" office:value="57379" calcext:value-type="float">
            <text:p>57 379</text:p>
          </table:table-cell>
          <table:table-cell table:style-name="ce29" office:value-type="float" office:value="2002411" calcext:value-type="float">
            <text:p>2 002 41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9" office:value-type="float" office:value="40272" calcext:value-type="float">
            <text:p>40 272</text:p>
          </table:table-cell>
          <table:table-cell table:style-name="ce29" office:value-type="float" office:value="27386" calcext:value-type="float">
            <text:p>27 386</text:p>
          </table:table-cell>
          <table:table-cell table:style-name="ce28" office:value-type="float" office:value="67658" calcext:value-type="float">
            <text:p>67 658</text:p>
          </table:table-cell>
          <table:table-cell table:style-name="ce29" office:value-type="float" office:value="2288496" calcext:value-type="float">
            <text:p>2 288 496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28" office:value-type="float" office:value="155619" calcext:value-type="float">
            <text:p>155 619</text:p>
          </table:table-cell>
          <table:table-cell table:style-name="ce28" office:value-type="float" office:value="108411" calcext:value-type="float">
            <text:p>108 411</text:p>
          </table:table-cell>
          <table:table-cell table:style-name="ce28" office:value-type="float" office:value="264030" calcext:value-type="float">
            <text:p>264 030</text:p>
          </table:table-cell>
          <table:table-cell table:style-name="ce28" office:value-type="float" office:value="8934149" calcext:value-type="float">
            <text:p>8 934 14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9" office:value-type="float" office:value="40596" calcext:value-type="float">
            <text:p>40 596</text:p>
          </table:table-cell>
          <table:table-cell table:style-name="ce29" office:value-type="float" office:value="28284" calcext:value-type="float">
            <text:p>28 284</text:p>
          </table:table-cell>
          <table:table-cell table:style-name="ce28" office:value-type="float" office:value="68880" calcext:value-type="float">
            <text:p>68 880</text:p>
          </table:table-cell>
          <table:table-cell table:style-name="ce29" office:value-type="float" office:value="2297604" calcext:value-type="float">
            <text:p>2 297 60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9" office:value-type="float" office:value="40375" calcext:value-type="float">
            <text:p>40 375</text:p>
          </table:table-cell>
          <table:table-cell table:style-name="ce29" office:value-type="float" office:value="27863" calcext:value-type="float">
            <text:p>27 863</text:p>
          </table:table-cell>
          <table:table-cell table:style-name="ce28" office:value-type="float" office:value="68238" calcext:value-type="float">
            <text:p>68 238</text:p>
          </table:table-cell>
          <table:table-cell table:style-name="ce29" office:value-type="float" office:value="2272716" calcext:value-type="float">
            <text:p>2 272 71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9" office:value-type="float" office:value="38817" calcext:value-type="float">
            <text:p>38 817</text:p>
          </table:table-cell>
          <table:table-cell table:style-name="ce29" office:value-type="float" office:value="26859" calcext:value-type="float">
            <text:p>26 859</text:p>
          </table:table-cell>
          <table:table-cell table:style-name="ce28" office:value-type="float" office:value="65676" calcext:value-type="float">
            <text:p>65 676</text:p>
          </table:table-cell>
          <table:table-cell table:style-name="ce29" office:value-type="float" office:value="2194772" calcext:value-type="float">
            <text:p>2 194 77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9" office:value-type="float" office:value="35831" calcext:value-type="float">
            <text:p>35 831</text:p>
          </table:table-cell>
          <table:table-cell table:style-name="ce29" office:value-type="float" office:value="25405" calcext:value-type="float">
            <text:p>25 405</text:p>
          </table:table-cell>
          <table:table-cell table:style-name="ce28" office:value-type="float" office:value="61236" calcext:value-type="float">
            <text:p>61 236</text:p>
          </table:table-cell>
          <table:table-cell table:style-name="ce29" office:value-type="float" office:value="2169057" calcext:value-type="float">
            <text:p>2 169 057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28" office:value-type="float" office:value="71643" calcext:value-type="float">
            <text:p>71 643</text:p>
          </table:table-cell>
          <table:table-cell table:style-name="ce28" office:value-type="float" office:value="50772" calcext:value-type="float">
            <text:p>50 772</text:p>
          </table:table-cell>
          <table:table-cell table:style-name="ce28" office:value-type="float" office:value="122415" calcext:value-type="float">
            <text:p>122 415</text:p>
          </table:table-cell>
          <table:table-cell table:style-name="ce28" office:value-type="float" office:value="4601558" calcext:value-type="float">
            <text:p>4 601 55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9" office:value-type="float" office:value="26749" calcext:value-type="float">
            <text:p>26 749</text:p>
          </table:table-cell>
          <table:table-cell table:style-name="ce29" office:value-type="float" office:value="19190" calcext:value-type="float">
            <text:p>19 190</text:p>
          </table:table-cell>
          <table:table-cell table:style-name="ce28" office:value-type="float" office:value="45939" calcext:value-type="float">
            <text:p>45 939</text:p>
          </table:table-cell>
          <table:table-cell table:style-name="ce29" office:value-type="float" office:value="1874265" calcext:value-type="float">
            <text:p>1 874 26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9" office:value-type="float" office:value="22968" calcext:value-type="float">
            <text:p>22 968</text:p>
          </table:table-cell>
          <table:table-cell table:style-name="ce29" office:value-type="float" office:value="15777" calcext:value-type="float">
            <text:p>15 777</text:p>
          </table:table-cell>
          <table:table-cell table:style-name="ce28" office:value-type="float" office:value="38745" calcext:value-type="float">
            <text:p>38 745</text:p>
          </table:table-cell>
          <table:table-cell table:style-name="ce29" office:value-type="float" office:value="1356227" calcext:value-type="float">
            <text:p>1 356 22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9" office:value-type="float" office:value="21926" calcext:value-type="float">
            <text:p>21 926</text:p>
          </table:table-cell>
          <table:table-cell table:style-name="ce29" office:value-type="float" office:value="15805" calcext:value-type="float">
            <text:p>15 805</text:p>
          </table:table-cell>
          <table:table-cell table:style-name="ce28" office:value-type="float" office:value="37731" calcext:value-type="float">
            <text:p>37 731</text:p>
          </table:table-cell>
          <table:table-cell table:style-name="ce29" office:value-type="float" office:value="1371066" calcext:value-type="float">
            <text:p>1 371 066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28" office:value-type="float" office:value="52293" calcext:value-type="float">
            <text:p>52 293</text:p>
          </table:table-cell>
          <table:table-cell table:style-name="ce28" office:value-type="float" office:value="38201" calcext:value-type="float">
            <text:p>38 201</text:p>
          </table:table-cell>
          <table:table-cell table:style-name="ce28" office:value-type="float" office:value="90494" calcext:value-type="float">
            <text:p>90 494</text:p>
          </table:table-cell>
          <table:table-cell table:style-name="ce28" office:value-type="float" office:value="3509510" calcext:value-type="float">
            <text:p>3 509 51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9" office:value-type="float" office:value="20666" calcext:value-type="float">
            <text:p>20 666</text:p>
          </table:table-cell>
          <table:table-cell table:style-name="ce29" office:value-type="float" office:value="15498" calcext:value-type="float">
            <text:p>15 498</text:p>
          </table:table-cell>
          <table:table-cell table:style-name="ce28" office:value-type="float" office:value="36164" calcext:value-type="float">
            <text:p>36 164</text:p>
          </table:table-cell>
          <table:table-cell table:style-name="ce29" office:value-type="float" office:value="1336858" calcext:value-type="float">
            <text:p>1 336 85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9" office:value-type="float" office:value="16955" calcext:value-type="float">
            <text:p>16 955</text:p>
          </table:table-cell>
          <table:table-cell table:style-name="ce29" office:value-type="float" office:value="12519" calcext:value-type="float">
            <text:p>12 519</text:p>
          </table:table-cell>
          <table:table-cell table:style-name="ce28" office:value-type="float" office:value="29474" calcext:value-type="float">
            <text:p>29 474</text:p>
          </table:table-cell>
          <table:table-cell table:style-name="ce29" office:value-type="float" office:value="1107677" calcext:value-type="float">
            <text:p>1 107 67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9" office:value-type="float" office:value="10859" calcext:value-type="float">
            <text:p>10 859</text:p>
          </table:table-cell>
          <table:table-cell table:style-name="ce29" office:value-type="float" office:value="7717" calcext:value-type="float">
            <text:p>7 717</text:p>
          </table:table-cell>
          <table:table-cell table:style-name="ce28" office:value-type="float" office:value="18576" calcext:value-type="float">
            <text:p>18 576</text:p>
          </table:table-cell>
          <table:table-cell table:style-name="ce29" office:value-type="float" office:value="734212" calcext:value-type="float">
            <text:p>734 21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9" office:value-type="float" office:value="2602" calcext:value-type="float">
            <text:p>2 602</text:p>
          </table:table-cell>
          <table:table-cell table:style-name="ce29" office:value-type="float" office:value="1654" calcext:value-type="float">
            <text:p>1 654</text:p>
          </table:table-cell>
          <table:table-cell table:style-name="ce28" office:value-type="float" office:value="4256" calcext:value-type="float">
            <text:p>4 256</text:p>
          </table:table-cell>
          <table:table-cell table:style-name="ce29" office:value-type="float" office:value="220109" calcext:value-type="float">
            <text:p>220 10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9" office:value-type="float" office:value="1211" calcext:value-type="float">
            <text:p>1 211</text:p>
          </table:table-cell>
          <table:table-cell table:style-name="ce29" office:value-type="float" office:value="813" calcext:value-type="float">
            <text:p>813</text:p>
          </table:table-cell>
          <table:table-cell table:style-name="ce28" office:value-type="float" office:value="2024" calcext:value-type="float">
            <text:p>2 024</text:p>
          </table:table-cell>
          <table:table-cell table:style-name="ce29" office:value-type="float" office:value="110654" calcext:value-type="float">
            <text:p>110 654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28" office:value-type="float" office:value="561476" calcext:value-type="float">
            <text:p>561 476</text:p>
          </table:table-cell>
          <table:table-cell table:style-name="ce28" office:value-type="float" office:value="381773" calcext:value-type="float">
            <text:p>381 773</text:p>
          </table:table-cell>
          <table:table-cell table:style-name="ce28" office:value-type="float" office:value="943249" calcext:value-type="float">
            <text:p>943 249</text:p>
          </table:table-cell>
          <table:table-cell table:style-name="ce28" office:value-type="float" office:value="33178655" calcext:value-type="float">
            <text:p>33 178 655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30" office:value-type="float" office:value="85024" calcext:value-type="float">
            <text:p>85 024</text:p>
          </table:table-cell>
          <table:table-cell table:style-name="ce30" office:value-type="float" office:value="59036" calcext:value-type="float">
            <text:p>59 036</text:p>
          </table:table-cell>
          <table:table-cell table:style-name="ce31" office:value-type="float" office:value="144060" calcext:value-type="float">
            <text:p>144 060</text:p>
          </table:table-cell>
          <table:table-cell table:style-name="ce30" office:value-type="float" office:value="5061566" calcext:value-type="float">
            <text:p>5 061 566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30" office:value-type="float" office:value="275884" calcext:value-type="float">
            <text:p>275 884</text:p>
          </table:table-cell>
          <table:table-cell table:style-name="ce30" office:value-type="float" office:value="178161" calcext:value-type="float">
            <text:p>178 161</text:p>
          </table:table-cell>
          <table:table-cell table:style-name="ce31" office:value-type="float" office:value="454045" calcext:value-type="float">
            <text:p>454 045</text:p>
          </table:table-cell>
          <table:table-cell table:style-name="ce30" office:value-type="float" office:value="15328588" calcext:value-type="float">
            <text:p>15 328 588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30" office:value-type="float" office:value="369555" calcext:value-type="float">
            <text:p>369 555</text:p>
          </table:table-cell>
          <table:table-cell table:style-name="ce30" office:value-type="float" office:value="244253" calcext:value-type="float">
            <text:p>244 253</text:p>
          </table:table-cell>
          <table:table-cell table:style-name="ce31" office:value-type="float" office:value="613808" calcext:value-type="float">
            <text:p>613 808</text:p>
          </table:table-cell>
          <table:table-cell table:style-name="ce30" office:value-type="float" office:value="21124396" calcext:value-type="float">
            <text:p>21 124 396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30" office:value-type="float" office:value="446709" calcext:value-type="float">
            <text:p>446 709</text:p>
          </table:table-cell>
          <table:table-cell table:style-name="ce30" office:value-type="float" office:value="300639" calcext:value-type="float">
            <text:p>300 639</text:p>
          </table:table-cell>
          <table:table-cell table:style-name="ce31" office:value-type="float" office:value="747348" calcext:value-type="float">
            <text:p>747 348</text:p>
          </table:table-cell>
          <table:table-cell table:style-name="ce30" office:value-type="float" office:value="26190307" calcext:value-type="float">
            <text:p>26 190 30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30" office:value-type="float" office:value="97187" calcext:value-type="float">
            <text:p>97 187</text:p>
          </table:table-cell>
          <table:table-cell table:style-name="ce30" office:value-type="float" office:value="69783" calcext:value-type="float">
            <text:p>69 783</text:p>
          </table:table-cell>
          <table:table-cell table:style-name="ce31" office:value-type="float" office:value="166970" calcext:value-type="float">
            <text:p>166 970</text:p>
          </table:table-cell>
          <table:table-cell table:style-name="ce30" office:value-type="float" office:value="6236803" calcext:value-type="float">
            <text:p>6 236 803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Source : Insee, estimations de population.</text:p>
          </table:table-cell>
          <table:table-cell table:number-columns-repeated="1023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née 2008" table:style-name="ta8"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2" table:default-cell-style-name="ce16"/>
        <table:table-column table:style-name="co7" table:number-columns-repeated="9" table:default-cell-style-name="ce16"/>
        <table:table-column table:style-name="co8" table:number-columns-repeated="1010" table:default-cell-style-name="Default"/>
        <table:table-row table:style-name="ro2">
          <table:table-cell table:style-name="ce5" office:value-type="string" calcext:value-type="string">
            <text:p>Population selon le sexe et l’âge au 1er janvier <text:s/>2008 </text:p>
          </table:table-cell>
          <table:table-cell table:style-name="ce5"/>
          <table:table-cell table:style-name="ce22"/>
          <table:table-cell table:number-columns-repeated="1021"/>
        </table:table-row>
        <table:table-row table:style-name="ro2">
          <table:table-cell table:style-name="ce6"/>
          <table:table-cell table:style-name="ce5"/>
          <table:table-cell table:number-columns-repeated="1022"/>
        </table:table-row>
        <table:table-row table:style-name="ro2">
          <table:table-cell table:style-name="ce7" table:number-columns-repeated="2"/>
          <table:table-cell table:number-columns-repeated="2"/>
          <table:table-cell table:style-name="ce26" office:value-type="string" calcext:value-type="string">
            <text:p>en nombre</text:p>
          </table:table-cell>
          <table:table-cell table:number-columns-repeated="1019"/>
        </table:table-row>
        <table:table-row table:style-name="ro2">
          <table:table-cell table:style-name="ce8" table:number-columns-spanned="1" table:number-rows-spanned="2"/>
          <table:table-cell table:style-name="ce17" office:value-type="string" calcext:value-type="string" table:number-columns-spanned="4" table:number-rows-spanned="1">
            <text:p>Au 1er <text:s/>janvier 2008 </text:p>
          </table:table-cell>
          <table:covered-table-cell table:number-columns-repeated="3" table:style-name="ce23"/>
          <table:table-cell table:number-columns-repeated="1019"/>
        </table:table-row>
        <table:table-row table:style-name="ro3">
          <table:covered-table-cell table:style-name="ce9"/>
          <table:table-cell table:style-name="ce18" office:value-type="string" calcext:value-type="string">
            <text:p>Bas-Rhin</text:p>
          </table:table-cell>
          <table:table-cell table:style-name="ce18" office:value-type="string" calcext:value-type="string">
            <text:p>Haut-Rhin</text:p>
          </table:table-cell>
          <table:table-cell table:style-name="ce24" office:value-type="string" calcext:value-type="string">
            <text:p>Alsace</text:p>
          </table:table-cell>
          <table:table-cell table:style-name="ce27" office:value-type="string" calcext:value-type="string">
            <text:p>France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 table:number-columns-spanned="5" table:number-rows-spanned="1">
            <text:p>Ensemble</text:p>
          </table:table-cell>
          <table:covered-table-cell table:number-columns-repeated="4" table:style-name="ce9"/>
          <table:table-cell table:number-columns-repeated="1019"/>
        </table:table-row>
        <table:table-row table:style-name="ro5">
          <table:table-cell table:style-name="ce11" office:value-type="string" calcext:value-type="string">
            <text:p>moins de 20 ans</text:p>
          </table:table-cell>
          <table:table-cell table:style-name="ce28" office:value-type="float" office:value="268072" calcext:value-type="float">
            <text:p>268 072</text:p>
          </table:table-cell>
          <table:table-cell table:style-name="ce28" office:value-type="float" office:value="183768" calcext:value-type="float">
            <text:p>183 768</text:p>
          </table:table-cell>
          <table:table-cell table:style-name="ce28" office:value-type="float" office:value="451840" calcext:value-type="float">
            <text:p>451 840</text:p>
          </table:table-cell>
          <table:table-cell table:style-name="ce28" office:value-type="float" office:value="15948885" calcext:value-type="float">
            <text:p>15 948 885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de 0 à 4 ans</text:p>
          </table:table-cell>
          <table:table-cell table:style-name="ce29" office:value-type="float" office:value="63800" calcext:value-type="float">
            <text:p>63 800</text:p>
          </table:table-cell>
          <table:table-cell table:style-name="ce29" office:value-type="float" office:value="44957" calcext:value-type="float">
            <text:p>44 957</text:p>
          </table:table-cell>
          <table:table-cell table:style-name="ce28" office:value-type="float" office:value="108757" calcext:value-type="float">
            <text:p>108 757</text:p>
          </table:table-cell>
          <table:table-cell table:style-name="ce29" office:value-type="float" office:value="3951498" calcext:value-type="float">
            <text:p>3 951 498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de 5 à 9 ans</text:p>
          </table:table-cell>
          <table:table-cell table:style-name="ce29" office:value-type="float" office:value="66060" calcext:value-type="float">
            <text:p>66 060</text:p>
          </table:table-cell>
          <table:table-cell table:style-name="ce29" office:value-type="float" office:value="46739" calcext:value-type="float">
            <text:p>46 739</text:p>
          </table:table-cell>
          <table:table-cell table:style-name="ce28" office:value-type="float" office:value="112799" calcext:value-type="float">
            <text:p>112 799</text:p>
          </table:table-cell>
          <table:table-cell table:style-name="ce29" office:value-type="float" office:value="4009245" calcext:value-type="float">
            <text:p>4 009 24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9" office:value-type="float" office:value="64044" calcext:value-type="float">
            <text:p>64 044</text:p>
          </table:table-cell>
          <table:table-cell table:style-name="ce29" office:value-type="float" office:value="45840" calcext:value-type="float">
            <text:p>45 840</text:p>
          </table:table-cell>
          <table:table-cell table:style-name="ce28" office:value-type="float" office:value="109884" calcext:value-type="float">
            <text:p>109 884</text:p>
          </table:table-cell>
          <table:table-cell table:style-name="ce29" office:value-type="float" office:value="3866469" calcext:value-type="float">
            <text:p>3 866 46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9" office:value-type="float" office:value="74168" calcext:value-type="float">
            <text:p>74 168</text:p>
          </table:table-cell>
          <table:table-cell table:style-name="ce29" office:value-type="float" office:value="46232" calcext:value-type="float">
            <text:p>46 232</text:p>
          </table:table-cell>
          <table:table-cell table:style-name="ce28" office:value-type="float" office:value="120400" calcext:value-type="float">
            <text:p>120 400</text:p>
          </table:table-cell>
          <table:table-cell table:style-name="ce29" office:value-type="float" office:value="4121673" calcext:value-type="float">
            <text:p>4 121 673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28" office:value-type="float" office:value="301122" calcext:value-type="float">
            <text:p>301 122</text:p>
          </table:table-cell>
          <table:table-cell table:style-name="ce28" office:value-type="float" office:value="192255" calcext:value-type="float">
            <text:p>192 255</text:p>
          </table:table-cell>
          <table:table-cell table:style-name="ce28" office:value-type="float" office:value="493377" calcext:value-type="float">
            <text:p>493 377</text:p>
          </table:table-cell>
          <table:table-cell table:style-name="ce28" office:value-type="float" office:value="16616921" calcext:value-type="float">
            <text:p>16 616 92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9" office:value-type="float" office:value="74603" calcext:value-type="float">
            <text:p>74 603</text:p>
          </table:table-cell>
          <table:table-cell table:style-name="ce29" office:value-type="float" office:value="43320" calcext:value-type="float">
            <text:p>43 320</text:p>
          </table:table-cell>
          <table:table-cell table:style-name="ce28" office:value-type="float" office:value="117923" calcext:value-type="float">
            <text:p>117 923</text:p>
          </table:table-cell>
          <table:table-cell table:style-name="ce29" office:value-type="float" office:value="4003665" calcext:value-type="float">
            <text:p>4 003 66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9" office:value-type="float" office:value="74208" calcext:value-type="float">
            <text:p>74 208</text:p>
          </table:table-cell>
          <table:table-cell table:style-name="ce29" office:value-type="float" office:value="46015" calcext:value-type="float">
            <text:p>46 015</text:p>
          </table:table-cell>
          <table:table-cell table:style-name="ce28" office:value-type="float" office:value="120223" calcext:value-type="float">
            <text:p>120 223</text:p>
          </table:table-cell>
          <table:table-cell table:style-name="ce29" office:value-type="float" office:value="4011851" calcext:value-type="float">
            <text:p>4 011 85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9" office:value-type="float" office:value="71328" calcext:value-type="float">
            <text:p>71 328</text:p>
          </table:table-cell>
          <table:table-cell table:style-name="ce29" office:value-type="float" office:value="47213" calcext:value-type="float">
            <text:p>47 213</text:p>
          </table:table-cell>
          <table:table-cell table:style-name="ce28" office:value-type="float" office:value="118541" calcext:value-type="float">
            <text:p>118 541</text:p>
          </table:table-cell>
          <table:table-cell table:style-name="ce29" office:value-type="float" office:value="4076348" calcext:value-type="float">
            <text:p>4 076 34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9" office:value-type="float" office:value="80983" calcext:value-type="float">
            <text:p>80 983</text:p>
          </table:table-cell>
          <table:table-cell table:style-name="ce29" office:value-type="float" office:value="55707" calcext:value-type="float">
            <text:p>55 707</text:p>
          </table:table-cell>
          <table:table-cell table:style-name="ce28" office:value-type="float" office:value="136690" calcext:value-type="float">
            <text:p>136 690</text:p>
          </table:table-cell>
          <table:table-cell table:style-name="ce29" office:value-type="float" office:value="4525057" calcext:value-type="float">
            <text:p>4 525 057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28" office:value-type="float" office:value="309084" calcext:value-type="float">
            <text:p>309 084</text:p>
          </table:table-cell>
          <table:table-cell table:style-name="ce28" office:value-type="float" office:value="216065" calcext:value-type="float">
            <text:p>216 065</text:p>
          </table:table-cell>
          <table:table-cell table:style-name="ce28" office:value-type="float" office:value="525149" calcext:value-type="float">
            <text:p>525 149</text:p>
          </table:table-cell>
          <table:table-cell table:style-name="ce28" office:value-type="float" office:value="17517872" calcext:value-type="float">
            <text:p>17 517 87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9" office:value-type="float" office:value="82150" calcext:value-type="float">
            <text:p>82 150</text:p>
          </table:table-cell>
          <table:table-cell table:style-name="ce29" office:value-type="float" office:value="57051" calcext:value-type="float">
            <text:p>57 051</text:p>
          </table:table-cell>
          <table:table-cell table:style-name="ce28" office:value-type="float" office:value="139201" calcext:value-type="float">
            <text:p>139 201</text:p>
          </table:table-cell>
          <table:table-cell table:style-name="ce29" office:value-type="float" office:value="4568018" calcext:value-type="float">
            <text:p>4 568 01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9" office:value-type="float" office:value="79292" calcext:value-type="float">
            <text:p>79 292</text:p>
          </table:table-cell>
          <table:table-cell table:style-name="ce29" office:value-type="float" office:value="55154" calcext:value-type="float">
            <text:p>55 154</text:p>
          </table:table-cell>
          <table:table-cell table:style-name="ce28" office:value-type="float" office:value="134446" calcext:value-type="float">
            <text:p>134 446</text:p>
          </table:table-cell>
          <table:table-cell table:style-name="ce29" office:value-type="float" office:value="4420818" calcext:value-type="float">
            <text:p>4 420 81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9" office:value-type="float" office:value="76378" calcext:value-type="float">
            <text:p>76 378</text:p>
          </table:table-cell>
          <table:table-cell table:style-name="ce29" office:value-type="float" office:value="52969" calcext:value-type="float">
            <text:p>52 969</text:p>
          </table:table-cell>
          <table:table-cell table:style-name="ce28" office:value-type="float" office:value="129347" calcext:value-type="float">
            <text:p>129 347</text:p>
          </table:table-cell>
          <table:table-cell table:style-name="ce29" office:value-type="float" office:value="4265718" calcext:value-type="float">
            <text:p>4 265 71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9" office:value-type="float" office:value="71264" calcext:value-type="float">
            <text:p>71 264</text:p>
          </table:table-cell>
          <table:table-cell table:style-name="ce29" office:value-type="float" office:value="50891" calcext:value-type="float">
            <text:p>50 891</text:p>
          </table:table-cell>
          <table:table-cell table:style-name="ce28" office:value-type="float" office:value="122155" calcext:value-type="float">
            <text:p>122 155</text:p>
          </table:table-cell>
          <table:table-cell table:style-name="ce29" office:value-type="float" office:value="4263318" calcext:value-type="float">
            <text:p>4 263 318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28" office:value-type="float" office:value="133703" calcext:value-type="float">
            <text:p>133 703</text:p>
          </table:table-cell>
          <table:table-cell table:style-name="ce28" office:value-type="float" office:value="95838" calcext:value-type="float">
            <text:p>95 838</text:p>
          </table:table-cell>
          <table:table-cell table:style-name="ce28" office:value-type="float" office:value="229541" calcext:value-type="float">
            <text:p>229 541</text:p>
          </table:table-cell>
          <table:table-cell table:style-name="ce28" office:value-type="float" office:value="8439240" calcext:value-type="float">
            <text:p>8 439 24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9" office:value-type="float" office:value="49930" calcext:value-type="float">
            <text:p>49 930</text:p>
          </table:table-cell>
          <table:table-cell table:style-name="ce29" office:value-type="float" office:value="35890" calcext:value-type="float">
            <text:p>35 890</text:p>
          </table:table-cell>
          <table:table-cell table:style-name="ce28" office:value-type="float" office:value="85820" calcext:value-type="float">
            <text:p>85 820</text:p>
          </table:table-cell>
          <table:table-cell table:style-name="ce29" office:value-type="float" office:value="3397006" calcext:value-type="float">
            <text:p>3 397 00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9" office:value-type="float" office:value="44158" calcext:value-type="float">
            <text:p>44 158</text:p>
          </table:table-cell>
          <table:table-cell table:style-name="ce29" office:value-type="float" office:value="31283" calcext:value-type="float">
            <text:p>31 283</text:p>
          </table:table-cell>
          <table:table-cell table:style-name="ce28" office:value-type="float" office:value="75441" calcext:value-type="float">
            <text:p>75 441</text:p>
          </table:table-cell>
          <table:table-cell table:style-name="ce29" office:value-type="float" office:value="2546670" calcext:value-type="float">
            <text:p>2 546 67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9" office:value-type="float" office:value="39615" calcext:value-type="float">
            <text:p>39 615</text:p>
          </table:table-cell>
          <table:table-cell table:style-name="ce29" office:value-type="float" office:value="28665" calcext:value-type="float">
            <text:p>28 665</text:p>
          </table:table-cell>
          <table:table-cell table:style-name="ce28" office:value-type="float" office:value="68280" calcext:value-type="float">
            <text:p>68 280</text:p>
          </table:table-cell>
          <table:table-cell table:style-name="ce29" office:value-type="float" office:value="2495564" calcext:value-type="float">
            <text:p>2 495 564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28" office:value-type="float" office:value="79034" calcext:value-type="float">
            <text:p>79 034</text:p>
          </table:table-cell>
          <table:table-cell table:style-name="ce28" office:value-type="float" office:value="58146" calcext:value-type="float">
            <text:p>58 146</text:p>
          </table:table-cell>
          <table:table-cell table:style-name="ce28" office:value-type="float" office:value="137180" calcext:value-type="float">
            <text:p>137 180</text:p>
          </table:table-cell>
          <table:table-cell table:style-name="ce28" office:value-type="float" office:value="5438941" calcext:value-type="float">
            <text:p>5 438 94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9" office:value-type="float" office:value="34909" calcext:value-type="float">
            <text:p>34 909</text:p>
          </table:table-cell>
          <table:table-cell table:style-name="ce29" office:value-type="float" office:value="26298" calcext:value-type="float">
            <text:p>26 298</text:p>
          </table:table-cell>
          <table:table-cell table:style-name="ce28" office:value-type="float" office:value="61207" calcext:value-type="float">
            <text:p>61 207</text:p>
          </table:table-cell>
          <table:table-cell table:style-name="ce29" office:value-type="float" office:value="2281805" calcext:value-type="float">
            <text:p>2 281 80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9" office:value-type="float" office:value="25175" calcext:value-type="float">
            <text:p>25 175</text:p>
          </table:table-cell>
          <table:table-cell table:style-name="ce29" office:value-type="float" office:value="18788" calcext:value-type="float">
            <text:p>18 788</text:p>
          </table:table-cell>
          <table:table-cell table:style-name="ce28" office:value-type="float" office:value="43963" calcext:value-type="float">
            <text:p>43 963</text:p>
          </table:table-cell>
          <table:table-cell table:style-name="ce29" office:value-type="float" office:value="1737474" calcext:value-type="float">
            <text:p>1 737 47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9" office:value-type="float" office:value="13796" calcext:value-type="float">
            <text:p>13 796</text:p>
          </table:table-cell>
          <table:table-cell table:style-name="ce29" office:value-type="float" office:value="9415" calcext:value-type="float">
            <text:p>9 415</text:p>
          </table:table-cell>
          <table:table-cell table:style-name="ce28" office:value-type="float" office:value="23211" calcext:value-type="float">
            <text:p>23 211</text:p>
          </table:table-cell>
          <table:table-cell table:style-name="ce29" office:value-type="float" office:value="982517" calcext:value-type="float">
            <text:p>982 51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9" office:value-type="float" office:value="3804" calcext:value-type="float">
            <text:p>3 804</text:p>
          </table:table-cell>
          <table:table-cell table:style-name="ce29" office:value-type="float" office:value="2480" calcext:value-type="float">
            <text:p>2 480</text:p>
          </table:table-cell>
          <table:table-cell table:style-name="ce28" office:value-type="float" office:value="6284" calcext:value-type="float">
            <text:p>6 284</text:p>
          </table:table-cell>
          <table:table-cell table:style-name="ce29" office:value-type="float" office:value="308767" calcext:value-type="float">
            <text:p>308 76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9" office:value-type="float" office:value="1350" calcext:value-type="float">
            <text:p>1 350</text:p>
          </table:table-cell>
          <table:table-cell table:style-name="ce29" office:value-type="float" office:value="1165" calcext:value-type="float">
            <text:p>1 165</text:p>
          </table:table-cell>
          <table:table-cell table:style-name="ce28" office:value-type="float" office:value="2515" calcext:value-type="float">
            <text:p>2 515</text:p>
          </table:table-cell>
          <table:table-cell table:style-name="ce29" office:value-type="float" office:value="128378" calcext:value-type="float">
            <text:p>128 378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28" office:value-type="float" office:value="1091015" calcext:value-type="float">
            <text:p>1 091 015</text:p>
          </table:table-cell>
          <table:table-cell table:style-name="ce28" office:value-type="float" office:value="746072" calcext:value-type="float">
            <text:p>746 072</text:p>
          </table:table-cell>
          <table:table-cell table:style-name="ce28" office:value-type="float" office:value="1837087" calcext:value-type="float">
            <text:p>1 837 087</text:p>
          </table:table-cell>
          <table:table-cell table:style-name="ce28" office:value-type="float" office:value="63961859" calcext:value-type="float">
            <text:p>63 961 85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30" office:value-type="float" office:value="175232" calcext:value-type="float">
            <text:p>175 232</text:p>
          </table:table-cell>
          <table:table-cell table:style-name="ce30" office:value-type="float" office:value="120613" calcext:value-type="float">
            <text:p>120 613</text:p>
          </table:table-cell>
          <table:table-cell table:style-name="ce31" office:value-type="float" office:value="295845" calcext:value-type="float">
            <text:p>295 845</text:p>
          </table:table-cell>
          <table:table-cell table:style-name="ce30" office:value-type="float" office:value="10365884" calcext:value-type="float">
            <text:p>10 365 88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30" office:value-type="float" office:value="552393" calcext:value-type="float">
            <text:p>552 393</text:p>
          </table:table-cell>
          <table:table-cell table:style-name="ce30" office:value-type="float" office:value="361524" calcext:value-type="float">
            <text:p>361 524</text:p>
          </table:table-cell>
          <table:table-cell table:style-name="ce31" office:value-type="float" office:value="913917" calcext:value-type="float">
            <text:p>913 917</text:p>
          </table:table-cell>
          <table:table-cell table:style-name="ce30" office:value-type="float" office:value="30592569" calcext:value-type="float">
            <text:p>30 592 56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30" office:value-type="float" office:value="734304" calcext:value-type="float">
            <text:p>734 304</text:p>
          </table:table-cell>
          <table:table-cell table:style-name="ce30" office:value-type="float" office:value="490442" calcext:value-type="float">
            <text:p>490 442</text:p>
          </table:table-cell>
          <table:table-cell table:style-name="ce31" office:value-type="float" office:value="1224746" calcext:value-type="float">
            <text:p>1 224 746</text:p>
          </table:table-cell>
          <table:table-cell table:style-name="ce30" office:value-type="float" office:value="41653472" calcext:value-type="float">
            <text:p>41 653 472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30" office:value-type="float" office:value="854460" calcext:value-type="float">
            <text:p>854 460</text:p>
          </table:table-cell>
          <table:table-cell table:style-name="ce30" office:value-type="float" office:value="580560" calcext:value-type="float">
            <text:p>580 560</text:p>
          </table:table-cell>
          <table:table-cell table:style-name="ce31" office:value-type="float" office:value="1435020" calcext:value-type="float">
            <text:p>1 435 020</text:p>
          </table:table-cell>
          <table:table-cell table:style-name="ce30" office:value-type="float" office:value="49685618" calcext:value-type="float">
            <text:p>49 685 618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30" office:value-type="float" office:value="162807" calcext:value-type="float">
            <text:p>162 807</text:p>
          </table:table-cell>
          <table:table-cell table:style-name="ce30" office:value-type="float" office:value="118094" calcext:value-type="float">
            <text:p>118 094</text:p>
          </table:table-cell>
          <table:table-cell table:style-name="ce31" office:value-type="float" office:value="280901" calcext:value-type="float">
            <text:p>280 901</text:p>
          </table:table-cell>
          <table:table-cell table:style-name="ce30" office:value-type="float" office:value="10481175" calcext:value-type="float">
            <text:p>10 481 175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 table:number-columns-spanned="5" table:number-rows-spanned="1">
            <text:p>Hommes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1" office:value-type="string" calcext:value-type="string">
            <text:p>moins de 20 ans</text:p>
          </table:table-cell>
          <table:table-cell table:style-name="ce28" office:value-type="float" office:value="136270" calcext:value-type="float">
            <text:p>136 270</text:p>
          </table:table-cell>
          <table:table-cell table:style-name="ce28" office:value-type="float" office:value="94232" calcext:value-type="float">
            <text:p>94 232</text:p>
          </table:table-cell>
          <table:table-cell table:style-name="ce28" office:value-type="float" office:value="230502" calcext:value-type="float">
            <text:p>230 502</text:p>
          </table:table-cell>
          <table:table-cell table:style-name="ce28" office:value-type="float" office:value="8161384" calcext:value-type="float">
            <text:p>8 161 38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0 à 4 ans</text:p>
          </table:table-cell>
          <table:table-cell table:style-name="ce29" office:value-type="float" office:value="32541" calcext:value-type="float">
            <text:p>32 541</text:p>
          </table:table-cell>
          <table:table-cell table:style-name="ce29" office:value-type="float" office:value="23066" calcext:value-type="float">
            <text:p>23 066</text:p>
          </table:table-cell>
          <table:table-cell table:style-name="ce28" office:value-type="float" office:value="55607" calcext:value-type="float">
            <text:p>55 607</text:p>
          </table:table-cell>
          <table:table-cell table:style-name="ce29" office:value-type="float" office:value="2019788" calcext:value-type="float">
            <text:p>2 019 78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 à 9 ans</text:p>
          </table:table-cell>
          <table:table-cell table:style-name="ce29" office:value-type="float" office:value="33755" calcext:value-type="float">
            <text:p>33 755</text:p>
          </table:table-cell>
          <table:table-cell table:style-name="ce29" office:value-type="float" office:value="23801" calcext:value-type="float">
            <text:p>23 801</text:p>
          </table:table-cell>
          <table:table-cell table:style-name="ce28" office:value-type="float" office:value="57556" calcext:value-type="float">
            <text:p>57 556</text:p>
          </table:table-cell>
          <table:table-cell table:style-name="ce29" office:value-type="float" office:value="2053988" calcext:value-type="float">
            <text:p>2 053 98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9" office:value-type="float" office:value="33131" calcext:value-type="float">
            <text:p>33 131</text:p>
          </table:table-cell>
          <table:table-cell table:style-name="ce29" office:value-type="float" office:value="23271" calcext:value-type="float">
            <text:p>23 271</text:p>
          </table:table-cell>
          <table:table-cell table:style-name="ce28" office:value-type="float" office:value="56402" calcext:value-type="float">
            <text:p>56 402</text:p>
          </table:table-cell>
          <table:table-cell table:style-name="ce29" office:value-type="float" office:value="1981418" calcext:value-type="float">
            <text:p>1 981 41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9" office:value-type="float" office:value="36843" calcext:value-type="float">
            <text:p>36 843</text:p>
          </table:table-cell>
          <table:table-cell table:style-name="ce29" office:value-type="float" office:value="24094" calcext:value-type="float">
            <text:p>24 094</text:p>
          </table:table-cell>
          <table:table-cell table:style-name="ce28" office:value-type="float" office:value="60937" calcext:value-type="float">
            <text:p>60 937</text:p>
          </table:table-cell>
          <table:table-cell table:style-name="ce29" office:value-type="float" office:value="2106190" calcext:value-type="float">
            <text:p>2 106 190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28" office:value-type="float" office:value="149304" calcext:value-type="float">
            <text:p>149 304</text:p>
          </table:table-cell>
          <table:table-cell table:style-name="ce28" office:value-type="float" office:value="96525" calcext:value-type="float">
            <text:p>96 525</text:p>
          </table:table-cell>
          <table:table-cell table:style-name="ce28" office:value-type="float" office:value="245829" calcext:value-type="float">
            <text:p>245 829</text:p>
          </table:table-cell>
          <table:table-cell table:style-name="ce28" office:value-type="float" office:value="8259757" calcext:value-type="float">
            <text:p>8 259 75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9" office:value-type="float" office:value="36465" calcext:value-type="float">
            <text:p>36 465</text:p>
          </table:table-cell>
          <table:table-cell table:style-name="ce29" office:value-type="float" office:value="22067" calcext:value-type="float">
            <text:p>22 067</text:p>
          </table:table-cell>
          <table:table-cell table:style-name="ce28" office:value-type="float" office:value="58532" calcext:value-type="float">
            <text:p>58 532</text:p>
          </table:table-cell>
          <table:table-cell table:style-name="ce29" office:value-type="float" office:value="2009243" calcext:value-type="float">
            <text:p>2 009 24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9" office:value-type="float" office:value="36643" calcext:value-type="float">
            <text:p>36 643</text:p>
          </table:table-cell>
          <table:table-cell table:style-name="ce29" office:value-type="float" office:value="22876" calcext:value-type="float">
            <text:p>22 876</text:p>
          </table:table-cell>
          <table:table-cell table:style-name="ce28" office:value-type="float" office:value="59519" calcext:value-type="float">
            <text:p>59 519</text:p>
          </table:table-cell>
          <table:table-cell table:style-name="ce29" office:value-type="float" office:value="1983843" calcext:value-type="float">
            <text:p>1 983 84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9" office:value-type="float" office:value="35728" calcext:value-type="float">
            <text:p>35 728</text:p>
          </table:table-cell>
          <table:table-cell table:style-name="ce29" office:value-type="float" office:value="23624" calcext:value-type="float">
            <text:p>23 624</text:p>
          </table:table-cell>
          <table:table-cell table:style-name="ce28" office:value-type="float" office:value="59352" calcext:value-type="float">
            <text:p>59 352</text:p>
          </table:table-cell>
          <table:table-cell table:style-name="ce29" office:value-type="float" office:value="2022152" calcext:value-type="float">
            <text:p>2 022 15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9" office:value-type="float" office:value="40468" calcext:value-type="float">
            <text:p>40 468</text:p>
          </table:table-cell>
          <table:table-cell table:style-name="ce29" office:value-type="float" office:value="27958" calcext:value-type="float">
            <text:p>27 958</text:p>
          </table:table-cell>
          <table:table-cell table:style-name="ce28" office:value-type="float" office:value="68426" calcext:value-type="float">
            <text:p>68 426</text:p>
          </table:table-cell>
          <table:table-cell table:style-name="ce29" office:value-type="float" office:value="2244519" calcext:value-type="float">
            <text:p>2 244 519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28" office:value-type="float" office:value="154246" calcext:value-type="float">
            <text:p>154 246</text:p>
          </table:table-cell>
          <table:table-cell table:style-name="ce28" office:value-type="float" office:value="108184" calcext:value-type="float">
            <text:p>108 184</text:p>
          </table:table-cell>
          <table:table-cell table:style-name="ce28" office:value-type="float" office:value="262430" calcext:value-type="float">
            <text:p>262 430</text:p>
          </table:table-cell>
          <table:table-cell table:style-name="ce28" office:value-type="float" office:value="8586014" calcext:value-type="float">
            <text:p>8 586 01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9" office:value-type="float" office:value="41230" calcext:value-type="float">
            <text:p>41 230</text:p>
          </table:table-cell>
          <table:table-cell table:style-name="ce29" office:value-type="float" office:value="28704" calcext:value-type="float">
            <text:p>28 704</text:p>
          </table:table-cell>
          <table:table-cell table:style-name="ce28" office:value-type="float" office:value="69934" calcext:value-type="float">
            <text:p>69 934</text:p>
          </table:table-cell>
          <table:table-cell table:style-name="ce29" office:value-type="float" office:value="2254936" calcext:value-type="float">
            <text:p>2 254 93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9" office:value-type="float" office:value="39329" calcext:value-type="float">
            <text:p>39 329</text:p>
          </table:table-cell>
          <table:table-cell table:style-name="ce29" office:value-type="float" office:value="27544" calcext:value-type="float">
            <text:p>27 544</text:p>
          </table:table-cell>
          <table:table-cell table:style-name="ce28" office:value-type="float" office:value="66873" calcext:value-type="float">
            <text:p>66 873</text:p>
          </table:table-cell>
          <table:table-cell table:style-name="ce29" office:value-type="float" office:value="2169067" calcext:value-type="float">
            <text:p>2 169 06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9" office:value-type="float" office:value="37933" calcext:value-type="float">
            <text:p>37 933</text:p>
          </table:table-cell>
          <table:table-cell table:style-name="ce29" office:value-type="float" office:value="26030" calcext:value-type="float">
            <text:p>26 030</text:p>
          </table:table-cell>
          <table:table-cell table:style-name="ce28" office:value-type="float" office:value="63963" calcext:value-type="float">
            <text:p>63 963</text:p>
          </table:table-cell>
          <table:table-cell table:style-name="ce29" office:value-type="float" office:value="2078974" calcext:value-type="float">
            <text:p>2 078 97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9" office:value-type="float" office:value="35754" calcext:value-type="float">
            <text:p>35 754</text:p>
          </table:table-cell>
          <table:table-cell table:style-name="ce29" office:value-type="float" office:value="25906" calcext:value-type="float">
            <text:p>25 906</text:p>
          </table:table-cell>
          <table:table-cell table:style-name="ce28" office:value-type="float" office:value="61660" calcext:value-type="float">
            <text:p>61 660</text:p>
          </table:table-cell>
          <table:table-cell table:style-name="ce29" office:value-type="float" office:value="2083037" calcext:value-type="float">
            <text:p>2 083 037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28" office:value-type="float" office:value="63784" calcext:value-type="float">
            <text:p>63 784</text:p>
          </table:table-cell>
          <table:table-cell table:style-name="ce28" office:value-type="float" office:value="46242" calcext:value-type="float">
            <text:p>46 242</text:p>
          </table:table-cell>
          <table:table-cell table:style-name="ce28" office:value-type="float" office:value="110026" calcext:value-type="float">
            <text:p>110 026</text:p>
          </table:table-cell>
          <table:table-cell table:style-name="ce28" office:value-type="float" office:value="3960715" calcext:value-type="float">
            <text:p>3 960 71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9" office:value-type="float" office:value="24945" calcext:value-type="float">
            <text:p>24 945</text:p>
          </table:table-cell>
          <table:table-cell table:style-name="ce29" office:value-type="float" office:value="18114" calcext:value-type="float">
            <text:p>18 114</text:p>
          </table:table-cell>
          <table:table-cell table:style-name="ce28" office:value-type="float" office:value="43059" calcext:value-type="float">
            <text:p>43 059</text:p>
          </table:table-cell>
          <table:table-cell table:style-name="ce29" office:value-type="float" office:value="1649250" calcext:value-type="float">
            <text:p>1 649 25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9" office:value-type="float" office:value="21168" calcext:value-type="float">
            <text:p>21 168</text:p>
          </table:table-cell>
          <table:table-cell table:style-name="ce29" office:value-type="float" office:value="15219" calcext:value-type="float">
            <text:p>15 219</text:p>
          </table:table-cell>
          <table:table-cell table:style-name="ce28" office:value-type="float" office:value="36387" calcext:value-type="float">
            <text:p>36 387</text:p>
          </table:table-cell>
          <table:table-cell table:style-name="ce29" office:value-type="float" office:value="1200102" calcext:value-type="float">
            <text:p>1 200 10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9" office:value-type="float" office:value="17671" calcext:value-type="float">
            <text:p>17 671</text:p>
          </table:table-cell>
          <table:table-cell table:style-name="ce29" office:value-type="float" office:value="12909" calcext:value-type="float">
            <text:p>12 909</text:p>
          </table:table-cell>
          <table:table-cell table:style-name="ce28" office:value-type="float" office:value="30580" calcext:value-type="float">
            <text:p>30 580</text:p>
          </table:table-cell>
          <table:table-cell table:style-name="ce29" office:value-type="float" office:value="1111363" calcext:value-type="float">
            <text:p>1 111 363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28" office:value-type="float" office:value="27668" calcext:value-type="float">
            <text:p>27 668</text:p>
          </table:table-cell>
          <table:table-cell table:style-name="ce28" office:value-type="float" office:value="20655" calcext:value-type="float">
            <text:p>20 655</text:p>
          </table:table-cell>
          <table:table-cell table:style-name="ce28" office:value-type="float" office:value="48323" calcext:value-type="float">
            <text:p>48 323</text:p>
          </table:table-cell>
          <table:table-cell table:style-name="ce28" office:value-type="float" office:value="1990417" calcext:value-type="float">
            <text:p>1 990 41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9" office:value-type="float" office:value="14285" calcext:value-type="float">
            <text:p>14 285</text:p>
          </table:table-cell>
          <table:table-cell table:style-name="ce29" office:value-type="float" office:value="10732" calcext:value-type="float">
            <text:p>10 732</text:p>
          </table:table-cell>
          <table:table-cell table:style-name="ce28" office:value-type="float" office:value="25017" calcext:value-type="float">
            <text:p>25 017</text:p>
          </table:table-cell>
          <table:table-cell table:style-name="ce29" office:value-type="float" office:value="938593" calcext:value-type="float">
            <text:p>938 59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9" office:value-type="float" office:value="8318" calcext:value-type="float">
            <text:p>8 318</text:p>
          </table:table-cell>
          <table:table-cell table:style-name="ce29" office:value-type="float" office:value="6511" calcext:value-type="float">
            <text:p>6 511</text:p>
          </table:table-cell>
          <table:table-cell table:style-name="ce28" office:value-type="float" office:value="14829" calcext:value-type="float">
            <text:p>14 829</text:p>
          </table:table-cell>
          <table:table-cell table:style-name="ce29" office:value-type="float" office:value="637636" calcext:value-type="float">
            <text:p>637 63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9" office:value-type="float" office:value="4027" calcext:value-type="float">
            <text:p>4 027</text:p>
          </table:table-cell>
          <table:table-cell table:style-name="ce29" office:value-type="float" office:value="2668" calcext:value-type="float">
            <text:p>2 668</text:p>
          </table:table-cell>
          <table:table-cell table:style-name="ce28" office:value-type="float" office:value="6695" calcext:value-type="float">
            <text:p>6 695</text:p>
          </table:table-cell>
          <table:table-cell table:style-name="ce29" office:value-type="float" office:value="315006" calcext:value-type="float">
            <text:p>315 00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559" calcext:value-type="float">
            <text:p>559</text:p>
          </table:table-cell>
          <table:table-cell table:style-name="ce28" office:value-type="float" office:value="1375" calcext:value-type="float">
            <text:p>1 375</text:p>
          </table:table-cell>
          <table:table-cell table:style-name="ce29" office:value-type="float" office:value="76028" calcext:value-type="float">
            <text:p>76 02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9" office:value-type="float" office:value="222" calcext:value-type="float">
            <text:p>222</text:p>
          </table:table-cell>
          <table:table-cell table:style-name="ce29" office:value-type="float" office:value="185" calcext:value-type="float">
            <text:p>185</text:p>
          </table:table-cell>
          <table:table-cell table:style-name="ce28" office:value-type="float" office:value="407" calcext:value-type="float">
            <text:p>407</text:p>
          </table:table-cell>
          <table:table-cell table:style-name="ce29" office:value-type="float" office:value="23154" calcext:value-type="float">
            <text:p>23 154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28" office:value-type="float" office:value="531272" calcext:value-type="float">
            <text:p>531 272</text:p>
          </table:table-cell>
          <table:table-cell table:style-name="ce28" office:value-type="float" office:value="365838" calcext:value-type="float">
            <text:p>365 838</text:p>
          </table:table-cell>
          <table:table-cell table:style-name="ce28" office:value-type="float" office:value="897110" calcext:value-type="float">
            <text:p>897 110</text:p>
          </table:table-cell>
          <table:table-cell table:style-name="ce28" office:value-type="float" office:value="30958287" calcext:value-type="float">
            <text:p>30 958 28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30" office:value-type="float" office:value="89382" calcext:value-type="float">
            <text:p>89 382</text:p>
          </table:table-cell>
          <table:table-cell table:style-name="ce30" office:value-type="float" office:value="61861" calcext:value-type="float">
            <text:p>61 861</text:p>
          </table:table-cell>
          <table:table-cell table:style-name="ce31" office:value-type="float" office:value="151243" calcext:value-type="float">
            <text:p>151 243</text:p>
          </table:table-cell>
          <table:table-cell table:style-name="ce30" office:value-type="float" office:value="5307178" calcext:value-type="float">
            <text:p>5 307 178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30" office:value-type="float" office:value="274375" calcext:value-type="float">
            <text:p>274 375</text:p>
          </table:table-cell>
          <table:table-cell table:style-name="ce30" office:value-type="float" office:value="182219" calcext:value-type="float">
            <text:p>182 219</text:p>
          </table:table-cell>
          <table:table-cell table:style-name="ce31" office:value-type="float" office:value="456594" calcext:value-type="float">
            <text:p>456 594</text:p>
          </table:table-cell>
          <table:table-cell table:style-name="ce30" office:value-type="float" office:value="15213318" calcext:value-type="float">
            <text:p>15 213 318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30" office:value-type="float" office:value="365338" calcext:value-type="float">
            <text:p>365 338</text:p>
          </table:table-cell>
          <table:table-cell table:style-name="ce30" office:value-type="float" office:value="246917" calcext:value-type="float">
            <text:p>246 917</text:p>
          </table:table-cell>
          <table:table-cell table:style-name="ce31" office:value-type="float" office:value="612255" calcext:value-type="float">
            <text:p>612 255</text:p>
          </table:table-cell>
          <table:table-cell table:style-name="ce30" office:value-type="float" office:value="20601211" calcext:value-type="float">
            <text:p>20 601 21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30" office:value-type="float" office:value="410366" calcext:value-type="float">
            <text:p>410 366</text:p>
          </table:table-cell>
          <table:table-cell table:style-name="ce30" office:value-type="float" office:value="281187" calcext:value-type="float">
            <text:p>281 187</text:p>
          </table:table-cell>
          <table:table-cell table:style-name="ce31" office:value-type="float" office:value="691553" calcext:value-type="float">
            <text:p>691 553</text:p>
          </table:table-cell>
          <table:table-cell table:style-name="ce30" office:value-type="float" office:value="23649584" calcext:value-type="float">
            <text:p>23 649 58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30" office:value-type="float" office:value="66507" calcext:value-type="float">
            <text:p>66 507</text:p>
          </table:table-cell>
          <table:table-cell table:style-name="ce30" office:value-type="float" office:value="48783" calcext:value-type="float">
            <text:p>48 783</text:p>
          </table:table-cell>
          <table:table-cell table:style-name="ce31" office:value-type="float" office:value="115290" calcext:value-type="float">
            <text:p>115 290</text:p>
          </table:table-cell>
          <table:table-cell table:style-name="ce30" office:value-type="float" office:value="4301882" calcext:value-type="float">
            <text:p>4 301 882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 table:number-columns-spanned="5" table:number-rows-spanned="1">
            <text:p>Femmes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1" office:value-type="string" calcext:value-type="string">
            <text:p>moins de 20 ans</text:p>
          </table:table-cell>
          <table:table-cell table:style-name="ce28" office:value-type="float" office:value="131802" calcext:value-type="float">
            <text:p>131 802</text:p>
          </table:table-cell>
          <table:table-cell table:style-name="ce28" office:value-type="float" office:value="89536" calcext:value-type="float">
            <text:p>89 536</text:p>
          </table:table-cell>
          <table:table-cell table:style-name="ce28" office:value-type="float" office:value="221338" calcext:value-type="float">
            <text:p>221 338</text:p>
          </table:table-cell>
          <table:table-cell table:style-name="ce28" office:value-type="float" office:value="7787501" calcext:value-type="float">
            <text:p>7 787 50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0 à 4 ans</text:p>
          </table:table-cell>
          <table:table-cell table:style-name="ce29" office:value-type="float" office:value="31259" calcext:value-type="float">
            <text:p>31 259</text:p>
          </table:table-cell>
          <table:table-cell table:style-name="ce29" office:value-type="float" office:value="21891" calcext:value-type="float">
            <text:p>21 891</text:p>
          </table:table-cell>
          <table:table-cell table:style-name="ce28" office:value-type="float" office:value="53150" calcext:value-type="float">
            <text:p>53 150</text:p>
          </table:table-cell>
          <table:table-cell table:style-name="ce29" office:value-type="float" office:value="1931710" calcext:value-type="float">
            <text:p>1 931 71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 à 9 ans</text:p>
          </table:table-cell>
          <table:table-cell table:style-name="ce29" office:value-type="float" office:value="32305" calcext:value-type="float">
            <text:p>32 305</text:p>
          </table:table-cell>
          <table:table-cell table:style-name="ce29" office:value-type="float" office:value="22938" calcext:value-type="float">
            <text:p>22 938</text:p>
          </table:table-cell>
          <table:table-cell table:style-name="ce28" office:value-type="float" office:value="55243" calcext:value-type="float">
            <text:p>55 243</text:p>
          </table:table-cell>
          <table:table-cell table:style-name="ce29" office:value-type="float" office:value="1955257" calcext:value-type="float">
            <text:p>1 955 25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9" office:value-type="float" office:value="30913" calcext:value-type="float">
            <text:p>30 913</text:p>
          </table:table-cell>
          <table:table-cell table:style-name="ce29" office:value-type="float" office:value="22569" calcext:value-type="float">
            <text:p>22 569</text:p>
          </table:table-cell>
          <table:table-cell table:style-name="ce28" office:value-type="float" office:value="53482" calcext:value-type="float">
            <text:p>53 482</text:p>
          </table:table-cell>
          <table:table-cell table:style-name="ce29" office:value-type="float" office:value="1885051" calcext:value-type="float">
            <text:p>1 885 05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9" office:value-type="float" office:value="37325" calcext:value-type="float">
            <text:p>37 325</text:p>
          </table:table-cell>
          <table:table-cell table:style-name="ce29" office:value-type="float" office:value="22138" calcext:value-type="float">
            <text:p>22 138</text:p>
          </table:table-cell>
          <table:table-cell table:style-name="ce28" office:value-type="float" office:value="59463" calcext:value-type="float">
            <text:p>59 463</text:p>
          </table:table-cell>
          <table:table-cell table:style-name="ce29" office:value-type="float" office:value="2015483" calcext:value-type="float">
            <text:p>2 015 483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28" office:value-type="float" office:value="151818" calcext:value-type="float">
            <text:p>151 818</text:p>
          </table:table-cell>
          <table:table-cell table:style-name="ce28" office:value-type="float" office:value="95730" calcext:value-type="float">
            <text:p>95 730</text:p>
          </table:table-cell>
          <table:table-cell table:style-name="ce28" office:value-type="float" office:value="247548" calcext:value-type="float">
            <text:p>247 548</text:p>
          </table:table-cell>
          <table:table-cell table:style-name="ce28" office:value-type="float" office:value="8357164" calcext:value-type="float">
            <text:p>8 357 16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9" office:value-type="float" office:value="38138" calcext:value-type="float">
            <text:p>38 138</text:p>
          </table:table-cell>
          <table:table-cell table:style-name="ce29" office:value-type="float" office:value="21253" calcext:value-type="float">
            <text:p>21 253</text:p>
          </table:table-cell>
          <table:table-cell table:style-name="ce28" office:value-type="float" office:value="59391" calcext:value-type="float">
            <text:p>59 391</text:p>
          </table:table-cell>
          <table:table-cell table:style-name="ce29" office:value-type="float" office:value="1994422" calcext:value-type="float">
            <text:p>1 994 42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9" office:value-type="float" office:value="37565" calcext:value-type="float">
            <text:p>37 565</text:p>
          </table:table-cell>
          <table:table-cell table:style-name="ce29" office:value-type="float" office:value="23139" calcext:value-type="float">
            <text:p>23 139</text:p>
          </table:table-cell>
          <table:table-cell table:style-name="ce28" office:value-type="float" office:value="60704" calcext:value-type="float">
            <text:p>60 704</text:p>
          </table:table-cell>
          <table:table-cell table:style-name="ce29" office:value-type="float" office:value="2028008" calcext:value-type="float">
            <text:p>2 028 00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9" office:value-type="float" office:value="35600" calcext:value-type="float">
            <text:p>35 600</text:p>
          </table:table-cell>
          <table:table-cell table:style-name="ce29" office:value-type="float" office:value="23589" calcext:value-type="float">
            <text:p>23 589</text:p>
          </table:table-cell>
          <table:table-cell table:style-name="ce28" office:value-type="float" office:value="59189" calcext:value-type="float">
            <text:p>59 189</text:p>
          </table:table-cell>
          <table:table-cell table:style-name="ce29" office:value-type="float" office:value="2054196" calcext:value-type="float">
            <text:p>2 054 19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9" office:value-type="float" office:value="40515" calcext:value-type="float">
            <text:p>40 515</text:p>
          </table:table-cell>
          <table:table-cell table:style-name="ce29" office:value-type="float" office:value="27749" calcext:value-type="float">
            <text:p>27 749</text:p>
          </table:table-cell>
          <table:table-cell table:style-name="ce28" office:value-type="float" office:value="68264" calcext:value-type="float">
            <text:p>68 264</text:p>
          </table:table-cell>
          <table:table-cell table:style-name="ce29" office:value-type="float" office:value="2280538" calcext:value-type="float">
            <text:p>2 280 538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28" office:value-type="float" office:value="154838" calcext:value-type="float">
            <text:p>154 838</text:p>
          </table:table-cell>
          <table:table-cell table:style-name="ce28" office:value-type="float" office:value="107881" calcext:value-type="float">
            <text:p>107 881</text:p>
          </table:table-cell>
          <table:table-cell table:style-name="ce28" office:value-type="float" office:value="262719" calcext:value-type="float">
            <text:p>262 719</text:p>
          </table:table-cell>
          <table:table-cell table:style-name="ce28" office:value-type="float" office:value="8931858" calcext:value-type="float">
            <text:p>8 931 85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9" office:value-type="float" office:value="40920" calcext:value-type="float">
            <text:p>40 920</text:p>
          </table:table-cell>
          <table:table-cell table:style-name="ce29" office:value-type="float" office:value="28347" calcext:value-type="float">
            <text:p>28 347</text:p>
          </table:table-cell>
          <table:table-cell table:style-name="ce28" office:value-type="float" office:value="69267" calcext:value-type="float">
            <text:p>69 267</text:p>
          </table:table-cell>
          <table:table-cell table:style-name="ce29" office:value-type="float" office:value="2313082" calcext:value-type="float">
            <text:p>2 313 08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9" office:value-type="float" office:value="39963" calcext:value-type="float">
            <text:p>39 963</text:p>
          </table:table-cell>
          <table:table-cell table:style-name="ce29" office:value-type="float" office:value="27610" calcext:value-type="float">
            <text:p>27 610</text:p>
          </table:table-cell>
          <table:table-cell table:style-name="ce28" office:value-type="float" office:value="67573" calcext:value-type="float">
            <text:p>67 573</text:p>
          </table:table-cell>
          <table:table-cell table:style-name="ce29" office:value-type="float" office:value="2251751" calcext:value-type="float">
            <text:p>2 251 75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9" office:value-type="float" office:value="38445" calcext:value-type="float">
            <text:p>38 445</text:p>
          </table:table-cell>
          <table:table-cell table:style-name="ce29" office:value-type="float" office:value="26939" calcext:value-type="float">
            <text:p>26 939</text:p>
          </table:table-cell>
          <table:table-cell table:style-name="ce28" office:value-type="float" office:value="65384" calcext:value-type="float">
            <text:p>65 384</text:p>
          </table:table-cell>
          <table:table-cell table:style-name="ce29" office:value-type="float" office:value="2186744" calcext:value-type="float">
            <text:p>2 186 74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9" office:value-type="float" office:value="35510" calcext:value-type="float">
            <text:p>35 510</text:p>
          </table:table-cell>
          <table:table-cell table:style-name="ce29" office:value-type="float" office:value="24985" calcext:value-type="float">
            <text:p>24 985</text:p>
          </table:table-cell>
          <table:table-cell table:style-name="ce28" office:value-type="float" office:value="60495" calcext:value-type="float">
            <text:p>60 495</text:p>
          </table:table-cell>
          <table:table-cell table:style-name="ce29" office:value-type="float" office:value="2180281" calcext:value-type="float">
            <text:p>2 180 281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28" office:value-type="float" office:value="69919" calcext:value-type="float">
            <text:p>69 919</text:p>
          </table:table-cell>
          <table:table-cell table:style-name="ce28" office:value-type="float" office:value="49596" calcext:value-type="float">
            <text:p>49 596</text:p>
          </table:table-cell>
          <table:table-cell table:style-name="ce28" office:value-type="float" office:value="119515" calcext:value-type="float">
            <text:p>119 515</text:p>
          </table:table-cell>
          <table:table-cell table:style-name="ce28" office:value-type="float" office:value="4478525" calcext:value-type="float">
            <text:p>4 478 52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9" office:value-type="float" office:value="24985" calcext:value-type="float">
            <text:p>24 985</text:p>
          </table:table-cell>
          <table:table-cell table:style-name="ce29" office:value-type="float" office:value="17776" calcext:value-type="float">
            <text:p>17 776</text:p>
          </table:table-cell>
          <table:table-cell table:style-name="ce28" office:value-type="float" office:value="42761" calcext:value-type="float">
            <text:p>42 761</text:p>
          </table:table-cell>
          <table:table-cell table:style-name="ce29" office:value-type="float" office:value="1747756" calcext:value-type="float">
            <text:p>1 747 75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9" office:value-type="float" office:value="22990" calcext:value-type="float">
            <text:p>22 990</text:p>
          </table:table-cell>
          <table:table-cell table:style-name="ce29" office:value-type="float" office:value="16064" calcext:value-type="float">
            <text:p>16 064</text:p>
          </table:table-cell>
          <table:table-cell table:style-name="ce28" office:value-type="float" office:value="39054" calcext:value-type="float">
            <text:p>39 054</text:p>
          </table:table-cell>
          <table:table-cell table:style-name="ce29" office:value-type="float" office:value="1346568" calcext:value-type="float">
            <text:p>1 346 56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9" office:value-type="float" office:value="21944" calcext:value-type="float">
            <text:p>21 944</text:p>
          </table:table-cell>
          <table:table-cell table:style-name="ce29" office:value-type="float" office:value="15756" calcext:value-type="float">
            <text:p>15 756</text:p>
          </table:table-cell>
          <table:table-cell table:style-name="ce28" office:value-type="float" office:value="37700" calcext:value-type="float">
            <text:p>37 700</text:p>
          </table:table-cell>
          <table:table-cell table:style-name="ce29" office:value-type="float" office:value="1384201" calcext:value-type="float">
            <text:p>1 384 201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28" office:value-type="float" office:value="51366" calcext:value-type="float">
            <text:p>51 366</text:p>
          </table:table-cell>
          <table:table-cell table:style-name="ce28" office:value-type="float" office:value="37491" calcext:value-type="float">
            <text:p>37 491</text:p>
          </table:table-cell>
          <table:table-cell table:style-name="ce28" office:value-type="float" office:value="88857" calcext:value-type="float">
            <text:p>88 857</text:p>
          </table:table-cell>
          <table:table-cell table:style-name="ce28" office:value-type="float" office:value="3448524" calcext:value-type="float">
            <text:p>3 448 52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9" office:value-type="float" office:value="20624" calcext:value-type="float">
            <text:p>20 624</text:p>
          </table:table-cell>
          <table:table-cell table:style-name="ce29" office:value-type="float" office:value="15566" calcext:value-type="float">
            <text:p>15 566</text:p>
          </table:table-cell>
          <table:table-cell table:style-name="ce28" office:value-type="float" office:value="36190" calcext:value-type="float">
            <text:p>36 190</text:p>
          </table:table-cell>
          <table:table-cell table:style-name="ce29" office:value-type="float" office:value="1343212" calcext:value-type="float">
            <text:p>1 343 21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9" office:value-type="float" office:value="16857" calcext:value-type="float">
            <text:p>16 857</text:p>
          </table:table-cell>
          <table:table-cell table:style-name="ce29" office:value-type="float" office:value="12277" calcext:value-type="float">
            <text:p>12 277</text:p>
          </table:table-cell>
          <table:table-cell table:style-name="ce28" office:value-type="float" office:value="29134" calcext:value-type="float">
            <text:p>29 134</text:p>
          </table:table-cell>
          <table:table-cell table:style-name="ce29" office:value-type="float" office:value="1099838" calcext:value-type="float">
            <text:p>1 099 83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9" office:value-type="float" office:value="9769" calcext:value-type="float">
            <text:p>9 769</text:p>
          </table:table-cell>
          <table:table-cell table:style-name="ce29" office:value-type="float" office:value="6747" calcext:value-type="float">
            <text:p>6 747</text:p>
          </table:table-cell>
          <table:table-cell table:style-name="ce28" office:value-type="float" office:value="16516" calcext:value-type="float">
            <text:p>16 516</text:p>
          </table:table-cell>
          <table:table-cell table:style-name="ce29" office:value-type="float" office:value="667511" calcext:value-type="float">
            <text:p>667 51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9" office:value-type="float" office:value="2988" calcext:value-type="float">
            <text:p>2 988</text:p>
          </table:table-cell>
          <table:table-cell table:style-name="ce29" office:value-type="float" office:value="1921" calcext:value-type="float">
            <text:p>1 921</text:p>
          </table:table-cell>
          <table:table-cell table:style-name="ce28" office:value-type="float" office:value="4909" calcext:value-type="float">
            <text:p>4 909</text:p>
          </table:table-cell>
          <table:table-cell table:style-name="ce29" office:value-type="float" office:value="232739" calcext:value-type="float">
            <text:p>232 73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9" office:value-type="float" office:value="1128" calcext:value-type="float">
            <text:p>1 128</text:p>
          </table:table-cell>
          <table:table-cell table:style-name="ce29" office:value-type="float" office:value="980" calcext:value-type="float">
            <text:p>980</text:p>
          </table:table-cell>
          <table:table-cell table:style-name="ce28" office:value-type="float" office:value="2108" calcext:value-type="float">
            <text:p>2 108</text:p>
          </table:table-cell>
          <table:table-cell table:style-name="ce29" office:value-type="float" office:value="105224" calcext:value-type="float">
            <text:p>105 224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28" office:value-type="float" office:value="559743" calcext:value-type="float">
            <text:p>559 743</text:p>
          </table:table-cell>
          <table:table-cell table:style-name="ce28" office:value-type="float" office:value="380234" calcext:value-type="float">
            <text:p>380 234</text:p>
          </table:table-cell>
          <table:table-cell table:style-name="ce28" office:value-type="float" office:value="939977" calcext:value-type="float">
            <text:p>939 977</text:p>
          </table:table-cell>
          <table:table-cell table:style-name="ce28" office:value-type="float" office:value="33003572" calcext:value-type="float">
            <text:p>33 003 572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30" office:value-type="float" office:value="85850" calcext:value-type="float">
            <text:p>85 850</text:p>
          </table:table-cell>
          <table:table-cell table:style-name="ce30" office:value-type="float" office:value="58752" calcext:value-type="float">
            <text:p>58 752</text:p>
          </table:table-cell>
          <table:table-cell table:style-name="ce31" office:value-type="float" office:value="144602" calcext:value-type="float">
            <text:p>144 602</text:p>
          </table:table-cell>
          <table:table-cell table:style-name="ce30" office:value-type="float" office:value="5058706" calcext:value-type="float">
            <text:p>5 058 706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30" office:value-type="float" office:value="278018" calcext:value-type="float">
            <text:p>278 018</text:p>
          </table:table-cell>
          <table:table-cell table:style-name="ce30" office:value-type="float" office:value="179305" calcext:value-type="float">
            <text:p>179 305</text:p>
          </table:table-cell>
          <table:table-cell table:style-name="ce31" office:value-type="float" office:value="457323" calcext:value-type="float">
            <text:p>457 323</text:p>
          </table:table-cell>
          <table:table-cell table:style-name="ce30" office:value-type="float" office:value="15379251" calcext:value-type="float">
            <text:p>15 379 25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30" office:value-type="float" office:value="368966" calcext:value-type="float">
            <text:p>368 966</text:p>
          </table:table-cell>
          <table:table-cell table:style-name="ce30" office:value-type="float" office:value="243525" calcext:value-type="float">
            <text:p>243 525</text:p>
          </table:table-cell>
          <table:table-cell table:style-name="ce31" office:value-type="float" office:value="612491" calcext:value-type="float">
            <text:p>612 491</text:p>
          </table:table-cell>
          <table:table-cell table:style-name="ce30" office:value-type="float" office:value="21052261" calcext:value-type="float">
            <text:p>21 052 26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30" office:value-type="float" office:value="444094" calcext:value-type="float">
            <text:p>444 094</text:p>
          </table:table-cell>
          <table:table-cell table:style-name="ce30" office:value-type="float" office:value="299373" calcext:value-type="float">
            <text:p>299 373</text:p>
          </table:table-cell>
          <table:table-cell table:style-name="ce31" office:value-type="float" office:value="743467" calcext:value-type="float">
            <text:p>743 467</text:p>
          </table:table-cell>
          <table:table-cell table:style-name="ce30" office:value-type="float" office:value="26036034" calcext:value-type="float">
            <text:p>26 036 03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30" office:value-type="float" office:value="96300" calcext:value-type="float">
            <text:p>96 300</text:p>
          </table:table-cell>
          <table:table-cell table:style-name="ce30" office:value-type="float" office:value="69311" calcext:value-type="float">
            <text:p>69 311</text:p>
          </table:table-cell>
          <table:table-cell table:style-name="ce31" office:value-type="float" office:value="165611" calcext:value-type="float">
            <text:p>165 611</text:p>
          </table:table-cell>
          <table:table-cell table:style-name="ce30" office:value-type="float" office:value="6179293" calcext:value-type="float">
            <text:p>6 179 293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Source : Insee, estimations de population.</text:p>
          </table:table-cell>
          <table:table-cell table:number-columns-repeated="1023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née 2007" table:style-name="ta9"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2" table:default-cell-style-name="ce16"/>
        <table:table-column table:style-name="co7" table:number-columns-repeated="9" table:default-cell-style-name="ce16"/>
        <table:table-column table:style-name="co8" table:number-columns-repeated="1010" table:default-cell-style-name="Default"/>
        <table:table-row table:style-name="ro2">
          <table:table-cell table:style-name="ce5" office:value-type="string" calcext:value-type="string">
            <text:p>Population selon le sexe et l’âge au 1er janvier <text:s/>2007 </text:p>
          </table:table-cell>
          <table:table-cell table:style-name="ce5"/>
          <table:table-cell table:style-name="ce22"/>
          <table:table-cell table:number-columns-repeated="1021"/>
        </table:table-row>
        <table:table-row table:style-name="ro2">
          <table:table-cell table:style-name="ce6"/>
          <table:table-cell table:style-name="ce5"/>
          <table:table-cell table:number-columns-repeated="1022"/>
        </table:table-row>
        <table:table-row table:style-name="ro2">
          <table:table-cell table:style-name="ce7" table:number-columns-repeated="2"/>
          <table:table-cell table:number-columns-repeated="2"/>
          <table:table-cell table:style-name="ce26" office:value-type="string" calcext:value-type="string">
            <text:p>en nombre</text:p>
          </table:table-cell>
          <table:table-cell table:number-columns-repeated="1019"/>
        </table:table-row>
        <table:table-row table:style-name="ro2">
          <table:table-cell table:style-name="ce8" table:number-columns-spanned="1" table:number-rows-spanned="2"/>
          <table:table-cell table:style-name="ce17" office:value-type="string" calcext:value-type="string" table:number-columns-spanned="4" table:number-rows-spanned="1">
            <text:p>Au 1er <text:s/>janvier 2007 </text:p>
          </table:table-cell>
          <table:covered-table-cell table:number-columns-repeated="3" table:style-name="ce23"/>
          <table:table-cell table:number-columns-repeated="1019"/>
        </table:table-row>
        <table:table-row table:style-name="ro3">
          <table:covered-table-cell table:style-name="ce9"/>
          <table:table-cell table:style-name="ce18" office:value-type="string" calcext:value-type="string">
            <text:p>Bas-Rhin</text:p>
          </table:table-cell>
          <table:table-cell table:style-name="ce18" office:value-type="string" calcext:value-type="string">
            <text:p>Haut-Rhin</text:p>
          </table:table-cell>
          <table:table-cell table:style-name="ce24" office:value-type="string" calcext:value-type="string">
            <text:p>Alsace</text:p>
          </table:table-cell>
          <table:table-cell table:style-name="ce27" office:value-type="string" calcext:value-type="string">
            <text:p>France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 table:number-columns-spanned="5" table:number-rows-spanned="1">
            <text:p>Ensemble</text:p>
          </table:table-cell>
          <table:covered-table-cell table:number-columns-repeated="4" table:style-name="ce9"/>
          <table:table-cell table:number-columns-repeated="1019"/>
        </table:table-row>
        <table:table-row table:style-name="ro5">
          <table:table-cell table:style-name="ce11" office:value-type="string" calcext:value-type="string">
            <text:p>moins de 20 ans</text:p>
          </table:table-cell>
          <table:table-cell table:style-name="ce28" office:value-type="float" office:value="268677" calcext:value-type="float">
            <text:p>268 677</text:p>
          </table:table-cell>
          <table:table-cell table:style-name="ce28" office:value-type="float" office:value="184458" calcext:value-type="float">
            <text:p>184 458</text:p>
          </table:table-cell>
          <table:table-cell table:style-name="ce28" office:value-type="float" office:value="453135" calcext:value-type="float">
            <text:p>453 135</text:p>
          </table:table-cell>
          <table:table-cell table:style-name="ce28" office:value-type="float" office:value="15924796" calcext:value-type="float">
            <text:p>15 924 796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de 0 à 4 ans</text:p>
          </table:table-cell>
          <table:table-cell table:style-name="ce29" office:value-type="float" office:value="63945" calcext:value-type="float">
            <text:p>63 945</text:p>
          </table:table-cell>
          <table:table-cell table:style-name="ce29" office:value-type="float" office:value="45000" calcext:value-type="float">
            <text:p>45 000</text:p>
          </table:table-cell>
          <table:table-cell table:style-name="ce28" office:value-type="float" office:value="108945" calcext:value-type="float">
            <text:p>108 945</text:p>
          </table:table-cell>
          <table:table-cell table:style-name="ce29" office:value-type="float" office:value="3932192" calcext:value-type="float">
            <text:p>3 932 192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de 5 à 9 ans</text:p>
          </table:table-cell>
          <table:table-cell table:style-name="ce29" office:value-type="float" office:value="65938" calcext:value-type="float">
            <text:p>65 938</text:p>
          </table:table-cell>
          <table:table-cell table:style-name="ce29" office:value-type="float" office:value="46724" calcext:value-type="float">
            <text:p>46 724</text:p>
          </table:table-cell>
          <table:table-cell table:style-name="ce28" office:value-type="float" office:value="112662" calcext:value-type="float">
            <text:p>112 662</text:p>
          </table:table-cell>
          <table:table-cell table:style-name="ce29" office:value-type="float" office:value="3971796" calcext:value-type="float">
            <text:p>3 971 79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9" office:value-type="float" office:value="65124" calcext:value-type="float">
            <text:p>65 124</text:p>
          </table:table-cell>
          <table:table-cell table:style-name="ce29" office:value-type="float" office:value="45910" calcext:value-type="float">
            <text:p>45 910</text:p>
          </table:table-cell>
          <table:table-cell table:style-name="ce28" office:value-type="float" office:value="111034" calcext:value-type="float">
            <text:p>111 034</text:p>
          </table:table-cell>
          <table:table-cell table:style-name="ce29" office:value-type="float" office:value="3874213" calcext:value-type="float">
            <text:p>3 874 21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9" office:value-type="float" office:value="73670" calcext:value-type="float">
            <text:p>73 670</text:p>
          </table:table-cell>
          <table:table-cell table:style-name="ce29" office:value-type="float" office:value="46824" calcext:value-type="float">
            <text:p>46 824</text:p>
          </table:table-cell>
          <table:table-cell table:style-name="ce28" office:value-type="float" office:value="120494" calcext:value-type="float">
            <text:p>120 494</text:p>
          </table:table-cell>
          <table:table-cell table:style-name="ce29" office:value-type="float" office:value="4146595" calcext:value-type="float">
            <text:p>4 146 595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28" office:value-type="float" office:value="302665" calcext:value-type="float">
            <text:p>302 665</text:p>
          </table:table-cell>
          <table:table-cell table:style-name="ce28" office:value-type="float" office:value="194216" calcext:value-type="float">
            <text:p>194 216</text:p>
          </table:table-cell>
          <table:table-cell table:style-name="ce28" office:value-type="float" office:value="496881" calcext:value-type="float">
            <text:p>496 881</text:p>
          </table:table-cell>
          <table:table-cell table:style-name="ce28" office:value-type="float" office:value="16668846" calcext:value-type="float">
            <text:p>16 668 84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9" office:value-type="float" office:value="75020" calcext:value-type="float">
            <text:p>75 020</text:p>
          </table:table-cell>
          <table:table-cell table:style-name="ce29" office:value-type="float" office:value="43837" calcext:value-type="float">
            <text:p>43 837</text:p>
          </table:table-cell>
          <table:table-cell table:style-name="ce28" office:value-type="float" office:value="118857" calcext:value-type="float">
            <text:p>118 857</text:p>
          </table:table-cell>
          <table:table-cell table:style-name="ce29" office:value-type="float" office:value="4029070" calcext:value-type="float">
            <text:p>4 029 07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9" office:value-type="float" office:value="73009" calcext:value-type="float">
            <text:p>73 009</text:p>
          </table:table-cell>
          <table:table-cell table:style-name="ce29" office:value-type="float" office:value="45659" calcext:value-type="float">
            <text:p>45 659</text:p>
          </table:table-cell>
          <table:table-cell table:style-name="ce28" office:value-type="float" office:value="118668" calcext:value-type="float">
            <text:p>118 668</text:p>
          </table:table-cell>
          <table:table-cell table:style-name="ce29" office:value-type="float" office:value="3967545" calcext:value-type="float">
            <text:p>3 967 54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9" office:value-type="float" office:value="74249" calcext:value-type="float">
            <text:p>74 249</text:p>
          </table:table-cell>
          <table:table-cell table:style-name="ce29" office:value-type="float" office:value="49056" calcext:value-type="float">
            <text:p>49 056</text:p>
          </table:table-cell>
          <table:table-cell table:style-name="ce28" office:value-type="float" office:value="123305" calcext:value-type="float">
            <text:p>123 305</text:p>
          </table:table-cell>
          <table:table-cell table:style-name="ce29" office:value-type="float" office:value="4191262" calcext:value-type="float">
            <text:p>4 191 26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9" office:value-type="float" office:value="80387" calcext:value-type="float">
            <text:p>80 387</text:p>
          </table:table-cell>
          <table:table-cell table:style-name="ce29" office:value-type="float" office:value="55664" calcext:value-type="float">
            <text:p>55 664</text:p>
          </table:table-cell>
          <table:table-cell table:style-name="ce28" office:value-type="float" office:value="136051" calcext:value-type="float">
            <text:p>136 051</text:p>
          </table:table-cell>
          <table:table-cell table:style-name="ce29" office:value-type="float" office:value="4480969" calcext:value-type="float">
            <text:p>4 480 969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28" office:value-type="float" office:value="306397" calcext:value-type="float">
            <text:p>306 397</text:p>
          </table:table-cell>
          <table:table-cell table:style-name="ce28" office:value-type="float" office:value="214104" calcext:value-type="float">
            <text:p>214 104</text:p>
          </table:table-cell>
          <table:table-cell table:style-name="ce28" office:value-type="float" office:value="520501" calcext:value-type="float">
            <text:p>520 501</text:p>
          </table:table-cell>
          <table:table-cell table:style-name="ce28" office:value-type="float" office:value="17504980" calcext:value-type="float">
            <text:p>17 504 98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9" office:value-type="float" office:value="82559" calcext:value-type="float">
            <text:p>82 559</text:p>
          </table:table-cell>
          <table:table-cell table:style-name="ce29" office:value-type="float" office:value="56919" calcext:value-type="float">
            <text:p>56 919</text:p>
          </table:table-cell>
          <table:table-cell table:style-name="ce28" office:value-type="float" office:value="139478" calcext:value-type="float">
            <text:p>139 478</text:p>
          </table:table-cell>
          <table:table-cell table:style-name="ce29" office:value-type="float" office:value="4566755" calcext:value-type="float">
            <text:p>4 566 75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9" office:value-type="float" office:value="78934" calcext:value-type="float">
            <text:p>78 934</text:p>
          </table:table-cell>
          <table:table-cell table:style-name="ce29" office:value-type="float" office:value="54955" calcext:value-type="float">
            <text:p>54 955</text:p>
          </table:table-cell>
          <table:table-cell table:style-name="ce28" office:value-type="float" office:value="133889" calcext:value-type="float">
            <text:p>133 889</text:p>
          </table:table-cell>
          <table:table-cell table:style-name="ce29" office:value-type="float" office:value="4404707" calcext:value-type="float">
            <text:p>4 404 70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9" office:value-type="float" office:value="75317" calcext:value-type="float">
            <text:p>75 317</text:p>
          </table:table-cell>
          <table:table-cell table:style-name="ce29" office:value-type="float" office:value="52656" calcext:value-type="float">
            <text:p>52 656</text:p>
          </table:table-cell>
          <table:table-cell table:style-name="ce28" office:value-type="float" office:value="127973" calcext:value-type="float">
            <text:p>127 973</text:p>
          </table:table-cell>
          <table:table-cell table:style-name="ce29" office:value-type="float" office:value="4266245" calcext:value-type="float">
            <text:p>4 266 24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9" office:value-type="float" office:value="69587" calcext:value-type="float">
            <text:p>69 587</text:p>
          </table:table-cell>
          <table:table-cell table:style-name="ce29" office:value-type="float" office:value="49574" calcext:value-type="float">
            <text:p>49 574</text:p>
          </table:table-cell>
          <table:table-cell table:style-name="ce28" office:value-type="float" office:value="119161" calcext:value-type="float">
            <text:p>119 161</text:p>
          </table:table-cell>
          <table:table-cell table:style-name="ce29" office:value-type="float" office:value="4267273" calcext:value-type="float">
            <text:p>4 267 273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28" office:value-type="float" office:value="130537" calcext:value-type="float">
            <text:p>130 537</text:p>
          </table:table-cell>
          <table:table-cell table:style-name="ce28" office:value-type="float" office:value="93850" calcext:value-type="float">
            <text:p>93 850</text:p>
          </table:table-cell>
          <table:table-cell table:style-name="ce28" office:value-type="float" office:value="224387" calcext:value-type="float">
            <text:p>224 387</text:p>
          </table:table-cell>
          <table:table-cell table:style-name="ce28" office:value-type="float" office:value="8200718" calcext:value-type="float">
            <text:p>8 200 71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9" office:value-type="float" office:value="47117" calcext:value-type="float">
            <text:p>47 117</text:p>
          </table:table-cell>
          <table:table-cell table:style-name="ce29" office:value-type="float" office:value="34045" calcext:value-type="float">
            <text:p>34 045</text:p>
          </table:table-cell>
          <table:table-cell table:style-name="ce28" office:value-type="float" office:value="81162" calcext:value-type="float">
            <text:p>81 162</text:p>
          </table:table-cell>
          <table:table-cell table:style-name="ce29" office:value-type="float" office:value="3119696" calcext:value-type="float">
            <text:p>3 119 69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9" office:value-type="float" office:value="43215" calcext:value-type="float">
            <text:p>43 215</text:p>
          </table:table-cell>
          <table:table-cell table:style-name="ce29" office:value-type="float" office:value="30441" calcext:value-type="float">
            <text:p>30 441</text:p>
          </table:table-cell>
          <table:table-cell table:style-name="ce28" office:value-type="float" office:value="73656" calcext:value-type="float">
            <text:p>73 656</text:p>
          </table:table-cell>
          <table:table-cell table:style-name="ce29" office:value-type="float" office:value="2546653" calcext:value-type="float">
            <text:p>2 546 65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9" office:value-type="float" office:value="40205" calcext:value-type="float">
            <text:p>40 205</text:p>
          </table:table-cell>
          <table:table-cell table:style-name="ce29" office:value-type="float" office:value="29364" calcext:value-type="float">
            <text:p>29 364</text:p>
          </table:table-cell>
          <table:table-cell table:style-name="ce28" office:value-type="float" office:value="69569" calcext:value-type="float">
            <text:p>69 569</text:p>
          </table:table-cell>
          <table:table-cell table:style-name="ce29" office:value-type="float" office:value="2534369" calcext:value-type="float">
            <text:p>2 534 369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28" office:value-type="float" office:value="76564" calcext:value-type="float">
            <text:p>76 564</text:p>
          </table:table-cell>
          <table:table-cell table:style-name="ce28" office:value-type="float" office:value="55780" calcext:value-type="float">
            <text:p>55 780</text:p>
          </table:table-cell>
          <table:table-cell table:style-name="ce28" office:value-type="float" office:value="132344" calcext:value-type="float">
            <text:p>132 344</text:p>
          </table:table-cell>
          <table:table-cell table:style-name="ce28" office:value-type="float" office:value="5301350" calcext:value-type="float">
            <text:p>5 301 35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9" office:value-type="float" office:value="34203" calcext:value-type="float">
            <text:p>34 203</text:p>
          </table:table-cell>
          <table:table-cell table:style-name="ce29" office:value-type="float" office:value="25977" calcext:value-type="float">
            <text:p>25 977</text:p>
          </table:table-cell>
          <table:table-cell table:style-name="ce28" office:value-type="float" office:value="60180" calcext:value-type="float">
            <text:p>60 180</text:p>
          </table:table-cell>
          <table:table-cell table:style-name="ce29" office:value-type="float" office:value="2256271" calcext:value-type="float">
            <text:p>2 256 27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9" office:value-type="float" office:value="24834" calcext:value-type="float">
            <text:p>24 834</text:p>
          </table:table-cell>
          <table:table-cell table:style-name="ce29" office:value-type="float" office:value="17850" calcext:value-type="float">
            <text:p>17 850</text:p>
          </table:table-cell>
          <table:table-cell table:style-name="ce28" office:value-type="float" office:value="42684" calcext:value-type="float">
            <text:p>42 684</text:p>
          </table:table-cell>
          <table:table-cell table:style-name="ce29" office:value-type="float" office:value="1723022" calcext:value-type="float">
            <text:p>1 723 02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9" office:value-type="float" office:value="11613" calcext:value-type="float">
            <text:p>11 613</text:p>
          </table:table-cell>
          <table:table-cell table:style-name="ce29" office:value-type="float" office:value="8177" calcext:value-type="float">
            <text:p>8 177</text:p>
          </table:table-cell>
          <table:table-cell table:style-name="ce28" office:value-type="float" office:value="19790" calcext:value-type="float">
            <text:p>19 790</text:p>
          </table:table-cell>
          <table:table-cell table:style-name="ce29" office:value-type="float" office:value="865336" calcext:value-type="float">
            <text:p>865 33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9" office:value-type="float" office:value="4550" calcext:value-type="float">
            <text:p>4 550</text:p>
          </table:table-cell>
          <table:table-cell table:style-name="ce29" office:value-type="float" office:value="2817" calcext:value-type="float">
            <text:p>2 817</text:p>
          </table:table-cell>
          <table:table-cell table:style-name="ce28" office:value-type="float" office:value="7367" calcext:value-type="float">
            <text:p>7 367</text:p>
          </table:table-cell>
          <table:table-cell table:style-name="ce29" office:value-type="float" office:value="336904" calcext:value-type="float">
            <text:p>336 90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9" office:value-type="float" office:value="1364" calcext:value-type="float">
            <text:p>1 364</text:p>
          </table:table-cell>
          <table:table-cell table:style-name="ce29" office:value-type="float" office:value="959" calcext:value-type="float">
            <text:p>959</text:p>
          </table:table-cell>
          <table:table-cell table:style-name="ce28" office:value-type="float" office:value="2323" calcext:value-type="float">
            <text:p>2 323</text:p>
          </table:table-cell>
          <table:table-cell table:style-name="ce29" office:value-type="float" office:value="119817" calcext:value-type="float">
            <text:p>119 817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28" office:value-type="float" office:value="1084840" calcext:value-type="float">
            <text:p>1 084 840</text:p>
          </table:table-cell>
          <table:table-cell table:style-name="ce28" office:value-type="float" office:value="742408" calcext:value-type="float">
            <text:p>742 408</text:p>
          </table:table-cell>
          <table:table-cell table:style-name="ce28" office:value-type="float" office:value="1827248" calcext:value-type="float">
            <text:p>1 827 248</text:p>
          </table:table-cell>
          <table:table-cell table:style-name="ce28" office:value-type="float" office:value="63600690" calcext:value-type="float">
            <text:p>63 600 690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30" office:value-type="float" office:value="176552" calcext:value-type="float">
            <text:p>176 552</text:p>
          </table:table-cell>
          <table:table-cell table:style-name="ce30" office:value-type="float" office:value="121167" calcext:value-type="float">
            <text:p>121 167</text:p>
          </table:table-cell>
          <table:table-cell table:style-name="ce31" office:value-type="float" office:value="297719" calcext:value-type="float">
            <text:p>297 719</text:p>
          </table:table-cell>
          <table:table-cell table:style-name="ce30" office:value-type="float" office:value="10355551" calcext:value-type="float">
            <text:p>10 355 55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30" office:value-type="float" office:value="553306" calcext:value-type="float">
            <text:p>553 306</text:p>
          </table:table-cell>
          <table:table-cell table:style-name="ce30" office:value-type="float" office:value="363637" calcext:value-type="float">
            <text:p>363 637</text:p>
          </table:table-cell>
          <table:table-cell table:style-name="ce31" office:value-type="float" office:value="916943" calcext:value-type="float">
            <text:p>916 943</text:p>
          </table:table-cell>
          <table:table-cell table:style-name="ce30" office:value-type="float" office:value="30648439" calcext:value-type="float">
            <text:p>30 648 439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30" office:value-type="float" office:value="729849" calcext:value-type="float">
            <text:p>729 849</text:p>
          </table:table-cell>
          <table:table-cell table:style-name="ce30" office:value-type="float" office:value="489189" calcext:value-type="float">
            <text:p>489 189</text:p>
          </table:table-cell>
          <table:table-cell table:style-name="ce31" office:value-type="float" office:value="1219038" calcext:value-type="float">
            <text:p>1 219 038</text:p>
          </table:table-cell>
          <table:table-cell table:style-name="ce30" office:value-type="float" office:value="41440117" calcext:value-type="float">
            <text:p>41 440 11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30" office:value-type="float" office:value="846894" calcext:value-type="float">
            <text:p>846 894</text:p>
          </table:table-cell>
          <table:table-cell table:style-name="ce30" office:value-type="float" office:value="576240" calcext:value-type="float">
            <text:p>576 240</text:p>
          </table:table-cell>
          <table:table-cell table:style-name="ce31" office:value-type="float" office:value="1423134" calcext:value-type="float">
            <text:p>1 423 134</text:p>
          </table:table-cell>
          <table:table-cell table:style-name="ce30" office:value-type="float" office:value="49350052" calcext:value-type="float">
            <text:p>49 350 052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30" office:value-type="float" office:value="159984" calcext:value-type="float">
            <text:p>159 984</text:p>
          </table:table-cell>
          <table:table-cell table:style-name="ce30" office:value-type="float" office:value="115585" calcext:value-type="float">
            <text:p>115 585</text:p>
          </table:table-cell>
          <table:table-cell table:style-name="ce31" office:value-type="float" office:value="275569" calcext:value-type="float">
            <text:p>275 569</text:p>
          </table:table-cell>
          <table:table-cell table:style-name="ce30" office:value-type="float" office:value="10382372" calcext:value-type="float">
            <text:p>10 382 372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 table:number-columns-spanned="5" table:number-rows-spanned="1">
            <text:p>Hommes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1" office:value-type="string" calcext:value-type="string">
            <text:p>moins de 20 ans</text:p>
          </table:table-cell>
          <table:table-cell table:style-name="ce28" office:value-type="float" office:value="136664" calcext:value-type="float">
            <text:p>136 664</text:p>
          </table:table-cell>
          <table:table-cell table:style-name="ce28" office:value-type="float" office:value="94408" calcext:value-type="float">
            <text:p>94 408</text:p>
          </table:table-cell>
          <table:table-cell table:style-name="ce28" office:value-type="float" office:value="231072" calcext:value-type="float">
            <text:p>231 072</text:p>
          </table:table-cell>
          <table:table-cell table:style-name="ce28" office:value-type="float" office:value="8148868" calcext:value-type="float">
            <text:p>8 148 86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0 à 4 ans</text:p>
          </table:table-cell>
          <table:table-cell table:style-name="ce29" office:value-type="float" office:value="32596" calcext:value-type="float">
            <text:p>32 596</text:p>
          </table:table-cell>
          <table:table-cell table:style-name="ce29" office:value-type="float" office:value="22888" calcext:value-type="float">
            <text:p>22 888</text:p>
          </table:table-cell>
          <table:table-cell table:style-name="ce28" office:value-type="float" office:value="55484" calcext:value-type="float">
            <text:p>55 484</text:p>
          </table:table-cell>
          <table:table-cell table:style-name="ce29" office:value-type="float" office:value="2011392" calcext:value-type="float">
            <text:p>2 011 39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 à 9 ans</text:p>
          </table:table-cell>
          <table:table-cell table:style-name="ce29" office:value-type="float" office:value="33824" calcext:value-type="float">
            <text:p>33 824</text:p>
          </table:table-cell>
          <table:table-cell table:style-name="ce29" office:value-type="float" office:value="23812" calcext:value-type="float">
            <text:p>23 812</text:p>
          </table:table-cell>
          <table:table-cell table:style-name="ce28" office:value-type="float" office:value="57636" calcext:value-type="float">
            <text:p>57 636</text:p>
          </table:table-cell>
          <table:table-cell table:style-name="ce29" office:value-type="float" office:value="2036024" calcext:value-type="float">
            <text:p>2 036 02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9" office:value-type="float" office:value="33458" calcext:value-type="float">
            <text:p>33 458</text:p>
          </table:table-cell>
          <table:table-cell table:style-name="ce29" office:value-type="float" office:value="23429" calcext:value-type="float">
            <text:p>23 429</text:p>
          </table:table-cell>
          <table:table-cell table:style-name="ce28" office:value-type="float" office:value="56887" calcext:value-type="float">
            <text:p>56 887</text:p>
          </table:table-cell>
          <table:table-cell table:style-name="ce29" office:value-type="float" office:value="1982290" calcext:value-type="float">
            <text:p>1 982 29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9" office:value-type="float" office:value="36786" calcext:value-type="float">
            <text:p>36 786</text:p>
          </table:table-cell>
          <table:table-cell table:style-name="ce29" office:value-type="float" office:value="24279" calcext:value-type="float">
            <text:p>24 279</text:p>
          </table:table-cell>
          <table:table-cell table:style-name="ce28" office:value-type="float" office:value="61065" calcext:value-type="float">
            <text:p>61 065</text:p>
          </table:table-cell>
          <table:table-cell table:style-name="ce29" office:value-type="float" office:value="2119162" calcext:value-type="float">
            <text:p>2 119 162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28" office:value-type="float" office:value="150400" calcext:value-type="float">
            <text:p>150 400</text:p>
          </table:table-cell>
          <table:table-cell table:style-name="ce28" office:value-type="float" office:value="97852" calcext:value-type="float">
            <text:p>97 852</text:p>
          </table:table-cell>
          <table:table-cell table:style-name="ce28" office:value-type="float" office:value="248252" calcext:value-type="float">
            <text:p>248 252</text:p>
          </table:table-cell>
          <table:table-cell table:style-name="ce28" office:value-type="float" office:value="8288579" calcext:value-type="float">
            <text:p>8 288 57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9" office:value-type="float" office:value="36606" calcext:value-type="float">
            <text:p>36 606</text:p>
          </table:table-cell>
          <table:table-cell table:style-name="ce29" office:value-type="float" office:value="22432" calcext:value-type="float">
            <text:p>22 432</text:p>
          </table:table-cell>
          <table:table-cell table:style-name="ce28" office:value-type="float" office:value="59038" calcext:value-type="float">
            <text:p>59 038</text:p>
          </table:table-cell>
          <table:table-cell table:style-name="ce29" office:value-type="float" office:value="2020553" calcext:value-type="float">
            <text:p>2 020 55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9" office:value-type="float" office:value="36206" calcext:value-type="float">
            <text:p>36 206</text:p>
          </table:table-cell>
          <table:table-cell table:style-name="ce29" office:value-type="float" office:value="22994" calcext:value-type="float">
            <text:p>22 994</text:p>
          </table:table-cell>
          <table:table-cell table:style-name="ce28" office:value-type="float" office:value="59200" calcext:value-type="float">
            <text:p>59 200</text:p>
          </table:table-cell>
          <table:table-cell table:style-name="ce29" office:value-type="float" office:value="1965966" calcext:value-type="float">
            <text:p>1 965 96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9" office:value-type="float" office:value="37304" calcext:value-type="float">
            <text:p>37 304</text:p>
          </table:table-cell>
          <table:table-cell table:style-name="ce29" office:value-type="float" office:value="24367" calcext:value-type="float">
            <text:p>24 367</text:p>
          </table:table-cell>
          <table:table-cell table:style-name="ce28" office:value-type="float" office:value="61671" calcext:value-type="float">
            <text:p>61 671</text:p>
          </table:table-cell>
          <table:table-cell table:style-name="ce29" office:value-type="float" office:value="2080371" calcext:value-type="float">
            <text:p>2 080 37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9" office:value-type="float" office:value="40284" calcext:value-type="float">
            <text:p>40 284</text:p>
          </table:table-cell>
          <table:table-cell table:style-name="ce29" office:value-type="float" office:value="28059" calcext:value-type="float">
            <text:p>28 059</text:p>
          </table:table-cell>
          <table:table-cell table:style-name="ce28" office:value-type="float" office:value="68343" calcext:value-type="float">
            <text:p>68 343</text:p>
          </table:table-cell>
          <table:table-cell table:style-name="ce29" office:value-type="float" office:value="2221689" calcext:value-type="float">
            <text:p>2 221 689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28" office:value-type="float" office:value="152931" calcext:value-type="float">
            <text:p>152 931</text:p>
          </table:table-cell>
          <table:table-cell table:style-name="ce28" office:value-type="float" office:value="107379" calcext:value-type="float">
            <text:p>107 379</text:p>
          </table:table-cell>
          <table:table-cell table:style-name="ce28" office:value-type="float" office:value="260310" calcext:value-type="float">
            <text:p>260 310</text:p>
          </table:table-cell>
          <table:table-cell table:style-name="ce28" office:value-type="float" office:value="8582825" calcext:value-type="float">
            <text:p>8 582 82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9" office:value-type="float" office:value="41256" calcext:value-type="float">
            <text:p>41 256</text:p>
          </table:table-cell>
          <table:table-cell table:style-name="ce29" office:value-type="float" office:value="28640" calcext:value-type="float">
            <text:p>28 640</text:p>
          </table:table-cell>
          <table:table-cell table:style-name="ce28" office:value-type="float" office:value="69896" calcext:value-type="float">
            <text:p>69 896</text:p>
          </table:table-cell>
          <table:table-cell table:style-name="ce29" office:value-type="float" office:value="2250195" calcext:value-type="float">
            <text:p>2 250 19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9" office:value-type="float" office:value="39023" calcext:value-type="float">
            <text:p>39 023</text:p>
          </table:table-cell>
          <table:table-cell table:style-name="ce29" office:value-type="float" office:value="27373" calcext:value-type="float">
            <text:p>27 373</text:p>
          </table:table-cell>
          <table:table-cell table:style-name="ce28" office:value-type="float" office:value="66396" calcext:value-type="float">
            <text:p>66 396</text:p>
          </table:table-cell>
          <table:table-cell table:style-name="ce29" office:value-type="float" office:value="2160353" calcext:value-type="float">
            <text:p>2 160 35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9" office:value-type="float" office:value="37697" calcext:value-type="float">
            <text:p>37 697</text:p>
          </table:table-cell>
          <table:table-cell table:style-name="ce29" office:value-type="float" office:value="26019" calcext:value-type="float">
            <text:p>26 019</text:p>
          </table:table-cell>
          <table:table-cell table:style-name="ce28" office:value-type="float" office:value="63716" calcext:value-type="float">
            <text:p>63 716</text:p>
          </table:table-cell>
          <table:table-cell table:style-name="ce29" office:value-type="float" office:value="2081008" calcext:value-type="float">
            <text:p>2 081 00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9" office:value-type="float" office:value="34955" calcext:value-type="float">
            <text:p>34 955</text:p>
          </table:table-cell>
          <table:table-cell table:style-name="ce29" office:value-type="float" office:value="25347" calcext:value-type="float">
            <text:p>25 347</text:p>
          </table:table-cell>
          <table:table-cell table:style-name="ce28" office:value-type="float" office:value="60302" calcext:value-type="float">
            <text:p>60 302</text:p>
          </table:table-cell>
          <table:table-cell table:style-name="ce29" office:value-type="float" office:value="2091269" calcext:value-type="float">
            <text:p>2 091 269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28" office:value-type="float" office:value="62116" calcext:value-type="float">
            <text:p>62 116</text:p>
          </table:table-cell>
          <table:table-cell table:style-name="ce28" office:value-type="float" office:value="45054" calcext:value-type="float">
            <text:p>45 054</text:p>
          </table:table-cell>
          <table:table-cell table:style-name="ce28" office:value-type="float" office:value="107170" calcext:value-type="float">
            <text:p>107 170</text:p>
          </table:table-cell>
          <table:table-cell table:style-name="ce28" office:value-type="float" office:value="3830272" calcext:value-type="float">
            <text:p>3 830 27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9" office:value-type="float" office:value="23542" calcext:value-type="float">
            <text:p>23 542</text:p>
          </table:table-cell>
          <table:table-cell table:style-name="ce29" office:value-type="float" office:value="17171" calcext:value-type="float">
            <text:p>17 171</text:p>
          </table:table-cell>
          <table:table-cell table:style-name="ce28" office:value-type="float" office:value="40713" calcext:value-type="float">
            <text:p>40 713</text:p>
          </table:table-cell>
          <table:table-cell table:style-name="ce29" office:value-type="float" office:value="1516100" calcext:value-type="float">
            <text:p>1 516 10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9" office:value-type="float" office:value="20705" calcext:value-type="float">
            <text:p>20 705</text:p>
          </table:table-cell>
          <table:table-cell table:style-name="ce29" office:value-type="float" office:value="14649" calcext:value-type="float">
            <text:p>14 649</text:p>
          </table:table-cell>
          <table:table-cell table:style-name="ce28" office:value-type="float" office:value="35354" calcext:value-type="float">
            <text:p>35 354</text:p>
          </table:table-cell>
          <table:table-cell table:style-name="ce29" office:value-type="float" office:value="1193421" calcext:value-type="float">
            <text:p>1 193 42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9" office:value-type="float" office:value="17869" calcext:value-type="float">
            <text:p>17 869</text:p>
          </table:table-cell>
          <table:table-cell table:style-name="ce29" office:value-type="float" office:value="13234" calcext:value-type="float">
            <text:p>13 234</text:p>
          </table:table-cell>
          <table:table-cell table:style-name="ce28" office:value-type="float" office:value="31103" calcext:value-type="float">
            <text:p>31 103</text:p>
          </table:table-cell>
          <table:table-cell table:style-name="ce29" office:value-type="float" office:value="1120751" calcext:value-type="float">
            <text:p>1 120 751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28" office:value-type="float" office:value="26329" calcext:value-type="float">
            <text:p>26 329</text:p>
          </table:table-cell>
          <table:table-cell table:style-name="ce28" office:value-type="float" office:value="19406" calcext:value-type="float">
            <text:p>19 406</text:p>
          </table:table-cell>
          <table:table-cell table:style-name="ce28" office:value-type="float" office:value="45735" calcext:value-type="float">
            <text:p>45 735</text:p>
          </table:table-cell>
          <table:table-cell table:style-name="ce28" office:value-type="float" office:value="1931210" calcext:value-type="float">
            <text:p>1 931 21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9" office:value-type="float" office:value="13783" calcext:value-type="float">
            <text:p>13 783</text:p>
          </table:table-cell>
          <table:table-cell table:style-name="ce29" office:value-type="float" office:value="10434" calcext:value-type="float">
            <text:p>10 434</text:p>
          </table:table-cell>
          <table:table-cell table:style-name="ce28" office:value-type="float" office:value="24217" calcext:value-type="float">
            <text:p>24 217</text:p>
          </table:table-cell>
          <table:table-cell table:style-name="ce29" office:value-type="float" office:value="921480" calcext:value-type="float">
            <text:p>921 48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9" office:value-type="float" office:value="8058" calcext:value-type="float">
            <text:p>8 058</text:p>
          </table:table-cell>
          <table:table-cell table:style-name="ce29" office:value-type="float" office:value="5973" calcext:value-type="float">
            <text:p>5 973</text:p>
          </table:table-cell>
          <table:table-cell table:style-name="ce28" office:value-type="float" office:value="14031" calcext:value-type="float">
            <text:p>14 031</text:p>
          </table:table-cell>
          <table:table-cell table:style-name="ce29" office:value-type="float" office:value="628524" calcext:value-type="float">
            <text:p>628 52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9" office:value-type="float" office:value="3201" calcext:value-type="float">
            <text:p>3 201</text:p>
          </table:table-cell>
          <table:table-cell table:style-name="ce29" office:value-type="float" office:value="2189" calcext:value-type="float">
            <text:p>2 189</text:p>
          </table:table-cell>
          <table:table-cell table:style-name="ce28" office:value-type="float" office:value="5390" calcext:value-type="float">
            <text:p>5 390</text:p>
          </table:table-cell>
          <table:table-cell table:style-name="ce29" office:value-type="float" office:value="276395" calcext:value-type="float">
            <text:p>276 39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9" office:value-type="float" office:value="1081" calcext:value-type="float">
            <text:p>1 081</text:p>
          </table:table-cell>
          <table:table-cell table:style-name="ce29" office:value-type="float" office:value="654" calcext:value-type="float">
            <text:p>654</text:p>
          </table:table-cell>
          <table:table-cell table:style-name="ce28" office:value-type="float" office:value="1735" calcext:value-type="float">
            <text:p>1 735</text:p>
          </table:table-cell>
          <table:table-cell table:style-name="ce29" office:value-type="float" office:value="82744" calcext:value-type="float">
            <text:p>82 74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9" office:value-type="float" office:value="206" calcext:value-type="float">
            <text:p>206</text:p>
          </table:table-cell>
          <table:table-cell table:style-name="ce29" office:value-type="float" office:value="156" calcext:value-type="float">
            <text:p>156</text:p>
          </table:table-cell>
          <table:table-cell table:style-name="ce28" office:value-type="float" office:value="362" calcext:value-type="float">
            <text:p>362</text:p>
          </table:table-cell>
          <table:table-cell table:style-name="ce29" office:value-type="float" office:value="22067" calcext:value-type="float">
            <text:p>22 067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28" office:value-type="float" office:value="528440" calcext:value-type="float">
            <text:p>528 440</text:p>
          </table:table-cell>
          <table:table-cell table:style-name="ce28" office:value-type="float" office:value="364099" calcext:value-type="float">
            <text:p>364 099</text:p>
          </table:table-cell>
          <table:table-cell table:style-name="ce28" office:value-type="float" office:value="892539" calcext:value-type="float">
            <text:p>892 539</text:p>
          </table:table-cell>
          <table:table-cell table:style-name="ce28" office:value-type="float" office:value="30781754" calcext:value-type="float">
            <text:p>30 781 75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30" office:value-type="float" office:value="89869" calcext:value-type="float">
            <text:p>89 869</text:p>
          </table:table-cell>
          <table:table-cell table:style-name="ce30" office:value-type="float" office:value="62124" calcext:value-type="float">
            <text:p>62 124</text:p>
          </table:table-cell>
          <table:table-cell table:style-name="ce31" office:value-type="float" office:value="151993" calcext:value-type="float">
            <text:p>151 993</text:p>
          </table:table-cell>
          <table:table-cell table:style-name="ce30" office:value-type="float" office:value="5302714" calcext:value-type="float">
            <text:p>5 302 71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30" office:value-type="float" office:value="275091" calcext:value-type="float">
            <text:p>275 091</text:p>
          </table:table-cell>
          <table:table-cell table:style-name="ce30" office:value-type="float" office:value="183456" calcext:value-type="float">
            <text:p>183 456</text:p>
          </table:table-cell>
          <table:table-cell table:style-name="ce31" office:value-type="float" office:value="458547" calcext:value-type="float">
            <text:p>458 547</text:p>
          </table:table-cell>
          <table:table-cell table:style-name="ce30" office:value-type="float" office:value="15238388" calcext:value-type="float">
            <text:p>15 238 388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30" office:value-type="float" office:value="363659" calcext:value-type="float">
            <text:p>363 659</text:p>
          </table:table-cell>
          <table:table-cell table:style-name="ce30" office:value-type="float" office:value="246681" calcext:value-type="float">
            <text:p>246 681</text:p>
          </table:table-cell>
          <table:table-cell table:style-name="ce31" office:value-type="float" office:value="610340" calcext:value-type="float">
            <text:p>610 340</text:p>
          </table:table-cell>
          <table:table-cell table:style-name="ce30" office:value-type="float" office:value="20506666" calcext:value-type="float">
            <text:p>20 506 666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30" office:value-type="float" office:value="406794" calcext:value-type="float">
            <text:p>406 794</text:p>
          </table:table-cell>
          <table:table-cell table:style-name="ce30" office:value-type="float" office:value="279074" calcext:value-type="float">
            <text:p>279 074</text:p>
          </table:table-cell>
          <table:table-cell table:style-name="ce31" office:value-type="float" office:value="685868" calcext:value-type="float">
            <text:p>685 868</text:p>
          </table:table-cell>
          <table:table-cell table:style-name="ce30" office:value-type="float" office:value="23486858" calcext:value-type="float">
            <text:p>23 486 858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30" office:value-type="float" office:value="64903" calcext:value-type="float">
            <text:p>64 903</text:p>
          </table:table-cell>
          <table:table-cell table:style-name="ce30" office:value-type="float" office:value="47289" calcext:value-type="float">
            <text:p>47 289</text:p>
          </table:table-cell>
          <table:table-cell table:style-name="ce31" office:value-type="float" office:value="112192" calcext:value-type="float">
            <text:p>112 192</text:p>
          </table:table-cell>
          <table:table-cell table:style-name="ce30" office:value-type="float" office:value="4245382" calcext:value-type="float">
            <text:p>4 245 382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 table:number-columns-spanned="5" table:number-rows-spanned="1">
            <text:p>Femmes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1" office:value-type="string" calcext:value-type="string">
            <text:p>moins de 20 ans</text:p>
          </table:table-cell>
          <table:table-cell table:style-name="ce28" office:value-type="float" office:value="132013" calcext:value-type="float">
            <text:p>132 013</text:p>
          </table:table-cell>
          <table:table-cell table:style-name="ce28" office:value-type="float" office:value="90050" calcext:value-type="float">
            <text:p>90 050</text:p>
          </table:table-cell>
          <table:table-cell table:style-name="ce28" office:value-type="float" office:value="222063" calcext:value-type="float">
            <text:p>222 063</text:p>
          </table:table-cell>
          <table:table-cell table:style-name="ce28" office:value-type="float" office:value="7775928" calcext:value-type="float">
            <text:p>7 775 92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0 à 4 ans</text:p>
          </table:table-cell>
          <table:table-cell table:style-name="ce29" office:value-type="float" office:value="31349" calcext:value-type="float">
            <text:p>31 349</text:p>
          </table:table-cell>
          <table:table-cell table:style-name="ce29" office:value-type="float" office:value="22112" calcext:value-type="float">
            <text:p>22 112</text:p>
          </table:table-cell>
          <table:table-cell table:style-name="ce28" office:value-type="float" office:value="53461" calcext:value-type="float">
            <text:p>53 461</text:p>
          </table:table-cell>
          <table:table-cell table:style-name="ce29" office:value-type="float" office:value="1920800" calcext:value-type="float">
            <text:p>1 920 80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 à 9 ans</text:p>
          </table:table-cell>
          <table:table-cell table:style-name="ce29" office:value-type="float" office:value="32114" calcext:value-type="float">
            <text:p>32 114</text:p>
          </table:table-cell>
          <table:table-cell table:style-name="ce29" office:value-type="float" office:value="22912" calcext:value-type="float">
            <text:p>22 912</text:p>
          </table:table-cell>
          <table:table-cell table:style-name="ce28" office:value-type="float" office:value="55026" calcext:value-type="float">
            <text:p>55 026</text:p>
          </table:table-cell>
          <table:table-cell table:style-name="ce29" office:value-type="float" office:value="1935772" calcext:value-type="float">
            <text:p>1 935 77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9" office:value-type="float" office:value="31666" calcext:value-type="float">
            <text:p>31 666</text:p>
          </table:table-cell>
          <table:table-cell table:style-name="ce29" office:value-type="float" office:value="22481" calcext:value-type="float">
            <text:p>22 481</text:p>
          </table:table-cell>
          <table:table-cell table:style-name="ce28" office:value-type="float" office:value="54147" calcext:value-type="float">
            <text:p>54 147</text:p>
          </table:table-cell>
          <table:table-cell table:style-name="ce29" office:value-type="float" office:value="1891923" calcext:value-type="float">
            <text:p>1 891 92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9" office:value-type="float" office:value="36884" calcext:value-type="float">
            <text:p>36 884</text:p>
          </table:table-cell>
          <table:table-cell table:style-name="ce29" office:value-type="float" office:value="22545" calcext:value-type="float">
            <text:p>22 545</text:p>
          </table:table-cell>
          <table:table-cell table:style-name="ce28" office:value-type="float" office:value="59429" calcext:value-type="float">
            <text:p>59 429</text:p>
          </table:table-cell>
          <table:table-cell table:style-name="ce29" office:value-type="float" office:value="2027433" calcext:value-type="float">
            <text:p>2 027 433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28" office:value-type="float" office:value="152265" calcext:value-type="float">
            <text:p>152 265</text:p>
          </table:table-cell>
          <table:table-cell table:style-name="ce28" office:value-type="float" office:value="96364" calcext:value-type="float">
            <text:p>96 364</text:p>
          </table:table-cell>
          <table:table-cell table:style-name="ce28" office:value-type="float" office:value="248629" calcext:value-type="float">
            <text:p>248 629</text:p>
          </table:table-cell>
          <table:table-cell table:style-name="ce28" office:value-type="float" office:value="8380267" calcext:value-type="float">
            <text:p>8 380 26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9" office:value-type="float" office:value="38414" calcext:value-type="float">
            <text:p>38 414</text:p>
          </table:table-cell>
          <table:table-cell table:style-name="ce29" office:value-type="float" office:value="21405" calcext:value-type="float">
            <text:p>21 405</text:p>
          </table:table-cell>
          <table:table-cell table:style-name="ce28" office:value-type="float" office:value="59819" calcext:value-type="float">
            <text:p>59 819</text:p>
          </table:table-cell>
          <table:table-cell table:style-name="ce29" office:value-type="float" office:value="2008517" calcext:value-type="float">
            <text:p>2 008 51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9" office:value-type="float" office:value="36803" calcext:value-type="float">
            <text:p>36 803</text:p>
          </table:table-cell>
          <table:table-cell table:style-name="ce29" office:value-type="float" office:value="22665" calcext:value-type="float">
            <text:p>22 665</text:p>
          </table:table-cell>
          <table:table-cell table:style-name="ce28" office:value-type="float" office:value="59468" calcext:value-type="float">
            <text:p>59 468</text:p>
          </table:table-cell>
          <table:table-cell table:style-name="ce29" office:value-type="float" office:value="2001579" calcext:value-type="float">
            <text:p>2 001 57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9" office:value-type="float" office:value="36945" calcext:value-type="float">
            <text:p>36 945</text:p>
          </table:table-cell>
          <table:table-cell table:style-name="ce29" office:value-type="float" office:value="24689" calcext:value-type="float">
            <text:p>24 689</text:p>
          </table:table-cell>
          <table:table-cell table:style-name="ce28" office:value-type="float" office:value="61634" calcext:value-type="float">
            <text:p>61 634</text:p>
          </table:table-cell>
          <table:table-cell table:style-name="ce29" office:value-type="float" office:value="2110891" calcext:value-type="float">
            <text:p>2 110 89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9" office:value-type="float" office:value="40103" calcext:value-type="float">
            <text:p>40 103</text:p>
          </table:table-cell>
          <table:table-cell table:style-name="ce29" office:value-type="float" office:value="27605" calcext:value-type="float">
            <text:p>27 605</text:p>
          </table:table-cell>
          <table:table-cell table:style-name="ce28" office:value-type="float" office:value="67708" calcext:value-type="float">
            <text:p>67 708</text:p>
          </table:table-cell>
          <table:table-cell table:style-name="ce29" office:value-type="float" office:value="2259280" calcext:value-type="float">
            <text:p>2 259 280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28" office:value-type="float" office:value="153466" calcext:value-type="float">
            <text:p>153 466</text:p>
          </table:table-cell>
          <table:table-cell table:style-name="ce28" office:value-type="float" office:value="106725" calcext:value-type="float">
            <text:p>106 725</text:p>
          </table:table-cell>
          <table:table-cell table:style-name="ce28" office:value-type="float" office:value="260191" calcext:value-type="float">
            <text:p>260 191</text:p>
          </table:table-cell>
          <table:table-cell table:style-name="ce28" office:value-type="float" office:value="8922155" calcext:value-type="float">
            <text:p>8 922 15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9" office:value-type="float" office:value="41303" calcext:value-type="float">
            <text:p>41 303</text:p>
          </table:table-cell>
          <table:table-cell table:style-name="ce29" office:value-type="float" office:value="28279" calcext:value-type="float">
            <text:p>28 279</text:p>
          </table:table-cell>
          <table:table-cell table:style-name="ce28" office:value-type="float" office:value="69582" calcext:value-type="float">
            <text:p>69 582</text:p>
          </table:table-cell>
          <table:table-cell table:style-name="ce29" office:value-type="float" office:value="2316560" calcext:value-type="float">
            <text:p>2 316 56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9" office:value-type="float" office:value="39911" calcext:value-type="float">
            <text:p>39 911</text:p>
          </table:table-cell>
          <table:table-cell table:style-name="ce29" office:value-type="float" office:value="27582" calcext:value-type="float">
            <text:p>27 582</text:p>
          </table:table-cell>
          <table:table-cell table:style-name="ce28" office:value-type="float" office:value="67493" calcext:value-type="float">
            <text:p>67 493</text:p>
          </table:table-cell>
          <table:table-cell table:style-name="ce29" office:value-type="float" office:value="2244354" calcext:value-type="float">
            <text:p>2 244 35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9" office:value-type="float" office:value="37620" calcext:value-type="float">
            <text:p>37 620</text:p>
          </table:table-cell>
          <table:table-cell table:style-name="ce29" office:value-type="float" office:value="26637" calcext:value-type="float">
            <text:p>26 637</text:p>
          </table:table-cell>
          <table:table-cell table:style-name="ce28" office:value-type="float" office:value="64257" calcext:value-type="float">
            <text:p>64 257</text:p>
          </table:table-cell>
          <table:table-cell table:style-name="ce29" office:value-type="float" office:value="2185237" calcext:value-type="float">
            <text:p>2 185 23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9" office:value-type="float" office:value="34632" calcext:value-type="float">
            <text:p>34 632</text:p>
          </table:table-cell>
          <table:table-cell table:style-name="ce29" office:value-type="float" office:value="24227" calcext:value-type="float">
            <text:p>24 227</text:p>
          </table:table-cell>
          <table:table-cell table:style-name="ce28" office:value-type="float" office:value="58859" calcext:value-type="float">
            <text:p>58 859</text:p>
          </table:table-cell>
          <table:table-cell table:style-name="ce29" office:value-type="float" office:value="2176004" calcext:value-type="float">
            <text:p>2 176 004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28" office:value-type="float" office:value="68421" calcext:value-type="float">
            <text:p>68 421</text:p>
          </table:table-cell>
          <table:table-cell table:style-name="ce28" office:value-type="float" office:value="48796" calcext:value-type="float">
            <text:p>48 796</text:p>
          </table:table-cell>
          <table:table-cell table:style-name="ce28" office:value-type="float" office:value="117217" calcext:value-type="float">
            <text:p>117 217</text:p>
          </table:table-cell>
          <table:table-cell table:style-name="ce28" office:value-type="float" office:value="4370446" calcext:value-type="float">
            <text:p>4 370 44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9" office:value-type="float" office:value="23575" calcext:value-type="float">
            <text:p>23 575</text:p>
          </table:table-cell>
          <table:table-cell table:style-name="ce29" office:value-type="float" office:value="16874" calcext:value-type="float">
            <text:p>16 874</text:p>
          </table:table-cell>
          <table:table-cell table:style-name="ce28" office:value-type="float" office:value="40449" calcext:value-type="float">
            <text:p>40 449</text:p>
          </table:table-cell>
          <table:table-cell table:style-name="ce29" office:value-type="float" office:value="1603596" calcext:value-type="float">
            <text:p>1 603 59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9" office:value-type="float" office:value="22510" calcext:value-type="float">
            <text:p>22 510</text:p>
          </table:table-cell>
          <table:table-cell table:style-name="ce29" office:value-type="float" office:value="15792" calcext:value-type="float">
            <text:p>15 792</text:p>
          </table:table-cell>
          <table:table-cell table:style-name="ce28" office:value-type="float" office:value="38302" calcext:value-type="float">
            <text:p>38 302</text:p>
          </table:table-cell>
          <table:table-cell table:style-name="ce29" office:value-type="float" office:value="1353232" calcext:value-type="float">
            <text:p>1 353 23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9" office:value-type="float" office:value="22336" calcext:value-type="float">
            <text:p>22 336</text:p>
          </table:table-cell>
          <table:table-cell table:style-name="ce29" office:value-type="float" office:value="16130" calcext:value-type="float">
            <text:p>16 130</text:p>
          </table:table-cell>
          <table:table-cell table:style-name="ce28" office:value-type="float" office:value="38466" calcext:value-type="float">
            <text:p>38 466</text:p>
          </table:table-cell>
          <table:table-cell table:style-name="ce29" office:value-type="float" office:value="1413618" calcext:value-type="float">
            <text:p>1 413 618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28" office:value-type="float" office:value="50235" calcext:value-type="float">
            <text:p>50 235</text:p>
          </table:table-cell>
          <table:table-cell table:style-name="ce28" office:value-type="float" office:value="36374" calcext:value-type="float">
            <text:p>36 374</text:p>
          </table:table-cell>
          <table:table-cell table:style-name="ce28" office:value-type="float" office:value="86609" calcext:value-type="float">
            <text:p>86 609</text:p>
          </table:table-cell>
          <table:table-cell table:style-name="ce28" office:value-type="float" office:value="3370140" calcext:value-type="float">
            <text:p>3 370 14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9" office:value-type="float" office:value="20420" calcext:value-type="float">
            <text:p>20 420</text:p>
          </table:table-cell>
          <table:table-cell table:style-name="ce29" office:value-type="float" office:value="15543" calcext:value-type="float">
            <text:p>15 543</text:p>
          </table:table-cell>
          <table:table-cell table:style-name="ce28" office:value-type="float" office:value="35963" calcext:value-type="float">
            <text:p>35 963</text:p>
          </table:table-cell>
          <table:table-cell table:style-name="ce29" office:value-type="float" office:value="1334791" calcext:value-type="float">
            <text:p>1 334 79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9" office:value-type="float" office:value="16776" calcext:value-type="float">
            <text:p>16 776</text:p>
          </table:table-cell>
          <table:table-cell table:style-name="ce29" office:value-type="float" office:value="11877" calcext:value-type="float">
            <text:p>11 877</text:p>
          </table:table-cell>
          <table:table-cell table:style-name="ce28" office:value-type="float" office:value="28653" calcext:value-type="float">
            <text:p>28 653</text:p>
          </table:table-cell>
          <table:table-cell table:style-name="ce29" office:value-type="float" office:value="1094498" calcext:value-type="float">
            <text:p>1 094 49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9" office:value-type="float" office:value="8412" calcext:value-type="float">
            <text:p>8 412</text:p>
          </table:table-cell>
          <table:table-cell table:style-name="ce29" office:value-type="float" office:value="5988" calcext:value-type="float">
            <text:p>5 988</text:p>
          </table:table-cell>
          <table:table-cell table:style-name="ce28" office:value-type="float" office:value="14400" calcext:value-type="float">
            <text:p>14 400</text:p>
          </table:table-cell>
          <table:table-cell table:style-name="ce29" office:value-type="float" office:value="588941" calcext:value-type="float">
            <text:p>588 94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9" office:value-type="float" office:value="3469" calcext:value-type="float">
            <text:p>3 469</text:p>
          </table:table-cell>
          <table:table-cell table:style-name="ce29" office:value-type="float" office:value="2163" calcext:value-type="float">
            <text:p>2 163</text:p>
          </table:table-cell>
          <table:table-cell table:style-name="ce28" office:value-type="float" office:value="5632" calcext:value-type="float">
            <text:p>5 632</text:p>
          </table:table-cell>
          <table:table-cell table:style-name="ce29" office:value-type="float" office:value="254160" calcext:value-type="float">
            <text:p>254 16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9" office:value-type="float" office:value="1158" calcext:value-type="float">
            <text:p>1 158</text:p>
          </table:table-cell>
          <table:table-cell table:style-name="ce29" office:value-type="float" office:value="803" calcext:value-type="float">
            <text:p>803</text:p>
          </table:table-cell>
          <table:table-cell table:style-name="ce28" office:value-type="float" office:value="1961" calcext:value-type="float">
            <text:p>1 961</text:p>
          </table:table-cell>
          <table:table-cell table:style-name="ce29" office:value-type="float" office:value="97750" calcext:value-type="float">
            <text:p>97 750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28" office:value-type="float" office:value="556400" calcext:value-type="float">
            <text:p>556 400</text:p>
          </table:table-cell>
          <table:table-cell table:style-name="ce28" office:value-type="float" office:value="378309" calcext:value-type="float">
            <text:p>378 309</text:p>
          </table:table-cell>
          <table:table-cell table:style-name="ce28" office:value-type="float" office:value="934709" calcext:value-type="float">
            <text:p>934 709</text:p>
          </table:table-cell>
          <table:table-cell table:style-name="ce28" office:value-type="float" office:value="32818936" calcext:value-type="float">
            <text:p>32 818 936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30" office:value-type="float" office:value="86683" calcext:value-type="float">
            <text:p>86 683</text:p>
          </table:table-cell>
          <table:table-cell table:style-name="ce30" office:value-type="float" office:value="59043" calcext:value-type="float">
            <text:p>59 043</text:p>
          </table:table-cell>
          <table:table-cell table:style-name="ce31" office:value-type="float" office:value="145726" calcext:value-type="float">
            <text:p>145 726</text:p>
          </table:table-cell>
          <table:table-cell table:style-name="ce30" office:value-type="float" office:value="5052837" calcext:value-type="float">
            <text:p>5 052 83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30" office:value-type="float" office:value="278215" calcext:value-type="float">
            <text:p>278 215</text:p>
          </table:table-cell>
          <table:table-cell table:style-name="ce30" office:value-type="float" office:value="180181" calcext:value-type="float">
            <text:p>180 181</text:p>
          </table:table-cell>
          <table:table-cell table:style-name="ce31" office:value-type="float" office:value="458396" calcext:value-type="float">
            <text:p>458 396</text:p>
          </table:table-cell>
          <table:table-cell table:style-name="ce30" office:value-type="float" office:value="15410051" calcext:value-type="float">
            <text:p>15 410 05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30" office:value-type="float" office:value="366190" calcext:value-type="float">
            <text:p>366 190</text:p>
          </table:table-cell>
          <table:table-cell table:style-name="ce30" office:value-type="float" office:value="242508" calcext:value-type="float">
            <text:p>242 508</text:p>
          </table:table-cell>
          <table:table-cell table:style-name="ce31" office:value-type="float" office:value="608698" calcext:value-type="float">
            <text:p>608 698</text:p>
          </table:table-cell>
          <table:table-cell table:style-name="ce30" office:value-type="float" office:value="20933451" calcext:value-type="float">
            <text:p>20 933 45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30" office:value-type="float" office:value="440100" calcext:value-type="float">
            <text:p>440 100</text:p>
          </table:table-cell>
          <table:table-cell table:style-name="ce30" office:value-type="float" office:value="297166" calcext:value-type="float">
            <text:p>297 166</text:p>
          </table:table-cell>
          <table:table-cell table:style-name="ce31" office:value-type="float" office:value="737266" calcext:value-type="float">
            <text:p>737 266</text:p>
          </table:table-cell>
          <table:table-cell table:style-name="ce30" office:value-type="float" office:value="25863194" calcext:value-type="float">
            <text:p>25 863 19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30" office:value-type="float" office:value="95081" calcext:value-type="float">
            <text:p>95 081</text:p>
          </table:table-cell>
          <table:table-cell table:style-name="ce30" office:value-type="float" office:value="68296" calcext:value-type="float">
            <text:p>68 296</text:p>
          </table:table-cell>
          <table:table-cell table:style-name="ce31" office:value-type="float" office:value="163377" calcext:value-type="float">
            <text:p>163 377</text:p>
          </table:table-cell>
          <table:table-cell table:style-name="ce30" office:value-type="float" office:value="6136990" calcext:value-type="float">
            <text:p>6 136 990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Source : Insee, estimations de population.</text:p>
          </table:table-cell>
          <table:table-cell table:number-columns-repeated="1023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née 2006" table:style-name="ta10">
        <table:table-column table:style-name="co4" table:default-cell-style-name="ce16"/>
        <table:table-column table:style-name="co5" table:number-columns-repeated="2" table:default-cell-style-name="ce16"/>
        <table:table-column table:style-name="co6" table:number-columns-repeated="2" table:default-cell-style-name="ce16"/>
        <table:table-column table:style-name="co8" table:number-columns-repeated="1019" table:default-cell-style-name="Default"/>
        <table:table-row table:style-name="ro2">
          <table:table-cell table:style-name="ce5" office:value-type="string" calcext:value-type="string">
            <text:p>Population selon le sexe et l’âge au 1er janvier <text:s/>2006 </text:p>
          </table:table-cell>
          <table:table-cell table:style-name="ce5"/>
          <table:table-cell table:style-name="ce22"/>
          <table:table-cell table:number-columns-repeated="1021"/>
        </table:table-row>
        <table:table-row table:style-name="ro2">
          <table:table-cell table:style-name="ce6"/>
          <table:table-cell table:style-name="ce5"/>
          <table:table-cell table:number-columns-repeated="1022"/>
        </table:table-row>
        <table:table-row table:style-name="ro2">
          <table:table-cell table:style-name="ce7" table:number-columns-repeated="2"/>
          <table:table-cell table:number-columns-repeated="2"/>
          <table:table-cell table:style-name="ce26" office:value-type="string" calcext:value-type="string">
            <text:p>en nombre</text:p>
          </table:table-cell>
          <table:table-cell table:number-columns-repeated="1019"/>
        </table:table-row>
        <table:table-row table:style-name="ro2">
          <table:table-cell table:style-name="ce8" table:number-columns-spanned="1" table:number-rows-spanned="2"/>
          <table:table-cell table:style-name="ce17" office:value-type="string" calcext:value-type="string" table:number-columns-spanned="4" table:number-rows-spanned="1">
            <text:p>Au 1er <text:s/>janvier 2006 </text:p>
          </table:table-cell>
          <table:covered-table-cell table:number-columns-repeated="3" table:style-name="ce23"/>
          <table:table-cell table:number-columns-repeated="1019"/>
        </table:table-row>
        <table:table-row table:style-name="ro2">
          <table:covered-table-cell table:style-name="ce9"/>
          <table:table-cell table:style-name="ce18" office:value-type="string" calcext:value-type="string">
            <text:p>Bas-Rhin</text:p>
          </table:table-cell>
          <table:table-cell table:style-name="ce18" office:value-type="string" calcext:value-type="string">
            <text:p>Haut-Rhin</text:p>
          </table:table-cell>
          <table:table-cell table:style-name="ce24" office:value-type="string" calcext:value-type="string">
            <text:p>Alsace</text:p>
          </table:table-cell>
          <table:table-cell table:style-name="ce27" office:value-type="string" calcext:value-type="string">
            <text:p>France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 table:number-columns-spanned="5" table:number-rows-spanned="1">
            <text:p>Ensemble</text:p>
          </table:table-cell>
          <table:covered-table-cell table:number-columns-repeated="4" table:style-name="ce9"/>
          <table:table-cell table:number-columns-repeated="1019"/>
        </table:table-row>
        <table:table-row table:style-name="ro5">
          <table:table-cell table:style-name="ce11" office:value-type="string" calcext:value-type="string">
            <text:p>moins de 20 ans</text:p>
          </table:table-cell>
          <table:table-cell table:style-name="ce28" office:value-type="float" office:value="269189" calcext:value-type="float">
            <text:p>269 189</text:p>
          </table:table-cell>
          <table:table-cell table:style-name="ce28" office:value-type="float" office:value="184340" calcext:value-type="float">
            <text:p>184 340</text:p>
          </table:table-cell>
          <table:table-cell table:style-name="ce28" office:value-type="float" office:value="453529" calcext:value-type="float">
            <text:p>453 529</text:p>
          </table:table-cell>
          <table:table-cell table:style-name="ce28" office:value-type="float" office:value="15887753" calcext:value-type="float">
            <text:p>15 887 753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de 0 à 4 ans</text:p>
          </table:table-cell>
          <table:table-cell table:style-name="ce29" office:value-type="float" office:value="63925" calcext:value-type="float">
            <text:p>63 925</text:p>
          </table:table-cell>
          <table:table-cell table:style-name="ce29" office:value-type="float" office:value="44682" calcext:value-type="float">
            <text:p>44 682</text:p>
          </table:table-cell>
          <table:table-cell table:style-name="ce28" office:value-type="float" office:value="108607" calcext:value-type="float">
            <text:p>108 607</text:p>
          </table:table-cell>
          <table:table-cell table:style-name="ce29" office:value-type="float" office:value="3910966" calcext:value-type="float">
            <text:p>3 910 966</text:p>
          </table:table-cell>
          <table:table-cell table:number-columns-repeated="1019"/>
        </table:table-row>
        <table:table-row table:style-name="ro5">
          <table:table-cell table:style-name="ce12" office:value-type="string" calcext:value-type="string">
            <text:p>de 5 à 9 ans</text:p>
          </table:table-cell>
          <table:table-cell table:style-name="ce29" office:value-type="float" office:value="65999" calcext:value-type="float">
            <text:p>65 999</text:p>
          </table:table-cell>
          <table:table-cell table:style-name="ce29" office:value-type="float" office:value="46301" calcext:value-type="float">
            <text:p>46 301</text:p>
          </table:table-cell>
          <table:table-cell table:style-name="ce28" office:value-type="float" office:value="112300" calcext:value-type="float">
            <text:p>112 300</text:p>
          </table:table-cell>
          <table:table-cell table:style-name="ce29" office:value-type="float" office:value="3925385" calcext:value-type="float">
            <text:p>3 925 38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9" office:value-type="float" office:value="66038" calcext:value-type="float">
            <text:p>66 038</text:p>
          </table:table-cell>
          <table:table-cell table:style-name="ce29" office:value-type="float" office:value="45637" calcext:value-type="float">
            <text:p>45 637</text:p>
          </table:table-cell>
          <table:table-cell table:style-name="ce28" office:value-type="float" office:value="111675" calcext:value-type="float">
            <text:p>111 675</text:p>
          </table:table-cell>
          <table:table-cell table:style-name="ce29" office:value-type="float" office:value="3879599" calcext:value-type="float">
            <text:p>3 879 59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9" office:value-type="float" office:value="73227" calcext:value-type="float">
            <text:p>73 227</text:p>
          </table:table-cell>
          <table:table-cell table:style-name="ce29" office:value-type="float" office:value="47720" calcext:value-type="float">
            <text:p>47 720</text:p>
          </table:table-cell>
          <table:table-cell table:style-name="ce28" office:value-type="float" office:value="120947" calcext:value-type="float">
            <text:p>120 947</text:p>
          </table:table-cell>
          <table:table-cell table:style-name="ce29" office:value-type="float" office:value="4171803" calcext:value-type="float">
            <text:p>4 171 803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28" office:value-type="float" office:value="306264" calcext:value-type="float">
            <text:p>306 264</text:p>
          </table:table-cell>
          <table:table-cell table:style-name="ce28" office:value-type="float" office:value="194901" calcext:value-type="float">
            <text:p>194 901</text:p>
          </table:table-cell>
          <table:table-cell table:style-name="ce28" office:value-type="float" office:value="501165" calcext:value-type="float">
            <text:p>501 165</text:p>
          </table:table-cell>
          <table:table-cell table:style-name="ce28" office:value-type="float" office:value="16715073" calcext:value-type="float">
            <text:p>16 715 07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9" office:value-type="float" office:value="76157" calcext:value-type="float">
            <text:p>76 157</text:p>
          </table:table-cell>
          <table:table-cell table:style-name="ce29" office:value-type="float" office:value="43281" calcext:value-type="float">
            <text:p>43 281</text:p>
          </table:table-cell>
          <table:table-cell table:style-name="ce28" office:value-type="float" office:value="119438" calcext:value-type="float">
            <text:p>119 438</text:p>
          </table:table-cell>
          <table:table-cell table:style-name="ce29" office:value-type="float" office:value="4044928" calcext:value-type="float">
            <text:p>4 044 92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9" office:value-type="float" office:value="71764" calcext:value-type="float">
            <text:p>71 764</text:p>
          </table:table-cell>
          <table:table-cell table:style-name="ce29" office:value-type="float" office:value="44631" calcext:value-type="float">
            <text:p>44 631</text:p>
          </table:table-cell>
          <table:table-cell table:style-name="ce28" office:value-type="float" office:value="116395" calcext:value-type="float">
            <text:p>116 395</text:p>
          </table:table-cell>
          <table:table-cell table:style-name="ce29" office:value-type="float" office:value="3890346" calcext:value-type="float">
            <text:p>3 890 34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9" office:value-type="float" office:value="76981" calcext:value-type="float">
            <text:p>76 981</text:p>
          </table:table-cell>
          <table:table-cell table:style-name="ce29" office:value-type="float" office:value="51183" calcext:value-type="float">
            <text:p>51 183</text:p>
          </table:table-cell>
          <table:table-cell table:style-name="ce28" office:value-type="float" office:value="128164" calcext:value-type="float">
            <text:p>128 164</text:p>
          </table:table-cell>
          <table:table-cell table:style-name="ce29" office:value-type="float" office:value="4314799" calcext:value-type="float">
            <text:p>4 314 79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9" office:value-type="float" office:value="81362" calcext:value-type="float">
            <text:p>81 362</text:p>
          </table:table-cell>
          <table:table-cell table:style-name="ce29" office:value-type="float" office:value="55806" calcext:value-type="float">
            <text:p>55 806</text:p>
          </table:table-cell>
          <table:table-cell table:style-name="ce28" office:value-type="float" office:value="137168" calcext:value-type="float">
            <text:p>137 168</text:p>
          </table:table-cell>
          <table:table-cell table:style-name="ce29" office:value-type="float" office:value="4465000" calcext:value-type="float">
            <text:p>4 465 000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28" office:value-type="float" office:value="301909" calcext:value-type="float">
            <text:p>301 909</text:p>
          </table:table-cell>
          <table:table-cell table:style-name="ce28" office:value-type="float" office:value="211283" calcext:value-type="float">
            <text:p>211 283</text:p>
          </table:table-cell>
          <table:table-cell table:style-name="ce28" office:value-type="float" office:value="513192" calcext:value-type="float">
            <text:p>513 192</text:p>
          </table:table-cell>
          <table:table-cell table:style-name="ce28" office:value-type="float" office:value="17421163" calcext:value-type="float">
            <text:p>17 421 16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9" office:value-type="float" office:value="81960" calcext:value-type="float">
            <text:p>81 960</text:p>
          </table:table-cell>
          <table:table-cell table:style-name="ce29" office:value-type="float" office:value="56735" calcext:value-type="float">
            <text:p>56 735</text:p>
          </table:table-cell>
          <table:table-cell table:style-name="ce28" office:value-type="float" office:value="138695" calcext:value-type="float">
            <text:p>138 695</text:p>
          </table:table-cell>
          <table:table-cell table:style-name="ce29" office:value-type="float" office:value="4541649" calcext:value-type="float">
            <text:p>4 541 64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9" office:value-type="float" office:value="78381" calcext:value-type="float">
            <text:p>78 381</text:p>
          </table:table-cell>
          <table:table-cell table:style-name="ce29" office:value-type="float" office:value="54575" calcext:value-type="float">
            <text:p>54 575</text:p>
          </table:table-cell>
          <table:table-cell table:style-name="ce28" office:value-type="float" office:value="132956" calcext:value-type="float">
            <text:p>132 956</text:p>
          </table:table-cell>
          <table:table-cell table:style-name="ce29" office:value-type="float" office:value="4374209" calcext:value-type="float">
            <text:p>4 374 20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9" office:value-type="float" office:value="74202" calcext:value-type="float">
            <text:p>74 202</text:p>
          </table:table-cell>
          <table:table-cell table:style-name="ce29" office:value-type="float" office:value="52281" calcext:value-type="float">
            <text:p>52 281</text:p>
          </table:table-cell>
          <table:table-cell table:style-name="ce28" office:value-type="float" office:value="126483" calcext:value-type="float">
            <text:p>126 483</text:p>
          </table:table-cell>
          <table:table-cell table:style-name="ce29" office:value-type="float" office:value="4255922" calcext:value-type="float">
            <text:p>4 255 92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9" office:value-type="float" office:value="67366" calcext:value-type="float">
            <text:p>67 366</text:p>
          </table:table-cell>
          <table:table-cell table:style-name="ce29" office:value-type="float" office:value="47692" calcext:value-type="float">
            <text:p>47 692</text:p>
          </table:table-cell>
          <table:table-cell table:style-name="ce28" office:value-type="float" office:value="115058" calcext:value-type="float">
            <text:p>115 058</text:p>
          </table:table-cell>
          <table:table-cell table:style-name="ce29" office:value-type="float" office:value="4249383" calcext:value-type="float">
            <text:p>4 249 383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28" office:value-type="float" office:value="128347" calcext:value-type="float">
            <text:p>128 347</text:p>
          </table:table-cell>
          <table:table-cell table:style-name="ce28" office:value-type="float" office:value="92351" calcext:value-type="float">
            <text:p>92 351</text:p>
          </table:table-cell>
          <table:table-cell table:style-name="ce28" office:value-type="float" office:value="220698" calcext:value-type="float">
            <text:p>220 698</text:p>
          </table:table-cell>
          <table:table-cell table:style-name="ce28" office:value-type="float" office:value="8002926" calcext:value-type="float">
            <text:p>8 002 92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9" office:value-type="float" office:value="45185" calcext:value-type="float">
            <text:p>45 185</text:p>
          </table:table-cell>
          <table:table-cell table:style-name="ce29" office:value-type="float" office:value="32337" calcext:value-type="float">
            <text:p>32 337</text:p>
          </table:table-cell>
          <table:table-cell table:style-name="ce28" office:value-type="float" office:value="77522" calcext:value-type="float">
            <text:p>77 522</text:p>
          </table:table-cell>
          <table:table-cell table:style-name="ce29" office:value-type="float" office:value="2827885" calcext:value-type="float">
            <text:p>2 827 88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9" office:value-type="float" office:value="42657" calcext:value-type="float">
            <text:p>42 657</text:p>
          </table:table-cell>
          <table:table-cell table:style-name="ce29" office:value-type="float" office:value="30406" calcext:value-type="float">
            <text:p>30 406</text:p>
          </table:table-cell>
          <table:table-cell table:style-name="ce28" office:value-type="float" office:value="73063" calcext:value-type="float">
            <text:p>73 063</text:p>
          </table:table-cell>
          <table:table-cell table:style-name="ce29" office:value-type="float" office:value="2617682" calcext:value-type="float">
            <text:p>2 617 68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9" office:value-type="float" office:value="40505" calcext:value-type="float">
            <text:p>40 505</text:p>
          </table:table-cell>
          <table:table-cell table:style-name="ce29" office:value-type="float" office:value="29608" calcext:value-type="float">
            <text:p>29 608</text:p>
          </table:table-cell>
          <table:table-cell table:style-name="ce28" office:value-type="float" office:value="70113" calcext:value-type="float">
            <text:p>70 113</text:p>
          </table:table-cell>
          <table:table-cell table:style-name="ce29" office:value-type="float" office:value="2557359" calcext:value-type="float">
            <text:p>2 557 359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28" office:value-type="float" office:value="73307" calcext:value-type="float">
            <text:p>73 307</text:p>
          </table:table-cell>
          <table:table-cell table:style-name="ce28" office:value-type="float" office:value="53602" calcext:value-type="float">
            <text:p>53 602</text:p>
          </table:table-cell>
          <table:table-cell table:style-name="ce28" office:value-type="float" office:value="126909" calcext:value-type="float">
            <text:p>126 909</text:p>
          </table:table-cell>
          <table:table-cell table:style-name="ce28" office:value-type="float" office:value="5159202" calcext:value-type="float">
            <text:p>5 159 20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9" office:value-type="float" office:value="33568" calcext:value-type="float">
            <text:p>33 568</text:p>
          </table:table-cell>
          <table:table-cell table:style-name="ce29" office:value-type="float" office:value="25520" calcext:value-type="float">
            <text:p>25 520</text:p>
          </table:table-cell>
          <table:table-cell table:style-name="ce28" office:value-type="float" office:value="59088" calcext:value-type="float">
            <text:p>59 088</text:p>
          </table:table-cell>
          <table:table-cell table:style-name="ce29" office:value-type="float" office:value="2234207" calcext:value-type="float">
            <text:p>2 234 20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9" office:value-type="float" office:value="23908" calcext:value-type="float">
            <text:p>23 908</text:p>
          </table:table-cell>
          <table:table-cell table:style-name="ce29" office:value-type="float" office:value="17438" calcext:value-type="float">
            <text:p>17 438</text:p>
          </table:table-cell>
          <table:table-cell table:style-name="ce28" office:value-type="float" office:value="41346" calcext:value-type="float">
            <text:p>41 346</text:p>
          </table:table-cell>
          <table:table-cell table:style-name="ce29" office:value-type="float" office:value="1713243" calcext:value-type="float">
            <text:p>1 713 24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9" office:value-type="float" office:value="9730" calcext:value-type="float">
            <text:p>9 730</text:p>
          </table:table-cell>
          <table:table-cell table:style-name="ce29" office:value-type="float" office:value="6560" calcext:value-type="float">
            <text:p>6 560</text:p>
          </table:table-cell>
          <table:table-cell table:style-name="ce28" office:value-type="float" office:value="16290" calcext:value-type="float">
            <text:p>16 290</text:p>
          </table:table-cell>
          <table:table-cell table:style-name="ce29" office:value-type="float" office:value="723301" calcext:value-type="float">
            <text:p>723 30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9" office:value-type="float" office:value="4829" calcext:value-type="float">
            <text:p>4 829</text:p>
          </table:table-cell>
          <table:table-cell table:style-name="ce29" office:value-type="float" office:value="3157" calcext:value-type="float">
            <text:p>3 157</text:p>
          </table:table-cell>
          <table:table-cell table:style-name="ce28" office:value-type="float" office:value="7986" calcext:value-type="float">
            <text:p>7 986</text:p>
          </table:table-cell>
          <table:table-cell table:style-name="ce29" office:value-type="float" office:value="374021" calcext:value-type="float">
            <text:p>374 02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9" office:value-type="float" office:value="1272" calcext:value-type="float">
            <text:p>1 272</text:p>
          </table:table-cell>
          <table:table-cell table:style-name="ce29" office:value-type="float" office:value="927" calcext:value-type="float">
            <text:p>927</text:p>
          </table:table-cell>
          <table:table-cell table:style-name="ce28" office:value-type="float" office:value="2199" calcext:value-type="float">
            <text:p>2 199</text:p>
          </table:table-cell>
          <table:table-cell table:style-name="ce29" office:value-type="float" office:value="114430" calcext:value-type="float">
            <text:p>114 430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28" office:value-type="float" office:value="1079016" calcext:value-type="float">
            <text:p>1 079 016</text:p>
          </table:table-cell>
          <table:table-cell table:style-name="ce28" office:value-type="float" office:value="736477" calcext:value-type="float">
            <text:p>736 477</text:p>
          </table:table-cell>
          <table:table-cell table:style-name="ce28" office:value-type="float" office:value="1815493" calcext:value-type="float">
            <text:p>1 815 493</text:p>
          </table:table-cell>
          <table:table-cell table:style-name="ce28" office:value-type="float" office:value="63186117" calcext:value-type="float">
            <text:p>63 186 11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30" office:value-type="float" office:value="176270" calcext:value-type="float">
            <text:p>176 270</text:p>
          </table:table-cell>
          <table:table-cell table:style-name="ce30" office:value-type="float" office:value="121236" calcext:value-type="float">
            <text:p>121 236</text:p>
          </table:table-cell>
          <table:table-cell table:style-name="ce31" office:value-type="float" office:value="297506" calcext:value-type="float">
            <text:p>297 506</text:p>
          </table:table-cell>
          <table:table-cell table:style-name="ce30" office:value-type="float" office:value="10320047" calcext:value-type="float">
            <text:p>10 320 04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30" office:value-type="float" office:value="555128" calcext:value-type="float">
            <text:p>555 128</text:p>
          </table:table-cell>
          <table:table-cell table:style-name="ce30" office:value-type="float" office:value="364662" calcext:value-type="float">
            <text:p>364 662</text:p>
          </table:table-cell>
          <table:table-cell table:style-name="ce31" office:value-type="float" office:value="919790" calcext:value-type="float">
            <text:p>919 790</text:p>
          </table:table-cell>
          <table:table-cell table:style-name="ce30" office:value-type="float" office:value="30658524" calcext:value-type="float">
            <text:p>30 658 52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30" office:value-type="float" office:value="726585" calcext:value-type="float">
            <text:p>726 585</text:p>
          </table:table-cell>
          <table:table-cell table:style-name="ce30" office:value-type="float" office:value="486241" calcext:value-type="float">
            <text:p>486 241</text:p>
          </table:table-cell>
          <table:table-cell table:style-name="ce31" office:value-type="float" office:value="1212826" calcext:value-type="float">
            <text:p>1 212 826</text:p>
          </table:table-cell>
          <table:table-cell table:style-name="ce30" office:value-type="float" office:value="41135924" calcext:value-type="float">
            <text:p>41 135 92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30" office:value-type="float" office:value="839551" calcext:value-type="float">
            <text:p>839 551</text:p>
          </table:table-cell>
          <table:table-cell table:style-name="ce30" office:value-type="float" office:value="570542" calcext:value-type="float">
            <text:p>570 542</text:p>
          </table:table-cell>
          <table:table-cell table:style-name="ce31" office:value-type="float" office:value="1410093" calcext:value-type="float">
            <text:p>1 410 093</text:p>
          </table:table-cell>
          <table:table-cell table:style-name="ce30" office:value-type="float" office:value="48976801" calcext:value-type="float">
            <text:p>48 976 801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30" office:value-type="float" office:value="156469" calcext:value-type="float">
            <text:p>156 469</text:p>
          </table:table-cell>
          <table:table-cell table:style-name="ce30" office:value-type="float" office:value="113616" calcext:value-type="float">
            <text:p>113 616</text:p>
          </table:table-cell>
          <table:table-cell table:style-name="ce31" office:value-type="float" office:value="270085" calcext:value-type="float">
            <text:p>270 085</text:p>
          </table:table-cell>
          <table:table-cell table:style-name="ce30" office:value-type="float" office:value="10334243" calcext:value-type="float">
            <text:p>10 334 243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 table:number-columns-spanned="5" table:number-rows-spanned="1">
            <text:p>Hommes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1" office:value-type="string" calcext:value-type="string">
            <text:p>moins de 20 ans</text:p>
          </table:table-cell>
          <table:table-cell table:style-name="ce28" office:value-type="float" office:value="136963" calcext:value-type="float">
            <text:p>136 963</text:p>
          </table:table-cell>
          <table:table-cell table:style-name="ce28" office:value-type="float" office:value="94345" calcext:value-type="float">
            <text:p>94 345</text:p>
          </table:table-cell>
          <table:table-cell table:style-name="ce28" office:value-type="float" office:value="231308" calcext:value-type="float">
            <text:p>231 308</text:p>
          </table:table-cell>
          <table:table-cell table:style-name="ce28" office:value-type="float" office:value="8123716" calcext:value-type="float">
            <text:p>8 123 71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0 à 4 ans</text:p>
          </table:table-cell>
          <table:table-cell table:style-name="ce29" office:value-type="float" office:value="32668" calcext:value-type="float">
            <text:p>32 668</text:p>
          </table:table-cell>
          <table:table-cell table:style-name="ce29" office:value-type="float" office:value="22802" calcext:value-type="float">
            <text:p>22 802</text:p>
          </table:table-cell>
          <table:table-cell table:style-name="ce28" office:value-type="float" office:value="55470" calcext:value-type="float">
            <text:p>55 470</text:p>
          </table:table-cell>
          <table:table-cell table:style-name="ce29" office:value-type="float" office:value="1999528" calcext:value-type="float">
            <text:p>1 999 52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 à 9 ans</text:p>
          </table:table-cell>
          <table:table-cell table:style-name="ce29" office:value-type="float" office:value="33999" calcext:value-type="float">
            <text:p>33 999</text:p>
          </table:table-cell>
          <table:table-cell table:style-name="ce29" office:value-type="float" office:value="23593" calcext:value-type="float">
            <text:p>23 593</text:p>
          </table:table-cell>
          <table:table-cell table:style-name="ce28" office:value-type="float" office:value="57592" calcext:value-type="float">
            <text:p>57 592</text:p>
          </table:table-cell>
          <table:table-cell table:style-name="ce29" office:value-type="float" office:value="2012947" calcext:value-type="float">
            <text:p>2 012 94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9" office:value-type="float" office:value="34106" calcext:value-type="float">
            <text:p>34 106</text:p>
          </table:table-cell>
          <table:table-cell table:style-name="ce29" office:value-type="float" office:value="23280" calcext:value-type="float">
            <text:p>23 280</text:p>
          </table:table-cell>
          <table:table-cell table:style-name="ce28" office:value-type="float" office:value="57386" calcext:value-type="float">
            <text:p>57 386</text:p>
          </table:table-cell>
          <table:table-cell table:style-name="ce29" office:value-type="float" office:value="1983656" calcext:value-type="float">
            <text:p>1 983 65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9" office:value-type="float" office:value="36190" calcext:value-type="float">
            <text:p>36 190</text:p>
          </table:table-cell>
          <table:table-cell table:style-name="ce29" office:value-type="float" office:value="24670" calcext:value-type="float">
            <text:p>24 670</text:p>
          </table:table-cell>
          <table:table-cell table:style-name="ce28" office:value-type="float" office:value="60860" calcext:value-type="float">
            <text:p>60 860</text:p>
          </table:table-cell>
          <table:table-cell table:style-name="ce29" office:value-type="float" office:value="2127585" calcext:value-type="float">
            <text:p>2 127 585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28" office:value-type="float" office:value="152606" calcext:value-type="float">
            <text:p>152 606</text:p>
          </table:table-cell>
          <table:table-cell table:style-name="ce28" office:value-type="float" office:value="98204" calcext:value-type="float">
            <text:p>98 204</text:p>
          </table:table-cell>
          <table:table-cell table:style-name="ce28" office:value-type="float" office:value="250810" calcext:value-type="float">
            <text:p>250 810</text:p>
          </table:table-cell>
          <table:table-cell table:style-name="ce28" office:value-type="float" office:value="8311061" calcext:value-type="float">
            <text:p>8 311 06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9" office:value-type="float" office:value="37050" calcext:value-type="float">
            <text:p>37 050</text:p>
          </table:table-cell>
          <table:table-cell table:style-name="ce29" office:value-type="float" office:value="22105" calcext:value-type="float">
            <text:p>22 105</text:p>
          </table:table-cell>
          <table:table-cell table:style-name="ce28" office:value-type="float" office:value="59155" calcext:value-type="float">
            <text:p>59 155</text:p>
          </table:table-cell>
          <table:table-cell table:style-name="ce29" office:value-type="float" office:value="2028486" calcext:value-type="float">
            <text:p>2 028 48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9" office:value-type="float" office:value="35773" calcext:value-type="float">
            <text:p>35 773</text:p>
          </table:table-cell>
          <table:table-cell table:style-name="ce29" office:value-type="float" office:value="22495" calcext:value-type="float">
            <text:p>22 495</text:p>
          </table:table-cell>
          <table:table-cell table:style-name="ce28" office:value-type="float" office:value="58268" calcext:value-type="float">
            <text:p>58 268</text:p>
          </table:table-cell>
          <table:table-cell table:style-name="ce29" office:value-type="float" office:value="1929741" calcext:value-type="float">
            <text:p>1 929 74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9" office:value-type="float" office:value="38670" calcext:value-type="float">
            <text:p>38 670</text:p>
          </table:table-cell>
          <table:table-cell table:style-name="ce29" office:value-type="float" office:value="25344" calcext:value-type="float">
            <text:p>25 344</text:p>
          </table:table-cell>
          <table:table-cell table:style-name="ce28" office:value-type="float" office:value="64014" calcext:value-type="float">
            <text:p>64 014</text:p>
          </table:table-cell>
          <table:table-cell table:style-name="ce29" office:value-type="float" office:value="2140918" calcext:value-type="float">
            <text:p>2 140 91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9" office:value-type="float" office:value="41113" calcext:value-type="float">
            <text:p>41 113</text:p>
          </table:table-cell>
          <table:table-cell table:style-name="ce29" office:value-type="float" office:value="28260" calcext:value-type="float">
            <text:p>28 260</text:p>
          </table:table-cell>
          <table:table-cell table:style-name="ce28" office:value-type="float" office:value="69373" calcext:value-type="float">
            <text:p>69 373</text:p>
          </table:table-cell>
          <table:table-cell table:style-name="ce29" office:value-type="float" office:value="2211916" calcext:value-type="float">
            <text:p>2 211 916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28" office:value-type="float" office:value="150698" calcext:value-type="float">
            <text:p>150 698</text:p>
          </table:table-cell>
          <table:table-cell table:style-name="ce28" office:value-type="float" office:value="106083" calcext:value-type="float">
            <text:p>106 083</text:p>
          </table:table-cell>
          <table:table-cell table:style-name="ce28" office:value-type="float" office:value="256781" calcext:value-type="float">
            <text:p>256 781</text:p>
          </table:table-cell>
          <table:table-cell table:style-name="ce28" office:value-type="float" office:value="8545069" calcext:value-type="float">
            <text:p>8 545 06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9" office:value-type="float" office:value="40875" calcext:value-type="float">
            <text:p>40 875</text:p>
          </table:table-cell>
          <table:table-cell table:style-name="ce29" office:value-type="float" office:value="28474" calcext:value-type="float">
            <text:p>28 474</text:p>
          </table:table-cell>
          <table:table-cell table:style-name="ce28" office:value-type="float" office:value="69349" calcext:value-type="float">
            <text:p>69 349</text:p>
          </table:table-cell>
          <table:table-cell table:style-name="ce29" office:value-type="float" office:value="2236711" calcext:value-type="float">
            <text:p>2 236 71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9" office:value-type="float" office:value="38586" calcext:value-type="float">
            <text:p>38 586</text:p>
          </table:table-cell>
          <table:table-cell table:style-name="ce29" office:value-type="float" office:value="27238" calcext:value-type="float">
            <text:p>27 238</text:p>
          </table:table-cell>
          <table:table-cell table:style-name="ce28" office:value-type="float" office:value="65824" calcext:value-type="float">
            <text:p>65 824</text:p>
          </table:table-cell>
          <table:table-cell table:style-name="ce29" office:value-type="float" office:value="2142154" calcext:value-type="float">
            <text:p>2 142 15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9" office:value-type="float" office:value="37126" calcext:value-type="float">
            <text:p>37 126</text:p>
          </table:table-cell>
          <table:table-cell table:style-name="ce29" office:value-type="float" office:value="26035" calcext:value-type="float">
            <text:p>26 035</text:p>
          </table:table-cell>
          <table:table-cell table:style-name="ce28" office:value-type="float" office:value="63161" calcext:value-type="float">
            <text:p>63 161</text:p>
          </table:table-cell>
          <table:table-cell table:style-name="ce29" office:value-type="float" office:value="2079431" calcext:value-type="float">
            <text:p>2 079 43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9" office:value-type="float" office:value="34111" calcext:value-type="float">
            <text:p>34 111</text:p>
          </table:table-cell>
          <table:table-cell table:style-name="ce29" office:value-type="float" office:value="24336" calcext:value-type="float">
            <text:p>24 336</text:p>
          </table:table-cell>
          <table:table-cell table:style-name="ce28" office:value-type="float" office:value="58447" calcext:value-type="float">
            <text:p>58 447</text:p>
          </table:table-cell>
          <table:table-cell table:style-name="ce29" office:value-type="float" office:value="2086773" calcext:value-type="float">
            <text:p>2 086 773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28" office:value-type="float" office:value="60398" calcext:value-type="float">
            <text:p>60 398</text:p>
          </table:table-cell>
          <table:table-cell table:style-name="ce28" office:value-type="float" office:value="44039" calcext:value-type="float">
            <text:p>44 039</text:p>
          </table:table-cell>
          <table:table-cell table:style-name="ce28" office:value-type="float" office:value="104437" calcext:value-type="float">
            <text:p>104 437</text:p>
          </table:table-cell>
          <table:table-cell table:style-name="ce28" office:value-type="float" office:value="3717867" calcext:value-type="float">
            <text:p>3 717 86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9" office:value-type="float" office:value="22390" calcext:value-type="float">
            <text:p>22 390</text:p>
          </table:table-cell>
          <table:table-cell table:style-name="ce29" office:value-type="float" office:value="16281" calcext:value-type="float">
            <text:p>16 281</text:p>
          </table:table-cell>
          <table:table-cell table:style-name="ce28" office:value-type="float" office:value="38671" calcext:value-type="float">
            <text:p>38 671</text:p>
          </table:table-cell>
          <table:table-cell table:style-name="ce29" office:value-type="float" office:value="1373393" calcext:value-type="float">
            <text:p>1 373 39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9" office:value-type="float" office:value="20250" calcext:value-type="float">
            <text:p>20 250</text:p>
          </table:table-cell>
          <table:table-cell table:style-name="ce29" office:value-type="float" office:value="14551" calcext:value-type="float">
            <text:p>14 551</text:p>
          </table:table-cell>
          <table:table-cell table:style-name="ce28" office:value-type="float" office:value="34801" calcext:value-type="float">
            <text:p>34 801</text:p>
          </table:table-cell>
          <table:table-cell table:style-name="ce29" office:value-type="float" office:value="1221179" calcext:value-type="float">
            <text:p>1 221 17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9" office:value-type="float" office:value="17758" calcext:value-type="float">
            <text:p>17 758</text:p>
          </table:table-cell>
          <table:table-cell table:style-name="ce29" office:value-type="float" office:value="13207" calcext:value-type="float">
            <text:p>13 207</text:p>
          </table:table-cell>
          <table:table-cell table:style-name="ce28" office:value-type="float" office:value="30965" calcext:value-type="float">
            <text:p>30 965</text:p>
          </table:table-cell>
          <table:table-cell table:style-name="ce29" office:value-type="float" office:value="1123295" calcext:value-type="float">
            <text:p>1 123 295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28" office:value-type="float" office:value="24638" calcext:value-type="float">
            <text:p>24 638</text:p>
          </table:table-cell>
          <table:table-cell table:style-name="ce28" office:value-type="float" office:value="18486" calcext:value-type="float">
            <text:p>18 486</text:p>
          </table:table-cell>
          <table:table-cell table:style-name="ce28" office:value-type="float" office:value="43124" calcext:value-type="float">
            <text:p>43 124</text:p>
          </table:table-cell>
          <table:table-cell table:style-name="ce28" office:value-type="float" office:value="1872331" calcext:value-type="float">
            <text:p>1 872 33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9" office:value-type="float" office:value="13309" calcext:value-type="float">
            <text:p>13 309</text:p>
          </table:table-cell>
          <table:table-cell table:style-name="ce29" office:value-type="float" office:value="10112" calcext:value-type="float">
            <text:p>10 112</text:p>
          </table:table-cell>
          <table:table-cell table:style-name="ce28" office:value-type="float" office:value="23421" calcext:value-type="float">
            <text:p>23 421</text:p>
          </table:table-cell>
          <table:table-cell table:style-name="ce29" office:value-type="float" office:value="907401" calcext:value-type="float">
            <text:p>907 40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9" office:value-type="float" office:value="7336" calcext:value-type="float">
            <text:p>7 336</text:p>
          </table:table-cell>
          <table:table-cell table:style-name="ce29" office:value-type="float" office:value="5731" calcext:value-type="float">
            <text:p>5 731</text:p>
          </table:table-cell>
          <table:table-cell table:style-name="ce28" office:value-type="float" office:value="13067" calcext:value-type="float">
            <text:p>13 067</text:p>
          </table:table-cell>
          <table:table-cell table:style-name="ce29" office:value-type="float" office:value="620938" calcext:value-type="float">
            <text:p>620 93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9" office:value-type="float" office:value="2768" calcext:value-type="float">
            <text:p>2 768</text:p>
          </table:table-cell>
          <table:table-cell table:style-name="ce29" office:value-type="float" office:value="1788" calcext:value-type="float">
            <text:p>1 788</text:p>
          </table:table-cell>
          <table:table-cell table:style-name="ce28" office:value-type="float" office:value="4556" calcext:value-type="float">
            <text:p>4 556</text:p>
          </table:table-cell>
          <table:table-cell table:style-name="ce29" office:value-type="float" office:value="230300" calcext:value-type="float">
            <text:p>230 300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9" office:value-type="float" office:value="1036" calcext:value-type="float">
            <text:p>1 036</text:p>
          </table:table-cell>
          <table:table-cell table:style-name="ce29" office:value-type="float" office:value="702" calcext:value-type="float">
            <text:p>702</text:p>
          </table:table-cell>
          <table:table-cell table:style-name="ce28" office:value-type="float" office:value="1738" calcext:value-type="float">
            <text:p>1 738</text:p>
          </table:table-cell>
          <table:table-cell table:style-name="ce29" office:value-type="float" office:value="92377" calcext:value-type="float">
            <text:p>92 37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53" calcext:value-type="float">
            <text:p>153</text:p>
          </table:table-cell>
          <table:table-cell table:style-name="ce28" office:value-type="float" office:value="342" calcext:value-type="float">
            <text:p>342</text:p>
          </table:table-cell>
          <table:table-cell table:style-name="ce29" office:value-type="float" office:value="21315" calcext:value-type="float">
            <text:p>21 315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28" office:value-type="float" office:value="525303" calcext:value-type="float">
            <text:p>525 303</text:p>
          </table:table-cell>
          <table:table-cell table:style-name="ce28" office:value-type="float" office:value="361157" calcext:value-type="float">
            <text:p>361 157</text:p>
          </table:table-cell>
          <table:table-cell table:style-name="ce28" office:value-type="float" office:value="886460" calcext:value-type="float">
            <text:p>886 460</text:p>
          </table:table-cell>
          <table:table-cell table:style-name="ce28" office:value-type="float" office:value="30570044" calcext:value-type="float">
            <text:p>30 570 04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30" office:value-type="float" office:value="89728" calcext:value-type="float">
            <text:p>89 728</text:p>
          </table:table-cell>
          <table:table-cell table:style-name="ce30" office:value-type="float" office:value="62148" calcext:value-type="float">
            <text:p>62 148</text:p>
          </table:table-cell>
          <table:table-cell table:style-name="ce31" office:value-type="float" office:value="151876" calcext:value-type="float">
            <text:p>151 876</text:p>
          </table:table-cell>
          <table:table-cell table:style-name="ce30" office:value-type="float" office:value="5278445" calcext:value-type="float">
            <text:p>5 278 445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30" office:value-type="float" office:value="275808" calcext:value-type="float">
            <text:p>275 808</text:p>
          </table:table-cell>
          <table:table-cell table:style-name="ce30" office:value-type="float" office:value="183954" calcext:value-type="float">
            <text:p>183 954</text:p>
          </table:table-cell>
          <table:table-cell table:style-name="ce31" office:value-type="float" office:value="459762" calcext:value-type="float">
            <text:p>459 762</text:p>
          </table:table-cell>
          <table:table-cell table:style-name="ce30" office:value-type="float" office:value="15234187" calcext:value-type="float">
            <text:p>15 234 18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30" office:value-type="float" office:value="361884" calcext:value-type="float">
            <text:p>361 884</text:p>
          </table:table-cell>
          <table:table-cell table:style-name="ce30" office:value-type="float" office:value="245238" calcext:value-type="float">
            <text:p>245 238</text:p>
          </table:table-cell>
          <table:table-cell table:style-name="ce31" office:value-type="float" office:value="607122" calcext:value-type="float">
            <text:p>607 122</text:p>
          </table:table-cell>
          <table:table-cell table:style-name="ce30" office:value-type="float" office:value="20357108" calcext:value-type="float">
            <text:p>20 357 108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30" office:value-type="float" office:value="402978" calcext:value-type="float">
            <text:p>402 978</text:p>
          </table:table-cell>
          <table:table-cell table:style-name="ce30" office:value-type="float" office:value="276261" calcext:value-type="float">
            <text:p>276 261</text:p>
          </table:table-cell>
          <table:table-cell table:style-name="ce31" office:value-type="float" office:value="679239" calcext:value-type="float">
            <text:p>679 239</text:p>
          </table:table-cell>
          <table:table-cell table:style-name="ce30" office:value-type="float" office:value="23300357" calcext:value-type="float">
            <text:p>23 300 35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30" office:value-type="float" office:value="62646" calcext:value-type="float">
            <text:p>62 646</text:p>
          </table:table-cell>
          <table:table-cell table:style-name="ce30" office:value-type="float" office:value="46244" calcext:value-type="float">
            <text:p>46 244</text:p>
          </table:table-cell>
          <table:table-cell table:style-name="ce31" office:value-type="float" office:value="108890" calcext:value-type="float">
            <text:p>108 890</text:p>
          </table:table-cell>
          <table:table-cell table:style-name="ce30" office:value-type="float" office:value="4216805" calcext:value-type="float">
            <text:p>4 216 805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 table:number-columns-spanned="5" table:number-rows-spanned="1">
            <text:p>Femmes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1" office:value-type="string" calcext:value-type="string">
            <text:p>moins de 20 ans</text:p>
          </table:table-cell>
          <table:table-cell table:style-name="ce28" office:value-type="float" office:value="132226" calcext:value-type="float">
            <text:p>132 226</text:p>
          </table:table-cell>
          <table:table-cell table:style-name="ce28" office:value-type="float" office:value="89995" calcext:value-type="float">
            <text:p>89 995</text:p>
          </table:table-cell>
          <table:table-cell table:style-name="ce28" office:value-type="float" office:value="222221" calcext:value-type="float">
            <text:p>222 221</text:p>
          </table:table-cell>
          <table:table-cell table:style-name="ce28" office:value-type="float" office:value="7764037" calcext:value-type="float">
            <text:p>7 764 037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0 à 4 ans</text:p>
          </table:table-cell>
          <table:table-cell table:style-name="ce29" office:value-type="float" office:value="31257" calcext:value-type="float">
            <text:p>31 257</text:p>
          </table:table-cell>
          <table:table-cell table:style-name="ce29" office:value-type="float" office:value="21880" calcext:value-type="float">
            <text:p>21 880</text:p>
          </table:table-cell>
          <table:table-cell table:style-name="ce28" office:value-type="float" office:value="53137" calcext:value-type="float">
            <text:p>53 137</text:p>
          </table:table-cell>
          <table:table-cell table:style-name="ce29" office:value-type="float" office:value="1911438" calcext:value-type="float">
            <text:p>1 911 43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 à 9 ans</text:p>
          </table:table-cell>
          <table:table-cell table:style-name="ce29" office:value-type="float" office:value="32000" calcext:value-type="float">
            <text:p>32 000</text:p>
          </table:table-cell>
          <table:table-cell table:style-name="ce29" office:value-type="float" office:value="22708" calcext:value-type="float">
            <text:p>22 708</text:p>
          </table:table-cell>
          <table:table-cell table:style-name="ce28" office:value-type="float" office:value="54708" calcext:value-type="float">
            <text:p>54 708</text:p>
          </table:table-cell>
          <table:table-cell table:style-name="ce29" office:value-type="float" office:value="1912438" calcext:value-type="float">
            <text:p>1 912 43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0 à 14 ans</text:p>
          </table:table-cell>
          <table:table-cell table:style-name="ce29" office:value-type="float" office:value="31932" calcext:value-type="float">
            <text:p>31 932</text:p>
          </table:table-cell>
          <table:table-cell table:style-name="ce29" office:value-type="float" office:value="22357" calcext:value-type="float">
            <text:p>22 357</text:p>
          </table:table-cell>
          <table:table-cell table:style-name="ce28" office:value-type="float" office:value="54289" calcext:value-type="float">
            <text:p>54 289</text:p>
          </table:table-cell>
          <table:table-cell table:style-name="ce29" office:value-type="float" office:value="1895943" calcext:value-type="float">
            <text:p>1 895 94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15 à 19 ans</text:p>
          </table:table-cell>
          <table:table-cell table:style-name="ce29" office:value-type="float" office:value="37037" calcext:value-type="float">
            <text:p>37 037</text:p>
          </table:table-cell>
          <table:table-cell table:style-name="ce29" office:value-type="float" office:value="23050" calcext:value-type="float">
            <text:p>23 050</text:p>
          </table:table-cell>
          <table:table-cell table:style-name="ce28" office:value-type="float" office:value="60087" calcext:value-type="float">
            <text:p>60 087</text:p>
          </table:table-cell>
          <table:table-cell table:style-name="ce29" office:value-type="float" office:value="2044218" calcext:value-type="float">
            <text:p>2 044 218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20 à 39 ans</text:p>
          </table:table-cell>
          <table:table-cell table:style-name="ce28" office:value-type="float" office:value="153658" calcext:value-type="float">
            <text:p>153 658</text:p>
          </table:table-cell>
          <table:table-cell table:style-name="ce28" office:value-type="float" office:value="96697" calcext:value-type="float">
            <text:p>96 697</text:p>
          </table:table-cell>
          <table:table-cell table:style-name="ce28" office:value-type="float" office:value="250355" calcext:value-type="float">
            <text:p>250 355</text:p>
          </table:table-cell>
          <table:table-cell table:style-name="ce28" office:value-type="float" office:value="8404012" calcext:value-type="float">
            <text:p>8 404 01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0 à 24 ans</text:p>
          </table:table-cell>
          <table:table-cell table:style-name="ce29" office:value-type="float" office:value="39107" calcext:value-type="float">
            <text:p>39 107</text:p>
          </table:table-cell>
          <table:table-cell table:style-name="ce29" office:value-type="float" office:value="21176" calcext:value-type="float">
            <text:p>21 176</text:p>
          </table:table-cell>
          <table:table-cell table:style-name="ce28" office:value-type="float" office:value="60283" calcext:value-type="float">
            <text:p>60 283</text:p>
          </table:table-cell>
          <table:table-cell table:style-name="ce29" office:value-type="float" office:value="2016442" calcext:value-type="float">
            <text:p>2 016 44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25 à 29 ans</text:p>
          </table:table-cell>
          <table:table-cell table:style-name="ce29" office:value-type="float" office:value="35991" calcext:value-type="float">
            <text:p>35 991</text:p>
          </table:table-cell>
          <table:table-cell table:style-name="ce29" office:value-type="float" office:value="22136" calcext:value-type="float">
            <text:p>22 136</text:p>
          </table:table-cell>
          <table:table-cell table:style-name="ce28" office:value-type="float" office:value="58127" calcext:value-type="float">
            <text:p>58 127</text:p>
          </table:table-cell>
          <table:table-cell table:style-name="ce29" office:value-type="float" office:value="1960605" calcext:value-type="float">
            <text:p>1 960 60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0 à 34 ans</text:p>
          </table:table-cell>
          <table:table-cell table:style-name="ce29" office:value-type="float" office:value="38311" calcext:value-type="float">
            <text:p>38 311</text:p>
          </table:table-cell>
          <table:table-cell table:style-name="ce29" office:value-type="float" office:value="25839" calcext:value-type="float">
            <text:p>25 839</text:p>
          </table:table-cell>
          <table:table-cell table:style-name="ce28" office:value-type="float" office:value="64150" calcext:value-type="float">
            <text:p>64 150</text:p>
          </table:table-cell>
          <table:table-cell table:style-name="ce29" office:value-type="float" office:value="2173881" calcext:value-type="float">
            <text:p>2 173 88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35 à 39 ans</text:p>
          </table:table-cell>
          <table:table-cell table:style-name="ce29" office:value-type="float" office:value="40249" calcext:value-type="float">
            <text:p>40 249</text:p>
          </table:table-cell>
          <table:table-cell table:style-name="ce29" office:value-type="float" office:value="27546" calcext:value-type="float">
            <text:p>27 546</text:p>
          </table:table-cell>
          <table:table-cell table:style-name="ce28" office:value-type="float" office:value="67795" calcext:value-type="float">
            <text:p>67 795</text:p>
          </table:table-cell>
          <table:table-cell table:style-name="ce29" office:value-type="float" office:value="2253084" calcext:value-type="float">
            <text:p>2 253 084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40 à 59 ans</text:p>
          </table:table-cell>
          <table:table-cell table:style-name="ce28" office:value-type="float" office:value="151211" calcext:value-type="float">
            <text:p>151 211</text:p>
          </table:table-cell>
          <table:table-cell table:style-name="ce28" office:value-type="float" office:value="105200" calcext:value-type="float">
            <text:p>105 200</text:p>
          </table:table-cell>
          <table:table-cell table:style-name="ce28" office:value-type="float" office:value="256411" calcext:value-type="float">
            <text:p>256 411</text:p>
          </table:table-cell>
          <table:table-cell table:style-name="ce28" office:value-type="float" office:value="8876094" calcext:value-type="float">
            <text:p>8 876 09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0 à 44 ans</text:p>
          </table:table-cell>
          <table:table-cell table:style-name="ce29" office:value-type="float" office:value="41085" calcext:value-type="float">
            <text:p>41 085</text:p>
          </table:table-cell>
          <table:table-cell table:style-name="ce29" office:value-type="float" office:value="28261" calcext:value-type="float">
            <text:p>28 261</text:p>
          </table:table-cell>
          <table:table-cell table:style-name="ce28" office:value-type="float" office:value="69346" calcext:value-type="float">
            <text:p>69 346</text:p>
          </table:table-cell>
          <table:table-cell table:style-name="ce29" office:value-type="float" office:value="2304938" calcext:value-type="float">
            <text:p>2 304 938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45 à 49 ans</text:p>
          </table:table-cell>
          <table:table-cell table:style-name="ce29" office:value-type="float" office:value="39795" calcext:value-type="float">
            <text:p>39 795</text:p>
          </table:table-cell>
          <table:table-cell table:style-name="ce29" office:value-type="float" office:value="27337" calcext:value-type="float">
            <text:p>27 337</text:p>
          </table:table-cell>
          <table:table-cell table:style-name="ce28" office:value-type="float" office:value="67132" calcext:value-type="float">
            <text:p>67 132</text:p>
          </table:table-cell>
          <table:table-cell table:style-name="ce29" office:value-type="float" office:value="2232055" calcext:value-type="float">
            <text:p>2 232 05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0 à 54 ans</text:p>
          </table:table-cell>
          <table:table-cell table:style-name="ce29" office:value-type="float" office:value="37076" calcext:value-type="float">
            <text:p>37 076</text:p>
          </table:table-cell>
          <table:table-cell table:style-name="ce29" office:value-type="float" office:value="26246" calcext:value-type="float">
            <text:p>26 246</text:p>
          </table:table-cell>
          <table:table-cell table:style-name="ce28" office:value-type="float" office:value="63322" calcext:value-type="float">
            <text:p>63 322</text:p>
          </table:table-cell>
          <table:table-cell table:style-name="ce29" office:value-type="float" office:value="2176491" calcext:value-type="float">
            <text:p>2 176 49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55 à 59 ans</text:p>
          </table:table-cell>
          <table:table-cell table:style-name="ce29" office:value-type="float" office:value="33255" calcext:value-type="float">
            <text:p>33 255</text:p>
          </table:table-cell>
          <table:table-cell table:style-name="ce29" office:value-type="float" office:value="23356" calcext:value-type="float">
            <text:p>23 356</text:p>
          </table:table-cell>
          <table:table-cell table:style-name="ce28" office:value-type="float" office:value="56611" calcext:value-type="float">
            <text:p>56 611</text:p>
          </table:table-cell>
          <table:table-cell table:style-name="ce29" office:value-type="float" office:value="2162610" calcext:value-type="float">
            <text:p>2 162 610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60 à 74 ans</text:p>
          </table:table-cell>
          <table:table-cell table:style-name="ce28" office:value-type="float" office:value="67949" calcext:value-type="float">
            <text:p>67 949</text:p>
          </table:table-cell>
          <table:table-cell table:style-name="ce28" office:value-type="float" office:value="48312" calcext:value-type="float">
            <text:p>48 312</text:p>
          </table:table-cell>
          <table:table-cell table:style-name="ce28" office:value-type="float" office:value="116261" calcext:value-type="float">
            <text:p>116 261</text:p>
          </table:table-cell>
          <table:table-cell table:style-name="ce28" office:value-type="float" office:value="4285059" calcext:value-type="float">
            <text:p>4 285 059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0 à 64 ans</text:p>
          </table:table-cell>
          <table:table-cell table:style-name="ce29" office:value-type="float" office:value="22795" calcext:value-type="float">
            <text:p>22 795</text:p>
          </table:table-cell>
          <table:table-cell table:style-name="ce29" office:value-type="float" office:value="16056" calcext:value-type="float">
            <text:p>16 056</text:p>
          </table:table-cell>
          <table:table-cell table:style-name="ce28" office:value-type="float" office:value="38851" calcext:value-type="float">
            <text:p>38 851</text:p>
          </table:table-cell>
          <table:table-cell table:style-name="ce29" office:value-type="float" office:value="1454492" calcext:value-type="float">
            <text:p>1 454 492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65 à 69 ans</text:p>
          </table:table-cell>
          <table:table-cell table:style-name="ce29" office:value-type="float" office:value="22407" calcext:value-type="float">
            <text:p>22 407</text:p>
          </table:table-cell>
          <table:table-cell table:style-name="ce29" office:value-type="float" office:value="15855" calcext:value-type="float">
            <text:p>15 855</text:p>
          </table:table-cell>
          <table:table-cell table:style-name="ce28" office:value-type="float" office:value="38262" calcext:value-type="float">
            <text:p>38 262</text:p>
          </table:table-cell>
          <table:table-cell table:style-name="ce29" office:value-type="float" office:value="1396503" calcext:value-type="float">
            <text:p>1 396 503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0 à 74 ans</text:p>
          </table:table-cell>
          <table:table-cell table:style-name="ce29" office:value-type="float" office:value="22747" calcext:value-type="float">
            <text:p>22 747</text:p>
          </table:table-cell>
          <table:table-cell table:style-name="ce29" office:value-type="float" office:value="16401" calcext:value-type="float">
            <text:p>16 401</text:p>
          </table:table-cell>
          <table:table-cell table:style-name="ce28" office:value-type="float" office:value="39148" calcext:value-type="float">
            <text:p>39 148</text:p>
          </table:table-cell>
          <table:table-cell table:style-name="ce29" office:value-type="float" office:value="1434064" calcext:value-type="float">
            <text:p>1 434 064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de 75 ans ou plus</text:p>
          </table:table-cell>
          <table:table-cell table:style-name="ce28" office:value-type="float" office:value="48669" calcext:value-type="float">
            <text:p>48 669</text:p>
          </table:table-cell>
          <table:table-cell table:style-name="ce28" office:value-type="float" office:value="35116" calcext:value-type="float">
            <text:p>35 116</text:p>
          </table:table-cell>
          <table:table-cell table:style-name="ce28" office:value-type="float" office:value="83785" calcext:value-type="float">
            <text:p>83 785</text:p>
          </table:table-cell>
          <table:table-cell table:style-name="ce28" office:value-type="float" office:value="3286871" calcext:value-type="float">
            <text:p>3 286 87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75 à 79 ans</text:p>
          </table:table-cell>
          <table:table-cell table:style-name="ce29" office:value-type="float" office:value="20259" calcext:value-type="float">
            <text:p>20 259</text:p>
          </table:table-cell>
          <table:table-cell table:style-name="ce29" office:value-type="float" office:value="15408" calcext:value-type="float">
            <text:p>15 408</text:p>
          </table:table-cell>
          <table:table-cell table:style-name="ce28" office:value-type="float" office:value="35667" calcext:value-type="float">
            <text:p>35 667</text:p>
          </table:table-cell>
          <table:table-cell table:style-name="ce29" office:value-type="float" office:value="1326806" calcext:value-type="float">
            <text:p>1 326 806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0 à 84 ans</text:p>
          </table:table-cell>
          <table:table-cell table:style-name="ce29" office:value-type="float" office:value="16572" calcext:value-type="float">
            <text:p>16 572</text:p>
          </table:table-cell>
          <table:table-cell table:style-name="ce29" office:value-type="float" office:value="11707" calcext:value-type="float">
            <text:p>11 707</text:p>
          </table:table-cell>
          <table:table-cell table:style-name="ce28" office:value-type="float" office:value="28279" calcext:value-type="float">
            <text:p>28 279</text:p>
          </table:table-cell>
          <table:table-cell table:style-name="ce29" office:value-type="float" office:value="1092305" calcext:value-type="float">
            <text:p>1 092 305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85 à 89 ans</text:p>
          </table:table-cell>
          <table:table-cell table:style-name="ce29" office:value-type="float" office:value="6962" calcext:value-type="float">
            <text:p>6 962</text:p>
          </table:table-cell>
          <table:table-cell table:style-name="ce29" office:value-type="float" office:value="4772" calcext:value-type="float">
            <text:p>4 772</text:p>
          </table:table-cell>
          <table:table-cell table:style-name="ce28" office:value-type="float" office:value="11734" calcext:value-type="float">
            <text:p>11 734</text:p>
          </table:table-cell>
          <table:table-cell table:style-name="ce29" office:value-type="float" office:value="493001" calcext:value-type="float">
            <text:p>493 001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0 à 94 ans</text:p>
          </table:table-cell>
          <table:table-cell table:style-name="ce29" office:value-type="float" office:value="3793" calcext:value-type="float">
            <text:p>3 793</text:p>
          </table:table-cell>
          <table:table-cell table:style-name="ce29" office:value-type="float" office:value="2455" calcext:value-type="float">
            <text:p>2 455</text:p>
          </table:table-cell>
          <table:table-cell table:style-name="ce28" office:value-type="float" office:value="6248" calcext:value-type="float">
            <text:p>6 248</text:p>
          </table:table-cell>
          <table:table-cell table:style-name="ce29" office:value-type="float" office:value="281644" calcext:value-type="float">
            <text:p>281 644</text:p>
          </table:table-cell>
          <table:table-cell table:number-columns-repeated="1019"/>
        </table:table-row>
        <table:table-row table:style-name="ro2">
          <table:table-cell table:style-name="ce12" office:value-type="string" calcext:value-type="string">
            <text:p>de 95 ans ou plus</text:p>
          </table:table-cell>
          <table:table-cell table:style-name="ce29" office:value-type="float" office:value="1083" calcext:value-type="float">
            <text:p>1 083</text:p>
          </table:table-cell>
          <table:table-cell table:style-name="ce29" office:value-type="float" office:value="774" calcext:value-type="float">
            <text:p>774</text:p>
          </table:table-cell>
          <table:table-cell table:style-name="ce28" office:value-type="float" office:value="1857" calcext:value-type="float">
            <text:p>1 857</text:p>
          </table:table-cell>
          <table:table-cell table:style-name="ce29" office:value-type="float" office:value="93115" calcext:value-type="float">
            <text:p>93 115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Total</text:p>
          </table:table-cell>
          <table:table-cell table:style-name="ce28" office:value-type="float" office:value="553713" calcext:value-type="float">
            <text:p>553 713</text:p>
          </table:table-cell>
          <table:table-cell table:style-name="ce28" office:value-type="float" office:value="375320" calcext:value-type="float">
            <text:p>375 320</text:p>
          </table:table-cell>
          <table:table-cell table:style-name="ce28" office:value-type="float" office:value="929033" calcext:value-type="float">
            <text:p>929 033</text:p>
          </table:table-cell>
          <table:table-cell table:style-name="ce28" office:value-type="float" office:value="32616073" calcext:value-type="float">
            <text:p>32 616 073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 table:number-columns-spanned="5" table:number-rows-spanned="1">
            <text:p>dont :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13" office:value-type="string" calcext:value-type="string">
            <text:p>de 6 à 18 ans</text:p>
          </table:table-cell>
          <table:table-cell table:style-name="ce30" office:value-type="float" office:value="86542" calcext:value-type="float">
            <text:p>86 542</text:p>
          </table:table-cell>
          <table:table-cell table:style-name="ce30" office:value-type="float" office:value="59088" calcext:value-type="float">
            <text:p>59 088</text:p>
          </table:table-cell>
          <table:table-cell table:style-name="ce31" office:value-type="float" office:value="145630" calcext:value-type="float">
            <text:p>145 630</text:p>
          </table:table-cell>
          <table:table-cell table:style-name="ce30" office:value-type="float" office:value="5041602" calcext:value-type="float">
            <text:p>5 041 602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50 ans</text:p>
          </table:table-cell>
          <table:table-cell table:style-name="ce30" office:value-type="float" office:value="279320" calcext:value-type="float">
            <text:p>279 320</text:p>
          </table:table-cell>
          <table:table-cell table:style-name="ce30" office:value-type="float" office:value="180708" calcext:value-type="float">
            <text:p>180 708</text:p>
          </table:table-cell>
          <table:table-cell table:style-name="ce31" office:value-type="float" office:value="460028" calcext:value-type="float">
            <text:p>460 028</text:p>
          </table:table-cell>
          <table:table-cell table:style-name="ce30" office:value-type="float" office:value="15424337" calcext:value-type="float">
            <text:p>15 424 337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5 à 64 ans</text:p>
          </table:table-cell>
          <table:table-cell table:style-name="ce30" office:value-type="float" office:value="364701" calcext:value-type="float">
            <text:p>364 701</text:p>
          </table:table-cell>
          <table:table-cell table:style-name="ce30" office:value-type="float" office:value="241003" calcext:value-type="float">
            <text:p>241 003</text:p>
          </table:table-cell>
          <table:table-cell table:style-name="ce31" office:value-type="float" office:value="605704" calcext:value-type="float">
            <text:p>605 704</text:p>
          </table:table-cell>
          <table:table-cell table:style-name="ce30" office:value-type="float" office:value="20778816" calcext:value-type="float">
            <text:p>20 778 816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18 ans ou plus</text:p>
          </table:table-cell>
          <table:table-cell table:style-name="ce30" office:value-type="float" office:value="436573" calcext:value-type="float">
            <text:p>436 573</text:p>
          </table:table-cell>
          <table:table-cell table:style-name="ce30" office:value-type="float" office:value="294281" calcext:value-type="float">
            <text:p>294 281</text:p>
          </table:table-cell>
          <table:table-cell table:style-name="ce31" office:value-type="float" office:value="730854" calcext:value-type="float">
            <text:p>730 854</text:p>
          </table:table-cell>
          <table:table-cell table:style-name="ce30" office:value-type="float" office:value="25676444" calcext:value-type="float">
            <text:p>25 676 444</text:p>
          </table:table-cell>
          <table:table-cell table:number-columns-repeated="1019"/>
        </table:table-row>
        <table:table-row table:style-name="ro2">
          <table:table-cell table:style-name="ce13" office:value-type="string" calcext:value-type="string">
            <text:p>de 65 ans ou plus</text:p>
          </table:table-cell>
          <table:table-cell table:style-name="ce30" office:value-type="float" office:value="93823" calcext:value-type="float">
            <text:p>93 823</text:p>
          </table:table-cell>
          <table:table-cell table:style-name="ce30" office:value-type="float" office:value="67372" calcext:value-type="float">
            <text:p>67 372</text:p>
          </table:table-cell>
          <table:table-cell table:style-name="ce31" office:value-type="float" office:value="161195" calcext:value-type="float">
            <text:p>161 195</text:p>
          </table:table-cell>
          <table:table-cell table:style-name="ce30" office:value-type="float" office:value="6117438" calcext:value-type="float">
            <text:p>6 117 438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Source : Insee, estimations de population.</text:p>
          </table:table-cell>
          <table:table-cell table:number-columns-repeated="1023"/>
        </table:table-row>
        <table:table-row table:style-name="ro2" table:number-rows-repeated="10484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Excel_BuiltIn_Database" table:base-cell-address="$Documentation.$A$1" table:cell-range-address="#REF!"/>
        <table:named-expression table:name="TH141e2" table:base-cell-address="$Documentation.$A$1" table:expression="['file:///C:/DOCUME~1/je428n/LOCALS~1/Temp/R%C3%A9pertoire%20temporaire%201%20pour%20NTH1111%20(2).zip/nth0809/NTH0911_0912.xls'#$NTH0912nb.$A$1:.$D$3713]"/>
        <table:named-range table:name="_T1412" table:base-cell-address="$Documentation.$A$1" table:cell-range-address="#REF!"/>
        <table:named-range table:name="_T1712" table:base-cell-address="$Documentation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" svg:font-family="Courier"/>
    <style:font-face style:name="Courier New" svg:font-family="'Courier New'"/>
    <style:font-face style:name="Helv" svg:font-family="Helv"/>
    <style:font-face style:name="MS Sans Serif" svg:font-family="'MS Sans Serif'"/>
    <style:font-face style:name="Times New Roman" svg:font-family="'Times New Roman'"/>
    <style:font-face style:name="Verdana" svg:font-family="Verdan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number:number-style style:name="N118">
      <number:number number:decimal-places="0" number:min-integer-digits="6"/>
    </number:number-style>
    <number:date-style style:name="N123">
      <number:month number:style="long" number:textual="true"/>
      <number:text> </number:text>
      <number:day/>
      <number:text>, </number:text>
      <number:year number:style="long"/>
    </number:date-style>
    <number:number-style style:name="N124">
      <number:number number:decimal-places="1" number:min-integer-digits="1" number:grouping="true"/>
    </number:number-style>
    <number:number-style style:name="N125P0" style:volatile="true">
      <number:number number:decimal-places="0" number:min-integer-digits="1" number:grouping="true"/>
      <number:text> F</number:text>
    </number:number-style>
    <number:number-style style:name="N125">
      <number:text>-</number:text>
      <number:number number:decimal-places="0" number:min-integer-digits="1" number:grouping="true"/>
      <number:text> F</number:text>
      <style:map style:condition="value()&gt;=0" style:apply-style-name="N125P0"/>
    </number:number-style>
    <number:number-style style:name="N126P0" style:volatile="true">
      <number:text>(</number:text>
      <number:number number:decimal-places="0" number:min-integer-digits="0"/>
      <number:text>)</number:text>
    </number:number-style>
    <number:number-style style:name="N126">
      <number:text>(</number:text>
      <number:number number:decimal-places="0" number:min-integer-digits="0"/>
      <number:text>)</number:text>
      <style:map style:condition="value()&gt;=0" style:apply-style-name="N126P0"/>
    </number:number-style>
    <number:number-style style:name="N135">
      <number:number number:min-integer-digits="1"/>
      <number:text> </number:text>
    </number:number-style>
    <number:currency-style style:name="N17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6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9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9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0P2" style:volatile="true">
      <number:text> </number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2P2" style:volatile="true">
      <number:text> </number:text>
      <loext:fill-character> </loext:fill-character>
      <number:text>- F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7">
      <number:number number:decimal-places="0" number:min-integer-digits="1" number:grouping="true"/>
    </number:number-style>
    <number:number-style style:name="N128">
      <number:number number:decimal-places="1" number:min-integer-digits="1"/>
    </number:number-style>
    <number:percentage-style style:name="N129">
      <number:number number:decimal-places="1" number:min-integer-digits="1"/>
      <number:text>%</number:text>
    </number:percentage-style>
    <number:number-style style:name="N130P0" style:volatile="true">
      <number:number number: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integer-digits="1" number:grouping="true"/>
      <number:text> F</number:text>
    </number:number-style>
    <number:number-style style:name="N132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F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3P0"/>
    </number:number-style>
    <number:number-style style:name="N134">
      <number:text>(e) </number:text>
      <number:number number:decimal-places="0" number:min-integer-digits="1" number:grouping="true"/>
    </number:number-style>
    <number:number-style style:name="N136">
      <number:number number:decimal-places="2" number:min-integer-digits="1"/>
      <number:text> </number:text>
    </number:number-style>
    <number:number-style style:name="N137">
      <number:number number:decimal-places="0" number:min-integer-digits="0" number:grouping="true"/>
      <number:text> </number:text>
    </number:number-style>
    <number:number-style style:name="N138">
      <number:number number:decimal-places="0" number:min-integer-digits="1"/>
      <number:text> </number:text>
    </number:number-style>
    <number:number-style style:name="N139P0" style:volatile="true">
      <number:text>Vrai</number:text>
    </number:number-style>
    <number:number-style style:name="N139P1" style:volatile="true">
      <number:text>Vrai</number:text>
    </number:number-style>
    <number:number-style style:name="N139">
      <number:text>Faux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Actif</number:text>
    </number:number-style>
    <number:number-style style:name="N140P1" style:volatile="true">
      <number:text>Actif</number:text>
    </number:number-style>
    <number:number-style style:name="N140">
      <number:text>Inactif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number:min-integer-digits="1" number:grouping="true"/>
      <number:text> F</number:text>
    </number:number-style>
    <number:number-style style:name="N141">
      <number:text>-</number:text>
      <number:number number:decimal-places="2" number:min-integer-digits="1" number:grouping="true"/>
      <number:text> F</number:text>
      <style:map style:condition="value()&gt;=0" style:apply-style-name="N141P0"/>
    </number:number-style>
    <number:currency-style style:name="N142P0" style:volatile="true">
      <number:text> </number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42P1" style:volatile="true">
      <number:text>-</number:text>
      <loext:fill-character> </loext:fill-character>
      <number:number number: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42">
      <number:text> </number:text>
      <loext:fill-character> </loext:fill-character>
      <number:text>-</number:text>
      <number:number number:decimal-places="0" number:min-integer-digits="0"/>
      <number:text> </number:text>
      <number:currency-symbol number:language="ar">€</number:currency-symbol>
      <number:text> </number:text>
      <style:map style:condition="value()&gt;0" style:apply-style-name="N142P0"/>
      <style:map style:condition="value()&lt;0" style:apply-style-name="N142P1"/>
    </number:currency-style>
    <number:number-style style:name="N143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4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4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8P2" style:volatile="true">
      <number:text> $</number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9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9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0" number:min-integer-digits="1" number:grouping="true"/>
      <number:text> </number:text>
    </number:number-style>
    <number:number-style style:name="N151">
      <number:number number:decimal-places="0" number:min-integer-digits="5"/>
    </number:number-style>
    <number:number-style style:name="N152P0" style:volatile="true">
      <number:number number:decimal-places="0" number:min-integer-digits="1"/>
      <number:text> </number:text>
    </number:number-style>
    <number:number-style style:name="N152">
      <style:text-properties fo:color="#ff0000"/>
      <number:text>-</number:text>
      <number:number number:decimal-places="0" number:min-integer-digits="1"/>
      <number:text> </number:text>
      <style:map style:condition="value()&gt;=0" style:apply-style-name="N152P0"/>
    </number:number-style>
    <number:number-style style:name="N153P0" style:volatile="true">
      <number:number number:decimal-places="0" number:min-integer-digits="1"/>
    </number:number-style>
    <number:number-style style:name="N153">
      <style:text-properties fo:color="#ff0000"/>
      <number:number number:decimal-places="0" number:min-integer-digits="1"/>
      <style:map style:condition="value()&gt;=0" style:apply-style-name="N153P0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-</number:text>
      <number:number number:decimal-places="1" number:min-integer-digits="1"/>
      <number:text> </number:text>
      <style:map style:condition="value()&gt;=0" style:apply-style-name="N154P0"/>
    </number:number-style>
    <number:number-style style:name="N155P0" style:volatile="true">
      <number:text> </number:text>
      <loext:fill-character> </loext:fill-character>
      <number:number number:decimal-places="1" number:min-integer-digits="1" number:grouping="true"/>
      <number:text>    </number:text>
    </number:number-style>
    <number:number-style style:name="N155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5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56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6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8" number:min-integer-digits="1"/>
    </number:number-style>
    <number:number-style style:name="N158">
      <number:number number:decimal-places="7" number:min-integer-digits="1"/>
    </number:number-style>
    <number:number-style style:name="N159">
      <number:number number:decimal-places="6" number:min-integer-digits="1"/>
    </number:number-style>
    <number:number-style style:name="N160">
      <number:number number:decimal-places="5" number:min-integer-digits="1"/>
    </number:number-style>
    <number:number-style style:name="N161">
      <number:number number:decimal-places="4" number:min-integer-digits="1"/>
    </number:number-style>
    <number:number-style style:name="N162">
      <number:number number:decimal-places="3" number:min-integer-digits="1"/>
    </number:number-style>
    <number:date-style style:name="N163">
      <number:year number:style="long"/>
    </number:date-style>
    <number:number-style style:name="N164P0" style:volatile="true">
      <number:text> </number:text>
      <loext:fill-character> </loext:fill-character>
      <number:number number:decimal-places="1" number:min-integer-digits="1" number:grouping="true"/>
      <number:text>    </number:text>
    </number:number-style>
    <number:number-style style:name="N164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64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4" number:min-integer-digits="1" number:grouping="true"/>
    </number:number-style>
    <number:number-style style:name="N166">
      <number:number number:decimal-places="3" number:min-integer-digits="1" number:grouping="true"/>
    </number:number-style>
    <number:number-style style:name="N167P0" style:volatile="true">
      <number:text/>
    </number:number-style>
    <number:number-style style:name="N167P1" style:volatile="true">
      <number:text/>
    </number:number-style>
    <number:number-style style:name="N167P2" style:volatile="true">
      <number:text/>
    </number:number-style>
    <number:text-style style:name="N167">
      <number:text> </number:text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8" number:min-integer-digits="1" number:grouping="true"/>
    </number:number-style>
    <number:number-style style:name="N169">
      <number:number number:decimal-places="0" number:min-integer-digits="1"/>
    </number:number-style>
    <number:number-style style:name="N170">
      <number:number number:decimal-places="0" number:min-integer-digits="1"/>
    </number:number-style>
    <number:number-style style:name="N171">
      <number:number number:decimal-places="0" number:min-integer-digits="1">
        <number:embedded-text number:position="3"> </number:embedded-text>
      </number:number>
    </number:number-style>
    <number:number-style style:name="N172">
      <number:number number:decimal-places="0" number:min-integer-digits="1">
        <number:embedded-text number:position="3"> </number:embedded-text>
      </number:number>
    </number:number-style>
    <number:number-style style:name="N173P0" style:volatile="true">
      <number:text> F</number:text>
      <number:number number:decimal-places="0" number:min-integer-digits="1" number:grouping="true"/>
      <number:text> </number:text>
    </number:number-style>
    <number:number-style style:name="N173">
      <number:text>( F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 </number:text>
      <loext:fill-character> </loext:fill-character>
      <number:number number:decimal-places="3" number:min-integer-digits="1" number:grouping="true"/>
      <number:text>    </number:text>
    </number:number-style>
    <number:number-style style:name="N174P1" style:volatile="true">
      <number:text>-</number:text>
      <loext:fill-character> </loext:fill-character>
      <number:number number:decimal-places="3" number:min-integer-digits="1" number:grouping="true"/>
      <number:text>    </number:text>
    </number:number-style>
    <number:number-style style:name="N174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</number:text>
      <loext:fill-character> </loext:fill-character>
      <number:number number:decimal-places="1" number:min-integer-digits="1" number:grouping="true"/>
      <number:text>    </number:text>
    </number:number-style>
    <number:number-style style:name="N175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7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7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2_20_-_20_Style5" style:display-name="a2 - Style5" style:family="table-cell" style:parent-style-name="Default" style:data-style-name="N0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fo:font-size="7pt" fo:font-style="normal" fo:text-shadow="none" style:text-underline-style="none" fo:font-weight="normal" style:font-size-asian="7pt" style:font-style-asian="normal" style:font-weight-asian="normal" style:font-name-complex="Helv" style:font-family-complex="Helv" style:font-size-complex="7pt" style:font-style-complex="normal" style:font-weight-complex="normal"/>
    </style:style>
    <style:style style:name="AGRISTAT" style:family="table-cell" style:parent-style-name="Default" style:data-style-name="N11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fo:font-size="6.5pt" fo:font-style="normal" fo:text-shadow="none" style:text-underline-style="none" fo:font-weight="normal" style:font-size-asian="6.5pt" style:font-style-asian="normal" style:font-weight-asian="normal" style:font-name-complex="MS Sans Serif" style:font-family-complex="'MS Sans Serif'" style:font-size-complex="6.5pt" style:font-style-complex="normal" style:font-weight-complex="normal"/>
    </style:style>
    <style:style style:name="bruno" style:family="table-cell" style:parent-style-name="Default">
      <style:table-cell-properties style:cell-protect="protected" style:print-content="true" fo:padding="0.071cm"/>
    </style:style>
    <style:style style:name="classeur_20__7c__20_note_20__7c__20_numero" style:display-name="classeur | note | numero" style:family="table-cell" style:parent-style-name="Default" style:data-style-name="N0">
      <style:table-cell-properties style:glyph-orientation-vertical="0" fo:border-bottom="0.74pt solid #3c3c3c" fo:background-color="#e0e0e0" style:cell-protect="protected" style:print-content="true" style:diagonal-bl-tr="none" style:diagonal-tl-br="none" style:text-align-source="fix" style:repeat-content="false" fo:wrap-option="no-wrap" fo:border-left="0.74pt solid #3c3c3c" style:direction="ltr" fo:padding="0.071cm" fo:border-right="0.74pt dotted #3c3c3c" style:rotation-angle="0" style:rotation-align="none" style:shrink-to-fit="false" fo:border-top="0.74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fo:font-size="10pt" fo:font-style="normal" fo:text-shadow="none" style:text-underline-style="none" fo:font-weight="bold" style:font-size-asian="10pt" style:font-style-asian="normal" style:font-weight-asian="bold" style:font-name-complex="Courier New" style:font-family-complex="'Courier New'" style:font-size-complex="10pt" style:font-style-complex="normal" style:font-weight-complex="bold"/>
    </style:style>
    <style:style style:name="classeur_20__7c__20_note_20__7c__20_texte" style:display-name="classeur | note | texte" style:family="table-cell" style:parent-style-name="Default" style:data-style-name="N0">
      <style:table-cell-properties style:glyph-orientation-vertical="0" fo:border-bottom="0.74pt solid #3c3c3c" fo:background-color="#c0c0c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2.49pt double-thin #3c3c3c" style:border-line-width-right="0.018cm 0.053cm 0.018cm" style:rotation-angle="0" style:rotation-align="none" style:shrink-to-fit="false" fo:border-top="0.74pt solid #3c3c3c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fo:font-size="8pt" fo:font-style="normal" fo:text-shadow="none" style:text-underline-style="none" fo:font-weight="normal" style:font-size-asian="8pt" style:font-style-asian="normal" style:font-weight-asian="normal" style:font-name-complex="Courier New" style:font-family-complex="'Courier New'" style:font-size-complex="8pt" style:font-style-complex="normal" style:font-weight-complex="normal"/>
    </style:style>
    <style:style style:name="classeur_20__7c__20_reference_20__7c__20_tabl-structure_20__28_standard_29_" style:display-name="classeur | reference | tabl-structure (standard)" style:family="table-cell" style:parent-style-name="Default" style:data-style-name="N100">
      <style:table-cell-properties style:glyph-orientation-vertical="0" fo:background-color="#80ffff" style:cell-protect="protected" style:print-content="true" style:diagonal-bl-tr="none" style:diagonal-tl-br="none" style:text-align-source="value-type" style:repeat-content="false" fo:wrap-option="wrap" fo:border="0.74pt fine-dashe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size-complex="10pt" style:font-style-complex="normal" style:font-weight-complex="normal"/>
    </style:style>
    <style:style style:name="classeur_20__7c__20_theme_20__7c__20_intitule" style:display-name="classeur | theme | intitule" style:family="table-cell" style:parent-style-name="Default" style:data-style-name="N100">
      <style:table-cell-properties style:glyph-orientation-vertical="0" fo:border-bottom="2.49pt double-thin #3c3c3c" style:border-line-width-bottom="0.018cm 0.053cm 0.018cm" fo:background-color="#c0c0c0" style:cell-protect="protected" style:print-content="true" style:diagonal-bl-tr="none" style:diagonal-tl-br="none" style:text-align-source="value-type" style:repeat-content="false" fo:wrap-option="wrap" fo:border-left="2.49pt double-thin #3c3c3c" style:border-line-width-left="0.018cm 0.053cm 0.018cm" style:direction="ltr" fo:padding="0.071cm" fo:border-right="none" style:rotation-angle="0" style:rotation-align="none" style:shrink-to-fit="false" fo:border-top="2.49pt double-thin #3c3c3c" style:border-line-width-top="0.018cm 0.053cm 0.018cm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fo:font-size="11pt" fo:font-style="normal" fo:text-shadow="none" style:text-underline-style="none" fo:font-weight="bold" style:font-size-asian="11pt" style:font-style-asian="normal" style:font-weight-asian="bold" style:font-name-complex="Times New Roman" style:font-family-complex="'Times New Roman'" style:font-size-complex="11pt" style:font-style-complex="normal" style:font-weight-complex="bold"/>
    </style:style>
    <style:style style:name="classeur_20__7c__20_theme_20__7c__20_notice_20_explicative" style:display-name="classeur | theme | notice explicative" style:family="table-cell" style:parent-style-name="Default" style:data-style-name="N0">
      <style:table-cell-properties style:glyph-orientation-vertical="0" fo:border-bottom="2.49pt double-thin #3c3c3c" style:border-line-width-bottom="0.018cm 0.053cm 0.018cm" fo:background-color="#e0e0e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2.49pt double-thin #3c3c3c" style:border-line-width-right="0.018cm 0.053cm 0.018cm" style:rotation-angle="0" style:rotation-align="none" style:shrink-to-fit="false" fo:border-top="2.49pt double-thin #3c3c3c" style:border-line-width-top="0.018cm 0.053cm 0.018cm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fo:font-size="10pt" fo:font-style="normal" fo:text-shadow="none" style:text-underline-style="none" fo:font-weight="bold" style:font-size-asian="10pt" style:font-style-asian="normal" style:font-weight-asian="bold" style:font-name-complex="Times New Roman" style:font-family-complex="'Times New Roman'" style:font-size-complex="10pt" style:font-style-complex="normal" style:font-weight-complex="bold"/>
    </style:style>
    <style:style style:name="coin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0.74pt solid #00808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tenu_5f_unite" style:display-name="contenu_unite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Date" style:family="table-cell" style:parent-style-name="Default" style:data-style-name="N123">
      <style:table-cell-properties fo:padding="0.071cm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donn_5f_normal" style:display-name="donn_normal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8080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fo:color="#00008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n-tête_20_1" style:display-name="En-tête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size-complex="18pt" style:font-style-complex="normal" style:font-weight-complex="bold"/>
    </style:style>
    <style:style style:name="En-tête_20_2" style:display-name="En-tête 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size-complex="12pt" style:font-style-complex="normal" style:font-weight-complex="bold"/>
    </style:style>
    <style:style style:name="ent_5f_col_5f_struc_5f_normal" style:display-name="ent_col_struc_normal" style:family="table-cell" style:parent-style-name="Default" style:data-style-name="N0">
      <style:table-cell-properties style:glyph-orientation-vertical="0" fo:background-color="#00ffff" style:cell-protect="protected" style:print-content="true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9pt" fo:font-style="normal" fo:text-shadow="none" style:text-underline-style="none" fo:font-weight="bold" style:font-size-asian="9pt" style:font-style-asian="normal" style:font-weight-asian="bold" style:font-name-complex="Arial" style:font-family-complex="Arial" style:font-size-complex="9pt" style:font-style-complex="normal" style:font-weight-complex="bold"/>
    </style:style>
    <style:style style:name="entete_5f_source" style:display-name="entete_sourc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8080" style:text-outline="false" style:text-line-through-style="none" style:text-line-through-type="none" style:font-name="Arial" fo:font-family="Arial" fo:font-size="8pt" fo:font-style="italic" fo:text-shadow="none" style:text-underline-style="none" fo:font-weight="normal" style:font-size-asian="8pt" style:font-style-asian="italic" style:font-weight-asian="normal" style:font-name-complex="Arial" style:font-family-complex="Arial" style:font-size-complex="8pt" style:font-style-complex="italic" style:font-weight-complex="normal"/>
    </style:style>
    <style:style style:name="Eur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Financier" style:family="table-cell" style:parent-style-name="Default" style:data-style-name="N124">
      <style:table-cell-properties fo:padding="0.071cm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Financier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g" style:family="table-cell" style:parent-style-name="Default" style:data-style-name="N13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fo:font-size="7pt" fo:font-style="normal" fo:text-shadow="none" style:text-underline-style="none" fo:font-weight="normal" style:font-size-asian="7pt" style:font-style-asian="normal" style:font-weight-asian="normal" style:font-name-complex="Helv" style:font-family-complex="Helv" style:font-size-complex="7pt" style:font-style-complex="normal" style:font-weight-complex="normal"/>
    </style:style>
    <style:style style:name="k" style:family="table-cell" style:parent-style-name="Default">
      <style:table-cell-properties style:cell-protect="protected" style:print-content="true" style:diagonal-bl-tr="none" style:diagonal-tl-br="none" fo:background-color="transparent" fo:border="none" fo:padding="0.071cm" style:rotation-align="none"/>
    </style:style>
    <style:style style:name="Lien_20_hypertexte" style:display-name="Lien hypertexte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family-complex="Arial" style:font-size-complex="8pt" style:font-style-complex="normal" style:font-weight-complex="normal"/>
    </style:style>
    <style:style style:name="Lien_20_hypertexte_20_visité" style:display-name="Lien hypertexte visité" style:family="table-cell" style:parent-style-name="Default">
      <style:table-cell-properties fo:padding="0.071cm"/>
      <style:text-properties fo:color="#800080" style:text-outline="false" style:text-line-through-style="none" style:text-line-through-type="none" style:font-name="Arial" fo:font-family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family-complex="Arial" style:font-size-complex="8pt" style:font-style-complex="normal" style:font-weight-complex="normal"/>
    </style:style>
    <style:style style:name="Lien_20_hypertexte_5f_2009" style:display-name="Lien hypertexte_2009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MS Sans Serif" fo:font-family="'MS Sans Serif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  <style:style style:name="Ligne_20_détail" style:display-name="Ligne détail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ligne_5f_titre_5f_0" style:display-name="ligne_titre_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fo:font-size="18pt" fo:font-style="normal" fo:text-shadow="none" style:text-underline-style="none" fo:font-weight="bold" style:font-size-asian="18pt" style:font-style-asian="normal" style:font-weight-asian="bold" style:font-name-complex="Times New Roman" style:font-family-complex="'Times New Roman'" style:font-size-complex="18pt" style:font-style-complex="normal" style:font-weight-complex="bold"/>
    </style:style>
    <style:style style:name="Monétaire0" style:family="table-cell" style:parent-style-name="Default" style:data-style-name="N125">
      <style:table-cell-properties fo:padding="0.071cm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on_20_défini" style:display-name="Non défini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NTH0211" style:display-name="Normal_NTH02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ormal_5f_NTH0211_5f_1" style:display-name="normal_NTH0211_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ot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notice_5f_theme" style:display-name="notice_them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9pt" fo:font-style="normal" fo:text-shadow="none" style:text-underline-style="none" fo:font-weight="bold" style:font-size-asian="9pt" style:font-style-asian="normal" style:font-weight-asian="bold" style:font-name-complex="Arial" style:font-family-complex="Arial" style:font-size-complex="9pt" style:font-style-complex="normal" style:font-weight-complex="bold"/>
    </style:style>
    <style:style style:name="num_5f_note" style:display-name="num_note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808080" style:text-outline="false" style:text-line-through-style="none" style:text-line-through-type="none" style:font-name="Arial" fo:font-family="Arial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size-complex="12pt" style:font-style-complex="normal" style:font-weight-complex="bold"/>
    </style:style>
    <style:style style:name="sourc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8080" style:text-outline="false" style:text-line-through-style="none" style:text-line-through-type="none" style:font-name="Arial" fo:font-family="Arial" fo:font-size="8pt" fo:font-style="italic" fo:text-shadow="none" style:text-underline-style="none" fo:font-weight="normal" style:font-size-asian="8pt" style:font-style-asian="italic" style:font-weight-asian="normal" style:font-name-complex="Arial" style:font-family-complex="Arial" style:font-size-complex="8pt" style:font-style-complex="italic" style:font-weight-complex="normal"/>
    </style:style>
    <style:style style:name="tableau_20__7c__20_cellule_20__7c__20_normal_20__7c__20_entier" style:display-name="tableau | cellule | normal | entier" style:family="table-cell" style:parent-style-name="Default" style:data-style-name="N3">
      <style:table-cell-properties style:glyph-orientation-vertical="0" fo:background-color="#e0e0e0" style:cell-protect="protected" style:print-content="true" style:diagonal-bl-tr="none" style:diagonal-tl-br="none" style:text-align-source="value-type" style:repeat-content="false" fo:wrap-option="no-wrap" fo:border="0.74pt solid #c0c0c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family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bleau_20__7c__20_cellule_20__7c__20_total_20__7c__20_entier" style:display-name="tableau | cellule | total | entier" style:family="table-cell" style:parent-style-name="Default" style:data-style-name="N3">
      <style:table-cell-properties style:glyph-orientation-vertical="0" fo:background-color="#e0e0e0" style:cell-protect="protected" style:print-content="true" style:diagonal-bl-tr="none" style:diagonal-tl-br="none" style:text-align-source="value-type" style:repeat-content="false" fo:wrap-option="no-wrap" fo:border="0.74pt solid #c0c0c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family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ableau_20__7c__20_coin_20_superieur_20_gauche" style:display-name="tableau | coin superieur gauche" style:family="table-cell" style:parent-style-name="Default" style:data-style-name="N0">
      <style:table-cell-properties style:glyph-orientation-vertical="0" fo:background-color="#008080" style:cell-protect="protected" style:print-content="true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eau_20__7c__20_entete-colonne_20__7c__20_structure_20__7c__20_normal" style:display-name="tableau | entete-colonne | structure | normal" style:family="table-cell" style:parent-style-name="Default" style:data-style-name="N0">
      <style:table-cell-properties style:glyph-orientation-vertical="0" fo:background-color="#00ffff" style:cell-protect="protected" style:print-content="true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eau_20__7c__20_entete-ligne_20__7c__20_normal" style:display-name="tableau | entete-ligne | normal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eau_20__7c__20_entete-ligne_20__7c__20_total" style:display-name="tableau | entete-ligne | total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9pt" fo:font-style="normal" fo:text-shadow="none" style:text-underline-style="none" fo:font-weight="bold" style:font-size-asian="9pt" style:font-style-asian="normal" style:font-weight-asian="bold" style:font-name-complex="Arial" style:font-family-complex="Arial" style:font-size-complex="9pt" style:font-style-complex="normal" style:font-weight-complex="bold"/>
    </style:style>
    <style:style style:name="tableau_20__7c__20_ligne-titre_20__7c__20_niveau1" style:display-name="tableau | ligne-titre | niveau1" style:family="table-cell" style:parent-style-name="Default" style:data-style-name="N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74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eau_20__7c__20_source_20__7c__20_texte" style:display-name="tableau | source | texte" style:family="table-cell" style:parent-style-name="Default" style:data-style-name="N0">
      <style:table-cell-properties style:glyph-orientation-vertical="0" fo:border-bottom="0.74pt dotted #3c3c3c" fo:background-color="#c0c0c0" style:cell-protect="protected" style:print-content="true" style:diagonal-bl-tr="none" style:diagonal-tl-br="none" style:text-align-source="fix" style:repeat-content="false" fo:wrap-option="wrap" fo:border-left="0.74pt dotted #3c3c3c" style:direction="ltr" fo:padding="0.071cm" fo:border-right="none" style:rotation-angle="0" style:rotation-align="none" style:shrink-to-fit="false" fo:border-top="0.74pt dotte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size-complex="10pt" style:font-style-complex="italic" style:font-weight-complex="normal"/>
    </style:style>
    <style:style style:name="tableau_20__7c__20_unite_20__7c__20_texte" style:display-name="tableau | unite | texte" style:family="table-cell" style:parent-style-name="Default" style:data-style-name="N0">
      <style:table-cell-properties style:glyph-orientation-vertical="0" fo:border-bottom="0.74pt dotted #3c3c3c" fo:background-color="#ffffff" style:cell-protect="protected" style:print-content="true" style:diagonal-bl-tr="none" style:diagonal-tl-br="none" style:text-align-source="fix" style:repeat-content="false" fo:wrap-option="wrap" fo:border-left="0.74pt dotted #3c3c3c" style:direction="ltr" fo:padding="0.071cm" fo:border-right="none" style:rotation-angle="0" style:rotation-align="none" style:shrink-to-fit="false" fo:border-top="0.74pt dotte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size-complex="10pt" style:font-style-complex="italic" style:font-weight-complex="normal"/>
    </style:style>
    <style:style style:name="Titre_20_colonnes" style:display-name="Titre colonnes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Titre_20_général" style:display-name="Titre général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size-complex="12pt" style:font-style-complex="normal" style:font-weight-complex="bold"/>
    </style:style>
    <style:style style:name="Titre_20_lignes" style:display-name="Titre lignes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Titre_20_page" style:display-name="Titre page" style:family="table-cell" style:parent-style-name="Default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family="Arial" style:font-family-generic="swiss" style:font-pitch="variable" fo:font-size="12pt" fo:font-style="italic" fo:text-shadow="none" style:text-underline-style="none" fo:font-weight="bold" style:font-size-asian="12pt" style:font-style-asian="italic" style:font-weight-asian="bold" style:font-name-complex="Arial1" style:font-family-complex="Arial" style:font-family-generic-complex="swiss" style:font-pitch-complex="variable" style:font-size-complex="12pt" style:font-style-complex="italic" style:font-weight-complex="bold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2.49pt double-thin #3c3c3c" style:border-line-width-top="0.018cm 0.053cm 0.018cm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Virgule_20_fixe" style:display-name="Virgule fixe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ocumentation" style:display-name="PageStyle_Documen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née_20_2014" style:display-name="PageStyle_Année 20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née_20_2013" style:display-name="PageStyle_Année 20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née_20_2012" style:display-name="PageStyle_Année 20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née_20_2011" style:display-name="PageStyle_Année 20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née_20_2010" style:display-name="PageStyle_Année 20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née_20_2009" style:display-name="PageStyle_Année 200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née_20_2008" style:display-name="PageStyle_Année 200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née_20_2007" style:display-name="PageStyle_Année 200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née_20_2006" style:display-name="PageStyle_Année 200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SEE</meta:initial-creator>
    <meta:creation-date>2011-02-18T15:09:48</meta:creation-date>
    <dc:creator>Insee</dc:creator>
    <dc:date>2015-02-03T12:25:40</dc:date>
    <meta:document-statistic meta:table-count="10" meta:cell-count="4319" meta:object-count="0"/>
    <meta:generator>LibreOffice/4.2.8.2$Linux_X86_64 LibreOffice_project/420m0$Build-2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Feuil10.xml><?xml version="1.0" encoding="utf-8"?>
<!DOCTYPE module  PUBLIC '-//OpenOffice.org//DTD OfficeDocument 1.0//EN'  'module.dtd'>
<script:module xmlns:script="http://openoffice.org/2000/script" script:name="Feuil10" script:language="StarBasic" script:moduleType="document">Rem Attribute VBA_ModuleType=VBADocumentModule
Option VBASupport 1
</script:module>
</file>

<file path=Basic/VBAProject/Feuil12.xml><?xml version="1.0" encoding="utf-8"?>
<!DOCTYPE module  PUBLIC '-//OpenOffice.org//DTD OfficeDocument 1.0//EN'  'module.dtd'>
<script:module xmlns:script="http://openoffice.org/2000/script" script:name="Feuil12" script:language="StarBasic" script:moduleType="document">Rem Attribute VBA_ModuleType=VBADocumentModule
Option VBASupport 1
</script:module>
</file>

<file path=Basic/VBAProject/Feuil2.xml><?xml version="1.0" encoding="utf-8"?>
<!DOCTYPE module  PUBLIC '-//OpenOffice.org//DTD OfficeDocument 1.0//EN'  'module.dtd'>
<script:module xmlns:script="http://openoffice.org/2000/script" script:name="Feuil2" script:language="StarBasic" script:moduleType="document">Rem Attribute VBA_ModuleType=VBADocumentModule
Option VBASupport 1
</script:module>
</file>

<file path=Basic/VBAProject/Feuil3.xml><?xml version="1.0" encoding="utf-8"?>
<!DOCTYPE module  PUBLIC '-//OpenOffice.org//DTD OfficeDocument 1.0//EN'  'module.dtd'>
<script:module xmlns:script="http://openoffice.org/2000/script" script:name="Feuil3" script:language="StarBasic" script:moduleType="document">Rem Attribute VBA_ModuleType=VBADocumentModule
Option VBASupport 1
</script:module>
</file>

<file path=Basic/VBAProject/Feuil4.xml><?xml version="1.0" encoding="utf-8"?>
<!DOCTYPE module  PUBLIC '-//OpenOffice.org//DTD OfficeDocument 1.0//EN'  'module.dtd'>
<script:module xmlns:script="http://openoffice.org/2000/script" script:name="Feuil4" script:language="StarBasic" script:moduleType="document">Rem Attribute VBA_ModuleType=VBADocumentModule
Option VBASupport 1
</script:module>
</file>

<file path=Basic/VBAProject/Feuil5.xml><?xml version="1.0" encoding="utf-8"?>
<!DOCTYPE module  PUBLIC '-//OpenOffice.org//DTD OfficeDocument 1.0//EN'  'module.dtd'>
<script:module xmlns:script="http://openoffice.org/2000/script" script:name="Feuil5" script:language="StarBasic" script:moduleType="document">Rem Attribute VBA_ModuleType=VBADocumentModule
Option VBASupport 1
</script:module>
</file>

<file path=Basic/VBAProject/Feuil6.xml><?xml version="1.0" encoding="utf-8"?>
<!DOCTYPE module  PUBLIC '-//OpenOffice.org//DTD OfficeDocument 1.0//EN'  'module.dtd'>
<script:module xmlns:script="http://openoffice.org/2000/script" script:name="Feuil6" script:language="StarBasic" script:moduleType="document">Rem Attribute VBA_ModuleType=VBADocumentModule
Option VBASupport 1
</script:module>
</file>

<file path=Basic/VBAProject/Feuil7.xml><?xml version="1.0" encoding="utf-8"?>
<!DOCTYPE module  PUBLIC '-//OpenOffice.org//DTD OfficeDocument 1.0//EN'  'module.dtd'>
<script:module xmlns:script="http://openoffice.org/2000/script" script:name="Feuil7" script:language="StarBasic" script:moduleType="document">Rem Attribute VBA_ModuleType=VBADocumentModule
Option VBASupport 1
</script:module>
</file>

<file path=Basic/VBAProject/Feuil8.xml><?xml version="1.0" encoding="utf-8"?>
<!DOCTYPE module  PUBLIC '-//OpenOffice.org//DTD OfficeDocument 1.0//EN'  'module.dtd'>
<script:module xmlns:script="http://openoffice.org/2000/script" script:name="Feuil8" script:language="StarBasic" script:moduleType="document">Rem Attribute VBA_ModuleType=VBADocumentModule
Option VBASupport 1
</script:module>
</file>

<file path=Basic/VBAProject/Feuil9.xml><?xml version="1.0" encoding="utf-8"?>
<!DOCTYPE module  PUBLIC '-//OpenOffice.org//DTD OfficeDocument 1.0//EN'  'module.dtd'>
<script:module xmlns:script="http://openoffice.org/2000/script" script:name="Feuil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Feuil10"/>
  <library:element library:name="Feuil12"/>
  <library:element library:name="Feuil2"/>
  <library:element library:name="Feuil3"/>
  <library:element library:name="Feuil4"/>
  <library:element library:name="Feuil5"/>
  <library:element library:name="Feuil6"/>
  <library:element library:name="Feuil7"/>
  <library:element library:name="Feuil8"/>
  <library:element library:name="Feuil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